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Gentium" svg:font-family="Gentium" style:font-family-generic="system" style:font-pitch="variable" svg:panose-1="2 0 5 3 6 0 0 2 0 4"/>
    <style:font-face style:name="Estrangelo Edessa" svg:font-family="Estrangelo Edessa" style:font-family-generic="script" style:font-pitch="variable" svg:panose-1="0 0 0 0 0 0 0 0 0 0"/>
    <style:font-face style:name="Arial" svg:font-family="Arial" style:font-family-generic="swiss" style:font-pitch="variable" svg:panose-1="2 11 6 4 2 2 2 2 2 4"/>
    <style:font-face style:name="DejaVu Sans" svg:font-family="DejaVu Sans" style:font-family-generic="swiss" style:font-pitch="variable" svg:panose-1="2 11 6 3 3 8 4 2 2 4"/>
  </office:font-face-decls>
  <office:automatic-styles>
    <style:style style:name="P1" style:parent-style-name="Normal1" style:master-page-name="MP0" style:family="paragraph">
      <style:paragraph-properties fo:break-before="page" fo:text-align="justify"/>
    </style:style>
    <style:style style:name="T2" style:parent-style-name="DefaultParagraphFont" style:family="text">
      <style:text-properties style:font-name="Gentium" style:font-name-complex="Estrangelo Edessa" style:language-complex="syr" style:country-complex="SY"/>
    </style:style>
    <style:style style:name="T3" style:parent-style-name="DefaultParagraphFont" style:family="text">
      <style:text-properties style:font-name="Gentium" style:font-name-complex="Estrangelo Edessa" fo:font-style="italic" style:font-style-asian="italic" style:font-style-complex="italic" style:language-complex="syr" style:country-complex="SY"/>
    </style:style>
    <style:style style:name="T4" style:parent-style-name="DefaultParagraphFont" style:family="text">
      <style:text-properties style:font-name="Gentium" style:font-name-complex="Estrangelo Edessa" style:language-complex="syr" style:country-complex="SY"/>
    </style:style>
    <style:style style:name="T5" style:parent-style-name="DefaultParagraphFont" style:family="text">
      <style:text-properties style:font-name="Gentium" style:font-name-complex="Estrangelo Edessa" fo:font-weight="bold" style:font-weight-asian="bold" style:font-weight-complex="bold" fo:font-style="italic" style:font-style-asian="italic" style:font-style-complex="italic" style:language-complex="syr" style:country-complex="SY"/>
    </style:style>
    <style:style style:name="T6" style:parent-style-name="DefaultParagraphFont" style:family="text">
      <style:text-properties style:font-name="Gentium" style:font-name-complex="Estrangelo Edessa" style:language-complex="syr" style:country-complex="SY"/>
    </style:style>
    <style:style style:name="T7" style:parent-style-name="Hyperlink" style:family="text">
      <style:text-properties style:font-name="Gentium" style:font-name-complex="Estrangelo Edessa" style:language-complex="syr" style:country-complex="SY"/>
    </style:style>
    <style:style style:name="T8" style:parent-style-name="DefaultParagraphFont" style:family="text">
      <style:text-properties style:font-name="Gentium" style:font-name-complex="Estrangelo Edessa" style:language-complex="syr" style:country-complex="SY"/>
    </style:style>
    <style:style style:name="T9" style:parent-style-name="DefaultParagraphFont" style:family="text">
      <style:text-properties style:font-name="Gentium" style:font-name-complex="Estrangelo Edessa" style:language-complex="syr" style:country-complex="SY"/>
    </style:style>
    <style:style style:name="T10" style:parent-style-name="DefaultParagraphFont" style:family="text">
      <style:text-properties style:font-name="Gentium" style:font-name-complex="Estrangelo Edessa" fo:font-style="italic" style:font-style-asian="italic" style:font-style-complex="italic" style:language-complex="syr" style:country-complex="SY"/>
    </style:style>
    <style:style style:name="T11" style:parent-style-name="DefaultParagraphFont" style:family="text">
      <style:text-properties style:font-name="Gentium" style:font-name-complex="Estrangelo Edessa" style:language-complex="syr" style:country-complex="SY"/>
    </style:style>
    <style:style style:name="T12" style:parent-style-name="DefaultParagraphFont" style:family="text">
      <style:text-properties style:font-name="Gentium" style:font-name-complex="Estrangelo Edessa" style:language-complex="syr" style:country-complex="SY"/>
    </style:style>
    <style:style style:name="T13" style:parent-style-name="DefaultParagraphFont" style:family="text">
      <style:text-properties style:font-name="Gentium" style:font-name-complex="Estrangelo Edessa" style:language-complex="syr" style:country-complex="SY"/>
    </style:style>
    <style:style style:name="T14" style:parent-style-name="Hyperlink" style:family="text">
      <style:text-properties style:font-name="Gentium" style:font-name-complex="Estrangelo Edessa" style:language-complex="syr" style:country-complex="SY"/>
    </style:style>
    <style:style style:name="T15" style:parent-style-name="DefaultParagraphFont" style:family="text">
      <style:text-properties style:font-name="Gentium" style:font-name-complex="Estrangelo Edessa" style:language-complex="syr" style:country-complex="SY"/>
    </style:style>
    <style:style style:name="P16" style:parent-style-name="Normal1" style:family="paragraph">
      <style:paragraph-properties fo:border-top="none" fo:border-left="none" fo:border-bottom="0.0104in solid #000000" fo:border-right="none" fo:padding-top="0in" fo:padding-left="0in" fo:padding-bottom="0.0138in" fo:padding-right="0in" style:shadow="none" fo:text-align="justify" fo:line-height="0.0138in"/>
      <style:text-properties style:font-name="Gentium" style:font-name-complex="Estrangelo Edessa" fo:color="#003300" style:language-complex="syr" style:country-complex="SY"/>
    </style:style>
    <style:style style:name="S1" style:family="section">
      <style:section-properties fo:margin-left="0in" fo:margin-right="0in" style:writing-mode="lr-tb"/>
    </style:style>
    <style:style style:name="P17"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8" style:parent-style-name="Normal1" style:family="paragraph">
      <style:paragraph-properties fo:keep-with-next="always" fo:widows="0" fo:orphans="0" style:snap-to-layout-grid="false" fo:text-align="center" style:writing-mode="rl-tb" fo:margin-top="0.0833in"/>
    </style:style>
    <style:style style:name="T19" style:parent-style-name="DefaultParagraphFont" style:family="text">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0" style:parent-style-name="Normal1" style:family="paragraph">
      <style:paragraph-properties style:snap-to-layout-grid="false" fo:text-align="justify" style:writing-mode="rl-tb" fo:margin-top="0.0833in"/>
    </style:style>
    <style:style style:name="T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 style:family="section">
      <style:section-properties fo:margin-left="0in" fo:margin-right="0in" style:writing-mode="lr-tb"/>
    </style:style>
    <style:style style:name="P3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37" style:parent-style-name="Normal1" style:family="paragraph">
      <style:paragraph-properties style:snap-to-layout-grid="false" fo:text-align="justify" style:writing-mode="rl-tb" fo:margin-top="0.0833in"/>
    </style:style>
    <style:style style:name="T3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 style:family="section">
      <style:section-properties fo:margin-left="0in" fo:margin-right="0in" style:writing-mode="lr-tb"/>
    </style:style>
    <style:style style:name="P4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45" style:parent-style-name="Normal1" style:family="paragraph">
      <style:paragraph-properties style:snap-to-layout-grid="false" fo:text-align="justify" style:writing-mode="rl-tb" fo:margin-top="0.0833in"/>
    </style:style>
    <style:style style:name="T4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 style:family="section">
      <style:section-properties fo:margin-left="0in" fo:margin-right="0in" style:writing-mode="lr-tb"/>
    </style:style>
    <style:style style:name="P7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74" style:parent-style-name="Normal1" style:family="paragraph">
      <style:paragraph-properties style:snap-to-layout-grid="false" fo:text-align="justify" style:writing-mode="rl-tb" fo:margin-top="0.0833in"/>
    </style:style>
    <style:style style:name="T7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 style:family="section">
      <style:section-properties fo:margin-left="0in" fo:margin-right="0in" style:writing-mode="lr-tb"/>
    </style:style>
    <style:style style:name="P9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97" style:parent-style-name="Normal1" style:family="paragraph">
      <style:paragraph-properties style:snap-to-layout-grid="false" fo:text-align="justify" style:writing-mode="rl-tb" fo:margin-top="0.0833in"/>
    </style:style>
    <style:style style:name="T9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 style:family="section">
      <style:section-properties fo:margin-left="0in" fo:margin-right="0in" style:writing-mode="lr-tb"/>
    </style:style>
    <style:style style:name="P11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20" style:parent-style-name="Normal1" style:family="paragraph">
      <style:paragraph-properties style:snap-to-layout-grid="false" fo:text-align="justify" style:writing-mode="rl-tb" fo:margin-top="0.0833in"/>
    </style:style>
    <style:style style:name="T1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 style:family="section">
      <style:section-properties fo:margin-left="0in" fo:margin-right="0in" style:writing-mode="lr-tb"/>
    </style:style>
    <style:style style:name="P15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53" style:parent-style-name="Normal1" style:family="paragraph">
      <style:paragraph-properties style:snap-to-layout-grid="false" fo:text-align="justify" style:writing-mode="rl-tb" fo:margin-top="0.0833in"/>
    </style:style>
    <style:style style:name="T1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8" style:family="section">
      <style:section-properties fo:margin-left="0in" fo:margin-right="0in" style:writing-mode="lr-tb"/>
    </style:style>
    <style:style style:name="P16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61" style:parent-style-name="Normal1" style:family="paragraph">
      <style:paragraph-properties style:snap-to-layout-grid="false" fo:text-align="justify" style:writing-mode="rl-tb" fo:margin-top="0.0833in"/>
    </style:style>
    <style:style style:name="T16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9" style:family="section">
      <style:section-properties fo:margin-left="0in" fo:margin-right="0in" style:writing-mode="lr-tb"/>
    </style:style>
    <style:style style:name="P177"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78" style:parent-style-name="Normal1" style:family="paragraph">
      <style:paragraph-properties style:snap-to-layout-grid="false" fo:text-align="justify" style:writing-mode="rl-tb" fo:margin-top="0.0833in"/>
    </style:style>
    <style:style style:name="T17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0" style:family="section">
      <style:section-properties fo:margin-left="0in" fo:margin-right="0in" style:writing-mode="lr-tb"/>
    </style:style>
    <style:style style:name="P18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85" style:parent-style-name="Normal1" style:family="paragraph">
      <style:paragraph-properties style:snap-to-layout-grid="false" fo:text-align="justify" style:writing-mode="rl-tb" fo:margin-top="0.0833in"/>
    </style:style>
    <style:style style:name="T18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1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1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1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1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1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1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1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1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2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2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2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2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2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2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2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3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3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3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3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3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3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3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3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3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3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4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4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1" style:family="section">
      <style:section-properties fo:margin-left="0in" fo:margin-right="0in" style:writing-mode="lr-tb"/>
    </style:style>
    <style:style style:name="P24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43" style:parent-style-name="Normal1" style:family="paragraph">
      <style:paragraph-properties style:snap-to-layout-grid="false" fo:text-align="justify" style:writing-mode="rl-tb" fo:margin-top="0.0833in"/>
    </style:style>
    <style:style style:name="T24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4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4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4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4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4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5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5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5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5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5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5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5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5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5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6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6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6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6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6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2" style:family="section">
      <style:section-properties fo:margin-left="0in" fo:margin-right="0in" style:writing-mode="lr-tb"/>
    </style:style>
    <style:style style:name="P265"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66" style:parent-style-name="Normal1" style:family="paragraph">
      <style:paragraph-properties style:snap-to-layout-grid="false" fo:text-align="justify" style:writing-mode="rl-tb" fo:margin-top="0.0833in"/>
    </style:style>
    <style:style style:name="T26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6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6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7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7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7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7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7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7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7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7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7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7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8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8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82" style:parent-style-name="DefaultParagraphFont" style:family="text">
      <style:text-properties style:font-name="Gentium" style:font-name-complex="Estrangelo Edessa" fo:color="#993300" style:letter-kerning="true" style:language-complex="syr" style:country-complex="SY"/>
    </style:style>
    <style:style style:name="S13" style:family="section">
      <style:section-properties fo:margin-left="0in" fo:margin-right="0in" style:writing-mode="lr-tb"/>
    </style:style>
    <style:style style:name="P283" style:parent-style-name="Normal1" style:family="paragraph">
      <style:paragraph-properties fo:keep-with-next="always" fo:widows="0" fo:orphans="0" style:snap-to-layout-grid="false" fo:text-align="center" fo:margin-top="0.0833in"/>
    </style:style>
    <style:style style:name="T284" style:parent-style-name="DefaultParagraphFont" style:family="text">
      <style:text-properties style:font-name="Gentium" style:font-name-complex="Estrangelo Edessa" fo:font-size="14pt" style:font-size-asian="14pt" style:font-size-complex="14pt" style:language-complex="syr" style:country-complex="SY"/>
    </style:style>
    <style:style style:name="T285" style:parent-style-name="DefaultParagraphFont" style:family="text">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286" style:parent-style-name="Normal1" style:family="paragraph">
      <style:paragraph-properties style:snap-to-layout-grid="false" fo:text-align="justify" style:writing-mode="rl-tb" fo:margin-top="0.0833in"/>
    </style:style>
    <style:style style:name="T28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8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8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9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9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9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9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9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9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9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9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9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9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0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0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0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0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0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0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0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0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0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0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1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1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1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1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1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1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1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1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4" style:family="section">
      <style:section-properties fo:margin-left="0in" fo:margin-right="0in" style:writing-mode="lr-tb"/>
    </style:style>
    <style:style style:name="P32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324" style:parent-style-name="Normal1" style:family="paragraph">
      <style:paragraph-properties style:snap-to-layout-grid="false" fo:text-align="justify" style:writing-mode="rl-tb" fo:margin-top="0.0833in"/>
    </style:style>
    <style:style style:name="T32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2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2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2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2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3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3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3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3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3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3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3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3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3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3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4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4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4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4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4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4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4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4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4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4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5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5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5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5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6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6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6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6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6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6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6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6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6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6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7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7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7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7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7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7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7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7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7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8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5" style:family="section">
      <style:section-properties fo:margin-left="0in" fo:margin-right="0in" style:writing-mode="lr-tb"/>
    </style:style>
    <style:style style:name="P381"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382" style:parent-style-name="Normal1" style:family="paragraph">
      <style:paragraph-properties style:snap-to-layout-grid="false" fo:text-align="justify" style:writing-mode="rl-tb" fo:margin-top="0.0833in"/>
    </style:style>
    <style:style style:name="T38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8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8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8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8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8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8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9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9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9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9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9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9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9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39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9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39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0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0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0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0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0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0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0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6" style:family="section">
      <style:section-properties fo:margin-left="0in" fo:margin-right="0in" style:writing-mode="lr-tb"/>
    </style:style>
    <style:style style:name="P407"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408" style:parent-style-name="Normal1" style:family="paragraph">
      <style:paragraph-properties style:snap-to-layout-grid="false" fo:text-align="justify" style:writing-mode="rl-tb" fo:margin-top="0.0833in"/>
    </style:style>
    <style:style style:name="T4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7" style:family="section">
      <style:section-properties fo:margin-left="0in" fo:margin-right="0in" style:writing-mode="lr-tb"/>
    </style:style>
    <style:style style:name="P41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413" style:parent-style-name="Normal1" style:family="paragraph">
      <style:paragraph-properties style:snap-to-layout-grid="false" fo:text-align="justify" style:writing-mode="rl-tb" fo:margin-top="0.0833in"/>
    </style:style>
    <style:style style:name="T41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1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1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1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2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2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2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8" style:family="section">
      <style:section-properties fo:margin-left="0in" fo:margin-right="0in" style:writing-mode="lr-tb"/>
    </style:style>
    <style:style style:name="P42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427" style:parent-style-name="Normal1" style:family="paragraph">
      <style:paragraph-properties style:snap-to-layout-grid="false" fo:text-align="justify" style:writing-mode="rl-tb" fo:margin-top="0.0833in"/>
    </style:style>
    <style:style style:name="T42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2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3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3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3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3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19" style:family="section">
      <style:section-properties fo:margin-left="0in" fo:margin-right="0in" style:writing-mode="lr-tb"/>
    </style:style>
    <style:style style:name="P43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435" style:parent-style-name="Normal1" style:family="paragraph">
      <style:paragraph-properties style:snap-to-layout-grid="false" fo:text-align="justify" style:writing-mode="rl-tb" fo:margin-top="0.0833in"/>
    </style:style>
    <style:style style:name="T43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3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3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3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4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4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4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4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4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4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4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4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4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4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5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5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5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5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5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0" style:family="section">
      <style:section-properties fo:margin-left="0in" fo:margin-right="0in" style:writing-mode="lr-tb"/>
    </style:style>
    <style:style style:name="P46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461" style:parent-style-name="Normal1" style:family="paragraph">
      <style:paragraph-properties style:snap-to-layout-grid="false" fo:text-align="justify" style:writing-mode="rl-tb" fo:margin-top="0.0833in"/>
    </style:style>
    <style:style style:name="T46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6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6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6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6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6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6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6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7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7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7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7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7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7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7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7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7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7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1" style:family="section">
      <style:section-properties fo:margin-left="0in" fo:margin-right="0in" style:writing-mode="lr-tb"/>
    </style:style>
    <style:style style:name="P48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481" style:parent-style-name="Normal1" style:family="paragraph">
      <style:paragraph-properties style:snap-to-layout-grid="false" fo:text-align="justify" style:writing-mode="rl-tb" fo:margin-top="0.0833in"/>
    </style:style>
    <style:style style:name="T48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8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8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8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8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8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4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4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0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0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0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0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0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0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1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1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1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1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1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1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1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1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2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2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2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2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2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2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2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3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3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3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3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3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3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3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3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3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3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4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4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4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4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4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4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4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4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4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4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5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5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5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59"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S22" style:family="section">
      <style:section-properties fo:margin-left="0in" fo:margin-right="0in" style:writing-mode="lr-tb"/>
    </style:style>
    <style:style style:name="P56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561" style:parent-style-name="Normal1" style:family="paragraph">
      <style:paragraph-properties style:snap-to-layout-grid="false" fo:text-align="justify" style:writing-mode="rl-tb" fo:margin-top="0.0833in"/>
    </style:style>
    <style:style style:name="T56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6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6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6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6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6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6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6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7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7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7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7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7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7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7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7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7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7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8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8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8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8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8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8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3" style:family="section">
      <style:section-properties fo:margin-left="0in" fo:margin-right="0in" style:writing-mode="lr-tb"/>
    </style:style>
    <style:style style:name="P58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587" style:parent-style-name="Normal1" style:family="paragraph">
      <style:paragraph-properties style:snap-to-layout-grid="false" fo:text-align="justify" style:writing-mode="rl-tb" fo:margin-top="0.0833in"/>
    </style:style>
    <style:style style:name="T5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5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5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0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0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0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0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0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0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4" style:family="section">
      <style:section-properties fo:margin-left="0in" fo:margin-right="0in" style:writing-mode="lr-tb"/>
    </style:style>
    <style:style style:name="P60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610" style:parent-style-name="Normal1" style:family="paragraph">
      <style:paragraph-properties style:snap-to-layout-grid="false" fo:text-align="justify" style:writing-mode="rl-tb" fo:margin-top="0.0833in"/>
    </style:style>
    <style:style style:name="T61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1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1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1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1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1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1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5" style:family="section">
      <style:section-properties fo:margin-left="0in" fo:margin-right="0in" style:writing-mode="lr-tb"/>
    </style:style>
    <style:style style:name="P62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624" style:parent-style-name="Normal1" style:family="paragraph">
      <style:paragraph-properties style:snap-to-layout-grid="false" fo:text-align="justify" style:writing-mode="rl-tb" fo:margin-top="0.0833in"/>
    </style:style>
    <style:style style:name="T62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2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2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2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2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3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3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3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3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3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3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3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6" style:family="section">
      <style:section-properties fo:margin-left="0in" fo:margin-right="0in" style:writing-mode="lr-tb"/>
    </style:style>
    <style:style style:name="P637"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638" style:parent-style-name="Normal1" style:family="paragraph">
      <style:paragraph-properties style:snap-to-layout-grid="false" fo:text-align="justify" style:writing-mode="rl-tb" fo:margin-top="0.0833in"/>
    </style:style>
    <style:style style:name="T63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4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4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7" style:family="section">
      <style:section-properties fo:margin-left="0in" fo:margin-right="0in" style:writing-mode="lr-tb"/>
    </style:style>
    <style:style style:name="P64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643" style:parent-style-name="Normal1" style:family="paragraph">
      <style:paragraph-properties style:snap-to-layout-grid="false" fo:text-align="justify" style:writing-mode="rl-tb" fo:margin-top="0.0833in"/>
    </style:style>
    <style:style style:name="T64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4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4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4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4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4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5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5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5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5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5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5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5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5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5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6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6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6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6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6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6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6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6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6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6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7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7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7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7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7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7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7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7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7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7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8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8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8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8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8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8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8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8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8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8" style:family="section">
      <style:section-properties fo:margin-left="0in" fo:margin-right="0in" style:writing-mode="lr-tb"/>
    </style:style>
    <style:style style:name="P68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690" style:parent-style-name="Normal1" style:family="paragraph">
      <style:paragraph-properties style:snap-to-layout-grid="false" fo:text-align="justify" style:writing-mode="rl-tb" fo:margin-top="0.0833in"/>
    </style:style>
    <style:style style:name="T6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6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6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6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0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0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0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0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0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0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29" style:family="section">
      <style:section-properties fo:margin-left="0in" fo:margin-right="0in" style:writing-mode="lr-tb"/>
    </style:style>
    <style:style style:name="P71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713" style:parent-style-name="Normal1" style:family="paragraph">
      <style:paragraph-properties style:snap-to-layout-grid="false" fo:text-align="justify" style:writing-mode="rl-tb" fo:margin-top="0.0833in"/>
    </style:style>
    <style:style style:name="T71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1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1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1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2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2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2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2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2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2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2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3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3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3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3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3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3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3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3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0" style:family="section">
      <style:section-properties fo:margin-left="0in" fo:margin-right="0in" style:writing-mode="lr-tb"/>
    </style:style>
    <style:style style:name="P738"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739" style:parent-style-name="Normal1" style:family="paragraph">
      <style:paragraph-properties style:snap-to-layout-grid="false" fo:text-align="justify" style:writing-mode="rl-tb" fo:margin-top="0.0833in"/>
    </style:style>
    <style:style style:name="T74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4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4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4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4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4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4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4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4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4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1" style:family="section">
      <style:section-properties fo:margin-left="0in" fo:margin-right="0in" style:writing-mode="lr-tb"/>
    </style:style>
    <style:style style:name="P75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755" style:parent-style-name="Normal1" style:family="paragraph">
      <style:paragraph-properties style:snap-to-layout-grid="false" fo:text-align="justify" style:writing-mode="rl-tb" fo:margin-top="0.0833in"/>
    </style:style>
    <style:style style:name="T75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5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5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6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6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6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6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6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6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6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6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6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6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7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2" style:family="section">
      <style:section-properties fo:margin-left="0in" fo:margin-right="0in" style:writing-mode="lr-tb"/>
    </style:style>
    <style:style style:name="P771"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772" style:parent-style-name="Normal1" style:family="paragraph">
      <style:paragraph-properties style:snap-to-layout-grid="false" fo:text-align="justify" style:writing-mode="rl-tb" fo:margin-top="0.0833in"/>
    </style:style>
    <style:style style:name="T77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7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7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7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7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7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7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8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8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8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8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8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8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8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8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7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7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7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3" style:family="section">
      <style:section-properties fo:margin-left="0in" fo:margin-right="0in" style:writing-mode="lr-tb"/>
    </style:style>
    <style:style style:name="P80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801" style:parent-style-name="Normal1" style:family="paragraph">
      <style:paragraph-properties style:snap-to-layout-grid="false" fo:text-align="justify" style:writing-mode="rl-tb" fo:margin-top="0.0833in"/>
    </style:style>
    <style:style style:name="T80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0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0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0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0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0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0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0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1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4" style:family="section">
      <style:section-properties fo:margin-left="0in" fo:margin-right="0in" style:writing-mode="lr-tb"/>
    </style:style>
    <style:style style:name="P811"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812" style:parent-style-name="Normal1" style:family="paragraph">
      <style:paragraph-properties style:snap-to-layout-grid="false" fo:text-align="justify" style:writing-mode="rl-tb" fo:margin-top="0.0833in"/>
    </style:style>
    <style:style style:name="T81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1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1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5" style:family="section">
      <style:section-properties fo:margin-left="0in" fo:margin-right="0in" style:writing-mode="lr-tb"/>
    </style:style>
    <style:style style:name="P81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817" style:parent-style-name="Normal1" style:family="paragraph">
      <style:paragraph-properties style:snap-to-layout-grid="false" fo:text-align="justify" style:writing-mode="rl-tb" fo:margin-top="0.0833in"/>
    </style:style>
    <style:style style:name="T81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1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2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2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2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2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2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2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2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3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3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3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6" style:family="section">
      <style:section-properties fo:margin-left="0in" fo:margin-right="0in" style:writing-mode="lr-tb"/>
    </style:style>
    <style:style style:name="P83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834" style:parent-style-name="Normal1" style:family="paragraph">
      <style:paragraph-properties style:snap-to-layout-grid="false" fo:text-align="justify" style:writing-mode="rl-tb" fo:margin-top="0.0833in"/>
    </style:style>
    <style:style style:name="T83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3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3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3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3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4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4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4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4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4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4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4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4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4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4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5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5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5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5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5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5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5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5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5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6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6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6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6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6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7" style:family="section">
      <style:section-properties fo:margin-left="0in" fo:margin-right="0in" style:writing-mode="lr-tb"/>
    </style:style>
    <style:style style:name="P865"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866" style:parent-style-name="Normal1" style:family="paragraph">
      <style:paragraph-properties style:snap-to-layout-grid="false" fo:text-align="justify" style:writing-mode="rl-tb" fo:margin-top="0.0833in"/>
    </style:style>
    <style:style style:name="T86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6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6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8" style:family="section">
      <style:section-properties fo:margin-left="0in" fo:margin-right="0in" style:writing-mode="lr-tb"/>
    </style:style>
    <style:style style:name="P87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871" style:parent-style-name="Normal1" style:family="paragraph">
      <style:paragraph-properties style:snap-to-layout-grid="false" fo:text-align="justify" style:writing-mode="rl-tb" fo:margin-top="0.0833in"/>
    </style:style>
    <style:style style:name="T87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7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7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7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7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7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7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8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8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8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8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39" style:family="section">
      <style:section-properties fo:margin-left="0in" fo:margin-right="0in" style:writing-mode="lr-tb"/>
    </style:style>
    <style:style style:name="P88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885" style:parent-style-name="Normal1" style:family="paragraph">
      <style:paragraph-properties style:snap-to-layout-grid="false" fo:text-align="justify" style:writing-mode="rl-tb" fo:margin-top="0.0833in"/>
    </style:style>
    <style:style style:name="T88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8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8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8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9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9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9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9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9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9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9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89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89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89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0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0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0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0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0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0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0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07" style:parent-style-name="DefaultParagraphFont" style:family="text">
      <style:text-properties fo:color="#993300" style:letter-kerning="true" fo:font-size="14pt" style:font-size-asian="14pt" style:font-size-complex="14pt" style:language-complex="syr" style:country-complex="SY"/>
    </style:style>
    <style:style style:name="T9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0" style:family="section">
      <style:section-properties fo:margin-left="0in" fo:margin-right="0in" style:writing-mode="lr-tb"/>
    </style:style>
    <style:style style:name="P91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913" style:parent-style-name="Normal1" style:family="paragraph">
      <style:paragraph-properties style:snap-to-layout-grid="false" fo:text-align="justify" style:writing-mode="rl-tb" fo:margin-top="0.0833in"/>
    </style:style>
    <style:style style:name="T91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1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1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1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2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2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2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1" style:family="section">
      <style:section-properties fo:margin-left="0in" fo:margin-right="0in" style:writing-mode="lr-tb"/>
    </style:style>
    <style:style style:name="P92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927" style:parent-style-name="Normal1" style:family="paragraph">
      <style:paragraph-properties style:snap-to-layout-grid="false" fo:text-align="justify" style:writing-mode="rl-tb" fo:margin-top="0.0833in"/>
    </style:style>
    <style:style style:name="T92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2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3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3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3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3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3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3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3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3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3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3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4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4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4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4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4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4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2" style:family="section">
      <style:section-properties fo:margin-left="0in" fo:margin-right="0in" style:writing-mode="lr-tb"/>
    </style:style>
    <style:style style:name="P94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947" style:parent-style-name="Normal1" style:family="paragraph">
      <style:paragraph-properties style:snap-to-layout-grid="false" fo:text-align="justify" style:writing-mode="rl-tb" fo:margin-top="0.0833in"/>
    </style:style>
    <style:style style:name="T94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4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5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5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5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5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5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6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6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6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6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6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6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6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6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6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6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7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7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3" style:family="section">
      <style:section-properties fo:margin-left="0in" fo:margin-right="0in" style:writing-mode="lr-tb"/>
    </style:style>
    <style:style style:name="P97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973" style:parent-style-name="Normal1" style:family="paragraph">
      <style:paragraph-properties style:snap-to-layout-grid="false" fo:text-align="justify" style:writing-mode="rl-tb" fo:margin-top="0.0833in"/>
    </style:style>
    <style:style style:name="T97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7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7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7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7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7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8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8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8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4" style:family="section">
      <style:section-properties fo:margin-left="0in" fo:margin-right="0in" style:writing-mode="lr-tb"/>
    </style:style>
    <style:style style:name="P98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984" style:parent-style-name="Normal1" style:family="paragraph">
      <style:paragraph-properties style:snap-to-layout-grid="false" fo:text-align="justify" style:writing-mode="rl-tb" fo:margin-top="0.0833in"/>
    </style:style>
    <style:style style:name="T98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8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8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9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9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0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0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0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0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0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0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1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1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1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1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1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1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1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1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2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2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2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2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2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2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2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2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2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2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3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5" style:family="section">
      <style:section-properties fo:margin-left="0in" fo:margin-right="0in" style:writing-mode="lr-tb"/>
    </style:style>
    <style:style style:name="P1031"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032" style:parent-style-name="Normal1" style:family="paragraph">
      <style:paragraph-properties style:snap-to-layout-grid="false" fo:text-align="justify" style:writing-mode="rl-tb" fo:margin-top="0.0833in"/>
    </style:style>
    <style:style style:name="T103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3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3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3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3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3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6" style:family="section">
      <style:section-properties fo:margin-left="0in" fo:margin-right="0in" style:writing-mode="lr-tb"/>
    </style:style>
    <style:style style:name="P103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040" style:parent-style-name="Normal1" style:family="paragraph">
      <style:paragraph-properties style:snap-to-layout-grid="false" fo:text-align="justify" style:writing-mode="rl-tb" fo:margin-top="0.0833in"/>
    </style:style>
    <style:style style:name="T104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4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4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4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4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4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4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4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4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5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5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5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5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5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5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5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5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5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6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6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7" style:family="section">
      <style:section-properties fo:margin-left="0in" fo:margin-right="0in" style:writing-mode="lr-tb"/>
    </style:style>
    <style:style style:name="P106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063" style:parent-style-name="Normal1" style:family="paragraph">
      <style:paragraph-properties style:snap-to-layout-grid="false" fo:text-align="justify" style:writing-mode="rl-tb" fo:margin-top="0.0833in"/>
    </style:style>
    <style:style style:name="T106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6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6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6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6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6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8" style:family="section">
      <style:section-properties fo:margin-left="0in" fo:margin-right="0in" style:writing-mode="lr-tb"/>
    </style:style>
    <style:style style:name="P107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071" style:parent-style-name="Normal1" style:family="paragraph">
      <style:paragraph-properties style:snap-to-layout-grid="false" fo:text-align="justify" style:writing-mode="rl-tb" fo:margin-top="0.0833in"/>
    </style:style>
    <style:style style:name="T107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7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7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7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7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7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7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8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8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8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8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8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8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8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8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0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0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0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0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0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0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0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0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1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1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1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1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1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1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1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1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2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2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2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2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2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2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2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3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3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3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3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3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3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3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3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3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3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4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4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4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4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4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4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4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4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4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4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5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5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5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5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5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6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6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6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6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6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6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6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6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6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6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7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7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7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7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7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7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7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7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7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8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8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8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8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8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8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8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8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1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1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0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0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0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0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0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0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1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1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1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1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1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1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1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1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2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49" style:family="section">
      <style:section-properties fo:margin-left="0in" fo:margin-right="0in" style:writing-mode="lr-tb"/>
    </style:style>
    <style:style style:name="P122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225" style:parent-style-name="Normal1" style:family="paragraph">
      <style:paragraph-properties style:snap-to-layout-grid="false" fo:text-align="justify" style:writing-mode="rl-tb" fo:margin-top="0.0833in"/>
    </style:style>
    <style:style style:name="T122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2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2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2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3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3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3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3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3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0" style:family="section">
      <style:section-properties fo:margin-left="0in" fo:margin-right="0in" style:writing-mode="lr-tb"/>
    </style:style>
    <style:style style:name="P1235"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236" style:parent-style-name="Normal1" style:family="paragraph">
      <style:paragraph-properties style:snap-to-layout-grid="false" fo:text-align="justify" style:writing-mode="rl-tb" fo:margin-top="0.0833in"/>
    </style:style>
    <style:style style:name="T123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3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3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4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4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4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4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4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4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4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4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4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1" style:family="section">
      <style:section-properties fo:margin-left="0in" fo:margin-right="0in" style:writing-mode="lr-tb"/>
    </style:style>
    <style:style style:name="P124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250" style:parent-style-name="Normal1" style:family="paragraph">
      <style:paragraph-properties style:snap-to-layout-grid="false" fo:text-align="justify" style:writing-mode="rl-tb" fo:margin-top="0.0833in"/>
    </style:style>
    <style:style style:name="T12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5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5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5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5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5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6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6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6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6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6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6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6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6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6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6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7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7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7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7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7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7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7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7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7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8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8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8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8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8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8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8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8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8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8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9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9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9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9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9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9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29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29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29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2" style:family="section">
      <style:section-properties fo:margin-left="0in" fo:margin-right="0in" style:writing-mode="lr-tb"/>
    </style:style>
    <style:style style:name="P129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300" style:parent-style-name="Normal1" style:family="paragraph">
      <style:paragraph-properties style:snap-to-layout-grid="false" fo:text-align="justify" style:writing-mode="rl-tb" fo:margin-top="0.0833in"/>
    </style:style>
    <style:style style:name="T130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0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0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0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0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0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0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0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0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1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1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1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1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1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1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1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1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2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2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2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3" style:family="section">
      <style:section-properties fo:margin-left="0in" fo:margin-right="0in" style:writing-mode="lr-tb"/>
    </style:style>
    <style:style style:name="P132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327" style:parent-style-name="Normal1" style:family="paragraph">
      <style:paragraph-properties style:snap-to-layout-grid="false" fo:text-align="justify" style:writing-mode="rl-tb" fo:margin-top="0.0833in"/>
    </style:style>
    <style:style style:name="T132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2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3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3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3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3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3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3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3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3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3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3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4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4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4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4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4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4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4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4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4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4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5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5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5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5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5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5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5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5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5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5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6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6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6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6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4" style:family="section">
      <style:section-properties fo:margin-left="0in" fo:margin-right="0in" style:writing-mode="lr-tb"/>
    </style:style>
    <style:style style:name="P136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365" style:parent-style-name="Normal1" style:family="paragraph">
      <style:paragraph-properties style:snap-to-layout-grid="false" fo:text-align="justify" style:writing-mode="rl-tb" fo:margin-top="0.0833in"/>
    </style:style>
    <style:style style:name="T136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6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6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6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7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7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7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7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7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7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7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7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7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8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8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8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8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8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8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8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8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3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3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3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0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0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0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0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0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0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0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0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1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1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1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1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1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1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1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1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2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2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2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2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2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2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2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3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3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5" style:family="section">
      <style:section-properties fo:margin-left="0in" fo:margin-right="0in" style:writing-mode="lr-tb"/>
    </style:style>
    <style:style style:name="P143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433" style:parent-style-name="Normal1" style:family="paragraph">
      <style:paragraph-properties style:snap-to-layout-grid="false" fo:text-align="justify" style:writing-mode="rl-tb" fo:margin-top="0.0833in"/>
    </style:style>
    <style:style style:name="T143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3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3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3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3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3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4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4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4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4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4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4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4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4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4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4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5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5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5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5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5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45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45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45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6" style:family="section">
      <style:section-properties fo:margin-left="0in" fo:margin-right="0in" style:writing-mode="lr-tb"/>
    </style:style>
    <style:style style:name="P1458"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459" style:parent-style-name="Normal1" style:family="paragraph">
      <style:paragraph-properties style:snap-to-layout-grid="false" fo:text-align="justify" style:writing-mode="rl-tb" fo:margin-top="0.0833in"/>
    </style:style>
    <style:style style:name="T1460"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61"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62"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63"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64"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65"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66"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67"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68"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69"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70"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71"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72"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73"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74"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75"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76"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77"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78"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79"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80"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81"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82"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83"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84"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85"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86"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87"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88"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89"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90"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91"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92"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93"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94"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95"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96"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497"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498"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499"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500"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501"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502"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503"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504"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505"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506"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507"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S57" style:family="section">
      <style:section-properties fo:margin-left="0in" fo:margin-right="0in" style:writing-mode="lr-tb"/>
    </style:style>
    <style:style style:name="P1508"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509" style:parent-style-name="Normal1" style:family="paragraph">
      <style:paragraph-properties style:snap-to-layout-grid="false" fo:text-align="justify" style:writing-mode="rl-tb" fo:margin-top="0.0833in"/>
    </style:style>
    <style:style style:name="T151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1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1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1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1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1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1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1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1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8" style:family="section">
      <style:section-properties fo:margin-left="0in" fo:margin-right="0in" style:writing-mode="lr-tb"/>
    </style:style>
    <style:style style:name="P1519"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520" style:parent-style-name="Normal1" style:family="paragraph">
      <style:paragraph-properties style:snap-to-layout-grid="false" fo:text-align="justify" style:writing-mode="rl-tb" fo:margin-top="0.0833in"/>
    </style:style>
    <style:style style:name="T15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2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2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2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59" style:family="section">
      <style:section-properties fo:margin-left="0in" fo:margin-right="0in" style:writing-mode="lr-tb"/>
    </style:style>
    <style:style style:name="P1527"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528" style:parent-style-name="Normal1" style:family="paragraph">
      <style:paragraph-properties style:snap-to-layout-grid="false" fo:text-align="justify" style:writing-mode="rl-tb" fo:margin-top="0.0833in"/>
    </style:style>
    <style:style style:name="T152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3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3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3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3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3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3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3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3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3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3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4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4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4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4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4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4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4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4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4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4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5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5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5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5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5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5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5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5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5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6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6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6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6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6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6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0" style:family="section">
      <style:section-properties fo:margin-left="0in" fo:margin-right="0in" style:writing-mode="lr-tb"/>
    </style:style>
    <style:style style:name="P156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567" style:parent-style-name="Normal1" style:family="paragraph">
      <style:paragraph-properties style:snap-to-layout-grid="false" fo:text-align="justify" style:writing-mode="rl-tb" fo:margin-top="0.0833in"/>
    </style:style>
    <style:style style:name="T156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6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7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7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7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7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1" style:family="section">
      <style:section-properties fo:margin-left="0in" fo:margin-right="0in" style:writing-mode="lr-tb"/>
    </style:style>
    <style:style style:name="P157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575" style:parent-style-name="Normal1" style:family="paragraph">
      <style:paragraph-properties style:snap-to-layout-grid="false" fo:text-align="justify" style:writing-mode="rl-tb" fo:margin-top="0.0833in"/>
    </style:style>
    <style:style style:name="T157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7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7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7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8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8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8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8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8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8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8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8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5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9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59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59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0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2" style:family="section">
      <style:section-properties fo:margin-left="0in" fo:margin-right="0in" style:writing-mode="lr-tb"/>
    </style:style>
    <style:style style:name="P1601"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602" style:parent-style-name="Normal1" style:family="paragraph">
      <style:paragraph-properties style:snap-to-layout-grid="false" fo:text-align="justify" style:writing-mode="rl-tb" fo:margin-top="0.0833in"/>
    </style:style>
    <style:style style:name="T16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0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0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0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0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1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1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1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1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1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1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1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1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2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2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2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2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3" style:family="section">
      <style:section-properties fo:margin-left="0in" fo:margin-right="0in" style:writing-mode="lr-tb"/>
    </style:style>
    <style:style style:name="P1627"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628" style:parent-style-name="Normal1" style:family="paragraph">
      <style:paragraph-properties style:snap-to-layout-grid="false" fo:text-align="justify" style:writing-mode="rl-tb" fo:margin-top="0.0833in"/>
    </style:style>
    <style:style style:name="T162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3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3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3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3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3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3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3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3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3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3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4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4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4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4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4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4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4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4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4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4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5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5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5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5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5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5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5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5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5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5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6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6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4" style:family="section">
      <style:section-properties fo:margin-left="0in" fo:margin-right="0in" style:writing-mode="lr-tb"/>
    </style:style>
    <style:style style:name="P166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663" style:parent-style-name="Normal1" style:family="paragraph">
      <style:paragraph-properties style:snap-to-layout-grid="false" fo:text-align="justify" style:writing-mode="rl-tb" fo:margin-top="0.0833in"/>
    </style:style>
    <style:style style:name="T166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6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6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6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6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6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7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7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7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7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7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7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7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7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7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7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8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8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8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8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8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8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8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8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5" style:family="section">
      <style:section-properties fo:margin-left="0in" fo:margin-right="0in" style:writing-mode="lr-tb"/>
    </style:style>
    <style:style style:name="P169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695" style:parent-style-name="Normal1" style:family="paragraph">
      <style:paragraph-properties style:snap-to-layout-grid="false" fo:text-align="justify" style:writing-mode="rl-tb" fo:margin-top="0.0833in"/>
    </style:style>
    <style:style style:name="T169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69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69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69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0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0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6" style:family="section">
      <style:section-properties fo:margin-left="0in" fo:margin-right="0in" style:writing-mode="lr-tb"/>
    </style:style>
    <style:style style:name="P170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703" style:parent-style-name="Normal1" style:family="paragraph">
      <style:paragraph-properties style:snap-to-layout-grid="false" fo:text-align="justify" style:writing-mode="rl-tb" fo:margin-top="0.0833in"/>
    </style:style>
    <style:style style:name="T170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0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0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0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0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0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1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1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1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1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1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1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1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1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1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2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2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2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2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2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2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29" style:parent-style-name="DefaultParagraphFont" style:family="text">
      <style:text-properties style:font-name="Gentium" style:font-name-complex="Estrangelo Edessa" fo:color="#993300" style:letter-kerning="true" style:language-complex="syr" style:country-complex="SY"/>
    </style:style>
    <style:style style:name="S67" style:family="section">
      <style:section-properties fo:margin-left="0in" fo:margin-right="0in" style:writing-mode="lr-tb"/>
    </style:style>
    <style:style style:name="P173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731" style:parent-style-name="Normal1" style:family="paragraph">
      <style:paragraph-properties style:snap-to-layout-grid="false" fo:text-align="justify" style:writing-mode="rl-tb" fo:margin-top="0.0833in"/>
    </style:style>
    <style:style style:name="T1732"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733"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34"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735"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36"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37"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738"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739"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40"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741"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742"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43"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744"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745"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46"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747"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748"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49"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750"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751"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52"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753"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754"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755"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S68" style:family="section">
      <style:section-properties fo:margin-left="0in" fo:margin-right="0in" style:writing-mode="lr-tb"/>
    </style:style>
    <style:style style:name="P175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757" style:parent-style-name="Normal1" style:family="paragraph">
      <style:paragraph-properties style:snap-to-layout-grid="false" fo:text-align="justify" style:writing-mode="rl-tb" fo:margin-top="0.0833in"/>
    </style:style>
    <style:style style:name="T175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5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6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6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6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6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6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6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6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6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6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6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7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7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7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7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7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7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7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7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7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7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8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8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69" style:family="section">
      <style:section-properties fo:margin-left="0in" fo:margin-right="0in" style:writing-mode="lr-tb"/>
    </style:style>
    <style:style style:name="P178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783" style:parent-style-name="Normal1" style:family="paragraph">
      <style:paragraph-properties style:snap-to-layout-grid="false" fo:text-align="justify" style:writing-mode="rl-tb" fo:margin-top="0.0833in"/>
    </style:style>
    <style:style style:name="T178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8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8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8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8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8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9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9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9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9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9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9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79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79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0" style:family="section">
      <style:section-properties fo:margin-left="0in" fo:margin-right="0in" style:writing-mode="lr-tb"/>
    </style:style>
    <style:style style:name="P1798"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799" style:parent-style-name="Normal1" style:family="paragraph">
      <style:paragraph-properties style:snap-to-layout-grid="false" fo:text-align="justify" style:writing-mode="rl-tb" fo:margin-top="0.0833in"/>
    </style:style>
    <style:style style:name="T1800"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01"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02"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03"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04"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05"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06"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07"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08"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09" style:parent-style-name="DefaultParagraphFont" style:family="text">
      <style:text-properties fo:color="#993300" style:letter-kerning="true" fo:font-size="13pt" style:font-size-asian="13pt" style:font-size-complex="13pt" style:language-complex="syr" style:country-complex="SY"/>
    </style:style>
    <style:style style:name="T1810"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11"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12"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13"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14"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15"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16"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17"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18"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19"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20"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21"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22"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23"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24"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25"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26"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27"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28"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T1829" style:parent-style-name="DefaultParagraphFont" style:family="text">
      <style:text-properties style:font-name="Gentium" style:font-name-complex="Estrangelo Edessa" fo:font-weight="bold" style:font-weight-asian="bold" style:font-weight-complex="bold" fo:color="#0000FF" style:letter-kerning="true" style:text-position="30.7% 100%" fo:font-size="13pt" style:font-size-asian="13pt" style:font-size-complex="13pt" style:language-complex="syr" style:country-complex="SY"/>
    </style:style>
    <style:style style:name="T1830" style:parent-style-name="DefaultParagraphFont" style:family="text">
      <style:text-properties style:font-name="Gentium" style:font-name-complex="Estrangelo Edessa" fo:font-weight="bold" style:font-weight-asian="bold" style:font-weight-complex="bold" fo:color="#0000FF" style:letter-kerning="true" style:text-position="26.9% 100%" fo:font-size="13pt" style:font-size-asian="13pt" style:font-size-complex="13pt" style:language-complex="syr" style:country-complex="SY"/>
    </style:style>
    <style:style style:name="T1831" style:parent-style-name="DefaultParagraphFont" style:family="text">
      <style:text-properties style:font-name="Gentium" style:font-name-complex="Estrangelo Edessa" fo:color="#993300" style:letter-kerning="true" fo:font-size="13pt" style:font-size-asian="13pt" style:font-size-complex="13pt" style:language-complex="syr" style:country-complex="SY"/>
    </style:style>
    <style:style style:name="S71" style:family="section">
      <style:section-properties fo:margin-left="0in" fo:margin-right="0in" style:writing-mode="lr-tb"/>
    </style:style>
    <style:style style:name="P183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833" style:parent-style-name="Normal1" style:family="paragraph">
      <style:paragraph-properties style:snap-to-layout-grid="false" fo:text-align="justify" style:writing-mode="rl-tb" fo:margin-top="0.0833in"/>
    </style:style>
    <style:style style:name="T183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3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3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3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3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3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4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4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4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2" style:family="section">
      <style:section-properties fo:margin-left="0in" fo:margin-right="0in" style:writing-mode="lr-tb"/>
    </style:style>
    <style:style style:name="P184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844" style:parent-style-name="Normal1" style:family="paragraph">
      <style:paragraph-properties style:snap-to-layout-grid="false" fo:text-align="justify" style:writing-mode="rl-tb" fo:margin-top="0.0833in"/>
    </style:style>
    <style:style style:name="T184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4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4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4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4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5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5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5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5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5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6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6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6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3" style:family="section">
      <style:section-properties fo:margin-left="0in" fo:margin-right="0in" style:writing-mode="lr-tb"/>
    </style:style>
    <style:style style:name="P186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864" style:parent-style-name="Normal1" style:family="paragraph">
      <style:paragraph-properties style:snap-to-layout-grid="false" fo:text-align="justify" style:writing-mode="rl-tb" fo:margin-top="0.0833in"/>
    </style:style>
    <style:style style:name="T186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6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6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6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6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7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7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7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7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7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7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7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7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7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7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8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8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8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8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8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8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4" style:family="section">
      <style:section-properties fo:margin-left="0in" fo:margin-right="0in" style:writing-mode="lr-tb"/>
    </style:style>
    <style:style style:name="P188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887" style:parent-style-name="Normal1" style:family="paragraph">
      <style:paragraph-properties style:snap-to-layout-grid="false" fo:text-align="justify" style:writing-mode="rl-tb" fo:margin-top="0.0833in"/>
    </style:style>
    <style:style style:name="T188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8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9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9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9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9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9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9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9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89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89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8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5" style:family="section">
      <style:section-properties fo:margin-left="0in" fo:margin-right="0in" style:writing-mode="lr-tb"/>
    </style:style>
    <style:style style:name="P1900"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901" style:parent-style-name="Normal1" style:family="paragraph">
      <style:paragraph-properties style:snap-to-layout-grid="false" fo:text-align="justify" style:writing-mode="rl-tb" fo:margin-top="0.0833in"/>
    </style:style>
    <style:style style:name="T190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0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0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0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0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0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0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0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1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1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1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1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1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1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1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1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2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2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2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2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2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6" style:family="section">
      <style:section-properties fo:margin-left="0in" fo:margin-right="0in" style:writing-mode="lr-tb"/>
    </style:style>
    <style:style style:name="P1926"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927" style:parent-style-name="Normal1" style:family="paragraph">
      <style:paragraph-properties style:snap-to-layout-grid="false" fo:text-align="justify" style:writing-mode="rl-tb" fo:margin-top="0.0833in"/>
    </style:style>
    <style:style style:name="T192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2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3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3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3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3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3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3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3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3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3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3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4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4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4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7" style:family="section">
      <style:section-properties fo:margin-left="0in" fo:margin-right="0in" style:writing-mode="lr-tb"/>
    </style:style>
    <style:style style:name="P194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944" style:parent-style-name="Normal1" style:family="paragraph">
      <style:paragraph-properties style:snap-to-layout-grid="false" fo:text-align="justify" style:writing-mode="rl-tb" fo:margin-top="0.0833in"/>
    </style:style>
    <style:style style:name="T194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4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4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4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4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5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5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5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5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5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5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5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5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5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6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6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6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6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6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6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6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6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6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6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7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7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7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7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7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7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7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7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7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7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8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8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8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8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84"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85"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8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87"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88"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8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9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9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9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9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9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9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9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199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199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99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00"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01"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0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03"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04"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0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06"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07"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0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09"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10"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1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12"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13"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1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15"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16"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1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18"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19"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2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21" style:parent-style-name="DefaultParagraphFont" style:family="text">
      <style:text-properties style:font-name="Gentium" style:font-name-complex="Estrangelo Edessa" fo:font-weight="bold" style:font-weight-asian="bold" style:font-weight-complex="bold" fo:color="#0000FF" style:letter-kerning="true" style:text-position="super 60.7%" fo:font-size="14pt" style:font-size-asian="14pt" style:font-size-complex="14pt" style:language-complex="syr" style:country-complex="SY"/>
    </style:style>
    <style:style style:name="T2022" style:parent-style-name="DefaultParagraphFont" style:family="text">
      <style:text-properties style:font-name="Gentium" style:font-name-complex="Estrangelo Edessa" fo:font-weight="bold" style:font-weight-asian="bold" style:font-weight-complex="bold" fo:color="#0000FF" style:letter-kerning="true" style:text-position="super 64.2%" fo:font-size="14pt" style:font-size-asian="14pt" style:font-size-complex="14pt" style:language-complex="syr" style:country-complex="SY"/>
    </style:style>
    <style:style style:name="T202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S78" style:family="section">
      <style:section-properties fo:margin-left="0in" fo:margin-right="0in" style:writing-mode="lr-tb"/>
    </style:style>
    <style:style style:name="P2024" style:parent-style-name="Normal1" style:family="paragraph">
      <style:paragraph-properties fo:keep-with-next="always" fo:widows="0" fo:orphans="0" style:snap-to-layout-grid="false" fo:text-align="center" fo:margin-top="0.0833in"/>
    </style:style>
    <style:style style:name="T2025"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26" style:parent-style-name="Normal1" style:family="paragraph">
      <style:paragraph-properties style:snap-to-layout-grid="false" fo:text-align="center" style:writing-mode="rl-tb" fo:margin-top="0.0833in"/>
    </style:style>
    <style:style style:name="T2027"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79" style:family="section">
      <style:section-properties fo:margin-left="0in" fo:margin-right="0in" style:writing-mode="lr-tb"/>
    </style:style>
    <style:style style:name="P2028" style:parent-style-name="Normal1" style:family="paragraph">
      <style:paragraph-properties fo:keep-with-next="always" fo:widows="0" fo:orphans="0" style:snap-to-layout-grid="false" fo:text-align="center" fo:margin-top="0.0833in"/>
    </style:style>
    <style:style style:name="T2029"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30" style:parent-style-name="Normal1" style:family="paragraph">
      <style:paragraph-properties style:snap-to-layout-grid="false" fo:text-align="center" style:writing-mode="rl-tb" fo:margin-top="0.0833in"/>
    </style:style>
    <style:style style:name="T2031"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80" style:family="section">
      <style:section-properties fo:margin-left="0in" fo:margin-right="0in" style:writing-mode="lr-tb"/>
    </style:style>
    <style:style style:name="P2032" style:parent-style-name="Normal1" style:family="paragraph">
      <style:paragraph-properties fo:keep-with-next="always" fo:widows="0" fo:orphans="0" style:snap-to-layout-grid="false" fo:text-align="center" fo:margin-top="0.0833in"/>
    </style:style>
    <style:style style:name="T2033"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34" style:parent-style-name="Normal1" style:family="paragraph">
      <style:paragraph-properties style:snap-to-layout-grid="false" fo:text-align="center" style:writing-mode="rl-tb" fo:margin-top="0.0833in"/>
    </style:style>
    <style:style style:name="T2035"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81" style:family="section">
      <style:section-properties fo:margin-left="0in" fo:margin-right="0in" style:writing-mode="lr-tb"/>
    </style:style>
    <style:style style:name="P2036" style:parent-style-name="Normal1" style:family="paragraph">
      <style:paragraph-properties fo:keep-with-next="always" fo:widows="0" fo:orphans="0" style:snap-to-layout-grid="false" fo:text-align="center" fo:margin-top="0.0833in"/>
    </style:style>
    <style:style style:name="T2037"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38" style:parent-style-name="Normal1" style:family="paragraph">
      <style:paragraph-properties style:snap-to-layout-grid="false" fo:text-align="center" style:writing-mode="rl-tb" fo:margin-top="0.0833in"/>
    </style:style>
    <style:style style:name="T2039"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82" style:family="section">
      <style:section-properties fo:margin-left="0in" fo:margin-right="0in" style:writing-mode="lr-tb"/>
    </style:style>
    <style:style style:name="P2040" style:parent-style-name="Normal1" style:family="paragraph">
      <style:paragraph-properties fo:keep-with-next="always" fo:widows="0" fo:orphans="0" style:snap-to-layout-grid="false" fo:text-align="center" fo:margin-top="0.0833in"/>
    </style:style>
    <style:style style:name="T2041"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42" style:parent-style-name="Normal1" style:family="paragraph">
      <style:paragraph-properties style:snap-to-layout-grid="false" fo:text-align="center" style:writing-mode="rl-tb" fo:margin-top="0.0833in"/>
    </style:style>
    <style:style style:name="T2043"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83" style:family="section">
      <style:section-properties fo:margin-left="0in" fo:margin-right="0in" style:writing-mode="lr-tb"/>
    </style:style>
    <style:style style:name="P2044" style:parent-style-name="Normal1" style:family="paragraph">
      <style:paragraph-properties fo:keep-with-next="always" fo:widows="0" fo:orphans="0" style:snap-to-layout-grid="false" fo:text-align="center" fo:margin-top="0.0833in"/>
    </style:style>
    <style:style style:name="T2045"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46" style:parent-style-name="Normal1" style:family="paragraph">
      <style:paragraph-properties style:snap-to-layout-grid="false" fo:text-align="center" style:writing-mode="rl-tb" fo:margin-top="0.0833in"/>
    </style:style>
    <style:style style:name="T2047"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84" style:family="section">
      <style:section-properties fo:margin-left="0in" fo:margin-right="0in" style:writing-mode="lr-tb"/>
    </style:style>
    <style:style style:name="P2048" style:parent-style-name="Normal1" style:family="paragraph">
      <style:paragraph-properties fo:keep-with-next="always" fo:widows="0" fo:orphans="0" style:snap-to-layout-grid="false" fo:text-align="center" fo:margin-top="0.0833in"/>
    </style:style>
    <style:style style:name="T2049"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50" style:parent-style-name="Normal1" style:family="paragraph">
      <style:paragraph-properties style:snap-to-layout-grid="false" fo:text-align="center" style:writing-mode="rl-tb" fo:margin-top="0.0833in"/>
    </style:style>
    <style:style style:name="T2051"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85" style:family="section">
      <style:section-properties fo:margin-left="0in" fo:margin-right="0in" style:writing-mode="lr-tb"/>
    </style:style>
    <style:style style:name="P2052" style:parent-style-name="Normal1" style:family="paragraph">
      <style:paragraph-properties fo:keep-with-next="always" fo:widows="0" fo:orphans="0" style:snap-to-layout-grid="false" fo:text-align="center" fo:margin-top="0.0833in"/>
    </style:style>
    <style:style style:name="T2053"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54" style:parent-style-name="Normal1" style:family="paragraph">
      <style:paragraph-properties style:snap-to-layout-grid="false" fo:text-align="center" style:writing-mode="rl-tb" fo:margin-top="0.0833in"/>
    </style:style>
    <style:style style:name="T2055"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86" style:family="section">
      <style:section-properties fo:margin-left="0in" fo:margin-right="0in" style:writing-mode="lr-tb"/>
    </style:style>
    <style:style style:name="P2056" style:parent-style-name="Normal1" style:family="paragraph">
      <style:paragraph-properties fo:keep-with-next="always" fo:widows="0" fo:orphans="0" style:snap-to-layout-grid="false" fo:text-align="center" fo:margin-top="0.0833in"/>
    </style:style>
    <style:style style:name="T2057"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58" style:parent-style-name="Normal1" style:family="paragraph">
      <style:paragraph-properties style:snap-to-layout-grid="false" fo:text-align="center" style:writing-mode="rl-tb" fo:margin-top="0.0833in"/>
    </style:style>
    <style:style style:name="T2059"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style:style style:name="S87" style:family="section">
      <style:section-properties fo:margin-left="0in" fo:margin-right="0in" style:writing-mode="lr-tb"/>
    </style:style>
    <style:style style:name="P2060" style:parent-style-name="Normal1" style:family="paragraph">
      <style:paragraph-properties fo:keep-with-next="always" fo:widows="0" fo:orphans="0" style:snap-to-layout-grid="false" fo:text-align="center" fo:margin-top="0.0833in"/>
    </style:style>
    <style:style style:name="T2061" style:parent-style-name="DefaultParagraphFont" style:family="text">
      <style:text-properties style:font-name="Gentium" style:font-name-complex="Estrangelo Edessa" fo:font-weight="bold" style:font-weight-asian="bold" style:font-weight-complex="bold" fo:color="#FF0000" fo:font-size="16pt" style:font-size-asian="16pt" style:font-size-complex="16pt" style:language-complex="syr" style:country-complex="SY"/>
    </style:style>
    <style:style style:name="P2062" style:parent-style-name="Normal1" style:family="paragraph">
      <style:paragraph-properties style:snap-to-layout-grid="false" fo:text-align="center" style:writing-mode="rl-tb" fo:margin-top="0.0833in"/>
    </style:style>
    <style:style style:name="T2063" style:parent-style-name="DefaultParagraphFont" style:family="text">
      <style:text-properties style:font-name="Gentium" style:font-name-complex="Estrangelo Edessa" fo:color="#7030A0" style:letter-kerning="true" fo:font-size="14pt" style:font-size-asian="14pt" style:font-size-complex="14pt" style:language-complex="syr" style:country-complex="SY"/>
    </style:style>
  </office:automatic-styles>
  <office:body>
    <office:text text:use-soft-page-breaks="true">
      <text:p text:style-name="P1"><text:span text:style-name="T2">The Syriac text presented here is that of</text:span><text:span text:style-name="T3"><text:s/>Codex Ambrosiana</text:span><text:span text:style-name="T4">; the ‘Epistle’ section (Chs 78–87) is not included (but will be added if/when a<text:s/></text:span><text:span text:style-name="T5">reliable</text:span><text:span text:style-name="T6"><text:s/>source can be found). The text given here has been gleaned from the<text:s/></text:span><text:a xlink:href="http://pseudepigrapha.org/" office:target-frame-name="_top" xlink:show="replace"><text:span text:style-name="T7">Online Critical Pseudepigrapha</text:span></text:a><text:span text:style-name="T8">.</text:span><text:span text:style-name="T9"><text:s/></text:span><text:span text:style-name="T10">Preliminary</text:span><text:span text:style-name="T11"><text:s/>cri</text:span><text:span text:style-name="T12">t</text:span><text:span text:style-name="T13">ical notes on the text are included in the<text:s/></text:span><text:a office:title="Link to the TheoDoor PDF file." xlink:href="file:///C:/TheoWork/Fnnn-Bar/F902-SBa.pdf" office:target-frame-name="_top" xlink:show="replace"><text:span text:style-name="T14">parallel/annotated file</text:span></text:a><text:span text:style-name="T15">.</text:span></text:p>
      <text:p text:style-name="P16"/>
      <text:section text:name="Sect1" text:style-name="S1">
        <text:p text:style-name="P17">1</text:p>
        <text:p text:style-name="P18"><text:span text:style-name="T19">ܟܬܒܐ ܕܓܠܝܢܗ ܕܒܪܘܟ ܒܪ ܢܪܝܐ ܀ ܕܡܦܩ ܡܢ ܝܘܢܝܐ ܠܣܘܪܝܝܐ.</text:span></text:p>
        <text:p text:style-name="P20"><text:span text:style-name="T21">1</text:span><text:span text:style-name="T22"> </text:span><text:span text:style-name="T23">ܘܗ̣ܘܐ ܒܫܢܬ ܥܣܪܝܢ ܘܚܡܫ ܕܝܘܟܢܝܐ ܡ̇ܠܟܐ ܕܝܗܘܕܐ̣. ܗܘ̣ܐ ܦܬܓܡܗ ܕܡܪܝܐ ܥܠ ܒܪܘܟ ܒܪ ܢܪܝܐ ܘܐ̣ܡ̣ܪ ܠܗ.<text:s/></text:span><text:span text:style-name="T24">2</text:span><text:span text:style-name="T25"> </text:span><text:span text:style-name="T26">ܚܙ̣ܝܬ ܟܠܡܕܡ ܕܥ̇ܒܕ ܠܝ ܥܡܐ ܗܢܐ. ܒܝ̣ܫ̈ܬܐ ܕܥܒ̣ܕܘ ܗܠܝܢ ܬܪܝܢ ܫܒ̈ܛܝܢ ܕܦ̇ܫܘ. ܝܬܝܪ ܡܢ ܥܣܪܐ ܫ̇ܒ̈ܛܝܢ ܕܐܫܬܒܝܘ.<text:s/></text:span><text:span text:style-name="T27">3</text:span><text:span text:style-name="T28"> </text:span><text:span text:style-name="T29">ܫܒ̈ܛܐ ܓܝܪ ܩܕ̈ܡܝܐ . ܡܢ ܡ̈ܠܟܝܗܘܢ ܐܬܐܠܨܘ ܕܢܚܛܘܢ ܗܠܝܢ ܕܝܢ ܬܪܝܢ ܗ̣ܢܘܢ ܐܠܨ̇ܝܢ ܗܘܘ ܘܥ̇ܨܝܢ ܠܡ̈ܠܟܝܗ̇ܘܢ̇ ܕܢܚܛܘܢ.<text:s/></text:span><text:span text:style-name="T30">4</text:span><text:span text:style-name="T31"> </text:span><text:span text:style-name="T32">ܡܛܠ ܗܢܐ ܗܐ ܡܝܬܐ ܐܢܐ ܒܝܫ̣ܬܐ ܥܠ ܡܕܝܢܬܐ ܗܕܐ ܘܥܠ ܥܡܘܖ̈ܝܗ̇. ܘܬܬܪܝܡ ܡܢ ܩܕܡܝ ܥܕ ܙܒܢܐ. ܘܡ̇ܒܕܪ ܐܢܐ ܠܗ ܠܗܢܐ ܥܡܐ ܒܝܢܬ ܥܡ̈ܡܐ ܕܠܥܡ̈ܡܐ ܢܛܐܒ.<text:s/></text:span><text:span text:style-name="T33">5</text:span><text:span text:style-name="T34"> </text:span><text:span text:style-name="T35">ܘܥܡܝ ܕܝܠܝ ܢܬܪܕܐ. ܘܢܐܬܐ ܙܒܢܐ ܘܢܒܥܘܢ ܡܨܠܚܢܘܬܗܘܢ ܕܙܒܢܝ̈ܗܘܢ ܀</text:span></text:p>
      </text:section>
      <text:section text:name="Sect2" text:style-name="S2">
        <text:p text:style-name="P36">2</text:p>
        <text:p text:style-name="P37"><text:span text:style-name="T38">1</text:span><text:span text:style-name="T39"> </text:span><text:span text:style-name="T40">ܗܠܝܢ ܕܝܢ ܐܡ̇ܪܬ ܠܟ ܕܬܐܡܪ ܠܐܪܡܝܐ ܘܠܟܠ ܐܝܠܝܢ ܕܕܡ̇ܝܢ ܠܟܘܢ. ܕܬܬܪܚܩܘܢ ܠܟܘܢ ܡܢ ܗܕܐ ܡܕܝܢܬܐ.<text:s/></text:span><text:span text:style-name="T41">2</text:span><text:span text:style-name="T42"> </text:span><text:span text:style-name="T43">ܡܛܠ ܕܥ̇ܒ̈ܕܝܟܘܢ ܐܝܬܝܗܘܢ ܠܗܕܐ ܡܕܝܢܬܐ ܐܝܟ ܥܡܘܕܐ ܫܪܝܪܐ .ܘܨܠܘ̈ܬܟܘܢ ܐܝܟ ܫܘܪܐ ܚܝܠܬܢܐ ܀</text:span></text:p>
      </text:section>
      <text:section text:name="Sect3" text:style-name="S3">
        <text:p text:style-name="P44">3</text:p>
        <text:p text:style-name="P45"><text:span text:style-name="T46">1</text:span><text:span text:style-name="T47"> </text:span><text:span text:style-name="T48">ܘܐܡ̇ܪܬ ܐܘ ܡܪܝܐ ܡܪܝ̣. ܠܗܕܐ ܐܬ̇ܝܬ ܠܥܠܡܐ ܕܐܚ̇ܙܐ ܒܒܝ̣ܫ̈ܬܗ̇ ܕܐܡܝ̣. ܠܐ ܡܪܝ.<text:s/></text:span><text:span text:style-name="T49">2</text:span><text:span text:style-name="T50"> </text:span><text:span text:style-name="T51">ܐܢ ܐܫܟ̇ܚܬ ܖ̈ܚܡ̣ܐ ܒܥ̈ܝܢܝܟ̣. ܣܒ ܠܘܩܕܡ̇ ܪܘܚܝ ܕܐ̇ܙܠ ܠܝ ܠܘܬ ܐܒܗ̈ܝ̣. ܘܠܐ ܐܚ̇ܙܐ ܒܐܒܕܢܗ̇ ܕܐܡܝ.<text:s/></text:span><text:span text:style-name="T52">3</text:span><text:span text:style-name="T53"> </text:span><text:span text:style-name="T54">ܡܛܠ ܕܬܖ̈ܬܝܗܝܢ ܐܠܨ̈ܢ ܠܝ ܣ̇ܓܝ. ܕܐܩܘܡ ܓܝܪ ܠܩܘܒܠܟ̣. ܠܐ ܡܫܟܚ ܐܢܐ. ܐܠܐ ܐܦ ܠܐ ܕܐ̇ܚܙܐ ܒܒܝ̣ܫܬܗ ܕܐܡܝ ܡܫܟܚܐ ܢܦܫܝ.<text:s/></text:span><text:span text:style-name="T55">4</text:span><text:span text:style-name="T56"> </text:span><text:span text:style-name="T57">ܚܕܐ ܕܝܢ ܐܡܪ ܐܢܐ ܩܕܡܝܟ ܡܪܝܐ.<text:s/></text:span><text:span text:style-name="T58">5</text:span><text:span text:style-name="T59"> </text:span><text:span text:style-name="T60">ܡܢܐ ܗܟܝܠ ܗ̇ܘܐ ܡܢ ܒܬܪ ܗܠܝܢ. ܐܢ ܓܝܪ ܡܘܒܕ ܐܢܬ ܡܕܝܢܬܟ. ܘܡܫܠܡ̣ ܐܢܬ ܐܪܥܟ ܠܣܢܐ̈ܝܢ. ܐܝ̇ܟܢܐ ܬܘܒ ܡܬܕܟܪ ܫܡܗ ܕܐܝܣܪܝܠ.<text:s/></text:span><text:span text:style-name="T61">6</text:span><text:span text:style-name="T62"> </text:span><text:span text:style-name="T63">ܐܘ ܐܝ̇ܟܢܐ ܢܡܠܠ ܥܠ ܬܫܒ̈ܚܬܟ. ܐܘ ܠܡ̣ܢܘ ܡ̈ܬܦܫܩ ܡܐ ܕܒܢܡܘܣܟ.<text:s/></text:span><text:span text:style-name="T64">7</text:span><text:span text:style-name="T65"> </text:span><text:span text:style-name="T66">ܐܘ ܕܠܡܐ ܗ̇ܦܟ ܠܗ̇ ܬܨܒܝܬܐ ܠܟܝܢܗ̇. ܘܥܠܡܐ ܬܘܒ ܐ̇ܙܠ ܠܗ ܠܫܬܩܐ ܕܡܢ ܩܕܝܡ.<text:s/></text:span><text:span text:style-name="T67">8</text:span><text:span text:style-name="T68"> </text:span><text:span text:style-name="T69">ܘܡܬܣܒ ܠܗ ܣܘܓܐܗܝܢ ܕܢܦܫ̈ܬܐ. ܘܟܝܢܐ ܕܒܢܝ̈ܢܫܐ ܬܘܒ ܠܐ܁ ܡܫܬܡܗ.<text:s/></text:span><text:span text:style-name="T70">9</text:span><text:span text:style-name="T71"> </text:span><text:span text:style-name="T72">ܘܐܝ̇ܟܐ ܗܘ ܟܠ ܡܐ ܕܐܡ̣ܪܬ ܠܡܘܫܐ ܥܠܝܢ܀܀܀܁</text:span></text:p>
      </text:section>
      <text:section text:name="Sect4" text:style-name="S4">
        <text:soft-page-break/>
        <text:p text:style-name="P73">4</text:p>
        <text:p text:style-name="P74"><text:span text:style-name="T75">1</text:span><text:span text:style-name="T76"> </text:span><text:span text:style-name="T77">ܘܐܡ̣ܪ ܠܝ ܡܪܝܐ. ܗܕܐ ܡܕܝܢܬܐ ܠܙܒܢܐ ܡܫܬܠܡܐ. ܘܥܡܐ ܡܬܪܕܐ ܒܙܒܢܐ. ܘܥܠܡܐ ܠܐ ܡܬܛܥܐ.<text:s/></text:span><text:span text:style-name="T78">2</text:span><text:span text:style-name="T79"> </text:span><text:span text:style-name="T80">ܐܘ ܕܠܡܐ ܣܒ̇ܪ ܐܢܬ ܕܗܕܐ̣ ܗܝ ܡܕܝܢܬܐ ܗ̇ܝ ܕܐܡ̇ܪܬ ܥܠܝܗ̇ ܕܥܠ ܦܣ̈ܐ ܕܐܝ̈ܕܝ ܪܫܡܬܟܝ.<text:s/></text:span><text:span text:style-name="T81">3</text:span><text:span text:style-name="T82"> </text:span><text:span text:style-name="T83">ܠܐ ܗܘܐ ܗܢܐ ܒܢܝܢܐ ܕܗܫܐ ܒܢ̣ܐ ܒܝܢܬܟܘܢ. ܗ̇ܘ ܕܡܬܓܠܐ ܠܘܬܝ. ܗ̇ܘ ܕܗܪܟܐ ܡ̣ܩܕܡ ܡܥܬܕ. ܡܢ ܟܕ ܐܬܚ̣ܫܒܬ ܕܐ̇ܥܒܕ ܦܪܕܝܣܐ. ܘܚܘܝܬܗ ܠܐܕܡ ܡܢ ܩܕܡ ܕܠܐ ܢܚܛܐ. ܘܟܕ ܐܥܒܪ ܦܘܩܕܢܐ ܐܬܓܠܙܬ ܠܗ ܡܢܗ. ܐܝܟ ܕܐܦ ܦܪܕܝܣܐ.<text:s/></text:span><text:span text:style-name="T84">4</text:span><text:span text:style-name="T85"> </text:span><text:span text:style-name="T86">ܘܡܢ ܒܬܪ ܗ̇ܠܝ̣ܢ. ܚܘ̇ܝܬܗ ܠܥ̣ܒܕܝ ܐܒܪܗܡ ܒܠܠܝܐ. ܒܝܬ ܦܠܓ̈ܐ ܕܕܒܚ̈ܐ.<text:s/></text:span><text:span text:style-name="T87">5</text:span><text:span text:style-name="T88"> </text:span><text:span text:style-name="T89">ܘܬܘܒ ܐܦ ܠܡܘܫܐ ܚܘ̇ܝܬܗ ܒܛܘܪ ܣܝܢܝ ܟܕ ܚܘ̇ܝܬܗ ܕܡܘܬܗ ܕܡܫܟܢܐ ܘܟܘܠܗܘܢ ܡܐ̈ܢܘܗܝ.<text:s/></text:span><text:span text:style-name="T90">6</text:span><text:span text:style-name="T91"> </text:span><text:span text:style-name="T92">ܘܗܫܐ ܗܐ ܢܛܝܪܐ ܠܘܬܝ ܐܝܟ ܕܐܦ ܦܪܕܝܣܐ.<text:s/></text:span><text:span text:style-name="T93">7</text:span><text:span text:style-name="T94"> </text:span><text:span text:style-name="T95">ܙܠ ܗܟܝܠ ܘܥܒ̇ܕ ܐܝܟ ܕܡܦܩܕ ܐܢܐ ܠܟ ܀ ܀ ܁܁</text:span></text:p>
      </text:section>
      <text:section text:name="Sect5" text:style-name="S5">
        <text:p text:style-name="P96">5</text:p>
        <text:p text:style-name="P97"><text:span text:style-name="T98">1</text:span><text:span text:style-name="T99"> </text:span><text:span text:style-name="T100">ܘܥ̇ܢܝܬ ܘܐܡ̇ܪܬ. ܥܬܝܕ ܐܢܐ ܗܟܝܠ ܕܐ̇ܗ̇ܘܐ ܚܝܒ ܒܨܗܝܘܢ ܕܢܐܬܘܢ ܣܢܐ̈ܝܟ ܠܗܢܐ ܐܬܪܐ. ܘܢܛܐܡܘܢ ܩܘܕܫܟ ܘܢܫܒܘܢ ܝܪܬܘܬܟ ܘܢܫܬܠܛܘܢ ܥܠ ܐܝܠܝܢ ܕܪܚܡ̣ܬ. ܘܢܐܙܠܘܢ ܬܘܒ ܠܐܬܪܐ ܕܦܬܟܖ̈ܝܗܘܢ. ܘܢܫܬܒܗܪܘܢ ܩܕܡܝܗܘܢ. ܘܡܢܐ ܥܒ̇ܕܬ ܠܗ ܠܫܡܟ ܪܒܐ.<text:s/></text:span><text:span text:style-name="T101">2</text:span><text:span text:style-name="T102"> </text:span><text:span text:style-name="T103">ܘܐܡ̣ܪ ܠܝ ܡܪܝܐ. ܫܡܝ ܘܬܫܒܘܚܬܝ ܥܠܡܐ ܐܝܬ ܠܗܘܢ. ܕܝ̣ܢܝ ܕܝܢ ܒܙܒܢܗ ܢܛ̇ܪ ܙܕܩܗ.<text:s/></text:span><text:span text:style-name="T104">3</text:span><text:span text:style-name="T105"> </text:span><text:span text:style-name="T106">ܘܐܢܬ ܬܚܙܐ ܒܥܝ̈ܢܝܟ. ܕܠܐ ܗܘܐ ܒܥܠܕܒ̈ܒܐ ܣ̇ܚܦܝܢ ܠܨܗܝܘܢ. ܘܠܐ ܡܘܩܕܝܢ ܠܐܘܪܫܠܡ. ܐܠܐ ܠܕܝ̇ܢܐ ܡܫܡܫܝܢ ܠܙܒܢܐ.<text:s/></text:span><text:span text:style-name="T107">4</text:span><text:span text:style-name="T108"> </text:span><text:span text:style-name="T109">ܐܢܬ ܕܝܢ ܙܠ ܘܥ̇ܒܕ ܟܘܠ ܡܕܡ ܕܐܡ̇ܪܬ ܠܟ..<text:s/></text:span><text:span text:style-name="T110">5</text:span><text:span text:style-name="T111"> </text:span><text:span text:style-name="T112">ܘܐܙ̇ܠܬ ܘܕܒ̇ܪܬ ܠܐܪܡܝܐ ܘܠܥܕܘ. ܘܠܣܪܝܐ ܘܠܝܒܫ. ܘܠܓܕܠܝܐ ܘܠܟܠ ܡܝܩܪܘܗܝ ܕܥܡܐ. ܘܐܝ̇ܬܝܬ ܐܢܘܢ ܠܢܚܠܐ ܕܩܕܪܘܢ. ܘܐܫܬ̇ܥܝܬ ܠܗܘܢ ܟܠ ܕܐܬܐܡܪ ܠܝ.<text:s/></text:span><text:span text:style-name="T113">6</text:span><text:span text:style-name="T114"> </text:span><text:span text:style-name="T115">ܘܐܪܝܡܘ ܩܠܗܘܢ ܘܒܟܘ ܟܘܠܗܘܢ.<text:s/></text:span><text:span text:style-name="T116">7</text:span><text:span text:style-name="T117"> </text:span><text:span text:style-name="T118">ܘܝ̇ܬܒܢ ܬܡܢ ܘܨܡܢ ܥܕܡܐ ܠܪܡܫܐ ܀ ܀ ܀</text:span></text:p>
      </text:section>
      <text:section text:name="Sect6" text:style-name="S6">
        <text:p text:style-name="P119">6</text:p>
        <text:p text:style-name="P120"><text:span text:style-name="T121">1</text:span><text:span text:style-name="T122"> </text:span><text:span text:style-name="T123">ܘܗ̣ܘܐ ܠܝܘܡܐ ܕܡܚܪ̣. ܘܗܐ ܚܝܠܐ ܕܟ̈ܠܕܝܐ ܟܪܟܗ̇ ܠܡܕܝܢܬܐ. ܘܒܥܕܢ ܪܡܫܐ̣. ܫܒܩܬܗ ܠܥܡܐ ܐܢܐ ܒܪܘܟ. ܘܢ̇ܦܩܬ ܘܩ̣ܡ̇ܬ ܠܝ ܥܠ ܒܠܘܛܐ.<text:s/></text:span><text:span text:style-name="T124">2</text:span><text:span text:style-name="T125"> </text:span><text:span text:style-name="T126">ܘܡܬܥܝܩ ܗ̇ܘܝܬ ܥܠ ܨܗܝܘܢ ܘܡܬܬܢܚ ܥܠ ܫܒܝܬܐ ܕܐܬܬ ܥܠ ܥܡܐ.<text:s/></text:span><text:span text:style-name="T127">3</text:span><text:span text:style-name="T128"> </text:span><text:span text:style-name="T129">ܘܗܐ ܡܢ ܫܠܝܐ. ܪܘܚܐ ܕܚܝܠܐ ܐܪܝܡܬܢܝ. ܘܐܣܩܬܢܝ ܠܥܠ ܡܢ ܫܘܪܗ̇ ܕܐܘܪܫܠܡ ܠܥܠ.<text:s/></text:span><text:span text:style-name="T130">4</text:span><text:span text:style-name="T131"> </text:span><text:span text:style-name="T132">ܘܚ̇ܙܝܬ ܘܗܐ ܐܪܒܥܐ ܡܠܐ̈ܟܝܢ ܩܝ̇ܡܝܢ ܥܠ ܐܖ̈ܒܥܬܝܗܝܢ ܙܘܝ̈ܬܗ̇ ܕܡܕܝܢܬܐ. ܟܕ ܐܚܝܕܝܢ ܗܘܘ ܚܕ ܚܕ ܡܢܗܘܢ ܠܡܦܐܕܐ ܕܢܘܪܐ ܒܐܝ̈ܕܘܗܝ.<text:s/></text:span><text:span text:style-name="T133">5</text:span><text:span text:style-name="T134"> </text:span><text:span text:style-name="T135">ܘܡܠܐܟܐ ܐܚܪܢܐ ܢܚܬ ܗܘܐ ܡܢ ܫܡܝܐ ܘܐܡ̣ܪ ܠܗܘܢ. ܐܚܘܕܘ ܠܡܦܐ̈ܕܝܟܘܢ ܘܠܐ ܬܕܠܩܘܢ. ܥܕܡܐ ܕܐܡ̇ܪ ܠܟܘܢ.<text:s/></text:span><text:span text:style-name="T136">6</text:span><text:span text:style-name="T137"> </text:span><text:span text:style-name="T138">ܐܫܬ̇ܕܪܬ ܓܝܪ ܕܠܘܩܕܡ ܐܡ̇ܪ ܠܐܪܥܐ ܡܠܬܐ. ܘܐܣ̇ܝܡ ܠܘܬܗ̇ ܡܕܡ ܕܦܩܕ̇ܢܝ ܡܪܝܐ ܡܪܝܡܐ.<text:s/></text:span><text:span text:style-name="T139">7</text:span><text:span text:style-name="T140"> </text:span><text:span text:style-name="T141">ܘܚܙ̇ܝܬܗ ܕܢܚ̣ܬ ܠܒܝܬ ܩܕܘܫ ܩܘܕ̈ܫܐ. ܘܢܣ̣ܒ ܡܢ ܬܡܢ ܐ̈ܦܝ ܬܪܥܐ̣. ܘܐܦܘܕܐ ܩܕܝܫܐ. ܘܚܘܣܝܐ. ܘܬܖ̈ܬܝܢ ܠܘܚ̈ܐ. ܘܠܒܘܫܐ ܩܕܝܫܐ ܕܟܗ̈ܢܐ. ܘܦܝܪܡܐ. ܘܐܪܒܥܝܢ ܘܬܡ̈ܢܐ ܟܐ̈ܦܝܢ ܡܝܩܖ̈ܢ. ܗܠܝܢ ܕܠܒ̇ܫ ܗܘܐ ܟܗܢܐ ܘܟܘܠܗܘܢ ܡܐ̈ܢܝ ܩܘܕܫܐ ܕܡܫܟܢܐ.<text:s/></text:span><text:span text:style-name="T142">8</text:span><text:span text:style-name="T143"> </text:span><text:span text:style-name="T144">ܘܐܡ̣ܪ ܠܐܪܥܐ ܒܩܠܐ<text:s/></text:span><text:soft-page-break/><text:span text:style-name="T145">ܪܡ̇ܐ. ܐܪܥܐ ܐܪܥܐ̣. ܐܪܥܐ ܫܡ̣ܥ ܦܬܓܡܗ ܕܐܠܗܐ ܚܝܠܬܢܐ. ܘܩܒ̇ܠ ܗܠܝܢ ܕܡܓܥܠ ܐܢܐ ܠܟܝ. ܘܢܛ̇ܪ ܐܢܘܢ ܥܕܡܐ ܠܙ̈ܒܢܐ ܐܚܖ̈ܝܐ ܕܡܐ ܕܐܬܦ̣ܩܕܬ ܬܬܠܝܢ ܐܢܘܢ. ܕܠܐ ܢܫܬܠܛܘܢ ܒܗܘܢ̣ ܢܘܟܖ̈ܝܐ.<text:s/></text:span><text:span text:style-name="T146">9</text:span><text:span text:style-name="T147"> </text:span><text:span text:style-name="T148">ܡܛܠ ܕܡ̣ܛܐ ܠܗ ܙܒܢܐ ܕܬܫܬܠܡ ܠܙܒܢܐ ܘܐܘܪܫܠܡ. ܥܕܡܐ ܕܢܬܐܡܪ ܕܬܘܒ ܬܗܦܘܟ ܬܬܩܢ ܠܥܠܡ.<text:s/></text:span><text:span text:style-name="T149">10</text:span><text:span text:style-name="T150"> </text:span><text:span text:style-name="T151">ܘܦܬ̤ܚܬ ܐܪܥܐ ܦܘܡܗ̣̇. ܘܒܠ̤ܥܬ ܐܢܘܢ. ܀</text:span></text:p>
      </text:section>
      <text:section text:name="Sect7" text:style-name="S7">
        <text:p text:style-name="P152">7</text:p>
        <text:p text:style-name="P153"><text:span text:style-name="T154">1</text:span><text:span text:style-name="T155"> </text:span><text:span text:style-name="T156">ܘܡܢ ܒܬܪ ܗܠܝ̣ܢ. ܫܡܥܬܗ ܠܡܠܐܟܐ ܗ̇ܘ ܕܐܡ̇ܪ ܠܡܠܐ̈ܟܐ ܗܠܝܢ ܕܐܚܝܕܝܢ ܗܘܘ ܠܡܦܐ̈ܕܐ. ܫܪܘ ܗܟܝܠ ܘܣܚܘܦܘ ܫܘܖ̈ܝܗ̇ ܥܕܡܐ ܠܫܬܐܣ̈ܐ. ܕܠܐ ܢܫܬܒܗܪܘܢ ܒܥܠܕܒ̈ܒܐ ܘܢܐܡܪܘܢ ܕܚܢܢ ܣܚܦܢܝܗܝ ܠܫܘܪܗ̇ ܕܨܗܝܘܢ. ܘܐܘ̇ܩܕܢ ܐܬܪܗ ܕܐܠܗܐ ܚܝܠܬܢܐ<text:s/></text:span><text:span text:style-name="T157">2</text:span><text:span text:style-name="T158"> </text:span><text:span text:style-name="T159">ܘܐܚܕܬܘܢܝܗܝ ܠܐܬܪܐ ܕܩܐ̇ܡ ܗ̇ܘܝܬ ܒܗ ܡܢ ܩܕܝܡ ܀</text:span></text:p>
      </text:section>
      <text:section text:name="Sect8" text:style-name="S8">
        <text:p text:style-name="P160">8</text:p>
        <text:p text:style-name="P161"><text:span text:style-name="T162">1</text:span><text:span text:style-name="T163"> </text:span><text:span text:style-name="T164">ܡܠܐ̈ܟܐ ܕܝܢ ܥܒ̣ܕܘ ܐܝܟ ܕܦ̣ܩܕ ܠܗܘܢ. ܘܟܕ ܒܕܪܘ ܙܘܝ̈ܬܗ ܕܫܘܪܐ̣. ܩܠܐ ܐܫܬܡܥ ܡܢ ܓܘܗ ܕܗܝܟܠܐ. ܡܢ ܒܬܪ ܕܢܦ̣ܠ ܫܘܪܐ ܕܐܡ̇ܪ.<text:s/></text:span><text:span text:style-name="T165">2</text:span><text:span text:style-name="T166"> </text:span><text:span text:style-name="T167">ܥܘܠܘ ܒܥܠܕܒ̈ܒܐ ܘܬܘ ܣܢܐ̈ܐ. ܐܪܦܝ ܓܝܪ ܗ̇ܘ ܕܢܛ̇ܪ ܒܝܬܐ.<text:s/></text:span><text:span text:style-name="T168">3</text:span><text:span text:style-name="T169"> </text:span><text:span text:style-name="T170">ܘܐ̇ܙܠܬ ܠܝ ܐܢܐ ܒܪܘܟ.<text:s/></text:span><text:span text:style-name="T171">4</text:span><text:span text:style-name="T172"> </text:span><text:span text:style-name="T173">ܘܗ̣ܘܐ ܡܢ ܒܬܪ ܗܠܝ̣ܢ. ܥܠ ܚܝܠܐ ܕܟ̈ܠܕܝܐ. ܘܐܚܕܘܗܝ ܠܒܝܬܐ ܘܠܟܠ ܕܚܕܖ̈ܘܗܝ.<text:s/></text:span><text:span text:style-name="T174">5</text:span><text:span text:style-name="T175"> </text:span><text:span text:style-name="T176">ܘܠܥܡܐ ܫܒܘ. ܘܡܢܗܘܢ ܩ̣ܛܠܘ. ܘܠܨܕܩܝܐ ܡ̇ܠܟܐ ܦܟ̣ܪܘ ܘܫܕܪܘܗܝ ܠܘܬ ܡ̇ܠܟܐ ܕܒܒܠ.܁܀܀</text:span></text:p>
      </text:section>
      <text:section text:name="Sect9" text:style-name="S9">
        <text:p text:style-name="P177">9</text:p>
        <text:p text:style-name="P178"><text:span text:style-name="T179">1</text:span><text:span text:style-name="T180"> </text:span><text:span text:style-name="T181">ܘܐܬ̇ܝܬ ܐܢܐ ܒܪܘܟ ܘܐܪܡܝܐ ܗ̇ܘ .ܕܐܫܬܟ̣ܚ ܕܟ̣ܐ ܠܒܗ ܡܢ ܚܛܗ̈ܐ. ܗ̇ܘ ܕܠܐ ܐܬܐܚܕ ܒܠܒܘܟܝܗ̇ ܕܡܕܝܢܬܐ<text:s/></text:span><text:span text:style-name="T182">2</text:span><text:span text:style-name="T183"><text:s/>[…] ܘܨܪܝܢ ܡܐ̈ܢܝܢ ܘܒܟ̈ܝܢ. ܘܐܬܒܠܢ ܘܨ̈ܡܢ ܫܒܥܐ ܝܘܡ̈ܝܢ܁܀</text:span></text:p>
      </text:section>
      <text:section text:name="Sect10" text:style-name="S10">
        <text:p text:style-name="P184">10</text:p>
        <text:p text:style-name="P185"><text:span text:style-name="T186">1</text:span><text:span text:style-name="T187"> </text:span><text:span text:style-name="T188">ܘܗ̣ܘܐ ܡܢ ܒܬܪ ܫܒܥܐ ܝܘܡ̈ܝܢ̣. ܗ̣ܘܐ ܥܠܝ ܦܬܓܡܗ ܕܐܠܗܐ ܘܐܡ̣ܪ ܠܝ.<text:s/></text:span><text:span text:style-name="T189">2</text:span><text:span text:style-name="T190"> </text:span><text:span text:style-name="T191">ܐܡ̣ܪ ܠܐܪܡܝܐ. ܕܢܐܙܠ ܘܢܩܝܡ ܫܒܝܬܗ ܕܥܡܐ ܥܕܡܐ ܠܒܒܠ.<text:s/></text:span><text:span text:style-name="T192">3</text:span><text:span text:style-name="T193">ܐܢܬ ܕܝܢ ܟܬܪ ܗܪܟܐ ܒܚܘܪܒܗ̇ ܕܨܗܝܘܢ. ܘܐܢܐ ܡܚܘܐ ܐܢܐ ܠܟ ܡܢ ܒܬܪ ܗܠܝܢ ܝܘܡ̈ܬܐ̣. ܡܕܡ ܕܥܬܝܕ ܕܢܓܕܫ ܒܐܚܪܝܬ ܝܘܡ̈ܬܐ.</text:span><text:span text:style-name="T194">4</text:span><text:span text:style-name="T195"> </text:span><text:span text:style-name="T196">ܘܐ̇ܡܪܬ ܠܐܪܡܝܐ ܐܝܟ ܕܦܩܕܢܝ ܡܪܝܐ.<text:s/></text:span><text:span text:style-name="T197">5</text:span><text:span text:style-name="T198"> </text:span><text:span text:style-name="T199">ܘܗ̣ܘ ܕܝܢ ܐ̣ܙܠ ܥܡ ܥܡܐ. ܐܢܐ ܕܝܢ ܒܪܘܟ̣ ܗ̇ܦܟܬ ܐܬ̇ܝܬ. ܘܝܬ̇ܒܬ ܩܕܡ ܬܖ̈ܥܘܗܝ ܕܗܝܟܠܐ. ܘܐ̇ܠܝܬ ܐܘܠܝܬܐ ܗܕܐ ܥܠ ܨܗܝܘܢ ܘܐܡ̇ܪܬ܁܁<text:s/></text:span><text:span text:style-name="T200">6</text:span><text:span text:style-name="T201"><text:s/>ܛܘܒܘܗܝ ܠܗ̇ܘ ܕܠܐ ܐܬܝܠܕ. ܐܘ̇ ܠܗ̇ܘ ܕܐܬܝܠܕ ܘܡܝܬ.<text:s/></text:span><text:span text:style-name="T202">7</text:span><text:span text:style-name="T203"> </text:span><text:span text:style-name="T204">ܠܢ ܕܝܢ ܠܐܝܠܝܢ ܕܚܝ̈ܝܢ ܘܝ ܠܢ. ܕܚ̈ܙܝܢ ܥܩ̈ܬܗ̇ ܕܨܗܝܘܢ. ܘܡܕܡ ܕܓܕܫܗ̇ ܠܐܘܪܫܠܡ.<text:s/></text:span><text:span text:style-name="T205">8</text:span><text:span text:style-name="T206"> </text:span><text:span text:style-name="T207">ܐܩ̇ܪܐ ܠܣܝܪܝܢܘܣ ܡܢ ܝܡܐ ܘܐܢܬܝܢ ܠܠܝ̈ܬܐ ܡܢ ܡܕܒܪܐ ܐܬ̈ܝܢ ܘܫܐ̈ܕܐ ܘܝܖ̈ܘܪܐ ܡܢ ܥܒ̈ܐ. ܐܬܬܥܝܪܘ ܘܐܣܘܪܘ .ܚܨ̈ܝܟܘܢ ܠܡܪܩܘܕܬܐ. ܘܣܒܘ ܥܡܝ ܐܘ̈ܠܝܬܐ ܘܐܪܩܕܘ̇<text:s/></text:span><text:soft-page-break/><text:span text:style-name="T208">ܥܡܝ.<text:s/></text:span><text:span text:style-name="T209">9</text:span><text:span text:style-name="T210"> </text:span><text:span text:style-name="T211">ܐܢܬܘܢ ܦܠܚ̈ܐ ܠܐ ܬܙܪܥܘܢ ܬܘܒ. ܘܐܢܬ ܐܪܥܐ̣ ܠܡܢܐ ܝܗ̇ܒܬ ܦܐܖ̈ܐ ܕܥ̈ܠܠܬܟܝ. ܐܚܘܕܝ ܒܓܘܟܝ ܚܠܝܘܬܐ ܕܡܙܘܢܝ̈ܟܝ.<text:s/></text:span><text:span text:style-name="T212">10</text:span><text:span text:style-name="T213"> </text:span><text:span text:style-name="T214">ܘܐܢܬ ܓܦܬܐ ܠܡܢܐ ܡ̇ܘܣܦܬܝ ܕܬܬܠܝܢ ܚܡ̣ܪܟܝ. ܕܠܐ ܬܘܒ ܡܬܩܪܒ ܡܢܗ̇ ܒܨܗܝܘܢ. ܘܠܐ ܬܘܒ ܪܝܫ ܦܐܖ̈ܐ ܡܬܩܪܒܝܢ.<text:s/></text:span><text:span text:style-name="T215">11</text:span><text:span text:style-name="T216"> </text:span><text:span text:style-name="T217">ܘܐܢܬܘܢ ܫܡܝܐ ܐܚܘܕܘ ܛܠܟܘܢ. ܘܠܐ ܬܦܬܚܘܢ ܐܘܨܖ̈ܐ ܕܡܛܪܐ.<text:s/></text:span><text:span text:style-name="T218">12</text:span><text:span text:style-name="T219"> </text:span><text:span text:style-name="T220">ܘܐܢܬ ܫܡ̣ܫܐ ܐܚܘܕ ܢܘܗܪܗܘܢ ܕܙܠܝܩ̈ܢܟ. ܘܐܢܬ ܣܗܪܐ ܐܕܥܟ ܣܘܓܐܐ ܕܢܘܗܪܟ. ܠܡܢܐ ܓܝܪ ܬܘܒ ܢܕܢܚ ܢܘܗܪܐ ܐܝ̇ܟܐ ܕܢܘܗܪܗ̇ ܕܨܗܝܘܢ ܚ̣ܫܟ.<text:s/></text:span><text:span text:style-name="T221">13</text:span><text:span text:style-name="T222"> </text:span><text:span text:style-name="T223">ܘܐܢܬܘܢ ܚ̈ܬܢܐ ܠܐ ܬܥܠܘܢ. ܘܒܬܘ̈ܠܬܐ ܒܟ̈ܠܝܠܐ̇ ܠܐ ܢܨܛܒ̈ܬܢ ܘܐܢܬܝܢ ܢܫ̈ܐ ܠܐ ܬܨ̈ܠܝܢ ܕܬܐ̈ܠܕܢ.<text:s/></text:span><text:span text:style-name="T224">14</text:span><text:span text:style-name="T225"> </text:span><text:span text:style-name="T226">ܢܬܒ̈ܣܡܢ ܓܝܪ ܝܬܝܪܐܝܬ ܥܩܖ̈ܬܐ. ܘܢܚ̈ܕܝܢ ܐܝܠܝܢ ܕܠܝܬ ܠܗܝܢ ܒ̈ܢܝܐ. ܘܐܝܠܝܢ ܕܐܝܬ ܠܗܝܢ ܒܢ̈ܝܐ ܢܬܬܥ̈ܝܩܢ.<text:s/></text:span><text:span text:style-name="T227">15</text:span><text:span text:style-name="T228"> </text:span><text:span text:style-name="T229">ܠܡܢܐ ܓܝܪ ܝܠܕ̈ܢ ܒܟܐܒ̈ܐ ܘܩܒܖ̈ܢ ܒܬܐܢ̈ܚܬܐ.<text:s/></text:span><text:span text:style-name="T230">16</text:span><text:span text:style-name="T231"> </text:span><text:span text:style-name="T232">ܐܘ ܠܡܢܐ ܬܘܒ ܗ̇ܘܝܢ ܠܗܘܢ ܒ̈ܢܝܐ ܠܒܢܝ̈ܢܫܐ. ܐܘ ܙܪܥܗ ܕܟܝܢܗܘܢ ܠܡܢܐ ܬܘܒ ܡܫܬܡܗ. ܐܝ̇ܟܐ ܕܗܕܐ ܐܡܐ ܚܪܒ̤ܬ. ܘܒܢ̈ܝܗ̇ ܐܫܬܒܝܘ.<text:s/></text:span><text:span text:style-name="T233">17</text:span><text:span text:style-name="T234"> </text:span><text:span text:style-name="T235">ܡܢ ܗܫܐ ܠܐ ܬܘܒ ܬܐܡܪܘܢ ܥܠ ܫܘܦܪܐ. ܘܠܐ ܬܬܢܘܢ ܥܠ ܝܐܝܘܬܐ.<text:s/></text:span><text:span text:style-name="T236">18</text:span><text:span text:style-name="T237"> </text:span><text:span text:style-name="T238">ܐܢܬܘܢ ܕܝܢ ܟܗ̈ܢܐ ܣܒܘ ܩܠܝܕܐ ܕܒܝܬ ܡܩܕܫܐ. ܘܫܕܘ ܐܢܘܢ ܠܪܘܡܗܘܢ ܕܫܡܝܐ. ܘܗܒܘ ܐܢܘܢ ܠܡܪܝܐ. ܘܐܡ̣ܪܘ. ܛܪ ܒܝܬܟ ܐܢܬ. ܚܢܢ ܓܝܪ ܗܐ ܐܫܟܚܢ ܖ̈ܒܝ ܒܬ̈ܐ ܕܓ̈ܠܐ.<text:s/></text:span><text:span text:style-name="T239">19</text:span><text:span text:style-name="T240"> </text:span><text:span text:style-name="T241">ܘܐܢܬܝܢ ܒܬܘ̈ܠܬܐ ܕܥ̈ܙܠܢ ܒܘܨܐ. ܘܫܖ̈ܝܐ ܥܡ ܕܗܒܐ ܕܐܘܦܝܪ. ܐܣܬܪܗܒܝܢ ܘܣ̈ܒܝܢ ܟܠܡܕܡ ܘܫ̣ܕ̈ܝܢ ܒܢܘܪܐ. ܕܬܘܒܠ ܐܢܘܢ ܠܘܬ ܗ̇ܘ ܕܥ̣ܒܕ ܐܢܘܢ. ܘܫܠܗܒܝܬܐ ܬܫܕܪ . ܐܢܘܢ ܠܘܬ ܗ̇ܘ ܕܒ̣ܪܐ ܐܢܘܢ. ܕܠܐ ܢܫܬܠܛܘܢ ܒܗܘܢ ܒܥܠܕܒ̈ܒܐ ܀</text:span></text:p>
      </text:section>
      <text:section text:name="Sect11" text:style-name="S11">
        <text:p text:style-name="P242">11</text:p>
        <text:p text:style-name="P243"><text:span text:style-name="T244">1</text:span><text:span text:style-name="T245"> </text:span><text:span text:style-name="T246">ܐܡ̇ܪ ܐܢܐ ܕܝܢ ܗܕܐ ܐܢܐ ܒܪܘܟ̣. ܠܩܘܒܠܟܝ ܒܒܠ. ܐܠܘ ܗܘ̣ܝܬܝ ܐܢܬܝ ܡܨܠܚܐ ܘܨܗܝܘܢ ܥܡܪܐ . ܒܬܫܒ̈ܚܬܗ̣̇ ܟܐܒܐ ܗܘܐ ܠܢ ܪܒܐ ܕܗ̇ܘܝܐ ܗܘ̣ܝܬ ܫܘܝܐ ܠܨܗܝܘܢ.<text:s/></text:span><text:span text:style-name="T247">2</text:span><text:span text:style-name="T248"> </text:span><text:span text:style-name="T249">ܗܫܐ ܕܝܢ ܗܐ ܟܐܒܐ ܕܠܐ ܡܣܬܝܟ. ܘܬܐܢܚ̈ܬܐ ܕܠܝܬ ܠܗܝܢ ܡܘܫܚ̈ܬܐ. ܕܐܢܬܝ ܗܐ ܡܨܠܚܬܝ ܘܨܗܝܘܢ̇ ܚ̣ܪܒܐ.<text:s/></text:span><text:span text:style-name="T250">3</text:span><text:span text:style-name="T251"> </text:span><text:span text:style-name="T252">ܡ̣ܢܘ ܢܗܘܐ ܕܝ̇ܢܐ ܥܠ ܗܠܝܢ. ܐܘ ܠܡ̣ܢܘ ܢܩܒܘܠ ܥܠ ܡܕܡ ܕܓܕܫܢ. ܐܘ ܡܪܝܐ ܐܝܟ̇ܢܐ ܣܝ̣ܒܪܬ.<text:s/></text:span><text:span text:style-name="T253">4</text:span><text:span text:style-name="T254"> </text:span><text:span text:style-name="T255">ܫܟ̣ܒܘ ܐܒܗ̈ܬܢ ܕܠܐ ܟܐܒ̈ܐ. ܘܙܕܝ̈ܩܐ ܗܐ . ܕܡܟܝܢ ܒܐܪܥܐ ܒܢܝܚܐ.<text:s/></text:span><text:span text:style-name="T256">5</text:span><text:span text:style-name="T257"> </text:span><text:span text:style-name="T258">ܠܐ ܓܝܪ ܝܕܥܘܗ̇ ܠܥܩܬܐ ܗܕܐ. ܘܐܦ ܠܐ ܫܡܥ̣ܘ ܥܠ ܡܕܡ ܕܓܕ̈ܫܢ.<text:s/></text:span><text:span text:style-name="T259">6</text:span><text:span text:style-name="T260"> </text:span><text:span text:style-name="T261">ܢܗ̈ܘܝܢ ܠܟܝ ܐܪܥܐ ܐܕ̈ܢܐ. ܘܐܢܬ ܥ̇ܦܪܐ ܠܒܐ. ܘܙܠܘ ܘܚܘܘ ܒܫܝܘܠ. ܘܐܡ̣ܪܘ ܠܡܝ̈ܬܐ.<text:s/></text:span><text:span text:style-name="T262">7</text:span><text:span text:style-name="T263"> </text:span><text:span text:style-name="T264">ܛܘܒܝܟܘܢ ܠܟܘܢ ܝܬܝܪ ܡܢܢ ܕܝܠܢ ܕܚܝ̈ܝܢ ܚܢܢ ܀</text:span></text:p>
      </text:section>
      <text:section text:name="Sect12" text:style-name="S12">
        <text:p text:style-name="P265">12</text:p>
        <text:p text:style-name="P266"><text:span text:style-name="T267">1</text:span><text:span text:style-name="T268"> </text:span><text:span text:style-name="T269">ܐܠܐ ܗܕܐ ܐܡ̇ܪ ܐܢܐ ܐܝܟ ܕܡܬܚܫܒ ܐܢܐ. ܘܐܡ̇ܠܠ ܠܩܘܒܠܟܝ ܐܪܥܐ ܕܡܨܠܚܐ.<text:s/></text:span><text:span text:style-name="T270">2</text:span><text:span text:style-name="T271"> </text:span><text:span text:style-name="T272">ܠܐ ܗܘܐ ܒܟܠ ܙܒܢ ܦܠܓܗ ܕܝܘܡܐ ܡܫܠܗܒ. ܘܠܐ ܐܡ̇ܝܢܝܢ ܙܠܝܩ̈ܘܗܝ ܕܫܡܫܐ ܡܢܗܪܝܢ.<text:s/></text:span><text:span text:style-name="T273">3</text:span><text:span text:style-name="T274"> </text:span><text:span text:style-name="T275">ܠܐ ܬܣܒܝܢ ܘܬܣܒܪܝܢ ܕܒܟܠܙܒܢ ܬܗܘܐ ܡܨܠܚܐ ܘܚ̇ܕܝܐ. ܘܠܐ ܣ̇ܓܝ ܬܬܪܝܡܝܢ ܘܬܫܥܒܕܝܢ.<text:s/></text:span><text:span text:style-name="T276">4</text:span><text:span text:style-name="T277"> </text:span><text:span text:style-name="T278">ܫܪܝܪܐܝܬ ܓܝܪ ܒܙܒܢܗ̇ ܡܬܬܥܝܪܐ ܥܠܝܟܝ ܚܡ̣ܬܐ̇. ܗ̇ܝ ܕܗܫܐ ܒܢܓܝܪܘܬ ܪܘܚܐ ܐܝܟ ܕܒ̈ܦܓܘܕܐ ܐܚܝܕܐ.<text:s/></text:span><text:span text:style-name="T279">5</text:span><text:span text:style-name="T280"> </text:span><text:span text:style-name="T281">ܘܟܕ ܐܡ̇ܪܬ ܗܠܝܢ ܨ̇ܡܬ ܫܒܥܐ ܝܘܡ̈ܝܢ ܀ ܁</text:span><text:span text:style-name="T282"><text:s/></text:span></text:p>
      </text:section>
      <text:section text:name="Sect13" text:style-name="S13">
        <text:soft-page-break/>
        <text:p text:style-name="P283"><text:span text:style-name="T284">܁</text:span><text:span text:style-name="T285">13</text:span></text:p>
        <text:p text:style-name="P286"><text:span text:style-name="T287">1</text:span><text:span text:style-name="T288"> </text:span><text:span text:style-name="T289">ܘܗ̣ܘܐ ܡܢ ܒܬܪ ܗܠܝܢ ܐܢܐ ܒܪܘܟ ܩܐ̇ܡ ܗ̇ܘܝܬ ܥܠ ܛܘ̣ܪܐ ܕܨܗܝܘܢ. ܘܗܐ ܩܠܐ ܐܬ̣ܐ ܡܢ ܡܖ̈ܘܡܐ ܘܐܡ̣ܪ ܠܝ.<text:s/></text:span><text:span text:style-name="T290">2</text:span><text:span text:style-name="T291"> </text:span><text:span text:style-name="T292">ܩܘܡ ܥܠ ܖ̈ܓܠܝܟ ܒܪܘܟ. ܘܫܡ̣ܥ ܡܠܬܗ ܕܐܠܗܐ ܚܝܠܬܢܐ.<text:s/></text:span><text:span text:style-name="T293">3</text:span><text:span text:style-name="T294"> </text:span><text:span text:style-name="T295">ܡܛܠ ܕܐܬܕܡܪܬ ܥܠ ܡܕܡ ܕܓܕܫܗ̇ ܠܨܗܝܘܢ. ܡܛܠ ܗܢܐ ܡܬܢܛܪܘ ܬܬܢܛܪ ܠܫܘܠܡܗܘܢ ܕܙܒ̈ܢܐ. ܕܬܗܘܐ ܠܣ̇ܗܕܘܬܐ.<text:s/></text:span><text:span text:style-name="T296">4</text:span><text:span text:style-name="T297"> </text:span><text:span text:style-name="T298">ܕܐܢ ܢܐܡܖ̈ܢ ܡܡܬܘܡ ܡܕܝ̈ܢܬܐ ܐܝܠܝܢ ܕܡܨ̈ܠܚܢ ܕܠܡܢܐ ܐܝܬܝ ܥܠܝܢ ܐܠܗܐ ܚܝܠܬܢܐ ܦܘܪܥܢܐ ܗܢܐ.<text:s/></text:span><text:span text:style-name="T299">5</text:span><text:span text:style-name="T300"> </text:span><text:span text:style-name="T301">ܐܡ̣ܪ ܠܗܝܢ ܐܢܬ ܘܐܝܠܝܢ ܕܕܡ̈ܝܢ ܠܟ. ܐܝܠܝܢ ܕܚ̣ܙܝܬܘܢ ܒܝ̣ܫܬܐ ܗܕܐ ܘܦܘܖ̈ܥܢܐ ܕܐ̇ܬܝܢ ܥܠܝܟܝܢ ܘܥܠ ܥܡܟܝܢ. ܒܙܒܢܗ ܕܓܡܝܪܐܝܬ ܢܬܪܕܘܢ ܥܡܡܐ̣.<text:s/></text:span><text:span text:style-name="T302">6</text:span><text:span text:style-name="T303"> </text:span><text:span text:style-name="T304">ܘܗ̇ܝܕܝܢ ܢܩܘܘܢ.<text:s/></text:span><text:span text:style-name="T305">7</text:span><text:span text:style-name="T306"> </text:span><text:span text:style-name="T307">ܘܐܢ ܢܐܡܖ̈ܢ ܒܗ̇ܘ ܙܒܢܐ ܕܐܡܬܝ.<text:s/></text:span><text:span text:style-name="T308">8</text:span><text:span text:style-name="T309"> </text:span><text:span text:style-name="T310">ܬܐܡ̣ܪ ܠܗܝܢ ܐܢ̇ܬܝܢ ܕܐܫܬܝܬܝܢ ܚܡ̣ܪܐ ܡܨܠܠܐ̣. ܐܫܬܝܝܢ ܐܦ ܡܢ ܬܛܪܗ. ܕܝ̣ܢܗ ܓܝܪ ܕܪܡܐ ܕܠܐ ܡܣܒ ܒܐ̈ܦܐ ܗܘ.<text:s/></text:span><text:span text:style-name="T311">9</text:span><text:span text:style-name="T312"> </text:span><text:span text:style-name="T313">ܡܛܠ ܗܢܐ ܥܠ ܒܢܘ̈ܗܝ ܠܘܩܕܡ ܠܐ ܚܣ. ܐܠܐ ܐܫܬܢܕ ܒܗܘܢ̣. ܐܝܟ ܕܒܣܢܐ̈ܘܗܝ. ܡܛܠ ܕܚܛܘ.<text:s/></text:span><text:span text:style-name="T314">10</text:span><text:span text:style-name="T315"> </text:span><text:span text:style-name="T316">ܗܝ̇ܕܝܢ ܗܟܝܠ ܐܬܪܕܝܘ ܡܛܠ ܕܢܬܚܣܘܢ.<text:s/></text:span><text:span text:style-name="T317">11</text:span><text:span text:style-name="T318"> </text:span><text:span text:style-name="T319">ܗܫܐ ܕܝܢ ܐܢܬܘܢ ܥܡ̈ܡܐ ܘܐܡ̈ܘܬܐ ܚܝ̇ܒܝܢ ܐܢܬܘܢ ܕܗܢܐ ܟܠܗ ܙܒܢܐ ܕܫܬܘܢܗ̇ ܠܐܪܥܐ. ܘܐܬܚܫܚܬܘܢ ܒܒ̣ܪܝܬܐ ܕܠܐ ܒܙܕܩܐ.<text:s/></text:span><text:span text:style-name="T320">12</text:span><text:span text:style-name="T321"> </text:span><text:span text:style-name="T322">ܒܟܠܙܒܢ ܓܝܪ ܗ̣ܘܝܬ ܡܛܐܒ ܠܟܘܢ. ܘܐܢ̣ܬܘܢ ܗ̣ܘܝܬܘܢ ܟ̇ܦܪܝܢ ܒܛܝܒܘܬܐ ܒܟܠܙܒܢ ܀</text:span></text:p>
      </text:section>
      <text:section text:name="Sect14" text:style-name="S14">
        <text:p text:style-name="P323">14</text:p>
        <text:p text:style-name="P324"><text:span text:style-name="T325">1</text:span><text:span text:style-name="T326"> </text:span><text:span text:style-name="T327">ܘܥܢ̇ܝܬ ܘܐܡ̇ܪܬ. ܗܐ ܐܘܕܥܬܢܝ ܕܘܒܪܗܘܢ ܕܙܒܢܐ ܘܡܕܡ ܕܥܬܝܕ ܕܢܗܘܐ ܡܢ ܒܬܪ ܗܠܝܢ. ܘܐܡ̣ܪܬ ܠܝ ܕܠܥܡ̈ܡܐ ܐ̇ܙܠ ܦܘܪܥܢܐ ܕܐܬܐܡܪ ܡܢܟ.<text:s/></text:span><text:span text:style-name="T328">2</text:span><text:span text:style-name="T329"> </text:span><text:span text:style-name="T330">ܘܗܫܐ ܝܕ̇ܥ ܐܢܐ ܕܣܓܝܐܝܢ ܐܢܘܢ ܐܝܠܝܢ ܕܚܛܘ. ܘܒܡܨܠܚܢܘܬܐ ܚܝܘ. ܘܐܙܠܘ ܡܢ ܥܠܡܐ. ܘܩܠܝܠ ܗܘ ܕܝܢ ܥܡ̈ܡܐ ܡܫܬܚܪܝܢ ܒܗ̇ܢܘܢ ܙܒ̈ܢܐ. ܗ̇ܢܘܢ ܕܠܗ̇ܢܘܢ ܡܬܐܡܪܝܢ ܡ̈ܠܐ ܐܝܠܝܢ ܕܐܡ̣ܪܬ.<text:s/></text:span><text:span text:style-name="T331">3</text:span><text:span text:style-name="T332"> </text:span><text:span text:style-name="T333">ܘܡܢܐ ܓܝܪ ܝܘܬܪܢܐ ܐܝܬ ܒܗܕܐ ܐܘ ܡܢܐ ܕܒܝܫ ܡܢ ܗܠܝܢ ܕܚ̈ܙܝܢ ܕܓ̇ܕ̈ܫܢ ܡܣ̇ܟܝܢܢ ܕܢܚܙܐ<text:s/></text:span><text:span text:style-name="T334">4</text:span><text:span text:style-name="T335"> </text:span><text:span text:style-name="T336">ܬܘܒ ܕܝܢ ܐܡܠܠ ܩܕܡܝܟ [.] </text:span><text:span text:style-name="T337">5</text:span><text:span text:style-name="T338"><text:s/>ܡܢܐ ܝܬܪܘ ܗ̇ܢܘܢ ܕܝܕܥܘ ܩܕܡܝܟ ܘܠܐ ܐܙ̣ܠܘ ܒܣܪܝܩܘܬܐ ܐܝܟ ܫܪܟܐ ܕܥܡ̈ܡܐ ܘܠܐ ܐܡܪܘ ܠܡܝ̈ܬܐ ܕܗܒ̣ܘ ܠܢ ܚ̇ܝ̈ܐ. ܐܠܐ ܒܟܠܙܒܢ ܡܢܟ ܕܚ̇ܠܝܢ ܗܘܘ. ܘܐܘܖ̈ܚܬܟ ܠܐ ܐܪܦܝܘ.<text:s/></text:span><text:span text:style-name="T339">6</text:span><text:span text:style-name="T340"> </text:span><text:span text:style-name="T341">ܘܗܐ ܐܬܚܦܛܘ. ܘܐܦܠܐ ܡܛܘܠܬܗܘܢ ܪܚܡ̇ܬ ܥܠ ܨܗܝܘܢ.<text:s/></text:span><text:span text:style-name="T342">7</text:span><text:span text:style-name="T343"> </text:span><text:span text:style-name="T344">ܘܐܢ ܐܚܖ̈ܢܐ ܐܪܫܥܘ ܡܬܒܥܐ ܗܘܐ ܠܗ̇ ܠܨܗܝܘܢ ܕܒ̇ܥ̈ܒܕܝܗܘܢ ܕܐܝܠܝܢ ܕܦܠܚܘ ܛ̇ܒ̈ܬܐ ܢܫܬܒܩ ܠܗ̇. ܘܠܐ ܒܥ̇ܒ̈ܕܝܗܘܢ ܕܥ̇ܒ̈ܕܝ ܥܘ̣ܠܐ ܬܛܒܥ.<text:s/></text:span><text:span text:style-name="T345">8</text:span><text:span text:style-name="T346"> </text:span><text:span text:style-name="T347">ܐܠܐ ܡ̣ܢܘ ܡܪܝܐ ܡܪܝ ܡܕܪܟ ܠܗ ܠܕܝ̣ܢܟ. ܐܘ ܡ̣ܢܘ ܡܥܩܒ ܥܘܡܩܗ̇ ܕܐܘܪܚܟ. ܐܘ ܡ̣ܢܘ ܡܬܚܫܒ ܥܠ ܝܘܩܪܗ ܕܫܒܝܠܟ.<text:s/></text:span><text:span text:style-name="T348">9</text:span><text:span text:style-name="T349"> </text:span><text:span text:style-name="T350">ܐܘ ܡ̣ܢܘ ܡܫܟܚ ܡܬܚܫܒ ܥܠ ܬܪܥܝܬܟ ܕܠܐ ܡܬܕܪܟܐ. ܐܘ ܡ̣ܢܘ ܡܡܬܘܡ ܡܢ ܐܝ̈ܠܝܕܐ ܐܫܟܚ ܪܝܫܐ ܐܘ ܫܘܠܡܐ ܕܚܟܡܬܟ.<text:s/></text:span><text:span text:style-name="T351">10</text:span><text:span text:style-name="T352"> </text:span><text:span text:style-name="T353">ܟܘܠܢ ܓܝܪ ܐܬܕܡܝܢ ܠܗܒܠܐ [.]<text:s/></text:span><text:span text:style-name="T354">11</text:span><text:span text:style-name="T355"><text:s/>ܐܝ̇ܟܢܐ ܓܝܪ ܕܗܒܠܐ ܣ̇ܠܩ ܕܠܐ ܡܢ ܠܒܐ ܘܗ̇ܦܟ ܕܥ̇ܟ̣. ܗܟܢܐ ܗܘ ܟܝܢܗܘܢ ܕܒܢ̈ܝ ܐܢܫܐ. ܕܠܐ ܒܨܒܝܢܗܘܢ ܐ̇ܙܠܝܢ. ܘܡܢܐ ܗ̇ܘܐ ܠܗܘܢ ܒܫܘܠܡܐ ܠܐ ܝܕ̇ܥܝܢ.<text:s/></text:span><text:span text:style-name="T356">12</text:span><text:span text:style-name="T357"> </text:span><text:span text:style-name="T358">ܙܕܝܩ̈ܐ ܓܝܪ ܫܦܝܪ ܡܣܟܝܢ ܠܫܘܠܡܐ. ܘܕܠܐ ܕܚܠܬܐ ܡܢ ܗܢܐ ܥܘܡܪܐ ܐܙ̇ܠܝܢ. ܡܛܘܠ ܕܐܝܬ ܠܗܘܢ ܠܘܬܟ ܚܝܠܐ ܕܥ̇ܒ̈ܕܐ ܕܢܛܝܪ ܒܐܘܨܖ̈ܐ.<text:s/></text:span><text:span text:style-name="T359">13</text:span><text:span text:style-name="T360"> </text:span><text:span text:style-name="T361">ܡܛܠ ܗܢܐ ܐܦ ܗ̣ܢܘܢ ܕܠܐ ܕܚܠܬܐ ܫܒ̇ܩܝܢ ܠܗ ܠܥܠܡܐ ܗܢܐ. ܘܟܕ ܬܟܝܠܝܢ ܒܚܕܘܬܐ<text:s/></text:span><text:soft-page-break/><text:span text:style-name="T362">ܡܣܟܝܢ ܕܢܩܒܠܘܢ ܥܠܡܐ ܕܡ̇ܠܟܬ ܠܗܘܢ.<text:s/></text:span><text:span text:style-name="T363">14</text:span><text:span text:style-name="T364"> </text:span><text:span text:style-name="T365">ܠܢ ܕܝܢ ܘܝ ܠܐܝܠܝܢ ܕܐܦ ܗܫܐ ܡܨܛܥܪܝܢ̣ܢ. ܘܒܗ̇ܘ ܙܒܢܐ ܡ̇ܣܟܝܢܢ ܠܒܝ̣ܫ̈ܬܐ.<text:s/></text:span><text:span text:style-name="T366">15</text:span><text:span text:style-name="T367"> </text:span><text:span text:style-name="T368">ܐܢܬ ܕܝܢ ܝܕ̇ܥ ܐܢܬ ܬܪܝܨܐܝܬ ܡܢܐ ܥܒ̣ܕܬ ܡܢ ܥܒ̣̈ܕܝܟ. ܡܛܠ ܕܚܢܢ ܠܐ ܡܫܟ̇ܚܝܢܢ ܕܢܣܬܟܠ ܒܡܕܡ ܕܛܒ. ܐܝ̇ܟܢܐ ܕܐܢܬ ܓܒܘܠܢ.<text:s/></text:span><text:span text:style-name="T369">16</text:span><text:span text:style-name="T370"> </text:span><text:span text:style-name="T371">ܬܘܒ ܕܝܢ ܐܡܠܠ ܩܕܡܝܟ ܡܪܝܐ ܡܪܝ.<text:s/></text:span><text:span text:style-name="T372">17</text:span><text:span text:style-name="T373"> </text:span><text:span text:style-name="T374">ܟܕ ܠܐ ܐܝܬܘܗܝ ܗܘܐ ܥܠܡܐ ܡܢ ܩܕܝܡ ܥܡ ܥܡܘܖ̈ܘܗܝ. ܐܬܚ̇ܫܒܬ ܘܐܡ̇ܪܬ ܒܡܠܬܐ. ܘܒܪ ܫܥܬܗ ܥܒ̈ܕܝܗܝܢ ܕܒ̣ܕ̈ܝܬܐ ܩܡ ܩܕܡܝܟ.<text:s/></text:span><text:span text:style-name="T375">18</text:span><text:span text:style-name="T376"> </text:span><text:span text:style-name="T377">ܘܐܡ̣ܪܬ ܕܬܥܒܕ ܠܥܠܡܟ̣ ܒܪܢܫܐ ܡܦܪܢܣܢܐ ܠܥ̇ܒ̈ܕܝܟ. ܕܢܬܝܕܥ ܕܠܐ ܗܘܐ ܗ̣ܘ ܐܬܥܒܕ ܡܛܠ ܥܠܡܐ̣ ܐܠܐ ܥܠܡܐ ܡܛܠܬܗ.<text:s/></text:span><text:span text:style-name="T378">19</text:span><text:span text:style-name="T379"> </text:span><text:span text:style-name="T380">ܘܗܫܐ ܚ̇ܙܐ ܐܢܐ ܕܥܠܡܐ ܕܐܬܥܒܕ ܡܛܠܬܢ ܗܐ ܡܩܘܐ. ܘܚܢܢ ܕܝܢ ܕܡܛܠܬܢ̇ ܗ̣ܘܐ ܐܙ̇ܠܝܢܢ ܀</text:span></text:p>
      </text:section>
      <text:section text:name="Sect15" text:style-name="S15">
        <text:p text:style-name="P381">15</text:p>
        <text:p text:style-name="P382"><text:span text:style-name="T383">1</text:span><text:span text:style-name="T384"> </text:span><text:span text:style-name="T385">ܘܥ̣ܢܐ ܡܪܝܐ ܘܐܡ̣ܪ ܠܝ. ܫܦܝܪ ܐܬܕ̣ܡܪܬ ܥܠ ܡܐܙܠܗܘܢ ܕܒܢܝ̈ܢܫܐ. ܐܠܐ ܠܐ ܛܒܐܝܬ .ܕܢܬ ܥܠ ܒܝ̣ܫ̈ܬܐ ܐܝܠܝܢ ܕܓܕ̈ܫܢ ܠܐܝܠܝܢ ܕܚ̇ܛܝܢ.<text:s/></text:span><text:span text:style-name="T386">2</text:span><text:span text:style-name="T387"> </text:span><text:span text:style-name="T388">ܘܕܐܡ̣ܪܬ ܕܙܕܝܩ̈ܐ ܐܬܚܛܦܘ ܘܖ̈ܫܝܥܐ ܐܨܠܚܘ.<text:s/></text:span><text:span text:style-name="T389">3</text:span><text:span text:style-name="T390"> </text:span><text:span text:style-name="T391">ܘܕܐܡ̣ܪܬ ܕܐܢܫ ܠܐ ܝܕܥܗ ܠܕܝ̣ܢܟ.<text:s/></text:span><text:span text:style-name="T392">4</text:span><text:span text:style-name="T393"> </text:span><text:span text:style-name="T394">ܡܛܘܠ ܗܢܐ ܫܡ̣ܥ ܘܐܡ̇ܪ ܠܟ. ܘܨܘܬܝܢ ܘܐܫܡܥܟ ܡ̈ܠܝ.<text:s/></text:span><text:span text:style-name="T395">5</text:span><text:span text:style-name="T396"> </text:span><text:span text:style-name="T397">ܫܦܝܪ ܠܐ ܝܕ̇ܥ ܗܘܐ ܒܪ ܐܢܫܐ ܕܝܢ̣ܝ ܐܠܘ ܠܐ ܩܒ̇ܠ ܢܡܘܣܐ. ܘܐܠܘ ܠܐ ܐܪܬܝܬܗ ܒܣܟܘܠܬܢܘܬܐ.<text:s/></text:span><text:span text:style-name="T398">6</text:span><text:span text:style-name="T399"> </text:span><text:span text:style-name="T400">ܗܫܐ ܕܝܢ ܡܛܠ ܕܟܕ ܝܕ̇ܥ ܥܒܪ. ܘܡܛܠ ܗܢܐ ܐܦ ܟܕ ܝܕ̇ܥ ܢܫܬܢܩ.<text:s/></text:span><text:span text:style-name="T401">7</text:span><text:span text:style-name="T402"> </text:span><text:span text:style-name="T403">ܘܥܠ ܙܕܝܩ̈ܐ ܕܐܡ̣ܪܬ ܥܠܝܗܘܢ ܕܡܛܠܬܗܘܢ ܐܬ̣ܐ ܗܢܐ ܥܠܡܐ. ܐܠܐ ܐܦ ܗ̇ܘ ܬܘܒ ܕܥܬܝܕ ܡܛܠܬܗܘܢ.<text:s/></text:span><text:span text:style-name="T404">8</text:span><text:span text:style-name="T405"> </text:span><text:span text:style-name="T406">ܗܢܐ ܓܝܪ ܥܠܡܐ ܐܝܬܘܗܝ ܠܗܘܢ ܐܓܘܢܐ . ܘܥܡܠܐ ܒܠܐܘܬܐ ܣܓܝܐܬܐ. ܘܗ̇ܘ ܗܟܝܠ ܕܥܬܝܕ ܟܠܝܠܐ ܒܬܫܒܘܚܬܐ ܪܒܬܐ ܀</text:span></text:p>
      </text:section>
      <text:section text:name="Sect16" text:style-name="S16">
        <text:p text:style-name="P407">16</text:p>
        <text:p text:style-name="P408"><text:span text:style-name="T409">1</text:span><text:span text:style-name="T410"> </text:span><text:span text:style-name="T411">ܘܥܢ̇ܝܬ ܘܐܡ̇ܪܬ. ܡܪܝܐ ܡܪܝ̣. ܗܐ ܫܢ̈ܝܢ ܕܗܫܐ ܙܥܘܖ̈ܝܢ ܘܒܝ̣̈ܫܢ. ܘܡ̣ܢܘ ܡܫܟܚ ܕܒܗܢܐ ܩܠܝܠ ܢܐܪܬ ܗ̇ܘ ܕܠܝܬ ܠܗ ܡܫܘܚܬܐ. ܀܁</text:span></text:p>
      </text:section>
      <text:section text:name="Sect17" text:style-name="S17">
        <text:p text:style-name="P412">17</text:p>
        <text:p text:style-name="P413"><text:span text:style-name="T414">1</text:span><text:span text:style-name="T415"> </text:span><text:span text:style-name="T416">ܘܥ̣ܢܐ ܡܪܝܐ ܘܐܡ̣ܪ ܠܝ. ܠܘܬ ܡܪܝܡܐ̣ ܠܐ ܡܬܚܫܒ ܙܒܢܐ ܣܓܝܐܐ ܐܦ ܠܐ ܫܢ̈ܝܐ ܙܥܘܖ̈ܝܬܐ.<text:s/></text:span><text:span text:style-name="T417">2</text:span><text:span text:style-name="T418"> </text:span><text:span text:style-name="T419">ܡܢܐ ܓܝܪ ܐܗܢܝ ܐܕܡ. ܕܚܝ̣ܐ ܬܫܥܡܐܐ ܘܬܠܬܝܢ ܫܢ̈ܝܢ. ܘܥ̣ܒܪ ܥܠ ܡܕܡ ܕܐܬܦܩܕ.<text:s/></text:span><text:span text:style-name="T420">3</text:span><text:span text:style-name="T421"> </text:span><text:span text:style-name="T422">ܠܐ ܗܟܝܠ ܐܗܢܝ ܠܗ ܣܘܓܐܐ ܕܙܒ̣ܢܐ ܕܚ̣ܝܐ. ܐܠܐ ܐܝܬܝ ܡܘܬܐ. ܘܩܛ̣ܥ ܫܢ̈ܝܐ ܕܐܝܠܝܢ ܕܐܬܝܠܕܘ ܡܢܗ.<text:s/></text:span><text:span text:style-name="T423">4</text:span><text:span text:style-name="T424"> </text:span><text:span text:style-name="T425">ܐܘ ܡܢܐ ܐܬܢܟܝ ܡܘܫܐ ܕܡܐܐ ܘܥܣܪܝܢ ܫ̈ܢ̣ܝܢ ܚ̣ܝܐ ܒܠܚܘܕ̇. ܘܡܛܠ ܕܐܫܬܥܒܕ ܠܡܢ̣ܘ ܕܓܒܠܗ̣ ܐܝܬܝ ܢܡܘܣܐ ܠܙܪܥܗ ܕܝܥܩܘܒ. ܘܐܢܗܪ ܫܪܓܐ ܠܓܢܣܗ ܕܐܝܣܪܝܠ ܀</text:span></text:p>
      </text:section>
      <text:section text:name="Sect18" text:style-name="S18">
        <text:soft-page-break/>
        <text:p text:style-name="P426">18</text:p>
        <text:p text:style-name="P427"><text:span text:style-name="T428">1</text:span><text:span text:style-name="T429"> </text:span><text:span text:style-name="T430">ܘܥܢ̇ܝܬ ܘܐܡ̇ܪܬ. ܗ̇ܘ ܗܘ ܕܐܢܗܪ ܢܣ̣ܒ ܡܢ ܢܘܗܪܐ. ܘܩܠܝܠ ܐܝܠܝܢ ܕܐܬܕܡܝܘ ܒܗ.<text:s/></text:span><text:span text:style-name="T431">2</text:span><text:span text:style-name="T432"> </text:span><text:span text:style-name="T433">ܗ̇ܢܘܢ ܕܝܢ ܣܓܝܐ̈ܐ ܕܐܢܗܪ ܠܗܘܢ ܢܣ̣ܒܘ ܡܢ ܚܫܘܟܗ ܕܐܕܡ. ܘܠܐ ܐܬܒܣܡܘ ܒܢܘܗܪܐ ܕܫܪܓܐ ܀</text:span></text:p>
      </text:section>
      <text:section text:name="Sect19" text:style-name="S19">
        <text:p text:style-name="P434">19</text:p>
        <text:p text:style-name="P435"><text:span text:style-name="T436">1</text:span><text:span text:style-name="T437"> </text:span><text:span text:style-name="T438">ܘܥܢ̣ܐ ܘܐܡ̣ܪ ܠܝ. ܡܛܠ ܗܢܐ ܒܗ̇ܘ ܙܒܢܐ ܐܩܝܡ ܠܗܘܢ ܕܝܬܩܐ ܘܐܡ̣ܪ. ܗܐ ܣܡ̇ܬ ܩܕܡܝܟܘܢ ܚ̈ܝܐ ܘܡܘܬܐ. ܘܐܣܗܕ ܒܗܘܢ ܫܡܝܐ ܘܐܪܥܐ.<text:s/></text:span><text:span text:style-name="T439">2</text:span><text:span text:style-name="T440"> </text:span><text:span text:style-name="T441">ܝܕ̇ܥ ܗܘܐ ܓܝܪ ܕܙܒܢܗ ܩܠܝܠ ܗܘ .. ܘܫܡܝܐ ܕܝܢ ܘܐܪܥܐ ܐܝܬܝܗܘܢ ܒܟܠ ܙܒܢ ..<text:s/></text:span><text:span text:style-name="T442">3</text:span><text:span text:style-name="T443"> </text:span><text:span text:style-name="T444">ܗ̣ܢܘܢ ܕܝܢ ܡܢ ܒܬܪ ܡܘܬܗ ܕܗ̇ܘ ܚܛܘ ܘܐ̇ܥܒܪܘ. ܟܕ ܝܕ̇ܥܝܢ ܕܐܝܬ ܠܗܘܢ ܢܡܘܣܐ ܡܟܣܢܐ. ܘܢܘܗܪܐ ܗ̇ܘ ܕܠܐ ܡܫܟܚ ܗܘܐ ܕܢܛܥܐ ܒܗ ܡܕܡ. ܐܦ ܡܘܙ̈ܠܐ ܕܣ̇ܗ̇ܕܝܢ. ܘܐܢܐ ܘܥܠ ܟܠ ܕܐܝܬ ܕܐ̇ܢ ܐܢܐ.<text:s/></text:span><text:span text:style-name="T445">4</text:span><text:span text:style-name="T446"> </text:span><text:span text:style-name="T447">ܐܢܬ ܕܝܢ ܠܐ ܬܬܚܫܒ ܒܢܦܫܟ ܥܠ ܗܠܝܢ. ܘܠܐ ܬܬܩܠܐ ܥܠ ܐܝܠܝܢ ܕܗܘ̈ܝ.<text:s/></text:span><text:span text:style-name="T448">5</text:span><text:span text:style-name="T449"> </text:span><text:span text:style-name="T450">ܗܫܐ ܫܘܠܡܗ ܗܘ ܓܝܪ ܕܙܒܢܐ. ܐܘ ܕܨ̈ܒܘܬܐ̣ ܐܘ ܕܡܨܠܚܢܘܬܐ. ܐܘ ܕܨܥܪܐ ܡܬܒܥܐ ܘܠܐ ܫܘܪܝܗ.<text:s/></text:span><text:span text:style-name="T451">6</text:span><text:span text:style-name="T452"> </text:span><text:span text:style-name="T453">ܡܛܠ ܕܐܢ ܢܗܘܐ ܒܪܢܫܐ ܡܨܠܚ ܒܩܕܡܝܬܗ ܘܒܣܝܒܘܬܗ ܢܨܛܥܪ̣. ܛܥ̇ܐ ܟܘܠܗ̇ ܡܨܠܚܢܘܬܐ ܕܗܘܬ ܠܗ.<text:s/></text:span><text:span text:style-name="T454">7</text:span><text:span text:style-name="T455"> </text:span><text:span text:style-name="T456">ܘܬܘܒ ܐܢ ܢܗܘܐ ܒܪ ܐܢܫܐ ܡܨ̇ܛܥܖ̈ ܒܩܕܡܝܬܗ ܘܒܐܚܪܝܬܗ ܢܗܘܐ ܡܨܠܚ̣. ܠܐ ܡܬܕܟܪ ܬܘܒ ܨܥܪܗ.<text:s/></text:span><text:span text:style-name="T457">8</text:span><text:span text:style-name="T458"> </text:span><text:span text:style-name="T459">ܘܬܘܒ ܫܡ̣ܥ. ܕܟܠܗ ܙܒܢܐ ܗܢܐ ܡܢ ܝܘܡܐ ܕܐܬܓܙܪ ܡܘܬܐ ܥܠ ܐܝܠܝܢ ܕܥܒ̇ܪܝܢ ܒܗ ܒܗܢܐ ܙܒܢܐ ܐܠܘ ܟܘܠ ܐܢܫ ܡܨܠܚ ܗܘܐ … ܘܒܚܪܬܗ ܡܬܚܒܠ ܗܘܐ ܠܣܪܝܩܘܬܐ. ܗ̇ܘܐ ܗܘܐ ܟܠܡܕܡ ܀܁܁</text:span></text:p>
      </text:section>
      <text:section text:name="Sect20" text:style-name="S20">
        <text:p text:style-name="P460">20</text:p>
        <text:p text:style-name="P461"><text:span text:style-name="T462">1</text:span><text:span text:style-name="T463"> </text:span><text:span text:style-name="T464">ܡܛܠ ܗܢܐ ܗܐ ܝܘܡ̈ܬܐ ܐܬ̇ܝܢ̣. ܘܢܣܬܪܗܒܘܢ ܙܒ̈ܢܐ ܝܬܝܪ ܡܢ ܩܕܡ̈ܝܐ. ܘܢܪܗܛܘܢ ܥܕ̈ܢܐ ܝܬܝܪ ܥܠ ܐܝܠܝܢ ܕܥܒ̣ܪܘ. ܘܢܥܒܖ̈ܢ ܫܢܝ̈ܐ ܩܠܝܠܐܝܬ̣. ܝܬܝܪ ܥܠ ܗܠܝܢ ܕܩܝ̈ܡܢ.<text:s/></text:span><text:span text:style-name="T465">2</text:span><text:span text:style-name="T466"> </text:span><text:span text:style-name="T467">ܡܛܠ ܗܢܐ ܗܫܐ ܐܪܝܡܬܗ̇ ܠܨܗܝܘܢ. ܕܐܣܬܪܗܒ ܝܬܝܪܐܝܬ ܘܐܣܥܘܪ ܥܠܡܐ ܒܙܒܢܗ.<text:s/></text:span><text:span text:style-name="T468">3</text:span><text:span text:style-name="T469"> </text:span><text:span text:style-name="T470">ܗܫܐ ܗܟܝܠ ܐܚܘ̇ܕ ܒܠܒܟ ܟܠܡܕܡ̣ ܐܢܐ ܠܟ. ܘܚܬܘܡ ܐ̈ܢܝܢ ܒܬܘ̈ܢܐ ܕܡܕܥܟ.<text:s/></text:span><text:span text:style-name="T471">4</text:span><text:span text:style-name="T472"> </text:span><text:span text:style-name="T473">ܘܗܝ̇ܕܝܢ ܐܚ̇ܘܝܟ ܕܝ̣ܢܗ ܕܚܝܠܝ. ܘܐܘܖ̈ܚܬܝ ܕܠܐ ܡܬܥ̈ܩܒܢ.<text:s/></text:span><text:span text:style-name="T474">5</text:span><text:span text:style-name="T475"> </text:span><text:span text:style-name="T476">ܙܠ ܗܟܝܠ ܘܐܬܩܕܫ ܫܒܥܐ ܝܘܡ̈ܝܢ. ܘܠܐ ܬܐܟܘܠ ܠܚܡܐ ܘܠܐ ܬܫܬܐ ܡ̈ܝܐ ܘܠܐ ܬܐܡܪ ܠܐܢܫ.<text:s/></text:span><text:span text:style-name="T477">6</text:span><text:span text:style-name="T478"> </text:span><text:span text:style-name="T479">ܘܡܢ ܒܬܪ ܗܠܝ̣ܢ ܬܐ ܠܐܬܪܐ ܗܢܐ ܘܡܬܓܠܐ ܐܢܐ ܠܟ. ܘܫܖ̈ܝܪܬܐ ܐܡ̇ܠܠ ܥܡܟ. ܘܐܦܩ̇ܕܟ ܥܠ ܕܘܒܪܐ ܕܙܒ̈ܢܐ. ܐܬ̇ܝܢ ܐܢܘܢ ܓܝܪ ܘܠܐ ܡܫܬܘܚܪܝܢ ܀ ܨܠܘܬܗ ܕܒܪܘܟ ܒܪ ܢܪܝܐ .</text:span></text:p>
      </text:section>
      <text:section text:name="Sect21" text:style-name="S21">
        <text:soft-page-break/>
        <text:p text:style-name="P480">21</text:p>
        <text:p text:style-name="P481"><text:span text:style-name="T482">1</text:span><text:span text:style-name="T483"> </text:span><text:span text:style-name="T484">ܘܐܙ̇ܠܬ ܡܢ ܬܡܢ ܘܝܬ̇ܒܬ ܒܢܚܠܐ ܕܩܕܪܘܢ. ܒܡܥܪܬܐ ܕܐܪܥܐ .. ܘܩܕ̇ܫܬ ܢܦܫܝ ܬܡܢ. ܘܠܚܡܐ̣ ܠܐ ܐܟ̇ܠܬ. ܘܠܐ ܟܦܢ̇ܬ. ܘܡ̈ܝܐ ܠܐ ܐܫ̇ܬܝܬ ܘܠܐ ܨܗ̇ܝܬ. ܘܗ̇ܘܝܬ ܬܡܢ ܥܕܡܐ ܠܝܘܡܐ ܫܒܝܥܝܐ. ܐܝܟ ܕܦܩܕܢܝ.<text:s/></text:span><text:span text:style-name="T485">2</text:span><text:span text:style-name="T486"> </text:span><text:span text:style-name="T487">ܘܡܢ ܒܬܪܟ̣ܢ. ܐܬܝ̇ܬ ܠܐܬܪܐ ܗ̇ܘ ܕܡܠܠ ܥܡܝ ܬܡܢ.<text:s/></text:span><text:span text:style-name="T488">3</text:span><text:span text:style-name="T489"> </text:span><text:span text:style-name="T490">ܘܗ̣ܘܐ ܒܡܥܖ̈ܒܘܗܝ ܕܫܡܫܐ. ܢܣܒܬ ܢܦܫܝ ܚܘܫܒܐ ܣܓܝܐܐ. ܘܫ̇ܪܝܬ ܕܐܡܠܠ ܩܕܡ ܚܝܠܬܢܐ. ܘܐܡ̇ܪܬ.<text:s/></text:span><text:span text:style-name="T491">4</text:span><text:span text:style-name="T492"> </text:span><text:span text:style-name="T493">ܐܘ ܗ̇ܘ ܕܥܒ̣ܕ ܐܪܥܐ ܫܡܥܝܢܝ. ܗ̇ܘ ܕܩܒܥ ܪܩܝܥܐ ܒܡܠܐܗ ܘܪܘܡܗܘܢ ܕܫܡܝܐ ܫܪܪ ܒܪܘܚܐ. ܗ̇ܘ ܕܩ̣ܪܐ ܡܢ ܪܝܫ ܥܠܡܐ̣ ܠܡܕܡ ܕܥܕܟܝܠ ܠܐ ܗܘ̣ܐ. ܘܡܫܬܡܥܝܢ ܠܟ.<text:s/></text:span><text:span text:style-name="T494">5</text:span><text:span text:style-name="T495"> </text:span><text:span text:style-name="T496">ܐܢܬ ܕܠܐܐܪ ܦܩ̣ܕܬ ܒܪܡܙܟ. ܘܠܐܝܠܝܢ ܕܥܬܝ̈ܕܢ ܚܙ̣ܝܬ̣. ܐܝܟ ܐܝܠܝܢ . ܕܥ̇ܒܪ ܐܢܬ<text:s/></text:span><text:span text:style-name="T497">6</text:span><text:span text:style-name="T498"> </text:span><text:span text:style-name="T499">ܐܢܬ ܕܠܚܝ̈ܠܘܬܐ ܕܩܝܡ̇ܝܢ ܩܕܡܝܟ ܒܚܘܫܒܐ ܪܒܐ ܡܕܒ̣ܪܬ. ܐܦ ܠܚܝ̈ܬܐ ܩܕܝ̈ܫܬܐ ܕܡܢܝܢ ܠܝܬ ܠܗܝܢ ܕܥ̣ܒܕܬ ܡܢ ܥܠܡ ܕܫܠܗܒܝܬܐ ܘܕܢܘܪܐ. ܗܠܝܢ ܕܩܝ̈ܡܢ ܚܕܖ̈ܝ ܬܪܘܢܘܣ ܕܝܠܟ ܒܙܥܝܦܘܬܐ ܡܕܒ̣ܪܬ.<text:s/></text:span><text:span text:style-name="T500">7</text:span><text:span text:style-name="T501"> </text:span><text:span text:style-name="T502">ܠܟ ܒܠܚܘܕܝܟ ܐܝܬ ܗܕܐ ܕܬܥܒܕ ܒܪܫܥܬܗ ܟܘܠ ܕܨܒ̣ܝܬ.<text:s/></text:span><text:span text:style-name="T503">8</text:span><text:span text:style-name="T504"> </text:span><text:span text:style-name="T505">ܗ̇ܘ ܕܒܡܢܝܢܐ ܛܘ̈ܦܝ ܡܛܪܐ ܥܠ ܐܪܥܐ ܡܡܛܪ. ܘܫܘܠܡܗܘܢ ܕܙܒ̈ܢܐ ܥܕ ܠܐ ܢܐܬܘܢ. ܐܢܬ ܒܠܚܘܕܝܟ ܝܕ̇ܥܬ. ܚܘܪ ܒܒܥܘܬܝ.<text:s/></text:span><text:span text:style-name="T506">9</text:span><text:span text:style-name="T507"> </text:span><text:span text:style-name="T508">ܐܢܬ ܓܝܪ ܒܠܚܘܕܝܟ ܡܫܟܚ ܐܢܬ ܕܬܣܝܒܪ ܠܟܠܗܘܢ ܐܝܠܝܢ ܕܩܝܡ̇ܝܢ. ܘܠܐܝܠܝܢ ܕܥܒ̇ܪܝܢ ܘܠܐܝܠܝܢ ܕܥܬܝܕܝܢ. ܠܐܝܠܝܢ ܕܚ̇ܛܝܢ ܘܠܐܝܠܝܢ ܕܡܙܕܕܩܝܢ. ܐܝܟ ܚ̇ܝܐ ܕܠܐ ܡܬܥܩܒ.<text:s/></text:span><text:span text:style-name="T509">10</text:span><text:span text:style-name="T510"> </text:span><text:span text:style-name="T511">ܐܢܬ ܗܘ ܓܝܪ ܒܠܚܘܕܝܟ ܚ̇ܝܐ. ܕܠܐ ܡܐ̇ܬ ܘܠܐ ܡܬܥܩܒ. ܘܡܢܝܢܐ ܕܒܢܝ̈ܢܫܐ ܝܕܥܬ.<text:s/></text:span><text:span text:style-name="T512">11</text:span><text:span text:style-name="T513"> </text:span><text:span text:style-name="T514">ܘܐܢ ܒܙܒܢܐ ܣܓܝܐܐ ܚܛܘ. ܘܐܚܖ̈ܢܐ ܠܐ ܗܘܐ ܩܠܝܠ ܐܙܕܕܩܘ.<text:s/></text:span><text:span text:style-name="T515">12</text:span><text:span text:style-name="T516"> </text:span><text:span text:style-name="T517">ܐܢܬ ܝܕ̇ܥܬ ܕܐܝ̇ܟܐ ܡܢܛܪܬ ܚܪܬܐ ܕܐܝܠܝܢ ܕܚܛܘ. ܐܘ ܫܘܠܡܐ ܕܐܝܠܝܢ ܕܐܙܕܕܩܘ.<text:s/></text:span><text:span text:style-name="T518">13</text:span><text:span text:style-name="T519"> </text:span><text:span text:style-name="T520">ܐܠܘ ܓܝܪ ܗܠܝܢ ܗܘ̣ܘ ܚ̈ܝܐ ܒܠܚܘܕ ܕܗܪܟܐ ܠܟܠܢܫ. ܠܝܬ ܗܘܐ ܡܕܡ ܕܡܪܝܪ ܡܢ ܗܕܐ.<text:s/></text:span><text:span text:style-name="T521">14</text:span><text:span text:style-name="T522"> </text:span><text:span text:style-name="T523">ܡܢܐ ܓܝܪ ܡܗܢܐ ܚܝܠܐ ܕܗ̇ܦܟ ܠܟܪܝܗܘܬܐ. ܐܘ ܡܙܘܢܐ ܕܣܒܥܐ ܕܗ̇ܦܟ ܠܟܦܢܐ. ܐܘ ܫܘܦܪܐ ܕܗ̇ܦܟ ܡܣܬܢܐ.<text:s/></text:span><text:span text:style-name="T524">15</text:span><text:span text:style-name="T525"> </text:span><text:span text:style-name="T526">ܒܟܠܥܕܢ ܓܝܪ ܟܝܢܗܘܢ ܕܒܢܝܢ̈ܫܐ ܡܬܚܠܦ.<text:s/></text:span><text:span text:style-name="T527">16</text:span><text:span text:style-name="T528"> </text:span><text:span text:style-name="T529">ܐܘ ܠܐ ܡܕܡ ܐܝܟ ܡܐ ܕܐܝ̇ܬܝܢ ܗ̇ܘܐ ܓܝܪ ܡܢ ܩܕܝܡ. ܗܫܐ ܠܐ ܐܝ̇ܬܝܢ. ܘܐܝܟ ܡܐ ܕܐܝܬ̣ܝܢ ܗܫܐ. ܒܬܪ ܟܢ ܠܐ ܡܩ̇ܘܝܢܢ.<text:s/></text:span><text:span text:style-name="T530">17</text:span><text:span text:style-name="T531"> </text:span><text:span text:style-name="T532">ܐܠܘ ܠܐ ܓܝܪ ܕܥܬܝܕ ܗܘܐ ܕܢܗܘܐ ܫܘܠܡܐ ܠܟܠ̣. ܠܣܪܝܩܘܬܐ ܗ̇ܘܐ ܗܘܐ ܫܘܪܝܢ.<text:s/></text:span><text:span text:style-name="T533">18</text:span><text:span text:style-name="T534"> </text:span><text:span text:style-name="T535">ܐܠܐ ܟܠ ܕܐ̇ܬܐ ܡܢ ܠܘܬܟ ܐܘܕܥܝܢܝ. ܘܥܠ ܡܕܡ ܕܒ̇ܥܐ ܐܢܐ ܡܢܟ ܢܗ̇ܪܝܢܝ.<text:s/></text:span><text:span text:style-name="T536">19</text:span><text:span text:style-name="T537"> </text:span><text:span text:style-name="T538">ܥܕܡܐ ܠܐܡܬܝ ܡܕܡ ܕܡܬܚܒܠ ܡܩܘܐ. ܘܥܕܡܐ ܠܐܡܬܝ ܙܒܢܗܘܢ ܕܡܝܘ̈ܬܐ ܡܨܠܚ. ܘܥܕ ܐ̇ܝܢܐ .ܙܒܢܐ ܐܝܠܝܢ ܕܥ̇ܒܪܝܢ ܒܥܠܡܐ ܡܬܦܠܦܠܝܢ ܒܪܘܫܥܐ ܣܓܝܐܐ.<text:s/></text:span><text:span text:style-name="T539">20</text:span><text:span text:style-name="T540"> </text:span><text:span text:style-name="T541">ܦܩܘܕ ܗܟܝܠ ܒܖ̈ܚ̣ܡܐ. ܘܐܩܝܡ ܟܠ ܕܐܡܪܬ ܕܬܝܬܐ. ܕܢܬܝܕܥ ܚܝܠܟ ܠܐܝܠܝܢ ܕܣܒ̇ܪܝܢ ܕܢܓܝܪܘܬ ܪܘܚܟ ܟܪܝܗܘܬܐ ܗܝ.<text:s/></text:span><text:span text:style-name="T542">21</text:span><text:span text:style-name="T543"> </text:span><text:span text:style-name="T544">ܘܚܘܐ ܠܐܝܠܝܢ ܕܠܐ ܝܕ̇ܥܝܢ. ܘܚ̣ܙܘ ܡܕܡ ܕܓܕܫܢ ܘܠܡܕܝܢܬܢ ܥܕ ܗ̣ܫܐ. ܐܝܟ ܢܓܝܪܘܬ ܪܘܚܐ ܕܐܘܚܕܢܟ. ܡܛܠ ܕܐܢܬ ܩܪܝܬܢ ܥܠ ܫܡܟ ܥܡܐ ܚܒܝܒܐ.<text:s/></text:span><text:span text:style-name="T545">22</text:span><text:span text:style-name="T546"> </text:span><text:span text:style-name="T547">ܟܘܠ ܗܟܝܠ ܡܢ ܗܫܐ ܟܝܢܐ ܡܝܘܬܐ.<text:s/></text:span><text:span text:style-name="T548">23</text:span><text:span text:style-name="T549"> </text:span><text:span text:style-name="T550">ܘܓܥܘܪ ܡܟܝܠ ܒܡܠܐܟܗ ܕܡܘܬܐ. ܘܬܬܚܙܐ ܬܫܒܘܚܬܟ ܘܬܬܝܕܥ ܪܒܘ̇ܬ ܝܐܝܘܬܟ. ܘܬܬܚܬܡ ܫܝܘܠ ܕܡܢ ܗܫܐ ܠܐ ܬܣܒ ܡܝ̈ܬܐ. ܘܢܦܢܘܢ ܐܘܨܖ̈ܐ ܕܢܦܫ̈ܬܐ ܕܚܒ̈ܝܫܢ ܒܗܘܢ.<text:s/></text:span><text:span text:style-name="T551">24</text:span><text:span text:style-name="T552"> </text:span><text:span text:style-name="T553">ܣܓܝܐ̈ܢ ܐ̈ܢܝܢ ܓܝܪ ܫܢ̈ܝܐ ܐܝܟ ܕܨ̈ܕܝܢ ܕܡܢ ܝܘ̈ܡܝ ܐܒܪܗܡ ܘܐܝܣܚܩ ܘܝܥܩܘܒ. ܘܕܟܠܗܘܢ ܐܝܠܝܢ ܕܕ̇ܡܝܢ ܠܗܘܢ. ܕܒܐܪܥܐ ܕܡ̇ܟܝܢ. ܗܠܝܢ ܕܡܛܠܬܗܘܢ ܐܡ̣ܪܬ ܕܒ̇ܪܝܬ ܥܠܡܐ.<text:s/></text:span><text:span text:style-name="T554">25</text:span><text:span text:style-name="T555"> </text:span><text:span text:style-name="T556">ܘܗܫܐ ܚܘܐ ܒܥܓܠ ܬܫܒܘܚܬܟ. ܘܠܐ ܬܫܘܚܪ ܡܕܡ ܕܡܢܟ ܐܬܡܠܟ [.] </text:span><text:span text:style-name="T557">26</text:span><text:span text:style-name="T558"><text:s/>ܘܗ̣ܘܐ. ܫܠܡܬ ܡ̈ܠܝܗ̇ ܕܨܠܘܬܐ ܗܕܐ. ܐܬܪܫܠܬ ܣ̇ܓܝ ܀ ܀ ܀</text:span><text:span text:style-name="T559"><text:s text:c="2"/></text:span></text:p>
      </text:section>
      <text:section text:name="Sect22" text:style-name="S22">
        <text:soft-page-break/>
        <text:p text:style-name="P560">22</text:p>
        <text:p text:style-name="P561"><text:span text:style-name="T562">1</text:span><text:span text:style-name="T563"> </text:span><text:span text:style-name="T564">ܘܗ̣ܘܐ ܡܢ ܒܬܪ ܗܠܝ̣ܢ. ܘܗܐ ܐܬܦܬܚܘ ܫܡܝܐ. ܘܚܙ̇ܝܬ ܘܚܝܠܐ ܐܬܝܗܒ ܠܝ. ܘܩܠܐ ܡܢ ܡܖ̈ܘܡܐ ܐܫܬܡܥ ܘܐܡ̣ܪ ܠܝ. .<text:s/></text:span><text:span text:style-name="T565">2</text:span><text:span text:style-name="T566"> </text:span><text:span text:style-name="T567">ܒܪܘܟ ܒܪܘܟ̣. ܠܡܢܐ ܡܬܬܙܝܥ ܐܢܬ.<text:s/></text:span><text:span text:style-name="T568">3</text:span><text:span text:style-name="T569"> </text:span><text:span text:style-name="T570">ܗ̇ܘ ܕܐ̇ܙܠ ܒܐܘܪܚܐ̣ ܠܐ ܡܫܠܡ ܠܗ̇. ܐܘ ܗ̇ܘ ܕܦ̇ܪܫ ܒܝܡܐ̇ ܐܠܐ ܡ̇ܛܐ ܠܠܡܐܢܐ ܡܫܟܚ ܢܬܒܝܐܐ̣.</text:span><text:span text:style-name="T571">4</text:span><text:span text:style-name="T572"> </text:span><text:span text:style-name="T573">ܐܘ ܗ̇ܘ ܕܡܫܬܘܕܐ ܠܐܢܫ ܕܢܬܠ ܠܗ ܡܘܗܒܬܐ ܐܠܐ ܡܫܠܡ ܠܗ̇ ܠܐ ܗܐ̈ ܓܠܝܙܘܬܐ ܐܝܬܘܗܝ.<text:s/></text:span><text:span text:style-name="T574">5</text:span><text:span text:style-name="T575"> </text:span><text:span text:style-name="T576">ܐܘ ܗ̇ܘ ܕܙ̇ܪܥ ܐܪܥܐ ܐܠܐ ܒܙܒܢܗ̇ ܢܚܨܘܕ ܦܐܖ̈ܝܗ̇. ܠܐ ܗܐ̇ ܡܚܒܠ ܠܗ ܠܟܠܗ.<text:s/></text:span><text:span text:style-name="T577">6</text:span><text:span text:style-name="T578"> </text:span><text:span text:style-name="T579">ܐܘ ܗ̇ܘ ܕܢܨ̇ܒ ܢܨܒܬܐ. ܐܠܐ ܬܪܒܐ ܥܕܡܐ ܠܙܒܢܐ ܕܙܕ̇ܩ ܠܗ̇. ܕܠܡܐ̈ ܡܣܟܐ ܗ̇ܘ ܕܢܨܒܗ̇ ܕܢܣܒ ܡܢܗ̇ ܦܐܖ̈ܐ̣.</text:span><text:span text:style-name="T580">7</text:span><text:span text:style-name="T581"> </text:span><text:span text:style-name="T582">ܐܘ ܐܢܬܬܐ ܕܒܛܢܐ ܐܢ ܬܐܠܕ ܕܠܐ ܒܙܒܢܗ̈ ܠܐ ܡܩܛܠ ܩ̇ܛܠܐ ܠܗ ܠܥܘ̣ܠܗ̣̇.</text:span><text:span text:style-name="T583">8</text:span><text:span text:style-name="T584"> </text:span><text:span text:style-name="T585">ܐܘ ܗ̇ܘ ܕܒ̇ܢܐ ܒܝܬܐ ܐܠܐ ܢܛܠܠܝܘܗܝ ܘܢܫܟܠܠܝܘܗܝ ܠܡܐ̈ ܡܫܟܚ ܕܢܬܩܪܐ ܒܝܬܐ̣. ܐܡ̣ܪ ܠܝ ܠܘܩܕܡ ܗܠܝܢ ܁ ܀ ܁</text:span></text:p>
      </text:section>
      <text:section text:name="Sect23" text:style-name="S23">
        <text:p text:style-name="P586">23</text:p>
        <text:p text:style-name="P587"><text:span text:style-name="T588">1</text:span><text:span text:style-name="T589"> </text:span><text:span text:style-name="T590">ܘܥ̇ܢܝܬ ܘܐܡ̇ܪܬ. ܠܐ ܡܪܝܐ ܡܪܝ.<text:s/></text:span><text:span text:style-name="T591">2</text:span><text:span text:style-name="T592"> </text:span><text:span text:style-name="T593">ܘܥܢ̣ܐ̇ ܘܐܡ̣ܪ ܠܝ. ܘܥܠ ܡܢܐ ܗܟܝܠ ܡܬܬܙܝܥ ܐܢܬ ܥܠ ܡܕܡ ܕܠܐ ܝܕܥ ܐܢܬ. ܘܥܠ ܡܢܐ ܡܣܬܪܗܒ ܐܢܬ ܥܠ ܡܕܡ ܕܠܐ ܡܦܣ ܐܢܬ.<text:s/></text:span><text:span text:style-name="T594">3</text:span><text:span text:style-name="T595"> </text:span><text:span text:style-name="T596">ܐ̇ܝܟ̇ܢܐ ܓܝܪ ܕܠܐ ܛܥ̣ܝܬ ܠܒ̈ܢܝ ܐܢܫܐ ܐܝܠܝܢ ܕܩܝܡ̇ܝܢ ܘܐܝܠܝܢ ܕܥܒ̣ܪܘ̣. ܗܟܢܐ ܥܗܝܕ ܐܢܐ ܠܐܝܠܝܢ ܕܥܗܝܕܝܢ ܘܠܐܝܠܝܢ ܕܐܬ̇ܝܢ.<text:s/></text:span><text:span text:style-name="T597">4</text:span><text:span text:style-name="T598"> </text:span><text:span text:style-name="T599">ܡܛܠ ܕܟܕ ܚܛ̣ܐ ܐܕܡ ܘܐܬܓܙܪ ܡܘܬܐ ܥܠ ܐܝܠܝܢ ܕܡܬܝܠܕܝܢ. ܗܝ̇ܕܝܢ ܐܬܡܢܝ ܣܘܓܐܗܘܢ ܕܐܝܠܝܢ ܕܡܬܝܠܕܝܢ. ܘܠܗ ܠܡܢܝܢܐ ܗ̇ܘ ܐܬܥܬܕ ܐܬܪܐ ܐܝ̇ܟܐ ܕܢܥܡܪܘܢ ܐܝܠܝܢ ܕܚܝ̈ܝܢ ܘܐܝ̇ܟܐ ܕܢܬܢܛܪܘܢ ܐܝܠܝܢ ܕܡܝܬܝܢ.<text:s/></text:span><text:span text:style-name="T600">5</text:span><text:span text:style-name="T601"> </text:span><text:span text:style-name="T602">ܐܠܐ ܗܟܝܠ ܡܬܡܠܐ ܡܢܝܢܐ ܕܩܕܝܡ ܐܡܝܪ ܠܐ ܚ̇ܝܐ ܒ̣ܪܝܬܐ. ܪܘܚܝ ܓܝܪ ܒ̇ܪܝܐ ܚ̈ܝܐ. ܘܫܝܘܠ. ܡܩܒܠܐ ܡܝ̈ܬܐ.<text:s/></text:span><text:span text:style-name="T603">6</text:span><text:span text:style-name="T604"> </text:span><text:span text:style-name="T605">ܘܬܘܒ ܐܝܬ ܠܟ ܕܬܫܡܥ ܡܕܡ . ܕܥܬܝܕ ܕܢܐܬܐ ܡܢ ܒܬܪ ܗܠܝܢ ܙܒܢ̈ܐ.<text:s/></text:span><text:span text:style-name="T606">7</text:span><text:span text:style-name="T607"> </text:span><text:span text:style-name="T608">ܫܪܝܪܐܝܬ ܓܝܪ ܩܪܝܒ ܗܘ ܦܘܪܩܢܝ ܕܢܐܬܐ. ܘܠܐ ܗܘܐ ܪܚܝܩ ܐܝܟ ܕܡܢ ܩܕܝܡ ܀</text:span></text:p>
      </text:section>
      <text:section text:name="Sect24" text:style-name="S24">
        <text:p text:style-name="P609">24</text:p>
        <text:p text:style-name="P610"><text:span text:style-name="T611">1</text:span><text:span text:style-name="T612"> </text:span><text:span text:style-name="T613">ܗܐ ܓܝܪ ܝܘܡ̈ܬܐ ܐܬ̇ܝܢ ܘܢܬܓܠܘܢ ܣܦܖ̈ܐ. ܐܝ̇ܟܐ ܕܟܬܝܒܝܢ ܚܛܗ̈ܐ ܕܟܘܠܗܘܢ ܐܝܠܝܢ ܕܚܛܘ. ܘܬܘܒ ܐܦ ܐܘܨܖ̈ܐ ܐܝ̇ܟܐ ܕܙܕܝܩܘܬܗܘܢ ܕܟܠܗܘܢ ܐܝܠܝܢ ܕܐܙܕܕܩܘ ܒܒ̣ܪܝܬܐ ܐܬ̤ܟܢܫܬ.<text:s/></text:span><text:span text:style-name="T614">2</text:span><text:span text:style-name="T615"> </text:span><text:span text:style-name="T616">ܘܢܗܘܐ ܕܝܢ ܒܗ̇ܘ ܙܒܢܐ̣. ܬ̣ܚܙܐ ܐܢܬ ܘܣܓܝܐ̈ܐ ܕܥܡ̣ܟ ܢܓܝܪܘܬ ܪܘܚܗ ܕܪܡܐ. ܗ̇ܝ ܕܒܟܠ ܕܪ ܘܕܪ. ܕܡܓܪ ܗܘܐ ܪܘܚܗ ܥܠ ܟܠܗܘܢ ܝܠܝ̈ܕܐ ܕܚ̇ܛܝܢ ܘܡܙܕܕܩܝܢ.<text:s/></text:span><text:span text:style-name="T617">3</text:span><text:span text:style-name="T618"> </text:span><text:span text:style-name="T619">ܘܥܢ̇ܝܬ ܘܐܡ̇ܪܬ. ܐܠܐ ܗܐ ܡܪܝܐ ܐܢܫ ܠܐ ܝܕ̇ܥ ܡܢܝܢܐ ܕܐܝܠܝܢ ܕܥ̣ܒܖ̈ܝ ܘܐܦ ܠܐ ܕܐܝܠܝܢ ܕܥܬܝ̈ܕܢ.<text:s/></text:span><text:span text:style-name="T620">4</text:span><text:span text:style-name="T621"> </text:span><text:span text:style-name="T622">ܗܐ ܓܝܪ ܐܦ ܐܢܐ ܡܕܡ ܕܓܕܫܢܝ ܝܕ̇ܥ ܐܢܐ. ܡܕܡ ܕܝܢ ܕܥܬܝܕ ܕܢܗܘܐ ܠܣܢ̈ܐܝܢ ܠܐ ܝܕ̇ܥ ܐܢܐ. ܘܐܡܬܝ ܦ̣ܩܕܬ ܥܒ̇ܕ̈ܝܟ ܀ ܀ ܀</text:span></text:p>
      </text:section>
      <text:section text:name="Sect25" text:style-name="S25">
        <text:soft-page-break/>
        <text:p text:style-name="P623">25</text:p>
        <text:p text:style-name="P624"><text:span text:style-name="T625">1</text:span><text:span text:style-name="T626"> </text:span><text:span text:style-name="T627">ܘܥ̣ܢܐ ܘܐܡ̣ܪ ܠܝ. ܐܦ ܐܢܬ ܬܬܢܛܪ ܥܕܡܐ ܠܗ̇ܘ ܙܒܢܐ. ܠܐܬ݀ܐ ܗ̇ܝ ܕܥܬܝܕ ܡܪܝܡܐ ܕܢܥܒܕ ܠܥܡܘܖ̈ܝܗ̇ ܕܐܪܥܐ ܠܚܪܬܐ ܕܝܘܡ̈ܬܐ.<text:s/></text:span><text:span text:style-name="T628">2</text:span><text:span text:style-name="T629"> </text:span><text:span text:style-name="T630">ܗܕܐ ܗܟܝܠ ܐܬ݀ܐ ܗ̇ܘܝܐ.<text:s/></text:span><text:span text:style-name="T631">3</text:span><text:span text:style-name="T632"> </text:span><text:span text:style-name="T633">ܟܕ ܬܐܚܘܕ ܬܘܗܬܐ ܠܥܡܘܖ̈ܝܗ̇ ܕܐܪܥܐ. ܘܢܦܠܘܢ ܒܐܘܠܨ̈ܢܐ ܣܓܝܐ̈ܐ. ܘܬܘܒ ܢܦܠܘܢ ܒܫܘܢ̈ܕܐ ܖ̈ܘܪܒܐ.<text:s/></text:span><text:span text:style-name="T634">4</text:span><text:span text:style-name="T635"> </text:span><text:span text:style-name="T636">ܘܢܗܘܐ ܟܕ ܢܐܡܪܘܢ ܒܡܚ̈ܫܒܬܗܘܢ ܡܢ ܐܘܠܨܢܗܘܢ ܣܓܝܐܐ. ܠܐ ܡܬܕܟܪ ܬܘܒ ܚܝܠܬܢܐ ܠܐܪܥܐ. ܘܢܗܘܐ ܕܟܕ ܢܦܣܩܘܢ ܣܒܪܐ̣. ܗܝ̇ܕܝܢ ܢܬܬܥܝܪ ܙܒܢܐ ܀</text:span></text:p>
      </text:section>
      <text:section text:name="Sect26" text:style-name="S26">
        <text:p text:style-name="P637">26</text:p>
        <text:p text:style-name="P638"><text:span text:style-name="T639">1</text:span><text:span text:style-name="T640"> </text:span><text:span text:style-name="T641">ܘܥܢ̇ܝܬ ܘܐܡ̇ܪܬ. ܙܒܢܐ ܟܝ ܣܓܝܐܐ ܡܩܘܐ ܐܘܠܨܢܐ ܗ̇ܘ ܕܗ̇ܘܐ. ܫܢ̈ܝܐ ܣܓܝܐ̈ܬܐ ܐܚ̇ܕܐ ܐܢܢܩܐ ܗ̇ܝ ܀</text:span></text:p>
      </text:section>
      <text:section text:name="Sect27" text:style-name="S27">
        <text:p text:style-name="P642">27</text:p>
        <text:p text:style-name="P643"><text:span text:style-name="T644">1</text:span><text:span text:style-name="T645"> </text:span><text:span text:style-name="T646">ܘܥ̣ܢܐ ܘܐܡ̣ܪ ܠܝ. ܠܬܪܬ ܥܣܪܐ ܡܢ̈ܘܢ ܐܬܦܠܓ ܙܒܢܐ ܗ̇ܘ. ܘܟܠ ܚܕܐ ܚܕܐ ܡܢܗܝܢ ܡܬܢܛܪܐ ܠܡܕܡ ܕܣ̣ܝܡ ܠܗ̇܀<text:s/></text:span><text:span text:style-name="T647">2</text:span><text:span text:style-name="T648"> </text:span><text:span text:style-name="T649">ܒܡܢ̇ܬܐ ܩܕܡܝܬܐ ܪܝܫܐ ܕܙܘ̈ܥܐ ܗܘ̇ܐ܀<text:s/></text:span><text:span text:style-name="T650">3</text:span><text:span text:style-name="T651"> </text:span><text:span text:style-name="T652">ܘܒܡܢܬܐ ܕ̇ܬܖ̈ܬܝܢ ܩ̈ܛܠܐ ܕܖ̈ܘܪܒܢܐ܀<text:s/></text:span><text:span text:style-name="T653">4</text:span><text:span text:style-name="T654"> </text:span><text:span text:style-name="T655">ܘܒܡܢܬܐ ܕܬܠܬ ܡܦܘܠܬܐ . ܕܣܓܝܐ̈ܐ ܒܡܘܬܐ܀܁<text:s/></text:span><text:span text:style-name="T656">5</text:span><text:span text:style-name="T657"> </text:span><text:span text:style-name="T658">ܘܒܡܢ̇ܬܐ ܕܐܪܒܥ ܫܘܕܪܐ ܕܚܪܒܐ܀<text:s/></text:span><text:span text:style-name="T659">6</text:span><text:span text:style-name="T660"> </text:span><text:span text:style-name="T661">ܘܒܡܢ̇ܬܐ ܕܚܡܫ ܟܦܢܐ. ܘܟܠܝܢܐ ܕܡܛܪܐ܀<text:s/></text:span><text:span text:style-name="T662">7</text:span><text:span text:style-name="T663"> </text:span><text:span text:style-name="T664">ܘܒܡܢܬܐ ܕܫܬ ܙܘ̈ܥܐ. ܘܓܘܢ̈ܚܐ ܁܁܀<text:s/></text:span><text:span text:style-name="T665">8</text:span><text:span text:style-name="T666"> </text:span><text:span text:style-name="T667">܀ …<text:s/></text:span><text:span text:style-name="T668">9</text:span><text:span text:style-name="T669"> </text:span><text:span text:style-name="T670">ܘܒܡܢܬܐ ܕܬܡܢܐ̣. ܣܘܓܐܐ ܕܦܢܛܣ̈ܝܐ. ܘܦܓܥ̈ܐ ܕܫܐ̈ܕܐ ܀<text:s/></text:span><text:span text:style-name="T671">10</text:span><text:span text:style-name="T672"> </text:span><text:span text:style-name="T673">ܘܒܡ̇ܢܬܐ ܕܬܫܥ̣ ܢܦܠܐ ܕܢܘܪܐ܀<text:s/></text:span><text:span text:style-name="T674">11</text:span><text:span text:style-name="T675"> </text:span><text:span text:style-name="T676">ܘܒܡܢܬܐ ܕܥܣܪ ܚܛܘܦܝܐ ܘܛܠܘܡ̣ܝܐ ܣܓܝܐܐ܀܁܁<text:s/></text:span><text:span text:style-name="T677">12</text:span><text:span text:style-name="T678"> </text:span><text:span text:style-name="T679">ܘܒܡܢ̇ܬܐ ܕܚܕܥܣܪܐ ܥܘ̣ܠܐ ܘܫܪܝܚܘܬܐ܀<text:s/></text:span><text:span text:style-name="T680">13</text:span><text:span text:style-name="T681"> </text:span><text:span text:style-name="T682">ܘܒܡ̇ܢܬܐ ܕܬܪܬܥܣܪܐ̣ ܒܘܠܒܠܐ ܕܚܒܝܟܘܬܐ ܕܟܠܗܝܢ ܐܟܚܕܐ ܕܐܝܠܝܢ ܕܡܩܕ̈ܡܢ ܐܡܝܖ̈ܢ܀܁܁<text:s/></text:span><text:span text:style-name="T683">14</text:span><text:span text:style-name="T684"> </text:span><text:span text:style-name="T685">ܗܠܝܢ ܕܝܢ ܡܢ̈ܘܬܗ ܕܗ̇ܘ ܙܒܢܐ ܢܛܝܖ̈ܢ݂ ܘܗ̈ܘܝܢ ܡܚ̈ܠܛܢ ܚܕܐ ܒܚܕܐ. ܘܚܕܐ ܚܕܐ ܡܫܡ̈ܫܢ.<text:s/></text:span><text:span text:style-name="T686">15</text:span><text:span text:style-name="T687"> </text:span><text:span text:style-name="T688">ܡܢܗܝܢ ܓܝܪ ܡܘܬܖ̈ܢ ܡܢ ܕܝܠܗܝܢ. ܘܡܢ ܕܐܚܖ̈ܢܝܬܐ ܢܣ̈ܒܢ ܘܡܢܗܝܢ ܕܝܠܗܝܢ ܘܕܐܚܖ̈ܢܝܬܐ ܡܫ̈ܠܡܢ̣. ܐܝܟ ܕܠܐ ܢܣܬܟܠܘܢ ܐܝܠܝܢ ܕܗܘ̈ܝܢ ܥܠ ܐܪܥܐ̇. ܒܗ̇ܢܘܢ ܝܘܡ̈ܬܐ ܕܫܘܠܡܐ ܗ̇ܘ ܕܙܒ̈ܢܐ ܁܀</text:span></text:p>
      </text:section>
      <text:section text:name="Sect28" text:style-name="S28">
        <text:p text:style-name="P689">28</text:p>
        <text:p text:style-name="P690"><text:span text:style-name="T691">1</text:span><text:span text:style-name="T692"> </text:span><text:span text:style-name="T693">ܒܪܡ ܕܝܢ ܟܠ ܕܢܣܬܟܠ ܗܝ̇ܕܝܢ ܢܬܚܟܡ ..<text:s/></text:span><text:span text:style-name="T694">2</text:span><text:span text:style-name="T695"> </text:span><text:span text:style-name="T696">ܡܫܘܚܬܗ ܕܝܢ ܘܡܢܝܢܗ ܕܗ̇ܘ ܙܒܢܐ ܗ̈ܘܝܢ ܬܖ̈ܬܝܢ ܡ̈ܢܘܢ ܫܒܘ̈ܥܐ ܕܫܒܥܐ ܫܒܘ̈ܥܝܢ.<text:s/></text:span><text:span text:style-name="T697">3</text:span><text:span text:style-name="T698"> </text:span><text:span text:style-name="T699">ܘܥܢ̇ܝܬ ܘܐܡ̇ܪܬ. ܛܒ ܗܘܐ ܕܐܢܫ ܢܡܛܐ ܘܢ̇ܚܙܐ. ܘܛܒ ܕܝܢ ܡܢ ܗܕܐ ܕܠܐ ܢܡܛܐ. ܕܠܐ ܢܦ̇ܠ.<text:s/></text:span><text:span text:style-name="T700">4</text:span><text:span text:style-name="T701"> </text:span><text:span text:style-name="T702">ܐܠܐ ܐܡ̇ܪ ܐܦ ܗܕܐ.<text:s/></text:span><text:span text:style-name="T703">5</text:span><text:span text:style-name="T704"> </text:span><text:span text:style-name="T705">ܢܫܘܛ ܗ̇ܘ ܕܠܐ ܡܬܚܒܠ ܠܗܠܝܢ ܕܡܬܚ̈ܒܠܢ. ܘܠܡܕܡ ܕܓ̣ܕܫ ܒܗܝܢ ܒܗܠܝܢ ܕܡܬܚܒ̈ܠܢ. ܕܒܠܚܘܕ ܠܗܠܝܢ ܕܠܐ ܡܬ̈ܚܒܠܢ ܢܚܘܪ.<text:s/></text:span><text:span text:style-name="T706">6</text:span><text:span text:style-name="T707"> </text:span><text:span text:style-name="T708">ܐܢ ܕܝܢ ܡܪܝ ܫܪܝܪܐܝܬ ܥܬܝܕ̈ܢ ܐ̈ܢܝܢ ܕܢܐܬ̈ܝܢ ܗܠܝܢ ܕܩܕ̣ܡܬ ܐܡ̣ܪܬ ܠܝ. ܐܢ̇ܕܝܢ ܐܫ̇ܟܚܬ ܖ̈ܚܡ̣ܐ ܒܥܝܢ̈ܝܟ ܐܘܕܥܝܢܝ ܐܦ ܗܕܐ.<text:s/></text:span><text:span text:style-name="T709">7</text:span><text:span text:style-name="T710"> </text:span><text:span text:style-name="T711">ܐܢ ܗ̣ܘ ܕܒܚܕ ܐܬܪܐ ܐܘ ܒܚܕܐ ܡܢ ܡܢܘ̈ܬܗ̇ ܕܐܪܥܐ ܥܬܝ̈ܕܢ ܕܢܗ̈ܘܝܢ ܗܠܝ̣ܢ. ܐܘ ܟܠܗ̇ ܐܪܥܐ ܡܪܓܫܐ܀</text:span></text:p>
      </text:section>
      <text:section text:name="Sect29" text:style-name="S29">
        <text:soft-page-break/>
        <text:p text:style-name="P712">29</text:p>
        <text:p text:style-name="P713"><text:span text:style-name="T714">1</text:span><text:span text:style-name="T715"> </text:span><text:span text:style-name="T716">ܘܥ̣ܢܐ ܘܐܡ̣ܪ ܠܝ. ܕܟܘܠܗ̇ ܗܘ ܐܪܥܐ ܡܕܡ ܕܓܕ̇ܫ ܗܝ̇ܕܝܢ. ܡܛܠ ܗܢܐ ܟܠܗܘܢ ܐܝܠܝܢ ܕܚܝ̈ܝܢ ܢܪܓܫܘܢ.<text:s/></text:span><text:span text:style-name="T717">2</text:span><text:span text:style-name="T718"> </text:span><text:span text:style-name="T719">ܒܗ̇ܘ ܕܝܢ . ܙܒܢܐ ܡܓܢ ܐܢܐ ܒܠܚܘܕ ܥܠ ܐܝܠܝܢ ܕܡܫܬܟܚܝܢ ܒܗܘܢ ܒܗ̇ܢܘܢ . ܝܘܡ̈ܬܐ ܒܗܕܐ ܐܪܥܐ.<text:s/></text:span><text:span text:style-name="T720">3</text:span><text:span text:style-name="T721"> </text:span><text:span text:style-name="T722">ܘܢܗܘܐ ܡܢ ܒܬܪ ܕܫ̇ܠܡ ܡܕܡ ܕܥܬܝܕ ܕܢܗܘܐ ܒܗܠܝܢ ܡܢܘ̈ܬܐ̣. ܗܝ̇ܕܝܢ ܢ̇ܫܪܐ ܕܢܬܓܠܐ ܡܫܝܚܐ.<text:s/></text:span><text:span text:style-name="T723">4</text:span><text:span text:style-name="T724"> </text:span><text:span text:style-name="T725">ܘܢܬܓܠܐ ܒܗܡܘܬ ܡܢ ܐܬܪܗ. ܘܠܘܝܬܢ ܢܣ̇ܩ ܡܢ ܝܡܐ̣. ܬܖ̈ܝܗܘܢ ܬܢ̈ܝܢܐ ܖ̈ܘܪܒܐ ܗܠܝܢ ܕܒ̇ܪܝܬ ܒܝܘܡܐ ܚܡܝܫܝܐ ܕܒ̣ܪܝܬ ܘܢܛܪܬ ܐܢܘܢ ܥܕܡܐ ܠܗ̇ܘ ܙܒܢܐ. ܘܗ̇ܝܕܝܢ ܢܗܘܘܢ ܠܡܐܟܘܠܬܐ ܠܟܘܠܗܘܢ ܐܝܠܝܢ ܕܡܫܬܚܪܝܢ.<text:s/></text:span><text:span text:style-name="T726">5</text:span><text:span text:style-name="T727"> </text:span><text:span text:style-name="T728">ܐܦ ܐܪܥܐ ܬܬܠ ܦܐܖ̈ܝܗ̇. ܚܕ ܒܖ̈ܒܘ. ܘܚܕܐ ܓܦܬܐ ܢܗ̈ܘܝܢ ܒܗ̇ ܐܠܦ ܫܒܫ̈ܬܝܢ. ܘܚܕܐ ܫܒܫܬܐ ܬܥܒܕ ܐܠܦ ܣܓܘ̈ܠܝܢ. ܘܚܕ ܣܓܘܠܐ ܢܥܒܕ ܐܠܦ ܥܢܒ̈ܝܢ. ܘܚܕܐ ܥܢܒܬܐ ܬܥܒܕ ܟܘܪܐ ܕܚܡ̣ܪܐ.<text:s/></text:span><text:span text:style-name="T729">6</text:span><text:span text:style-name="T730"> </text:span><text:span text:style-name="T731">ܘܐܝܠܝܢ ܕܟܦ̣ܢܘ ܢܬܒܣܡܘܢ. ܘܬܘܒ ܕܝܢ ܢܚܙܘܢ ܬܕܡܖ̈ܬܐ ܒܟܘܠ ܝܘܡ.<text:s/></text:span><text:span text:style-name="T732">7</text:span><text:span text:style-name="T733"> </text:span><text:span text:style-name="T734">ܖ̈ܘܚܐ ܓܝܪ ܢܦ̈ܩܢ ܡܢ ܩܕܡܝ. ܠܡܝܬܝܘ ܒܟܠ ܨܦܪ ܘܨܦܪ ܪܝܚܐ ܕܦܐܖ̈ܐ ܕܒܣܡ̈ܢܐ. ܘܒܫܘܠܡܗ . ܕܝܘܡܐ ܥ̇ܢ̈ܢܐ ܕܖ̈ܣܢ ܛܠܐ ܕܐܣܝܘܬܐ.<text:s/></text:span><text:span text:style-name="T735">8</text:span><text:span text:style-name="T736"> </text:span><text:span text:style-name="T737">ܘܢܗܘܐ ܒܗ ܒܗ̇ܘ ܙܒܢܐ. ܢܚܘܬ ܬܘܒ ܡܢ ܠܥܠ ܐܘܨ̇ܪܐ ܕܡܢܢܐ. ܘܢܐܟܠܘܢ ܡܢܗ ܒܗܠܝܢ ܫܢ̈ܝܐ. ܡܛܠ ܕܗ̣ܢܘܢ ܐܢܘܢ ܕܡܛܝܘ ܠܫܘܠܡܗ ܕܙܒܢܐ. ܀܁</text:span></text:p>
      </text:section>
      <text:section text:name="Sect30" text:style-name="S30">
        <text:p text:style-name="P738">30</text:p>
        <text:p text:style-name="P739"><text:span text:style-name="T740">1</text:span><text:span text:style-name="T741"> </text:span><text:span text:style-name="T742">ܘܢܗܘܐ ܡܢ ܒܬܪ ܗܠܝܢ ܐܡܬܝ ܕܢܬܡܠܐ ܙܒܢܐ ܕܡܐܬܝܬܗ ܕܡܫܝܚܐ܆ ܘܢܗܦܘܟ ܒܬܫܒܘܚܬܐ. ܗ̇ܝܕܝܢ ܟܘܠܗܘܢ ܐܝܠܝܢ ܕܕܡܟ̣ܘ ܒܣܒܪܗ ܩܝܡ̇ܝܢ.<text:s/></text:span><text:span text:style-name="T743">2</text:span><text:span text:style-name="T744"> </text:span><text:span text:style-name="T745">ܘܢܗܘܐ ܒܗ̇ܘ ܙܒܢܐ̣. ܢܬܦܬܚܘܢ ܐܘܨܖ̈ܐ ܗ̇ܢܘ̇ܢ ܕܒܗܘܢ ܐܬܢܛܪ ܡܢܝܢܐ ܕܢܦܫ̈ܬܐ . ܕܢܦܫ̈ܬܐ ܕܙܕܝ̈ܩܐ ܘܢܦܩ̈ܢ. ܘܢܬܚܙܐ ܣܘܓܐ̈ܗܝܢ ܕܢܦܫ̈ܬܐ ܐܟܚܕܐ ܒܚܕ ܟܢܫܐ̇. ܕܚܕܐ ܬܪܥܝܬܐ. ܘܢܚ̈ܕܝܢ ܩܕܡ̈ܝܬܐ̣ ܘܐܚܖ̈ܝܬܐ ܠܐ ܢܬܬܥ̈ܝܩܢ.<text:s/></text:span><text:span text:style-name="T746">3</text:span><text:span text:style-name="T747"> </text:span><text:span text:style-name="T748">ܝܕ̇ܥ ܓܝܪ ܕܡܛ̣ܐ ܙܒܢܐ. ܕܐܡܝܪ ܥܠܘܗܝ̇. ܕܫܘܠܡܗܘܢ ܕܙܒ̈ܢܐ܆<text:s/></text:span><text:span text:style-name="T749">4</text:span><text:span text:style-name="T750"><text:s/>ܢܦܫ̈ܬܗܘܢ ܕܝܢ ܕܖ̈ܫܝܥܐ ܟܕ ܢܚ̈ܙܝܢ ܟܠܗܝܢ ܗܠܝ̣ܢ. ܗܝ̇ܕܝܢ ܝܬܝܪܐܝܬ ܢܫ̈ܘܚܢ.<text:s/></text:span><text:span text:style-name="T751">5</text:span><text:span text:style-name="T752"> </text:span><text:span text:style-name="T753">ܝܕ̈ܥܢ ܓܝܪ ܕܡ̣ܛܐ ܬܫܢܝܩܗܘܢ ܘܐܬ̣ܐ ܐܒܕܢܗܘܢ.܀܀܀܀</text:span></text:p>
      </text:section>
      <text:section text:name="Sect31" text:style-name="S31">
        <text:p text:style-name="P754">31</text:p>
        <text:p text:style-name="P755"><text:span text:style-name="T756">1</text:span><text:span text:style-name="T757"> </text:span><text:span text:style-name="T758">ܘܗ̣ܘܐ ܡܢ ܒܬܪ ܗܠܝܢ̣. ܐ̇ܙܠܬ ܐܢܐ ܠܘܬ ܥܡܐ ܘܐܡ̇ܪܬ ܠܗܘܢ. ܟܢ̇ܫܘ ܠܝ ܟܘܠܗܘܢ ܣܒܝ̈ܟܘܢ. ܘܐܡ̇ܪ ܠܟܘܢ ܡ̈ܠܐ.<text:s/></text:span><text:span text:style-name="T759">2</text:span><text:span text:style-name="T760"> </text:span><text:span text:style-name="T761">ܘܐܬܟܢܫܘ ܟܘܠܗܘܢ ܠܢܚܠܐ ܕܩܕܪܘܢ.<text:s/></text:span><text:span text:style-name="T762">3</text:span><text:span text:style-name="T763"> </text:span><text:span text:style-name="T764">ܘܥ̇ܢܝܬ ܘܐܡ̇ܪܬ ܠܗܘܢ. ܫܡ̣ܥ ܐܝܣܪܐܝܠ ܘܐܡ̇ܪ ܠܟ. ܘܐܢܬ ܙܪܥܗ ܕܝܥܩܘܒ. ܨܘܬ ܘܐ̇ܪܬܝܟ.<text:s/></text:span><text:span text:style-name="T765">4</text:span><text:span text:style-name="T766"> </text:span><text:span text:style-name="T767">ܠܐ ܬܛܥܘܢ ܠܨܗܝܘܢ. ܐܠܐ ܗ̣ܘܝܬܘܢ ܥ̣ܗܝܕܝܢ ܠܥܩ̈ܬܗ̇ ܕܐܘܪܫܠܡ.<text:s/></text:span><text:span text:style-name="T768">5</text:span><text:span text:style-name="T769"> </text:span><text:span text:style-name="T770">ܗܐ ܓܝܪ ܝܘܡ̈ܬܐ ܐܬ̇ܝ̣ܢ ܘܢܬܢܣܒ ܠܚ̇ܒܠܐ ܟܠܡܕܡ ܕܗ̣ܘܐ. ܘܢܗܘܐ ܐܝܟ ܕܠܐ ܗ̣ܘܐ ܁܀܁</text:span></text:p>
      </text:section>
      <text:section text:name="Sect32" text:style-name="S32">
        <text:soft-page-break/>
        <text:p text:style-name="P771">32</text:p>
        <text:p text:style-name="P772"><text:span text:style-name="T773">1</text:span><text:span text:style-name="T774"> </text:span><text:span text:style-name="T775">ܐܢܬܘܢ ܕܝܢ ܐܢ ܡܥܬܕܝܢ ܐܢܬܘܢ ܠܒܝܟ̈ܘܢ ܕܬܙܪܥܘܢ ܒܗܘܢ ܦܐܖ̈ܘܗܝ ܕܢܡܘܣܐ [.] ܡܓܢ ܥܠܝܟܘܢ ܒܗ̇ܘ ܙܒܢܐ ܕܥܬܝܕ ܚܝܠܬܢܐ̇. ܕܢܙܝܥ ܠܟܘܠܗ̇ ܒ̣ܪܝܬܐ.<text:s/></text:span><text:span text:style-name="T776">2</text:span><text:span text:style-name="T777"> </text:span><text:span text:style-name="T778">ܡܛܘܠ ܕܡܢ ܒܬܪ ܩܠܝܠ ܙ̣ܒܢܐ ܢܬܬܙܝܥ ܒܢܝܢܗ̇ ܕܨܗܝܘܢ ܕܢܬܒܢܐ ܬܘܒ.<text:s/></text:span><text:span text:style-name="T779">3</text:span><text:span text:style-name="T780"> </text:span><text:span text:style-name="T781">ܐܠܐ ܠܐ ܡܩܘܐ ܗ̣ܘ ܗ̇ܘ ܒܢܝܢܐ. ܐܠܐ ܬܘܒ ܡܢ ܒܬܪ ܙܒܢܐ ܡܬܥܩܪ. ܘܡܩܘܝܐ ܟܕ ܚܪܒܐ̣ ܥܕܡܐ ܠܙܒܢܐ.<text:s/></text:span><text:span text:style-name="T782">4</text:span><text:span text:style-name="T783"> </text:span><text:span text:style-name="T784">ܘܡܢ ܒܬܪܟܢ ܡܬܒܥܝܐ ܠܡܬܚܕܬܘ ܒܬܫܒܘܚܬܐ. ܘܡ̣ܫܬ̣̇ܟܠܠܐ ܠܥܠܡ.<text:s/></text:span><text:span text:style-name="T785">5</text:span><text:span text:style-name="T786"> </text:span><text:span text:style-name="T787">ܠܐ ܗܟܝܠ ܡܬܒܥܝܐ ܠܢ ܕܢܥܝܩ ܗܢܐ ܟܠܗ ܥܠ ܒܝܫ̣ܬܐ ܕܐܬܬ ܗܫܐ ܐܝܟ ܕܥܠ ܡܕܡ ܕܥܬܝܕ.<text:s/></text:span><text:span text:style-name="T788">6</text:span><text:span text:style-name="T789"> </text:span><text:span text:style-name="T790">ܡܢ̣ ܬܖ̈ܬܝܗܝܢ ܕܝܢ ܥܩ̈ܬܐ̣. ܪܒ ܗܘ ܐܓܘܢܐ. ܐܡܬܝ ܕܥܬܝܕ ܚܝܠܬܢܐ ܕܢܚܕܬ ܒ̣ܪܝܬܗ.<text:s/></text:span><text:span text:style-name="T791">7</text:span><text:span text:style-name="T792"> </text:span><text:span text:style-name="T793">ܘܗܫܐ ܠܐ ܬܬܩܪܒܘܢ ܠܝ ܥܕܡܐ ܠܩܠܝܠ ܝܘܡ̈ܝܢ. ܘܠܐ ܬܦܩܕܘܢܢܝ ܥܕܡܐ ܕܐ̇ܬܐ ܠܘܬܟܘܢ.<text:s/></text:span><text:span text:style-name="T794">8</text:span><text:span text:style-name="T795"> </text:span><text:span text:style-name="T796">ܘܗ̣ܘܐ ܕܟܕ ܐܡ̇ܪܬ ܠܗܘܢ ܟܠܗܝܢ ܗܠܝܢ ܡ̈ܠܐ̣. ܐ̇ܙܠܬ ܠܝ ܐܢܐ ܒܪܘܟ ܠܐܘܪܚܝ. ܘܟܕ ܚܙܢܝ ܥܡܐ ܕܐ̇ܙܠ ܐܢܐ. ܐܪܝܡܘ ܩܠܗܘܢ ܘܐܝܠܠܘ ܘܐܡ̣ܪܘ.<text:s/></text:span><text:span text:style-name="T797">9</text:span><text:span text:style-name="T798"> </text:span><text:span text:style-name="T799">ܠܐܝ̇ܟܐ ܐܙ̇ܠ ܐܢܬ ܠܟ ܡܢܢ ܒܪܘܟ.. ܘܫ̇ܒ̣ܩܬ ܠܢ ܐܝܟ ܐܒܐ ܕܫ̇ܒܩ ܒܢܘ̈ܗܝ ܝܬܡ̈ܐ ܘܐ̇ܙܠ ܡܢ ܠܘܬܗܘܢ܀</text:span></text:p>
      </text:section>
      <text:section text:name="Sect33" text:style-name="S33">
        <text:p text:style-name="P800">33</text:p>
        <text:p text:style-name="P801"><text:span text:style-name="T802">1</text:span><text:span text:style-name="T803"> </text:span><text:span text:style-name="T804">ܗܠܝܢ ܐܢܘܢ ܦܘܩ̈ܕܢܐ ܕܦܩܕܟ ܚܒܪܟ ܐܪܡܝܐ ܢܒܝܐ ܘܐܡ̣ܪ ܠܟ܈.<text:s/></text:span><text:span text:style-name="T805">2</text:span><text:span text:style-name="T806"> </text:span><text:span text:style-name="T807">ܚܙܝ ܠܗܢܐ ܥܡܐ ܥܕ ܐ̇ܙܠ ܐܢܐ ܘܐܬܩܢ ܫܪܟܐ ܕܐܚ̈ܝܢ ܒܒܒܠ. ܗܠܝܢ ܕܢܦ̣ܩ ܥܠܝܗܘܢ ܓܙܪ ܕܝܢ̣ܐ ܕܢܫܬܒܘܢ.<text:s/></text:span><text:span text:style-name="T808">3</text:span><text:span text:style-name="T809"> </text:span><text:span text:style-name="T810">ܘܗܫܐ ܐܢ ܗ̣ܘ ܕܐܦ ܐܢܬ ܫܒ̣ܩܬ ܠܢ̣. ܛܒ ܗܘܐ ܠܢ ܕܢܡܘܬ ܟܠܢ ܩܕܡܝ. ܘܗ̇ܝܕܝܢ ܬܪܚܩ ܡܢܢ܀</text:span></text:p>
      </text:section>
      <text:section text:name="Sect34" text:style-name="S34">
        <text:p text:style-name="P811">34</text:p>
        <text:p text:style-name="P812"><text:span text:style-name="T813">1</text:span><text:span text:style-name="T814"> </text:span><text:span text:style-name="T815">ܘܥ̇ܢܝܬ ܘܐ̇ܡܪܬ ܠܗ ܠܥܡܐ ܚܣ ܠܝ ܕܐܫܒܘܩܟܘܢ ܐܘ ܕܐܪܚܩ ܡܢܟܘܢ. ܐܠܐ ܒܠܚܘܕ ܐ̇ܙܠ ܥܕܡܐ ܠܒܝܬ ܩܕܘܫ ܩܘܕ̇ܫܐ ܕܐܒܥܐ ܡܢ ܚܝܠܬܢܐ ܥܠܝܟܘܢ ܘܥܠ ܨܗܝܘܢ. ܕܐܢ ܐܬܢܗܪ ܡܕܡ ܝܬܝܪ. ܘܡܢ ܒܬܪ ܗܠܝܢ ܗ̇ܦܟ ܐܢܐ ܠܘܬܟܘܢ܀</text:span></text:p>
      </text:section>
      <text:section text:name="Sect35" text:style-name="S35">
        <text:p text:style-name="P816">35</text:p>
        <text:p text:style-name="P817"><text:span text:style-name="T818">1</text:span><text:span text:style-name="T819"> </text:span><text:span text:style-name="T820">ܘܐ̇ܙܠܬ ܐܢܐ ܒܪܘܟ ܥܕܡܐ ܠܐܬܪܐ ܩܕܝܫܐ. ܘܝܬ̇ܒ̣ܬ ܥܠ ܡ̈ܦܠܬܗ ܘܒܟ̇ܝܬ ܘܐܡ̇ܪܬ.<text:s/></text:span><text:span text:style-name="T821">2</text:span><text:span text:style-name="T822"> </text:span><text:span text:style-name="T823">ܐܘ ܥ̈ܝܢܝ ܗ̈ܘܝܢ ܡܒܘܥ̈ܐ ܘܬܡܖ̈ܐ ܕܥ̈ܝܢܝ ܡܥܝܢܐ ܕܕܡ̈ܥܐ.<text:s/></text:span><text:span text:style-name="T824">3</text:span><text:span text:style-name="T825"> </text:span><text:span text:style-name="T826">ܐܝܟ̇ܢܐ ܓܝܪ ܐܬܬܢܚ ܥܠ ܨܗܝܘܢ. ܘܐܝܟ̇ܢܐ ܐܬܐܒܠ ܥܠ ܐܘܪܫܠܡ.<text:s/></text:span><text:span text:style-name="T827">4</text:span><text:span text:style-name="T828"> </text:span><text:span text:style-name="T829">ܡܛܠ ܕܒܗܢܐ ܐܬܪܐ ܐܝܟܐ ܕܡܬܓܪܓܚ ܐܢܐ ܗܫܐ. ܡܢ ܩܕܝܡ ܪܒ ܟܗ̈ܢܐ ܡܩܪܒ ܗܘܐ ܩܘܖ̈ܒܢܐ ܩܕܝܫ̈ܐ. ܘܣ̇ܐܡ ܗܘܐ ܒܗ ܥܛܪܐ ܕܒܣܡ̈ܐ ܕܖ̈ܝܚܢܐ ܒܣܝܡ̈ܐ.<text:s/></text:span><text:span text:style-name="T830">5</text:span><text:span text:style-name="T831"> </text:span><text:span text:style-name="T832">ܗܫܐ ܕܝܢ ܐܬܥܒܕ ܥܦܪܐ ܫܘܒܗܪܢ. ܘܪܓܬܐ ܕܢܦܫܢ ܚܠ̣ܐ ܀</text:span></text:p>
      </text:section>
      <text:section text:name="Sect36" text:style-name="S36">
        <text:soft-page-break/>
        <text:p text:style-name="P833">36</text:p>
        <text:p text:style-name="P834"><text:span text:style-name="T835">1</text:span><text:span text:style-name="T836"> </text:span><text:span text:style-name="T837">ܘܟܕ ܐܡ̇ܪܬ ܗܠܝܢ ܕܡ̇ܟܬ ܬܡܢ. ܘܚܙ̇ܝܬ ܒܠܠܝܐ ܚܙܘܐ̣.<text:s/></text:span><text:span text:style-name="T838">2</text:span><text:span text:style-name="T839"> </text:span><text:span text:style-name="T840">ܗܘܐ ܥܒܐ ܕܐܝ̈ܠܢܐ ܕܢܨܝܒ ܒܦܩܥܬܐ. ܘܚܕܝܪܝܢ ܗܘܘ ܠܗ ܛܘܖ̈ܐ ܖ̈ܡ̇ܐ ܘܩܫ̈ܝܐ ܕܫܩܝ̈ܦܐ. ܘܐܬܪܐ ܣܓܝܐܐ ܐܚܝܕ ܘܗܐ ܗ̇ܘ ܥܒܐ.<text:s/></text:span><text:span text:style-name="T841">3</text:span><text:span text:style-name="T842"> </text:span><text:span text:style-name="T843">ܘܗܐ ܡܢ ܠܩܘܒܠܗ ܣܠ̤ܩܬ ܓܦܬܐ ܚܕܐ. ܘܡܢ ܬܚܘܬܝܗ̇ ܢܦܩ̇ ܗܘܐ ܡܒܘܥܐ ܒܢܝܚܐ.<text:s/></text:span><text:span text:style-name="T844">4</text:span><text:span text:style-name="T845"> </text:span><text:span text:style-name="T846">ܘܡ݂ܛܐ ܕܝܢ ܗ̇ܘ ܡܒܘܥܐ ܥܕܡܐ ܠܥܒܐ. ܘܗ̣ܘܐ ܠܓ̈ܠܠܐ ܖ̈ܘܪܒܐ. ܘܐܛܝܦܘ ܗܠܝܢ ܓ̈ܠܠܐ ܠܗ̇ܘ ܥ̇ܒܐ. ܘܡܢ ܫܠܝܐ ܥܩ̣ܪܘ ܠܣܘܓܐܗ ܕܥܒܐ ܗ̇ܘ. ܘܣܚ̣ܦܘ ܠܟܠܗܘܢ ܛܘ̣ܖ̈ܐ ܕܚܕܖ̈ܘܗܝ.<text:s/></text:span><text:span text:style-name="T847">5</text:span><text:span text:style-name="T848"> </text:span><text:span text:style-name="T849">ܘܪܘܡܗ ܕܥܒܐ ܡܬܡܟܟ ܗܘܐ. ܘܪܝܫܗܘܢ ܕܛܘ̣ܖ̈ܐ ܐܬܡܟܟ. ܘܛܒ ܐܬܚܝܠ ܡܒܘܥܐ ܗ̇ܘ. ܕܠܐ ܢܫܒܘܩ ܡܕܡ ܡܢ ܗ̇ܘ ܥ̇ܒܐ . ܣܓܝܐܐ ܐܠܐ ܚܕ ܐܪܙܐ ܒܠܚܘܕ.<text:s/></text:span><text:span text:style-name="T850">6</text:span><text:span text:style-name="T851"> </text:span><text:span text:style-name="T852">ܐܦ ܠܗ ܟܕ ܐܪܡܝ. ܘܠܣܘܓܐܗ ܕܥܒܐ ܗ̇ܘ ܐܘܒܕ ܘܥ̣ܩܪ. ܕܡܕܡ ܠܐ ܢܫܬܒܩ ܡܢܗ. ܐܦ ܠܐ ܐܬܪܗ ܢܬܝܕܥ. ܗ̣ܝ ܕܝܢ ܗ̇ܝ ܓܦܬܐ ܐ̇ܬܝܐ ܗܘܬ ܥܡ ܡܒܘܥܐ ܒܫܠܝܐ ܘܒܢܝܚܐ ܣܓܝܐܐ. ܘܐܬܬ ܥܕܡܐ ܠܐܬܪܐ ܚܕ ܕܠܐ ܪܚܝܩ ܗܘܐ ܡܢ ܐܪܙܐ. ܘܠܐܪܙܐ ܟܕ ܪܡ̣ܐ ܩܪܒܘܗܝ ܠܘܬܗ̣̇.<text:s/></text:span><text:span text:style-name="T853">7</text:span><text:span text:style-name="T854"> </text:span><text:span text:style-name="T855">ܘܚ̇ܙܝܬ ܘܗܐ ܦܬ̤ܚܬ ܦܘܡܗ̇ ܓܦܬܐ ܗ̇ܝ. ܘܡܠ̤ܠܬ ܘܐܡ̤ܪܬ ܠܐܪܙܐ ܗ̇ܘ. ܠܐ ܗܘܐ ܐܢܬ ܗܘ ܐܪܙܐ ܕܐܫܬ̣ܚܪܬ ܡܢ ܥܒܐ ܕܒܝ̣ܫܬܐ. ܘܒܐ̣ܝܕܟ ܐܡܝܢܐ ܗܘܬ ܒܝ̣ܫܬܐ ܘܡܬܥܒܕܐ ܗܠܝܢ ܟܘܠܗܝܢ ܫܢ̈ܝܐ. ܘܛ̇ܒܬܐ ܠܐ ܡܡܬܘܡ.<text:s/></text:span><text:span text:style-name="T856">8</text:span><text:span text:style-name="T857"> </text:span><text:span text:style-name="T858">ܘܡܬܚܝܠ ܗ̣ܘܝܬ ܥܠ ܕܠܐ ܕܝܠܟ. ܐܦ ܠܐ ܥܠ ܕܝܠܟ ܡܢ ܡܬܘܡ ܪܚܡܬ. ܘܡ̇ܬܚ ܗ̣ܘܝܬ ܐܘܚܕܢܟ ܥܠ ܐܝܠܝܢ ܕܪܚܝܩܝܢ ܡܢܟ. ܘܠܐܝܠܝܢ ܕܡܬܩܪܒܝܢ ܠܟ ܒܡܨܝ̈ܕܬܐ ܕܪܘܫܥܟ ܐܚ̇ܕ ܗ̣ܘܝܬ ܘܡܪܝܡ ܗ̣ܘܝܬ ܢܦܫܟ ܒܟܠ ܙܒܢ. ܐܝܟ ܗ̇ܘ ܕܠܐ ܡܫܟܚ ܕܢܬܥܩܪ.<text:s/></text:span><text:span text:style-name="T859">9</text:span><text:span text:style-name="T860"> </text:span><text:span text:style-name="T861">ܗܫܐ ܕܝܢ ܣܪܗܒ ܙܒܢܟ ܘܡܛܝ ܥܕܢܟ.<text:s/></text:span><text:span text:style-name="T862">10</text:span><text:span text:style-name="T863"> </text:span><text:span text:style-name="T864">ܙܠ ܗܟܝܠ ܐܦ ܐܢܬ ܐܪܙܐ ܒܬܪ ܥܒܐ. ܕܐܙ̣ܠ ܩܕܡܝܟ. ܘܗ̣ܘܝ ܥܡܗ ܚܠ̣ܐ. ܘܥܦܪܟܘܢ ܢܬܚܠܛ ܐܟܚܕܐ. ܘܕܡ̣ܟܘ ܗܫܐ ܒܥܩܬܐ ܘܫܠܘ ܒܬܫܢܝܩܐ. ܥܕܡܐ ܕܢܐܬܐ ܙܒܢܟ ܐܚܪܝܐ ܕܒܗ ܬܘܒ ܬܐܬܐ. ܘܝܬܝܪܐܝܬ ܬܫܬܢܩ ܁܁܀</text:span></text:p>
      </text:section>
      <text:section text:name="Sect37" text:style-name="S37">
        <text:p text:style-name="P865">37</text:p>
        <text:p text:style-name="P866"><text:span text:style-name="T867">1</text:span><text:span text:style-name="T868"> </text:span><text:span text:style-name="T869">ܘܡܢ ܒܬܪ ܗܠܝܢ ܚܙ̇ܝܬܗ ܠܗ̇ܘ ܐܪܙܐ ܟܕ ܝܩ̇ܕ. ܘܠܓܦܬܐ ܟܕ ܪܒ̇ܝܐ̣ ܗ̣ܝ ܘܟܠ ܕܚܕܖ̈ܝܗ̇ ܗ̣ܘܐ. ܦܩܥܬܐ ܕܡ̣ܠܝܐ ܗܒ̈ܒܐ ܕܠܐ ܚܡ̇ܝܢ̇. ܘܐܢܐ ܕܝܢ ܐܬܬܥ̇ܝܪܬ ܘܩܡ̇ܬ܀</text:span></text:p>
      </text:section>
      <text:section text:name="Sect38" text:style-name="S38">
        <text:p text:style-name="P870">38</text:p>
        <text:p text:style-name="P871"><text:span text:style-name="T872">1</text:span><text:span text:style-name="T873"> </text:span><text:span text:style-name="T874">ܘܨ̇ܠܝܬ ܘܐܡ̇ܪܬ. ܡܪܝܐ ܡܪܝ. ܐܢܬ ܗܘ ܒܟܠܙܒܢ ܡܢܗܪ ܐܢܬ ܠܐܝܠܝܢ ܕܒܣܘܟܠܐ ܡܬܕܒܪܝܢ.<text:s/></text:span><text:span text:style-name="T875">2</text:span><text:span text:style-name="T876"> </text:span><text:span text:style-name="T877">ܢܡܘܣܟ ܚ̈ܝܐ ܗܘ. ܘܚܟܡܬܟ ܬܪܝܨܘܬܐ ܗܝ.<text:s/></text:span><text:span text:style-name="T878">3</text:span><text:span text:style-name="T879"> </text:span><text:span text:style-name="T880">ܐܘܕܥܝܢܝ ܗܟܝܠ ܦܘܫܩܗ ܕܗܢܐ ܚܙܘܐ.<text:s/></text:span><text:span text:style-name="T881">4</text:span><text:span text:style-name="T882"> </text:span><text:span text:style-name="T883">ܐܢܬ ܓܝܪ ܝܕܥ ܐܢܬ ܕܢܦܫܝ ܒܟܠܙܒܢ ܒܢܡܘܣܟ ܡܬܗܦܟܐ ܗܘܬ. ܘܡܢ ܝܘܡ̈ܝ ܡܢ ܚܟܡܬܟ ܠܐ ܐܪܚ̇ܩܬ܀</text:span></text:p>
      </text:section>
      <text:section text:name="Sect39" text:style-name="S39">
        <text:soft-page-break/>
        <text:p text:style-name="P884">39</text:p>
        <text:p text:style-name="P885"><text:span text:style-name="T886">1</text:span><text:span text:style-name="T887"> </text:span><text:span text:style-name="T888">ܘܥ̣ܢܐ ܘܐܡ̣ܪ ܠܝ. ܒܪܘܟ̣. ܗܢܘ ܦܘܫܩܗ ܕܚܙܘܐ ܕܚ̣ܙܝܬ.<text:s/></text:span><text:span text:style-name="T889">2</text:span><text:span text:style-name="T890"> </text:span><text:span text:style-name="T891">ܐܝܟ ܕܚܙ̣ܝܬ ܥܒ̈ܐ ܣܓܝܐܐ ܗ̇ܘ ܕܚܕܝܪܝܢ ܗܘܘ ܠܗ ܛܘ̣ܪܐ ܖ̈ܡ̇ܐ ܘܩܫ̈ܝܐ. ܗܕܐ ܗܝ ܡܠܬܐ.<text:s/></text:span><text:span text:style-name="T892">3</text:span><text:span text:style-name="T893"> </text:span><text:span text:style-name="T894">ܗܐ ܝܘܡ̈ܬܐ ܐܬ̇ܝܢ. ܘܬܬܚܒܠ ܗܕܐ ܡ̇ܠܟܘܬܐ ܗ̇ܝ ܕܒܙܒܢ ܚܒܠ̤ܬ ܠܨܗܝܘܢ. ܘܬܫܬܥܒܕ ܠܗ̇ܝ ܕܐܬ̇ܝܐ ܒܬܪܗ̇.<text:s/></text:span><text:span text:style-name="T895">4</text:span><text:span text:style-name="T896"> </text:span><text:span text:style-name="T897">ܬܘܒ ܕܝܢ ܐܦ ܗ̇ܝ ܒܬܪ ܙܒܢܐ ܡܬܚܒܠܐ. ܘܬܩܘܡ ܐܚܪܬܐ ܬܠܝܬܝܬܐ. ܘܬܫܬܠܛ ܐܦ ܗ̇ܝ ܒܙܒܢܗ̇ ܘܬܬܚܒܠ.<text:s/></text:span><text:span text:style-name="T898">5</text:span><text:span text:style-name="T899"> </text:span><text:span text:style-name="T900">ܘܡܢ ܒܬܪ ܗܠܝܢ ܬܩܘܡ ܡܠܟܘܬܐ ܪܒܝܥܝܬܐ ܕܐܘܚܕܢܗ̇ ܗ̇ܘܐ ܩܫ̣ܐ. ܘܒܝܫ ܝܬܝܪ ܡܢ ܗ̣ܠܝܢ ܕܗ̈ܘܝ ܩܕܡܝܗ̇. ܘܡܕܒܪܐ ܙܒ̈ܢܐ ܣܓܝܐ̈ܐ. ܐܝܟ ܥܒ̈ܐ ܕܦܩܥܬܐ. ܘܐܚ̇ܕܐ ܙܒܢ̈ܐ. ܘܬܬܪܝܡ ܝܬܝܪ ܡܢ ܐܖ̈ܙܐ ܕܠܒܢܢ.<text:s/></text:span><text:span text:style-name="T901">6</text:span><text:span text:style-name="T902"> </text:span><text:span text:style-name="T903">ܘܢܬܛܡܪ ܒܗ̇ ܫܪܪܐ. ܘܢܥܪܩܘܢ ܠܘܬܗ̇ ܟܘܠܗܘܢ ܐ̇ܝܠܝܢ ܕܡܦܠܦܠܝܢ ܒܥܘ̣ܠܐ. ܐܝܟ ܕܥܖ̈ܩܢ ܚܝܘ̈ܬܐ ܒܝܫ̣̈ܬܐ ܘܚ̈ܠܕܢ ܒܥܒܐ.<text:s/></text:span><text:span text:style-name="T904">7</text:span><text:span text:style-name="T905"> </text:span><text:span text:style-name="T906">ܘܢܗܘܐ<text:s/></text:span><text:span text:style-name="T907">׀</text:span><text:span text:style-name="T908"><text:s/>ܡܐ ܕܩ̣ܪܒ ܙܒܢܐ ܕܫܘ̇ܠܡܗ̇ ܕܬܦܠ[.] ܗܝ̇ܕܝܢ ܬܬܓܠܐ ܪܝܫܝܬܗ ܕܡܫܝܚܝ. ܗ̇ܝ ܕܕܡܝܬ ܠܡܒܘܥܐ ܘܠܓܦܬܐ. ܘܡܐ ܕܐܬܓܠ̤ܝܬ ܬܥܩܘܪ ܣܘܓܐܐ ܕܟܢܫܗ.<text:s/></text:span><text:span text:style-name="T909">8</text:span><text:span text:style-name="T910"> </text:span><text:span text:style-name="T911">ܘܗ̇ܝ ܕܚ̣ܙܝܬ ܐܪܙܐ ܕܪܡ̇ܐ ܗܘ ܕܐܫܬܚܪ ܡܢ ܗ̇ܘ ܥܒܐ. ܘܥܠ ܗܕܐ ܕܡܠ̤ܠܬ ܥܡܗ ܓܦܬܐ ܡ̈ܠܐ ܗܠܝܢ .ܕܫ̤ܡܥܬ ܗܕܐ ܗܝ ܡܠܬܐ ܀܁܀</text:span></text:p>
      </text:section>
      <text:section text:name="Sect40" text:style-name="S40">
        <text:p text:style-name="P912">40</text:p>
        <text:p text:style-name="P913"><text:span text:style-name="T914">1</text:span><text:span text:style-name="T915"> </text:span><text:span text:style-name="T916">ܡܕܒܪܢܐ ܐܚܪܝܐ ܕܗ̇ܝܕܝܢ ܢܫܬܚܪ ܟܕ ܚܝ. ܟܕ ܢܬܚܪܒܘܢ ܣܘܓܐܐ ܕܟܢܫܗ̇. ܘܢܬܦܟܪ ܘܢܣܩܘܢܝܗܝ ܥܠ ܛܘ̣ܪܐ ܕܨܗܝܘܢ. ܘܡܫܝܚܝ ܡܟܣ ܠܗ ܥܠ ܟܘܠܗܘܢ ܖ̈ܘܫܥܘܗܝ. ܘܢܟܢ̇ܫ ܘܢܣܝܡ ܩܕܡܘܗܝ ܟܠܗܘܢ ܥ̇ܒ̈ܕܝܗܘܢ ܕܟܢ̈ܫܘܗܝ.<text:s/></text:span><text:span text:style-name="T917">2</text:span><text:span text:style-name="T918"> </text:span><text:span text:style-name="T919">ܘܡܢ ܒܬܪ ܟܢ ܢܩܛܠܝܘܗܝ. ܘܢܓܢ ܥܠ ܫܪܟܗ ܕܥܡܝ ܗ̇ܘ ܕܡܫܬܟܚ ܒܐܬܪܐ ܕܓ̇ܒܝܬ.<text:s/></text:span><text:span text:style-name="T920">3</text:span><text:span text:style-name="T921"> </text:span><text:span text:style-name="T922">ܘܬܗܘܐ ܪܫܝܬܗ ܩܝܡ̇ܐ ܠܥܠܡ. ܥܕܡܐ ܕܢܫ̣̇ܠܡ ܥܠܡܐ ܕܚ̇ܒܠܐ. ܘܥܕܡܐ ܕܢܬܡܠܘܢ ܙܒ̈ܢܐ ܕܡܩܕܡܝܢ ܐܡܝܪܝܢ.<text:s/></text:span><text:span text:style-name="T923">4</text:span><text:span text:style-name="T924"> </text:span><text:span text:style-name="T925">ܗܢܘ ܚܙܘܟ ܘܗܢܘ ܦܘܫܩܗ ܀</text:span></text:p>
      </text:section>
      <text:section text:name="Sect41" text:style-name="S41">
        <text:p text:style-name="P926">41</text:p>
        <text:p text:style-name="P927"><text:span text:style-name="T928">1</text:span><text:span text:style-name="T929"> </text:span><text:span text:style-name="T930">ܘܥ̇ܢܝܬ ܘܐܡ̇ܪܬ. ܠܡ̣ܢܘ ܘܠܟܡܐ ܗ̈ܘܝܢ ܗܠܝܢ. ܐܘ ܡ̣ܢܘ ܕܫ̇ܘܐ ܕܢܚܐ ܒܗ̇ܘ ܙܒܢܐ.<text:s/></text:span><text:span text:style-name="T931">2</text:span><text:span text:style-name="T932"> </text:span><text:span text:style-name="T933">ܐܡ̇ܠܠ ܕܝܢ ܩܕܡܝܟ ܟܠ ܕܡܬܚܫܒ ܐܢܐ. ܘܐܒ̇ܥܐ ܡܢܟ ܥܠ ܐܝܠܝܢ ܕ̇ܪܢܐ ܐܢܐ.<text:s/></text:span><text:span text:style-name="T934">3</text:span><text:span text:style-name="T935"> </text:span><text:span text:style-name="T936">ܡܛܠ ܕܗܐ ܚ̇ܙܐ ܐܢܐ ܣܓܝܐ̈ܐ ܡܢ ܥܡܟ ܕܐܪܚܩܘ ܡܢ […] ܘܫܕܘ ܡܢܗܘܢ ܢܝܪܗ ܕܢܡܘܣܟ.<text:s/></text:span><text:span text:style-name="T937">4</text:span><text:span text:style-name="T938"> </text:span><text:span text:style-name="T939">ܐܚܖ̈ܢܐ ܕܝܢ ܬܘܒ ܚ̇ܙܝܬ ܕܫܒ̣ܩܘ ܣܪܝܩܘܬܗܘܢ̣. ܘܥܪ̣ܩܘ ܬܚܝܬ ܟܢ̈ܦܝܟ.<text:s/></text:span><text:span text:style-name="T940">5</text:span><text:span text:style-name="T941"> </text:span><text:span text:style-name="T942">ܡܢܐ ܗܟܝܠ ܗ̇ܘܐ ܠܗܘܢ ܠܗܠܝܢ. ܐܘ ܐܝܟ̇ܢܐ ܡ̇ܩܒܠ ܠܗܘܢ ܗ̣ܘ ܙܒܢܐ ܐܚܪܝܐ.<text:s/></text:span><text:span text:style-name="T943">6</text:span><text:span text:style-name="T944"> </text:span><text:span text:style-name="T945">ܐܘ ܕܠܡܐ ܡܬܬܩܠܘ ܡܬܬܩܠ ܙܒܢܗܘܢ ܕܗܠܝܢ. ܘܐܝܟ ܕܢܬ̇ܥ ܡܬܩܠܐ ܗܟܢ ܡܬܕܝܢܝܢ ܁܀܀܁</text:span></text:p>
      </text:section>
      <text:section text:name="Sect42" text:style-name="S42">
        <text:soft-page-break/>
        <text:p text:style-name="P946">42</text:p>
        <text:p text:style-name="P947"><text:span text:style-name="T948">1</text:span><text:span text:style-name="T949"> </text:span><text:span text:style-name="T950">ܘܥ̣ܢܐ ܘܐܡ̣ܪ ܠܝ. ܐܦ ܗܠܝܢ ܐܢܐ ܐܚ̇ܘܝܟ.<text:s/></text:span><text:span text:style-name="T951">2</text:span><text:span text:style-name="T952"> </text:span><text:span text:style-name="T953">ܡܛܘܠ ܕܐܡ̣ܪܬ ܠܡ̣ܢܘ ܘܠܟܡܐ ܗ̈ܘܝܢ ܗܠܝܢ. ܠܐܝܠܝܢ ܕܗܝܡ̣ܢܘ ܗ̇ܘܝܐ ܛܒ̇ܬܐ ܕܡܩܕܡܐ ܐܡܝܪܐ. ܘܠܐܝܠܝܢ ܕܫܝ̇ܛܝܢ ܗ̇ܘܝܐ ܕܠܩܘܒܠܐ ܕܗܠܝܢ.<text:s/></text:span><text:span text:style-name="T954">3</text:span><text:span text:style-name="T955"> </text:span><text:span text:style-name="T956">ܘܕܐܡ̣ܪܬ ܥܠ ܐܝܠܝܢ ܕܐܬܩܪܒܘ ܘܥܠ ܐܝܠܝܢ ܕܐܬܪܚܩܘ̣. ܗܕܐ ܗܝ ܡܠܬܐ.<text:s/></text:span><text:span text:style-name="T957">4</text:span><text:span text:style-name="T958"> </text:span><text:span text:style-name="T959">ܗ̇ܢܘܢ ܕܡܢ ܩܕܝܡ ܐܫܬܥܒܕܘ. ܘܡܢ ܒܬܪܟܢ ܐܪܚܩܘ. ܘܐܬܚܠܛܘ ܒܙܪܥܐ ܕܥܡܡ̈ܐ ܕܚܒܝܟܝܢ. ܕܗܠܝܢ ܙܒܢܗܘܢ ܩܕܡܝܐ ܐܝܬܘܗܝ ܘܖ̈ܡܬܐ ܡܬܚܫܒ.<text:s/></text:span><text:span text:style-name="T960">5</text:span><text:span text:style-name="T961"> </text:span><text:span text:style-name="T962">ܘܐܝܠܝܢ ܕܡܢ ܩܕܝܡ ܠܐ ܝܕܥܘ. ܘܡܢ ܒܬܪܟܢ ܝܕܥܘ ܚ̈ܝܐ. ܘܐܬܚܠܛܘ ܒܙܪܥܐ ܕܥܡ̈ܡܐ ܕܦܪܫ [.] ܕܗܠܝܢ ܙܒܢܗܘܢ ܩܕܡܝܐ ܖ̈ܡܬܐ ܡܬܚܫܒ.<text:s/></text:span><text:span text:style-name="T963">6</text:span><text:span text:style-name="T964"> </text:span><text:span text:style-name="T965">ܘܝ̇ܪܬܝܢ ܙܒܢ̈ܐ ܠܙܒ̈ܢܐ ܘܥ̈ܕܢܐ ܠܥܕ̈ܢܐ. ܘܚܕ ܡܢ ܚܕ ܡܩܒܠܝܢ. ܘܗ̇ܝܕܝܢ ܠܫܘܠܡܐ ܢܬܦܚܡ ܟܘܠ ܡܕܡ. ܐܝܟ ܡܫܘܚܬܐ ܕܙܒ̈ܢܐ. ܘܐܝܟ ܫܥ̈ܐ ܕܥ̈ܕܢܐ.<text:s/></text:span><text:span text:style-name="T966">7</text:span><text:span text:style-name="T967"> </text:span><text:span text:style-name="T968">ܕܒ̇ܪ ܓܝܪ ܚܒ̇ܠܐ ܠܐܝܠܝܢ ܕܕܝܠܗ ܐܢܘܢ. ܘܚ̈ܝܐ ܠܐܝܠܝܢ ܕܕܝܠܗܘܢ ܐܢܘܢ.<text:s/></text:span><text:span text:style-name="T969">8</text:span><text:span text:style-name="T970"> </text:span><text:span text:style-name="T971">ܘܡܬܩܪܐ ܥܦܪܐ. ܘܡܬܐܡܪ ܠܗ. ܦܢ̇ܐ ܡܕܡ ܕܠܐ ܗܘܐ ܕܝܠܟ ܗܘ. ܘܐܩܝܡ ܟܠܡܕܡ ܕܢܛ̣ܪܬ ܠܙܒܢܗ܁܀܁</text:span></text:p>
      </text:section>
      <text:section text:name="Sect43" text:style-name="S43">
        <text:p text:style-name="P972">43</text:p>
        <text:p text:style-name="P973"><text:span text:style-name="T974">1</text:span><text:span text:style-name="T975"> </text:span><text:span text:style-name="T976">ܐܢܬ ܕܝܢ ܒܪܘܟ ܐܬܩܢ ܠܒܟ ܠܡܕܡ ܕܐܬܐܡܪ ܠܟ. ܘܐܣܬܟܠ ܐܝܠܝܢ ܕܐܬܚܘܝ ܠܟ. ܡܛܠ ܕܐܝܬ ܠܟ ܒܘ̈ܝܐܐ ܣܓܝܐ̈ܐ ܕܠܥܠܡ.<text:s/></text:span><text:span text:style-name="T977">2</text:span><text:span text:style-name="T978"> </text:span><text:span text:style-name="T979">ܐܙܠܬ ܓܝܪ ܡܢ ܐܬܪܐ ܗܢܐ. ܘܥ̇ܒܪ ܐܢܬ ܡܢ ܐܬܖ̈ܘܬܐ ܐܝܠܝܢ ܕܡܬܚܙܝܢ ܠܟ ܗܫܐ. ܘܛܥ̣ܝܬ ܠܡܕܡ ܕܡܬܚܒܠ. ܘܠܐ ܡܬܕܟܪ ܐܢܬ ܬܘܒ ܠܐܝܠܝܢ ܕܒܝ̈ܢܬ ܡܝܘ̈ܬܐ ܐܝܬܝܗܝܢ.<text:s/></text:span><text:span text:style-name="T980">3</text:span><text:span text:style-name="T981"> </text:span><text:span text:style-name="T982">ܙܠ ܗܟܝܠ ܘܦܩ̇ܕ ܠܥܡܟ ܘܬܐ ܠܐܬܪܐ ܗܢܐ. ܘܡܢ ܒܬܪܟܢ ܨܘܡ ܫܒܥܐ ܝܘܡ̈ܝܢ. ܘܗ̇ܝܕܝܢ ܐܬ̇ܐ ܠܘܬܟ ܘܐܡ̇ܠܠ ܥܡܟ ܀</text:span></text:p>
      </text:section>
      <text:section text:name="Sect44" text:style-name="S44">
        <text:p text:style-name="P983">44</text:p>
        <text:p text:style-name="P984"><text:span text:style-name="T985">1</text:span><text:span text:style-name="T986"> </text:span><text:span text:style-name="T987">ܘܐ̇ܙܠܬ ܡܢ ܬܡܢ ܐܢܐ ܒܪܘܟ. ܘܐܬ̇ܝܬ ܠܘܬ ܥܡܝ. ܘܩ̇ܪܝܬ ܠܒܪܝ ܒܘܟܪܝ. ܘܠܓܕܠܝܐ ܪܚ̈ܡܝ. ܘܠܫܒܥܐ ܡܢ ܣ̈ܒܐ ܕܥܡܐ. ܘܐܡ̣ܪܬ ܠܗܘܢ.<text:s/></text:span><text:span text:style-name="T988">2</text:span><text:span text:style-name="T989"> </text:span><text:span text:style-name="T990">ܗܐ ܐܢܐ ܐܙܠ ܐܢܐ ܠܝ ܠܘܬ ܐܒܗ̈ܝ ܐܝܟ ܐܘܪܚܐ ܕܟܘܠܗ̇ ܐܪܥܐ.<text:s/></text:span><text:span text:style-name="T991">3</text:span><text:span text:style-name="T992"> </text:span><text:span text:style-name="T993">ܐܢܬܘܢ ܕܝܢ ܠܐ ܬܪܚܩܘܢ ܡܢ ܐܘܪܚܗ ܕܢܡܘܣܐ. ܐܠܐ ܢܛ̇ܪܘ ܘܙܗܪܘ ܠܥܡܐ ܕܐܫܬܚܪ. ܕܠܐ ܢܪܚܩܘܢ ܡܢ ܦܘܩܕܢ̈ܘܗܝ ܕܚܝܠܬܢܐ.<text:s/></text:span><text:span text:style-name="T994">4</text:span><text:span text:style-name="T995"> </text:span><text:span text:style-name="T996">ܚ̇ܙܝܢ ܐܢܬܘܢ ܓܝܪ ܕܙܕܝܩ ܗܘ ܗ̇ܘ ܕܠܗ ܦ̇ܠܚܝܢ ܚܢܢ. ܘܒܐ̈ܦܐ ܠܐ ܢܣ̇ܒ ܓܒܘܠܢ.<text:s/></text:span><text:span text:style-name="T997">5</text:span><text:span text:style-name="T998"> </text:span><text:span text:style-name="T999">ܘܚܙܘ ܡܕܡ ܕܓܕܫܗ̇ ܠܨܗܝܘܢ. ܘܡܢܐ ܡܛܗ̇ ܠܐܘܪܫܠܡ.<text:s/></text:span><text:span text:style-name="T1000">6</text:span><text:span text:style-name="T1001"> </text:span><text:span text:style-name="T1002">ܡܛܠ ܕܢܬܝܕܥ ܕܝܢ̣ܗ ܕܚܝܠܬܢܐ̇ ܘܐܘܖ̈ܚܬܗ ܕܠܐ ܡܬܥ̈ܩܒܢ ܘܬܖ̈ܝܨܢ ܐ̇ܢ̈ܝܢ.<text:s/></text:span><text:span text:style-name="T1003">7</text:span><text:span text:style-name="T1004"> </text:span><text:span text:style-name="T1005">ܐܢ ܓܝܪ ܬܣܝܒܪܘܢ ܘܬܩܘܘܢ ܒܕܚܠܬܗ ܘܠܐ ܬܛܥܘܢ ܢܡܘܣܗ. ܡܬܚܠܦܝܢ ܥܠܝܟܘܢ ܙܒ̈ܢܐ ܠܛ̇ܒ̈ܬܐ. ܘܬܚܙܘܢ ܒܒܘܝܐܗ̇ ܕܨܗܝܘܢ.<text:s/></text:span><text:span text:style-name="T1006">8</text:span><text:span text:style-name="T1007"> </text:span><text:span text:style-name="T1008">ܡܛܠ ܕܡܕܡ ܕܗ̇ܘܐ ܗܫܐ ܠܐ ܗܘܐ ܡܕܡ. ܡܕܡ ܕܝܢ ܕܥܬܝܕ ܕܢܗܘܐ̣. ܗܘ̣ܝܘ ܪܒ ܣܓ̇ܝ.<text:s/></text:span><text:span text:style-name="T1009">9</text:span><text:span text:style-name="T1010"> </text:span><text:span text:style-name="T1011">ܥ̇ܒܪ ܓܝܪ ܟܠܡܕܡ ܕܡܬܚܒܠ. ܘܐܙ̇ܠ ܟܠ ܡܐ ܕܡܐ̇ܬ ܘܡܬܛܥܐ ܟܘܠܗ ܙܒܢܐ ܕܗܫܐ. ܘܠܐ ܗ̇ܘܐ ܕܘܟܪܢ ܠܙܒ̈ܢܐ ܕܗܫܐ ܕܡܦܠܦܠ ܒܒ̣ܝ̈ܫܬܐ.<text:s/></text:span><text:span text:style-name="T1012">10</text:span><text:span text:style-name="T1013"> </text:span><text:span text:style-name="T1014">ܗ̇ܘ ܓܝܪ ܕܪܗ̇ܛ ܗܫܐ ܠܣܪܝܩܘܬܐ ܗܘ ܪܗ̇ܛ. ܘܗ̇ܘ ܕܡܨܠܚ ܒܥܓܠ ܢܦ̇ܠ ܘܡܬܡܟܟ.<text:s/></text:span><text:span text:style-name="T1015">11</text:span><text:span text:style-name="T1016"> </text:span><text:span text:style-name="T1017">ܡܕܡ ܓܝܪ ܕܥܬܝܕ̣ ܗ̇ܘ ܗܘ ܡܬܒܥܐ. ܘܡܕܡ ܕܒܬܪ ܟܢ ܐܬ̇ܐ̣. ܥܠ ܗ̇ܘ ܗܘ<text:s/></text:span><text:soft-page-break/><text:span text:style-name="T1018">ܡ̇ܣܒܪܝܢܢ. ܐܝܬ ܓܝܪ ܙܒܢܐ ܕܠܐ ܥ̇ܒܪ..<text:s/></text:span><text:span text:style-name="T1019">12</text:span><text:span text:style-name="T1020"> </text:span><text:span text:style-name="T1021">ܘܐ̇ܬܐ ܥܕܢܐ ܗ̇ܘ ܕܡܩܘܐ ܠܥܠܡ. ܘܥܠܡܐ ܚܕܬܐ. ܗ̇ܘ ܕܠܐܝܠܝܢ ܕܒܪܫܗ ܐܙ̇ܠܝܢ ܠܐ ܡܗܦܟ ܠܗܘܢ ܠܚܒ̇ܠܐ. ܘܥܠ ܐܝܠܝܢ ܕܐ̇ܙܠܝܢ ܠܬܫܢܝܩܐ ܠܐ ܡܪܚܡ. ܘܠܐܝܠܝܢ ܕܚ̈ܝܝܢ ܒܗ ܠܐ ܡܘܒܠ ܠܐܒܕܢܐ.<text:s/></text:span><text:span text:style-name="T1022">13</text:span><text:span text:style-name="T1023"> </text:span><text:span text:style-name="T1024">ܗܠܝܢ ܐܢܘܢ ܓܝܪ ܕܥܬܝܕܝܢ ܕܢܐܪܬܘܢ ܗܢܐ ܙܒܢܐ ܕܐܡܝܪ. ܘܕܝܠܗܘܢ ܗܝ ܝܪܬܘܬܐ ܕܙܒܢܐ ܕܡ̇ܠܝܟ.<text:s/></text:span><text:span text:style-name="T1025">14</text:span><text:span text:style-name="T1026"> </text:span><text:span text:style-name="T1027">ܗܠܝܢ ܐܝܠܝܢ ܕܐܬܩܢܘ ܠܗܘܢ ܐܘܨܖ̈ܐ ܕܚܟܡܬܐ. ܘܣܝ̈ܡܬܐ ܕܣܟܘܠܬܢܘܬܐ ܠܘܬܗܘܢ ܐܫܬܟܚ. ܘܡܢ ܖ̈ܚܡ̣ܐ ܠܐ ܐܪܚܩܘ. ܘܫܪܪܗ ܕܢܡܘܣܐ ܢܛ̣ܪܘ.<text:s/></text:span><text:span text:style-name="T1028">15</text:span><text:span text:style-name="T1029"> </text:span><text:span text:style-name="T1030">ܠܗܘܢ ܓܝܪ ܠܗܠܝܢ ܡܬܝܗܒ ܥܠܡܐ ܕܐܬ̇ܐ. ܡܥܡܪܗܘܢ ܕܝܢ ܕܫܪܟܐ ܕܣܓ̈ܝܐܐ ܒܢܘܪܐ ܗ̇ܘܐ ܀</text:span></text:p>
      </text:section>
      <text:section text:name="Sect45" text:style-name="S45">
        <text:p text:style-name="P1031">45</text:p>
        <text:p text:style-name="P1032"><text:span text:style-name="T1033">1</text:span><text:span text:style-name="T1034"> </text:span><text:span text:style-name="T1035">ܐܢܬܘܢ ܗܟܝܠ ܟܡܐ ܕܡܫܟܚܝܢ ܐܢܬܘܢ ܐܪܬܐܘܗܝ ܠܥܡܐ. ܡܛܠ ܕܕܝܠܢ ܗܝ ܓܝܪ ܗܕܐ ܠܐܘܬܐ.<text:s/></text:span><text:span text:style-name="T1036">2</text:span><text:span text:style-name="T1037"> </text:span><text:span text:style-name="T1038">ܐܢ ܓܝܪ ܬܠܦܘܢ ܐܢܘܢ ܡܚܝܢ ܐܢܬܘܢ ܠܗܘܢ ܁܀܁</text:span></text:p>
      </text:section>
      <text:section text:name="Sect46" text:style-name="S46">
        <text:p text:style-name="P1039">46</text:p>
        <text:p text:style-name="P1040"><text:span text:style-name="T1041">1</text:span><text:span text:style-name="T1042"> </text:span><text:span text:style-name="T1043">ܘܥܢܘ ܒܪܝ ܘܣܒ̈ܘܗܝ ܕܥܡܐ ܘܐܡ̣ܪܘ ܠܝ. ܥܕܡܐ ܠܗܟܢܐ ܡܟܟܢ ܚܝܠܬܢܐ. ܕܢܣܒܟ ܡܢܢ ܒܥܓܠ.<text:s/></text:span><text:span text:style-name="T1044">2</text:span><text:span text:style-name="T1045"> </text:span><text:span text:style-name="T1046">ܘܫܪܝܪܐܝܬ ܢܗܘܐ ܒܚܫܘܟܐ. ܘܢܘܗܪܐ ܠܐ ܢܗܘܐ ܠܥܡܐ ܕܐܫܬܚܪܘ.<text:s/></text:span><text:span text:style-name="T1047">3</text:span><text:span text:style-name="T1048"> </text:span><text:span text:style-name="T1049">ܐܝ̇ܟܐ ܓܝܪ ܬܘܒ ܢܒܥܐ ܢܡܘܣܐ. ܐܘ ܡ̣ܢܘ ܡܦ̣ܪܫ ܠܢ ܒܝܬ ܡܘܬܐ ܠܚ̈ܝܐ.<text:s/></text:span><text:span text:style-name="T1050">4</text:span><text:span text:style-name="T1051"> </text:span><text:span text:style-name="T1052">ܘܐܡ̇ܪܬ ܠܗܘܢ ܕܠܘܩܒܠ ܬܪܘܢܘܣ ܕܚܝܠܬܢܐ ܠܐ ܡܫܟܚ ܐܢܐ ܕܐܩܘܡ. ܒܪܡ ܕܝܢ ܠܐ ܚܣ̇ܪ ܠܐܝܣܪܝܠ ܚܟܝܡܐ̣. ܘܠܐ ܒܪ ܢܡܘܣܐ ܠܓܢܣܗ ܕܝܥܩܘܒ.<text:s/></text:span><text:span text:style-name="T1053">5</text:span><text:span text:style-name="T1054"> </text:span><text:span text:style-name="T1055">ܒܠܚܘܕ ܕܝܢ ܐܢܬܘܢ ܛ̇ܝܒܘ ܠܒܘ̈ܬܟܘܢ ܕܬܫܡܥܘܢ ܠܢܡܘܣܐ. ܘܬܫܬܥܒܕܘܢ ܠܐܝܠܝܢ ܕܒܕܚܠܬܐ ܚܟܝܡܝܢ ܘܣܟܘ̈ܠܬܢܝܢ. ܘܛܝ̇ܒܘ ܢܦܫܟܘܢ ܕܠܐ ܬܗܘܘܢ ܡܪܚܩܝܢ ܡܢܗܘܢ.<text:s/></text:span><text:span text:style-name="T1056">6</text:span><text:span text:style-name="T1057"> </text:span><text:span text:style-name="T1058">ܐܢ ܓܝܪ ܬܥܒܕܘܢ ܗܠܝ̣ܢ. ܢܐܬܝܢ ܠܟܘܢ ܣܒܖ̈ܬܐ̣. ܗܠܝܢ ܕܩܕܡ̇ܬ ܐܡ̇ܪܬ ܠܟܘܢ. ܘܠܐ ܢܦ̇ܠܝܢ ܐܢܬܘܢ ܩܬܫܢܝܩܐ ܕܩ̇ܕܡܬ ܐܣ̇ܗܕܬ ܠܟܘܢ.<text:s/></text:span><text:span text:style-name="T1059">7</text:span><text:span text:style-name="T1060"> </text:span><text:span text:style-name="T1061">ܥܠ ܡܠܬܐ ܕܝܢ ܕܡܬܢܣܒ ܐܢܐ ܠܐ ܐܘ̇ܕܥܬ ܐܢܘܢ ܐܦ ܠܐ ܠܒܪܝ.܁܀</text:span></text:p>
      </text:section>
      <text:section text:name="Sect47" text:style-name="S47">
        <text:p text:style-name="P1062">47</text:p>
        <text:p text:style-name="P1063"><text:span text:style-name="T1064">1</text:span><text:span text:style-name="T1065"> </text:span><text:span text:style-name="T1066">ܘܟܕ ܢܦܩ̇ܬ ܘܫ̇ܪܝܬ ܐܢܘܢ̣. ܐܙ̇ܠܬ ܠܝ ܡܢ ܬܡܢ. ܘܐܡ̇ܪܬ ܠ̣ܗܘܢ. ܗܐ ܐܢܐ ܐ̇ܙܠ ܐܢܐ ܥܕܡܐ ܠܚܒܪܘܢ. ܠܬܡܢ ܓܝܪ ܫܕܪܢܝ ܚܝܠܬܢܐ.<text:s/></text:span><text:span text:style-name="T1067">2</text:span><text:span text:style-name="T1068"> </text:span><text:span text:style-name="T1069">ܘܐܬ̇ܝܬ ܠܗ̇ܘ ܐܬܪܐ ܕܐܬܡܠܠ ܥܡܝ ܬܡܢ. ܘܝܬ̇ܒܬ ܬܡܢ̇ ܘܨܡ̇ܬ ܫܒܥܐ ܝܘܡ̈ܝܢ.</text:span></text:p>
      </text:section>
      <text:section text:name="Sect48" text:style-name="S48">
        <text:p text:style-name="P1070">48</text:p>
        <text:p text:style-name="P1071"><text:span text:style-name="T1072">1</text:span><text:span text:style-name="T1073"> </text:span><text:span text:style-name="T1074">܀܀܀..ܨܠܘܬܐ ܕܒܪܘܟ܀܀ ܘܗ̣ܘܐ ܡܢ ܒܬܪ ܝܘܡܐ ܫܒܝܥܝܐ̣. ܨ̇ܠܝܬ ܩܕܡ ܚܝܠܬܢܐ ܘܐܡ̇ܪܬ.<text:s/></text:span><text:span text:style-name="T1075">2</text:span><text:span text:style-name="T1076"> </text:span><text:span text:style-name="T1077">ܐܘ ܡܪܝܐ ܩ̇ܪܐ ܐܢܬ ܡܐܬܝܬܗܘܢ ܕܙܒ̈ܢܐ ܘܩܝܡܝܢ ܩܕܡܝܟ̣. ܡܥܒܪ ܐܢܬ ܐܘܚܕܢܗܘܢ ܕܥ̈ܠܡܐ. ܘܠܐ ܥܨ̇ܝܢ ܠܟ. ܡܦܪܢܣܐܢܬ ܕܘܒܪܗܘܢ ܕܥ̈ܕܢܐ ܘܡܫܬܡܥܝܢ ܠܟ.<text:s/></text:span><text:span text:style-name="T1078">3</text:span><text:span text:style-name="T1079"> </text:span><text:span text:style-name="T1080">ܐܢܬ ܒܠܚܘܕܝܟ ܝܕ̇ܥ ܐܢܬ ܡܬܚܗܘܢ ܕܕܖ̈ܐ. ܘܠܐ ܓ̇ܠܐ ܐܢܬ ܖ̈ܐܙܝܟ ܠܣܓܝܐ̈ܐ.<text:s/></text:span><text:span text:style-name="T1081">4</text:span><text:span text:style-name="T1082"> </text:span><text:span text:style-name="T1083">ܡܘܕܥ ܐܢܬ ܣܘܓܐܐ ܕܢܘܪܐ ܘܩܠܝܠܘܬܐ ܕܪܘܚܐ .ܬܩ̣ܠܬ<text:s/></text:span><text:span text:style-name="T1084">5</text:span><text:span text:style-name="T1085"> </text:span><text:span text:style-name="T1086">ܒܕܩ̇ ܐܢܬ ܣܘܦܗܘܢ ܕܖ̈ܘܡܐ. ܘܥܡܝ̈ܩܬܐ ܕܚܫܘܟܐ ܒܨ̇ܐ<text:s/></text:span><text:soft-page-break/><text:span text:style-name="T1087">ܐܢܬ.<text:s/></text:span><text:span text:style-name="T1088">6</text:span><text:span text:style-name="T1089"> </text:span><text:span text:style-name="T1090">ܦܩ̇ܕ ܐܢܬ ܠܡܢܝܢܐ ܕܥܒ̇ܪ ܘܡܬܢܛܪ̣. ܘܡܥܬܕܬ ܒܝܬ ܡܫܪܝܐ ܠܐܝܠܝܢ ܕܥܬܝܕܝܢ ܕܢܗܘܘܢ.<text:s/></text:span><text:span text:style-name="T1091">7</text:span><text:span text:style-name="T1092"> </text:span><text:span text:style-name="T1093">ܐܢܬ ܥܗܝܕ ܐܢܬ ܪܝܫܝܬܐ ܕܥ̣ܒܕܬ ܘܐܒܕܢܐ ܕܥܬܝܕ ܠܐ ܛܥܐ ܐܢܬ.<text:s/></text:span><text:span text:style-name="T1094">8</text:span><text:span text:style-name="T1095"> </text:span><text:span text:style-name="T1096">ܦܩ̇ܕ ܐܢܬ ܒܖ̈ܡܙܐ ܕܕܚܠܬܐ ܘܕܙܥܝܦܘܬܐ ܠܫܠܗܒ̈ܝܬܐ ܘܡܬܚ̈ܠܦܢ ܠܖ̈ܘܚܐ. ܘܒܡܠܬܐ ܡܩܝܡ ܐܢܬ ܡܕܡ ܕܠܝܬ ܗܘܐ. ܘܐܚܝܕ ܐܢܬ ܠܡܕܡ ܕܥܕܟܝܠ ܠܐ ܐܬ̣ܐ ܒܚܝܠܐ ܪܒܐ.<text:s/></text:span><text:span text:style-name="T1097">9</text:span><text:span text:style-name="T1098"> </text:span><text:span text:style-name="T1099">ܡܠܦܬ ܒ̣ܖ̈ܝܬܐ ܒܣܟܘܠܬܢܘܬܟ. ܘܡܚܟܡ ܐܢܬ ܡܘ̈ܙܠܐ ܕܢܫܡܫܘܢ ܒܛܟܣܝ̈ܗܘܢ.<text:s/></text:span><text:span text:style-name="T1100">10</text:span><text:span text:style-name="T1101"> </text:span><text:span text:style-name="T1102">ܡܫܖ̈ܝܬܐ ܕܠܐ ܡܢ̈ܝܢ ܩܝܡܝܢ ܩܕܡܝܟ ܘܡܫܡܫܝܢ ܒܛܟܣܝܗܘܢ ܢܝܚܐܝܬ ܠܪܡܙܟ.<text:s/></text:span><text:span text:style-name="T1103">11</text:span><text:span text:style-name="T1104"> </text:span><text:span text:style-name="T1105">ܫܡ̣ܥ ܠܥܒ̣ܕܟ ܘܨܘܬ ܠܒܥܘܬܝ.<text:s/></text:span><text:span text:style-name="T1106">12</text:span><text:span text:style-name="T1107"> </text:span><text:span text:style-name="T1108">ܡܛܠ ܕܒܩܠܝܠ ܙܒܢܐ ܐܬ̇ܝܠܕܢܢ. ܘܒܙܒܢܐ ܩܠܝܠܐ ܗ̇ܦܟܝܢܢ.<text:s/></text:span><text:span text:style-name="T1109">13</text:span><text:span text:style-name="T1110"> </text:span><text:span text:style-name="T1111">ܠܘܬܟ ܕܝܢ ܫ̈ܥܐ ܐܝܟ ܙܒܢܐ. ܘܝܘܡ̈ܬܐ ܐܝܟ ܕܖ̈ܐ.<text:s/></text:span><text:span text:style-name="T1112">14</text:span><text:span text:style-name="T1113"> </text:span><text:span text:style-name="T1114">ܠܐ ܗܟܝܠ ܬܪܓܙ ܥܠ ܒܪܢܫܐ. ܡܛܠ ܕܠܐ ܗܘܐ ܡܕܡ ܗܘ. ܘܠܐ ܬܬܚܫܒ ܥܠ ܥ̇ܒ̈ܕܝܢ.<text:s/></text:span><text:span text:style-name="T1115">15</text:span><text:span text:style-name="T1116"> </text:span><text:span text:style-name="T1117">ܡܢܐ ܓܝܪ ܐܝܬܝܢ ܚܢܢ. ܗܐ ܓܝܪ ܒܡܘܗܒܬܟ ܐ̇ܬܝܢ ܠܥܠܡܐ. ܘܐܙ̇ܠܝܢܢ ܕܠܐ ܒܨܒܝܢܢ.<text:s/></text:span><text:span text:style-name="T1118">16</text:span><text:span text:style-name="T1119"> </text:span><text:span text:style-name="T1120">ܠܐ ܓܝܪ ܐܡ̇ܪܢܢ ܠܐܒ̈ܗܝܢ ܕܐܘ̈ܠܕܢ. ܐܦܠܐ ܫܕܪܢ ܠܫܝܘܠ ܘܐܡܖ̈ܢ ܕܩ̇ܒܠܝܢ.<text:s/></text:span><text:span text:style-name="T1121">17</text:span><text:span text:style-name="T1122"> </text:span><text:span text:style-name="T1123">ܡܢܐ ܗܘ ܗܟܝܠ ܚܝܠܢ ܕܢܛܥܢ ܪܘܓܙܟ. ܐܘ ܡܢܐ ܚܢܢ ܕܢܣܝܒܪ ܕܝ̣ܢܟ.<text:s/></text:span><text:span text:style-name="T1124">18</text:span><text:span text:style-name="T1125"> </text:span><text:span text:style-name="T1126">ܐܢܬ ܐܓܢ ܥܠܝܢ ܒܖ̈ܚܡܝܟ݂. ܘܒܚܢܢܟ ܣܝܥܝܢ.<text:s/></text:span><text:span text:style-name="T1127">19</text:span><text:span text:style-name="T1128"> </text:span><text:span text:style-name="T1129">ܚܘܪ ܒܙܥܘܖ̈ܐ ܕܐܫܬܥܒܕܘ ܠܟ. ܘܦܪܘܩ ܠܟܠ ܐܝܠܝܢ ܕܡܬܩܪܒܝܢ ܠܟ. ܘܠܐ ܬܦܣܘܩ ܣܒܪܗ ܕܥܡܢ. ܘܠܐ ܬܩܛܘܥ ܙܒ̈ܢܐ ܕܥܘܕܪܢܢ.<text:s/></text:span><text:span text:style-name="T1130">20</text:span><text:span text:style-name="T1131"> </text:span><text:span text:style-name="T1132">ܗܢܘ ܓܝܪ ܥܡܐ ܕܓܒ̣ܝܬ. ܘܗܠܝܢ ܐܢܘܢ ܥܡܐ ܕܠܐ ܡܫܟܚܬ ܐܟܘܐܗ.<text:s/></text:span><text:span text:style-name="T1133">21</text:span><text:span text:style-name="T1134"> </text:span><text:span text:style-name="T1135">ܐܠܐ ܐܡܠܠ ܩܕܡܝܟ ܗܫܐ. ܘܐ̇ܡܪ ܐܝܟ ܕܡܬܚܫܒ ܠܒܝ.<text:s/></text:span><text:span text:style-name="T1136">22</text:span><text:span text:style-name="T1137"> </text:span><text:span text:style-name="T1138">ܥܠܝܟ ܬܟ̇ܝܠܝܢܢ ܕܗܐ ܢܡܘܣܟ ܠܘܬܢ. ܘܝܕ̇ܥܝܢܢ ܕܠܐ ܢܦ̇ܠܝܢܢ ܟܡܐ ܕܩܝ̈ܡܝܟ ܐܚܝܕܝܢ ܚܢܢ.<text:s/></text:span><text:span text:style-name="T1139">23</text:span><text:span text:style-name="T1140"> </text:span><text:span text:style-name="T1141">ܒܟܠܙܒܢ ܛܘܒܝܢ. ܐܦܢ ܒܗܕܐ ܕܠܐ ܐܬܚ̈ܠܛܢ ܒܥܡܡ̈ܐ.<text:s/></text:span><text:span text:style-name="T1142">24</text:span><text:span text:style-name="T1143"> </text:span><text:span text:style-name="T1144">ܟܠܢ ܓܝܪ ܐܝ̇ܬܝܢ ܚܕ ܥܡܐ ܡܫܡܗܐ ܕܢ̇ܣܒܢ ܚܕ ܢܡܘܣܐ ܡܢ ܚܕ. ܘܗ̇ܘ ܢܡܘܣܐ ܕܒܝܢܬܢ. ܡܥܕܪ ܠܢ. ܘܚܟܡܬܐ ܡܝܬܪܬܐ ܕܐܝܬ ܒܢ ܬܣܝܥܢ.<text:s/></text:span><text:span text:style-name="T1145">25</text:span><text:span text:style-name="T1146"> </text:span><text:span text:style-name="T1147">ܘܟܕ ܨܠܝ̇ܬ ܘܐܡܪܬ ܗܠܝܢ. ܐ̇ܬܪܫܠܬ ܣ̇ܓܝ.<text:s/></text:span><text:span text:style-name="T1148">26</text:span><text:span text:style-name="T1149"> </text:span><text:span text:style-name="T1150">ܘܥ̣ܢܐ ܘܐܡܪ ܠܝ. ܐܢܬ ܦܫܝܛܐܝܬ ܨܠ̣ܝܬ ܐܘ ܒܪܘܟ. ܘܐܫܬܡܥ ܟܘܠܗܝܢ ܡ̈ܠܝܟ.<text:s/></text:span><text:span text:style-name="T1151">27</text:span><text:span text:style-name="T1152"> </text:span><text:span text:style-name="T1153">ܐܠܐ ܕܝܢ̣ܝ ܬܒ̇ܥ ܕܝܠܗ. ܘܢܡܘܣܝ ܬܒ̇ܥ ܙܕܩܗ.<text:s/></text:span><text:span text:style-name="T1154">28</text:span><text:span text:style-name="T1155"> </text:span><text:span text:style-name="T1156">ܡܢ ܡ̈ܠܝܟ ܓܝܪ ܡܬܝܒ ܐܢܐ ܠܟ. ܘܡܢ ܨܠܘܬܟ ܐܡܠܠ ܥܡܟ.<text:s/></text:span><text:span text:style-name="T1157">29</text:span><text:span text:style-name="T1158"> </text:span><text:span text:style-name="T1159">ܗ̣ܝ ܗܝ ܓܝܪ ܗܕܐ ܕܠܐ ܗ̣ܘܐ ܡܕܡ ܗ̇ܘ ܕܡ̇ܬܚܒܠ. ܘܐܪܫܥ ܐܝܟ ܗ̇ܘ ܕܡ̣ܨܐ ܕܢܥܒܕ ܡܕܡ. ܘܠܐ ܐܬܕܟܪ ܛܝܒܘܬܝ. ܘܠܐ ܩ̇ܒܠ ܢܓܝܪܘܬ ܪܘܚܝ.<text:s/></text:span><text:span text:style-name="T1160">30</text:span><text:span text:style-name="T1161"> </text:span><text:span text:style-name="T1162">ܡܛܠ ܗܢܐ ܡܬܢܣܒܘ ܡܬܢܣܒ ܐܢܬ. ܐܝܟ ܕܩ̇ܕܡܬ ܐܡܪܬ ܠܟ. ܘܐ̣ܬܐ ܙܒܢܐ ܕܐܡ̇ܪܬ ܠܟ..<text:s/></text:span><text:span text:style-name="T1163">31</text:span><text:span text:style-name="T1164"> </text:span><text:span text:style-name="T1165">ܘܢܩܘܡ ܗ̇ܘ ܙܒܢܐ ܕܐ̇ܠܨ. ܢܐܬܐ ܓܝܪ ܘܢܥܒܪ ܒܚܐܦܐ ܚܪܝܦܐ. ܘܢܬܕܠܚ ܟܕ ܐܬ̇ܐ ܒܚܡܬܐ ܕܙܥܝܦܘܬܐ.<text:s/></text:span><text:span text:style-name="T1166">32</text:span><text:span text:style-name="T1167"> </text:span><text:span text:style-name="T1168">ܘܢܗܘܐ ܒܗ̇ܢܘܢ ܝܘܡ̈ܬܐ. ܢܬܬܢܝܚܘܢ ܟܘܠܗܘܢ ܥܡܘܖ̈ܝܗ̇ ܕܐܪܥܐ ܚܕ ܥܠ ܚܕ. ܡܛܠ ܕܠܐ ܝܕ̇ܥܝܢ ܕܩ̣ܪܒ ܕܝܢ̣ܝ.<text:s/></text:span><text:span text:style-name="T1169">33</text:span><text:span text:style-name="T1170"> </text:span><text:span text:style-name="T1171">ܠܐ ܗܘܐ ܓܝܪ ܣܓܝܐ̈ܐ ܚܟܝܡ̈ܐ ܡܫܬܟܚܝܢ ܒܗ̇ܘ ܙܒܢܐ. ܘܣܟ̈ܘܠܬܢܐ ܚܕܚ̈ܕܢܐ ܢܗܘܘܢ. ܐܠܐ ܐܦ ܐܝܠܝܢ ܕܝܕ̇ܥܝ̣ܢ ܝܬܝܪܐܝܬ ܢܫܬܩܘܢ.<text:s/></text:span><text:span text:style-name="T1172">34</text:span><text:span text:style-name="T1173"> </text:span><text:span text:style-name="T1174">ܘܢܗܘܘܢ ܫܡ̈ܥܐ ܣܓ̈ܝܐܐ ܘܛܒ̈ܐ ܕܠܐ ܙܥܘܪܝܢ. ܘܥ̇ܒ̈ܕܐ ܕܦܢ̈ܛܣܝܐ ܢܬܚܘܘܢ. ܘܢܬܬܢܘܢ ܡܘ̈ܠܟܢܐ ܠܐ ܙܥܘܪܝܢ. ܡܢܗܘܢ ܣܪܝܩܝܢ. ܘܡܢܗܘܢ ܢܫܬܪܪܘܢ.<text:s/></text:span><text:span text:style-name="T1175">35</text:span><text:span text:style-name="T1176"> </text:span><text:span text:style-name="T1177">ܘܢܗܦܘܟ ܐܝܩܪܐ ܠܨܥܪܐ. ܘܢܬܡܟܟ ܥܘܫܢܐ ܠܫܝܛܘܬܐ. ܘܬܫܬܪܐ ܬܩܢܘܬܐ. ܘܫܦܝܪܘܬܐ ܬܗܘܐ ܠܒܣܝܘܬܐ.<text:s/></text:span><text:span text:style-name="T1178">36</text:span><text:span text:style-name="T1179"> </text:span><text:span text:style-name="T1180">ܘܢܐܡܪܘܢ ܣ̈ܓܝܐܐ . ܠܣܓ̈ܝܐܐ ܒܗ̇ܘ ܙܒܢܐ ܐܝ̇ܟܐ ܐܬܟܣ̤ܝܬ ܠܗ̇ ܣܘܓܐܐ ܕܣܟܘ̇ܠܬܢܘܬܐ. ܘܠܐܝ̇ܟܐ ܫܢ̤ܝܬ ܠܗ̇ ܣܘܓܐܐ ܕܚܟܡܬܐ.<text:s/></text:span><text:span text:style-name="T1181">37</text:span><text:span text:style-name="T1182"> </text:span><text:span text:style-name="T1183">ܘܟܕ ܗ̣ܢܘܢ ܡܬܚܫܒܝܢ ܗܠܝܢ̣. ܗܝ̇ܕܝܢ ܢܕܢܚ ܛܢܢܐ ܒܐܝܠܝܢ ܕܠܐ ܣ̇ܒܪܝܢ ܗܘܘ ܥܠܝܗܘܢ. ܘܚܫܐ ܢܐܚܘܕ ܠܐܝ̇ܢܐ ܕܫܠ̣ܐ ܗܘܐ. ܘܢܬܬܙܝܥܘܢ ܣܓ̈ܝܐܐ ܒܪܘܓܙܐ ܕܢܟܘܢ ܠܣܓܝܐ̈ܐ. ܘܢܥܝܪܘܢ ܠܚܝ̈ܠܘܬܐ ܕܢܐܫܕܘܢ ܕܡܐ. ܘܥܡܗܘܢ ܠܚܪܬܐ ܐܟܚܕܐ ܢܐܒܕܘܢ.<text:s/></text:span><text:span text:style-name="T1184">38</text:span><text:span text:style-name="T1185"> </text:span><text:span text:style-name="T1186">ܘܢܗܘܐ ܒܗ ܒܗ̇ܘ ܙܒܢܐ. ܢܬܚܙܐ<text:s/></text:span><text:soft-page-break/><text:span text:style-name="T1187">ܓܠܝܐܝܬ ܠܟܠܢܫ ܚܘܠܦܗܘܢ ܕܙܒܢ̈ܐ. ܚܠܦ ܕܒܟܘܠܗܘܢ ܗܠܝܢ ܙܒܢ̈ܐ ܡܬܛܢܦܝܢ ܗܘܘ ܘܥ̇ܠܒܝܢ. ܘܐ̇ܙܠܝܢ ܗܘܘ ܐܢܫ ܐܢܫ ܒܥ̇ܒ̈ܕܘܗܝ. ܘܢܡܘܣܗ ܕܚܝܠܬܢܐ ܠܐ ܡܬܕܟܪܝܢ ܗܘܘ.<text:s/></text:span><text:span text:style-name="T1188">39</text:span><text:span text:style-name="T1189"> </text:span><text:span text:style-name="T1190">ܡܛܠ ܗܢܐ ܢܘܪܐ ܡܚܫ̈ܒܬܗܘܢ ܐܟܠܐ. ܘܒܫܠܗܒܝܬܐ ܢܬܒܚܖ̈ܢ ܡܖ̈ܢܝܬܗܝܢ ܕܟܘ̈ܠܝܬܗܘܢ. ܢܐܬܐ ܓܝܪ ܕܝ̇ܢܐ ܘܠܐ ܢܫܬܘܚܪ.<text:s/></text:span><text:span text:style-name="T1191">40</text:span><text:span text:style-name="T1192"> </text:span><text:span text:style-name="T1193">ܡܛܠ ܕܟܠ ܚܕ ܚܕ ܡܢ ܥܡܘܖ̈ܝܗ̇ ܕܐܪܥܐ ܝܕ̇ܥ ܗܘܐ ܟܕ ܡܥܘܠ. ܘܢܡܘܣܝ̣ ܠܐ ܝܕܥܘ. ܡܛܠ ܪܡܘܬܗܘܢ.<text:s/></text:span><text:span text:style-name="T1194">41</text:span><text:span text:style-name="T1195"> </text:span><text:span text:style-name="T1196">ܣܓܝܐ̈ܐ ܕܝܢ ܗܝ̇ܕܝܢ ܢܒܟܘܢ ܫܪܝܪܐܝܬ. ܥܠ ܚ̈ܝܐ ܕܝܢ ܝܬܝܪ ܕܥܠ ܡܝ̈ܬܐ.<text:s/></text:span><text:span text:style-name="T1197">42</text:span><text:span text:style-name="T1198"> </text:span><text:span text:style-name="T1199">ܘܥ̇ܢܝܬ ܘܐܡ̇ܪܬ. ܐܘ ܡܢܐ ܥܒܕܬ .ܐܕܡ ܠܟܘܠܗܘܢ ܐܝܠܝܢ ܕܐܬܝܠܕܘ ܡܢܟ. ܘܡܢܐ ܢܬܐܡܪ ܠܚܘܐ ܩܕܡܝܬܐ ܕܠܚܘܝܐ ܐܫܬ̤ܡܥܬ.<text:s/></text:span><text:span text:style-name="T1200">43</text:span><text:span text:style-name="T1201"> </text:span><text:span text:style-name="T1202">ܕܗܢܐ ܟܠܗ ܣܘܓܐܐ ܐܙ̣ܠ ܠܚ̣ܒܠܐ. ܘܠܝܬ ܡܢܝܢܐ ܠܐܝܠܝܢ ܕܢܘܪܐ ܐܟ̇ܠܐ.<text:s/></text:span><text:span text:style-name="T1203">44</text:span><text:span text:style-name="T1204"> </text:span><text:span text:style-name="T1205">ܐܠܐ ܬܘܒ ܐܡ̇ܪ ܩܕܡܝܟ.<text:s/></text:span><text:span text:style-name="T1206">45</text:span><text:span text:style-name="T1207"> </text:span><text:span text:style-name="T1208">ܐܢܬ ܡܪܝܐ ܡܪܝ ܝܕ̇ܥܬ ܡܕܡ ܒܒ̣ܪܝܬܟ.<text:s/></text:span><text:span text:style-name="T1209">46</text:span><text:span text:style-name="T1210"> </text:span><text:span text:style-name="T1211">ܐܢܬ ܓܝܪ ܡܢ ܩܕܝܡ ܦܩ̣ܕܬ ܠܥܦܪܐ ܕܢܬܠ ܠܐܕܡ. ܘܐܢܬ ܝܕ̇ܥ ܐܢܬ ܡܢܝܢܗܘܢ ܕܐܝܠܝܢ ܕܐܬܝܠܕܘ ܡܢܗ. ܘܟܡܐ ܚܛܘ ܩܕܡܝܟ ܐܝܠܝܢ ܕܗܘܘ. ܘܠܐ ܐܘܕܝܘ ܠܟ ܠܥ̇ܒ̇ܘܕܗܘܢ.<text:s/></text:span><text:span text:style-name="T1212">47</text:span><text:span text:style-name="T1213"> </text:span><text:span text:style-name="T1214">ܘܥܠ ܟܠܗܝܢ ܗܠܝܢ. ܚܪܬܗܘܢ ܡܟܣܐ ܠܗܘܢ. ܘܢܡܘܣܟ ܗ̇ܘ ܕܥ̣ܒܪܘ̣. ܦ̇ܪܥ ܠܗܘܢ ܒܝܘܡܟ.<text:s/></text:span><text:span text:style-name="T1215">48</text:span><text:span text:style-name="T1216"> </text:span><text:span text:style-name="T1217">ܗܫܐ ܕܝܢ ܢܪܦܐ ܠܖ̈ܫܝܥܐ. ܘܥܠ ܙܕܝ̈ܩܐ ܢܒܥܐ.<text:s/></text:span><text:span text:style-name="T1218">49</text:span><text:span text:style-name="T1219"> </text:span><text:span text:style-name="T1220">ܘܐܬܢܐ ܛܘܒܗܘܢ ܘܠܐ ܐܫܬܘܩ. ܬܫܒܘܚܬܗܘܢ ܠܡܫ̇ܒܚܘ. ܗ̇ܝ ܕܢܛܝܪܐ ܠܗܘܢ.<text:s/></text:span><text:span text:style-name="T1221">50</text:span><text:span text:style-name="T1222"> </text:span><text:span text:style-name="T1223">ܫܪܝܪܝܬ ܓܝܪ ܐܝܟ ܕܒܙܒܢܐ ܩܠܝܠ ܒܗܢܐ ܥܠܡܐ ܕܥ̣ܒܪ ܕܚܝܝܢ ܐܢܬܘܢ ܒܗ. ܠܐܘܬܐ ܣܓܝܐܬܐ ܣܝܒܪܬܘܢ. ܗܟܢܐ ܒܥܠܡܐ ܗ̇ܘ ܕܣܘܦ ܠܝܬ ܠܗ. ܬܩܒܠܘܢ ܢܘܗܪܐ ܪܒܐ܀</text:span></text:p>
      </text:section>
      <text:section text:name="Sect49" text:style-name="S49">
        <text:p text:style-name="P1224">49</text:p>
        <text:p text:style-name="P1225"><text:span text:style-name="T1226">1</text:span><text:span text:style-name="T1227"> </text:span><text:span text:style-name="T1228">ܒܪܡ ܕܝܢ ܬܘܒ ܐܒ̇ܥܐ ܡܢܟ ܚܝܠܬܢܐ. ܘܐܒ̇ܥܐ ܖ̈ܚܡ̣ܐ ܡܢ ܗ̇ܘ ܕܥܒ̣ܕ ܟܠ.<text:s/></text:span><text:span text:style-name="T1229">2</text:span><text:span text:style-name="T1230"> </text:span><text:span text:style-name="T1231">ܒܐܝ̇ܕܐ ܟܝ ܕܡܘܬܐ ܢܐܚܘܢ ܐܝܠܝܢ ܕܚ̈ܝܝܢ ܒܝܘܡܟ. ܐܘ ܐܝܟ̇ܢܐ ܡܩܘܐ ܙܝܘܗܘܢ ܕܡܢ ܒܬܪ ܗܝ̇ܕܝܢ.<text:s/></text:span><text:span text:style-name="T1232">3</text:span><text:span text:style-name="T1233"> </text:span><text:span text:style-name="T1234">ܠܗܕܐ ܟܝ ܨܘܪܬܐ ܕܗܫܐ ܢܣ̇ܒܝܢ ܗܝ̇ܕܝ̣ܢ. ܘܗܠܝܢ ܗܕܡ̈ܐ ܕܐܣܘܖ̈ܐ ܠܒ̇ܫܝ̣ܢ. ܗܢ̇ܘܢ ܕܗܫܐ ܒܒܝ̣̈ܫܬܐ ܐܝܬܝܗܘܢ ܘܒܗܘܢ ܡܫ̈ܬܡܠܝܢ ܒܝ̣ܫ̈ܬܐ. ܐܘ ܕܠܡܐ ܡܚܠܦ ܐܢܬ ܠܗܘܢ ܠܐܝܠܝܢ ܕܗܘܘ ܒܥܠܡܐ. ܐܝܟ ܕܐܦ ܠܥܠܡܐ܀</text:span></text:p>
      </text:section>
      <text:section text:name="Sect50" text:style-name="S50">
        <text:p text:style-name="P1235">50</text:p>
        <text:p text:style-name="P1236"><text:span text:style-name="T1237">1</text:span><text:span text:style-name="T1238"> </text:span><text:span text:style-name="T1239">ܘܥܢ̣ܐ ܘܐܡ̣ܪ ܠܝ ܫܡ̣ܥ ܒܪܘܟ ܡܠܬܐ ܗܕܐ. ܘܟܬܘܒ ܒܥܘܗܕܢܗ ܕܠܒܟ ܟܠ ܕܝ̇ܠܦ ܐܢܬ.<text:s/></text:span><text:span text:style-name="T1240">2</text:span><text:span text:style-name="T1241"> </text:span><text:span text:style-name="T1242">ܡܦܢܝܘ ܓܝܪ ܡܦܢܝܐ ܐܪܥܐ ܗܝ̇ܕܝܢ ܠܡܝ̈ܬܐ . ܕܡܩܒܠܐ ܗܫܐ ܕܬܛܪ ܐܢܘܢ. ܟܕ ܡܕܡ ܠܐ ܡܚܠܦܐ ܒܨܘܪܬܗܘܢ. ܐܠܐ ܐܝܟ ܕܩܒ̤ܠܬ ܗܟܢܐ ܡܦܢܝܐ ܠܗܘܢ. ܘܐܝܟ ܕܐܫ̇ܠܡܬ ܐܢܘܢ ܠܗ̣̇. ܗܟܢܐ ܐܦ ܡܩܝܡܐ ܠܗܘܢ.<text:s/></text:span><text:span text:style-name="T1243">3</text:span><text:span text:style-name="T1244"> </text:span><text:span text:style-name="T1245">ܗܝ̇ܕܝܢ ܡܬܒܥܐ ܓܝܪ ܠܡܚܘܝܘ ܠܐܝܠܝܢ ܕܚܝܝ̣ܢ. ܕܚܝܘ ܡܝ̈ܬܐ ܘܐܬܘ ܗ̇ܢܘܢ ܕܐܙܠܘ ܗܘܘ.<text:s/></text:span><text:span text:style-name="T1246">4</text:span><text:span text:style-name="T1247"> </text:span><text:span text:style-name="T1248">ܘܢܗܘܐ ܡܐ ܕܐܫܬ̣ܘܕܥܘ ܚܕ ܠܚܕ ܐܝܠܝܢ ܕܗ̇ܫܐ ܝܕ̇ܥܝ̣ܢ. ܗܝ̇ܕܝܢ ܢܥܫܢ ܕܝܢ̣ܐ. ܘܢܐ̈ܬܝܢ ܐܝܠܝܢ ܕܡܩ̈ܕܡܢ ܐܡܝܖ̈ܢ ܀</text:span></text:p>
      </text:section>
      <text:section text:name="Sect51" text:style-name="S51">
        <text:soft-page-break/>
        <text:p text:style-name="P1249">51</text:p>
        <text:p text:style-name="P1250"><text:span text:style-name="T1251">1</text:span><text:span text:style-name="T1252"> </text:span><text:span text:style-name="T1253">ܘܢܗܘܐ ܡܢ ܒܬܪ ܕܥܒ̇ܪ ܗ̇ܘ ܝܘܡܐ ܕܩܝ̇ܡ. ܗ̇ܝܕܝܢ ܡܢ ܒܬܪ ܟܢ ܡܬܚܠܦܐ ܪܡܘܬܗܘܢ ܕܐܝܠܝܢ ܕܡܬܚܝܒܝܢ. ܐܦ ܬܫܒܘܚܬܗܘܢ ܕܐܝܠܝܢ ܕܡܙܕܕܩܝܢ.<text:s/></text:span><text:span text:style-name="T1254">2</text:span><text:span text:style-name="T1255"> </text:span><text:span text:style-name="T1256">ܡܬܥܒܕܐ ܓܝܪ ܕܡܘܬܗܘܢ ܕܐܝܠܝܢ ܕܗܫܐ ܡܪܫܥܝܢ ܒܝܫ ܡܢ ܡܐ ܕܐܝܬܝܗ̇. ܐܝܟ ܕܢܣܝܒܪܘܢ ܬܫܢܝܩܐ.<text:s/></text:span><text:span text:style-name="T1257">3</text:span><text:span text:style-name="T1258"> </text:span><text:span text:style-name="T1259">ܐܦ ܬܫܒܘܚܬܗܘܢ ܕܐܝܠܝܢ ܕܗܫܐ ܐܙܕܕܩܘ ܒܢܡܘܣܝ. ܗܠܝܢ ܕܐܝܬ ܗܘܐ ܠܗܘܢ ܣܘܟܠܐ ܒܚܝ̈ܝܗܘܢ. ܘܗܠܝܢ ܕܢܨܒܘ ܒܠܒܗܘܢ ܥܩ̇ܪܗ̇ ܕܚܟܡܬܐ. ܗܝ̇ܕܝܢ ܢܫܬܒܚ ܙܝܘܗܘܢ ܒܫܘܚ̈ܠܦܐ. ܘܬܬܗܦܟ ܕܡܘܬܐ ܕܐܦܝ̈ܗܘܢ ܠܢܘܗܪܐ ܕܝܐܝܘܬܗܘܢ ܕܢܫܟܚܘܢ ܕܢܣܒܘܢ ܘܢܩܒܠܘܢ ܥܠܡܐ ܕܠܐ ܡܐ̇ܬ. ܕܗܝܕܝܢ ܡܠܝܟ ܠܗܘܢ.<text:s/></text:span><text:span text:style-name="T1260">4</text:span><text:span text:style-name="T1261"> </text:span><text:span text:style-name="T1262">ܒܗܕܐ ܓܝܪ ܝܬܝܕܐܝܬ ܢܬܬܢܚܘܢ ܐܝܠܝܢ ܕܐܬ̇ܝܢ ܗܝ̇ܕܝܢ. ܥܠ ܕܐܣܠܝܘ ܢܡܘܣܝ̇. ܘܣܟܪܘ ܐܕܢܝ̈ܗܘܢ ܕܠܐ ܢܫܡܥܘܢ ܚܟܡܬܐ. ܘܠܐ ܢܩܒܠܘܢ ܣܘܟܠܐ.<text:s/></text:span><text:span text:style-name="T1263">5</text:span><text:span text:style-name="T1264"> </text:span><text:span text:style-name="T1265">ܟܕ ܗܟܝܠ ܢܚܙܘܢ ܠܐܝܠܝܢ ܕܗܫܐ ܐܬܬܪܝܡܘ ܥܠܝܗܘܢ. ܕܗܝ̇ܕܝܢ ܡܬܬܪܝܡܝܢ ܘܡܫܬܒܚܝܢ ܝܐܝܪ ܡܢܗܘܢ. ܘܡܬܚܠܦܝܢ ܗܠܝܢ ܘܗܠܝܢ. ܗܠܝܢ ܠܙܝܘܐ ܕܡܠܐ̈ܟܐ. ܘܗ̇ܢܘܢ ܠܬܡܗܐ ܕܚܙ̈ܘܢܐ. ܘܠܚܙܬܐ ܕܕܡ̈ܘܬܐ ܝܬܝܪܐܝܬ ܢܫܘܚܘܢ.<text:s/></text:span><text:span text:style-name="T1266">6</text:span><text:span text:style-name="T1267"> </text:span><text:span text:style-name="T1268">ܠܘܩܕܡ ܓܝܪ ܚܙ̇ܝܢ. ܘܒܬܪܟܢ ܐ̇ܙܠܝܢ ܕܢܫܬܢܩܘܢ.<text:s/></text:span><text:span text:style-name="T1269">7</text:span><text:span text:style-name="T1270"> </text:span><text:span text:style-name="T1271">ܐܝܠܝܢ ܕܝܢ ܕܐܬܦܨܝܘ ܒܥ̇ܒ̈ܕܝܗܘܢ ܘܐܝܠܝܢ ܕܗ̣ܘܐ ܠܗܘܢ ܗܫܐ ܢܡܘܣܐ ܣܒܪܐ ܘܣܟܘܠܬܢܘܬܐ .ܣܘܟܝܐ ܘܚܟܡܬܐ ܗܝܡܢܘܬܐ. ܢܬܚ̈ܙܝܢ ܠܗܘܢ ܬܡܝ̈ܗܬܐ ܒܙܒܢܗܝܢ.<text:s/></text:span><text:span text:style-name="T1272">8</text:span><text:span text:style-name="T1273"> </text:span><text:span text:style-name="T1274">ܚܙ̇ܝܢ ܓܝܪ ܗ̇ܘ ܥܠܡܐ ܕܠܐ ܡܬܚܙܐ . ܠܗܘܢ ܗܫܐ. ܘܢܚܙܘܢ ܠܙܒܢܐ ܕܗܫܐ ܟܣ̣ܐ ܡܢܗܘܢ.<text:s/></text:span><text:span text:style-name="T1275">9</text:span><text:span text:style-name="T1276"> </text:span><text:span text:style-name="T1277">ܘܬܘܒ̣ ܠܐ ܢܥܬܩ ܐܢܘܢ ܙܒܢܐ.<text:s/></text:span><text:span text:style-name="T1278">10</text:span><text:span text:style-name="T1279"> </text:span><text:span text:style-name="T1280">ܒܡܖ̈ܘܡܘܗܝ ܓܝܪ ܕܗ̇ܘ ܥܠܡܐ ܢܥܡܪܘܢ. ܘܡܬܕܡܝܢ ܠܡܠܐ̈ܟܐ. ܘܡܬܦܚܡܝܢ ܠܟܘܟ̈ܒܐ. ܘܗ̇ܘܝܢ ܡܬܚܠܦܝܢ ܒܟܘܠ ܕܡܘ ܕܨ̇ܒܝܢ ܡܢ ܫܘܦܪܐ ܠܝܐܝܘܬܐ. ܘܡܢ ܢܘܗܪܐ ܠܙܝܘܐ ܕܬܫܒܘܚܬܐ.<text:s/></text:span><text:span text:style-name="T1281">11</text:span><text:span text:style-name="T1282"> </text:span><text:span text:style-name="T1283">ܢܬܦܫܛܘܢ ܓܝܪ ܩܕܡܝܗܘܢ ܦܬܝ̈ܘܗܝ ܕܦܪܕܝܣܐ. ܘܢܬܚܘܐ ܠܗܘܢ ܫܘܦܪܐ ܕܪܒܘܬܐ ܕܚ̈ܝܬܐ ܕܬܚܝܬ ܬܪܘܢܘܣ. ܘܟܘܠܗܘܢ ܚܝܠܘ̈ܬܐ ܕܡܠܐ̈ܟܐ ܕܐܚܝܕܝܢ ܗܫܐ ܒܡܠܬܝ. ܐܝܟ ܕܠܐ ܢܬܚܙܘܢ. ܘܐܚܝܕܝܢ ܒܦܘܩܕܢܐ ܐܝܟ ܕܢܩܘܡܘܢ ܒܐܬܖ̈ܘܬܗܘܢ ܥܕܡܐ ܕܬܐܬܐ ܡܐܬܝܬܗܘܢ.<text:s/></text:span><text:span text:style-name="T1284">12</text:span><text:span text:style-name="T1285"> </text:span><text:span text:style-name="T1286">ܘܡܝܬܪܘܬܐ ܕܝܢ ܬܗܘܐ ܗܝ̇ܕܝܢ ܒܙܕܝ̈ܩܐ ܝܬܝܪ ܡܢ ܕܒܡܠܐ̈ܟܐ.<text:s/></text:span><text:span text:style-name="T1287">13</text:span><text:span text:style-name="T1288"> </text:span><text:span text:style-name="T1289">ܢܩܒܠܘܢ ܓܝܪ ܩܕܡ̈ܝܐ ܠܐܚܖ̈ܝܐ. ܠܗ̇ܢܘܢ ܕܡܣܟܝܢ ܗܘܘ ܠܗܘܢ. ܘܐܚܖ̈ܝܐ ܠܐܝܠܝܢ ܕܫ̇ܡܥܝܢ ܗܘܘ ܕܥܒ̣ܪܘ.<text:s/></text:span><text:span text:style-name="T1290">14</text:span><text:span text:style-name="T1291"> </text:span><text:span text:style-name="T1292">ܐܬܦܨܝܘ ܓܝܪ ܡܢ ܗܢܐ ܥܠܡܐ ܕܐܘܠܨܢܐ. ܘܐܢܝܚܘ ܡܢܗܘܢ ܛܥܢܐ ܕܥ̇ܩ̈ܬܐ.<text:s/></text:span><text:span text:style-name="T1293">15</text:span><text:span text:style-name="T1294"> </text:span><text:span text:style-name="T1295">ܒܡܢܐ ܗܟܝܠ ܐܘܒܕܘ ܒܢܝ̈ܢܫܐ ܚܝܝ̈ܗܘܢ. ܘܒܡܢܐ ܚ̇ܠܦܘ ܢܦܫܗܘܢ ܐܝܠܝܢ ܕܒܐܪܥܐ ܗܘܘ.<text:s/></text:span><text:span text:style-name="T1296">16</text:span><text:span text:style-name="T1297"> </text:span><text:span text:style-name="T1298">ܗܝ̇ܕܝܢ ܓܒܘ ܠܗܘܢ ܓܝܪ ܙܒܢܐ ܗܢܐ ܕܠܒ̣ܪ ܡܢ ܥܩ̈ܬܐ ܕܢܥܒܪ ܠܐ ܡܫܟܚ. ܘܓܒܘ ܠܗܘܢ ܙܒܢܐ ܗ̇ܘ ܕܡ̈ܦܩܢܘܗܝ ܬܐܢܚ̈ܬܐ ܘܒܝܫ̣̈ܬܐ ܡܠ̣ܝܢ. ܘܟܦܪܘ ܒܥܠܡܐ ܕܠܐ ܡܥܬܩ ܠܐܝܠܝܢ ܕܐܬ̇ܝܢ ܠܗ. ܘܐܣܠܝܘ ܙܒܢܐ ܘܬܫܒܘܚܬܐ ܕܠܐ ܢܐܬܘܢ ܠܐܝܩܪܐ ܕܩ̇ܕܡܬ ܐܡ̇ܪܬ ܠܟ ܁܀܁</text:span></text:p>
      </text:section>
      <text:section text:name="Sect52" text:style-name="S52">
        <text:p text:style-name="P1299">52</text:p>
        <text:p text:style-name="P1300"><text:span text:style-name="T1301">1</text:span><text:span text:style-name="T1302"> </text:span><text:span text:style-name="T1303">ܘܥ̇ܢܝܬ ܘܐܡ̇ܪܬ. ܐܝܟ̇ܢܐ ܛ̇ܥܝܢ ܐܝܠܝܢ ܕܗܝ̇ܕܝܢ ܘܝܐ ܢܛܝܪ ܠܗܘܢ.<text:s/></text:span><text:span text:style-name="T1304">2</text:span><text:span text:style-name="T1305"> </text:span><text:span text:style-name="T1306">ܘܠܡܢܐ ܗܟܝܠ ܡܬܐܒ̇ܠܝܢܢ ܬܘܒ ܥܠ ܐܝܠܝܢ ܕܡܝܬܝܢ. ܐܘ ܠܡܢܐ ܒ̇ܟܝܢܢ ܥܠ ܐܝܠܝܢ ܕܐܙ̇ܠܝܢ ܠܫܝܘܠ.<text:s/></text:span><text:span text:style-name="T1307">3</text:span><text:span text:style-name="T1308"> </text:span><text:span text:style-name="T1309">ܢܬܢܛ̇ܪܢ ܐܘܠܝ̈ܬܐ ܠܪܝܫܗ ܕܗ̇ܘ ܬܫܢܝܩܐ ܕܥܬܝܕ. ܘܢܬܬ̈ܣܝܡܢ ܕܡܥ̈ܐ ܠܡܐܬܝܬܗ ܕܗ̇ܘ ܐܒܕܢܐ ܕܗ̇ܝܕܝܢ.<text:s/></text:span><text:span text:style-name="T1310">4</text:span><text:span text:style-name="T1311"> </text:span><text:span text:style-name="T1312">ܐܠܐ ܐܦ ܠܘܩܒܠ ܗܠܝܢ ܐܡ̇ܪ.<text:s/></text:span><text:span text:style-name="T1313">5</text:span><text:span text:style-name="T1314"> </text:span><text:span text:style-name="T1315">ܘܙܕܝ̈ܩܐ<text:s/></text:span><text:soft-page-break/><text:span text:style-name="T1316">ܡܢܐ ܢܥܒܕܘܢ ܗܫܐ.<text:s/></text:span><text:span text:style-name="T1317">6</text:span><text:span text:style-name="T1318"> </text:span><text:span text:style-name="T1319">ܨܒܘ ܒܚܫܐ ܕܚ̇ܫܝܢ ܐܢܬܘܢ ܗܫܐ. ܘܠܡܢܐ ܓܝܪ ܚ̇ܝܪܝܢ ܐܢܬܘܢ ܒܡܨܛܠܝܢܘܬܗܘܢ .ܕܣܢܝ̇ܟܘܢ<text:s/></text:span><text:span text:style-name="T1320">7</text:span><text:span text:style-name="T1321"> </text:span><text:span text:style-name="T1322">ܛ̇ܝܒܘ ܢܦܫܟܘܢ ܠܡܕܡ ܕܢܛܝܪ ܠܟܘܢ. ܘܥܬܕܘ ܢܦܫܬ̈ܟܘܢ ܠܐܓܪܐ ܕܣ̣ܝܡ ܠܟܘܢ.<text:s/></text:span><text:span text:style-name="T1323">8</text:span><text:span text:style-name="T1324"> </text:span><text:span text:style-name="T1325">ܘܟܕ ܐܡ̇ܪܬ ܗܠܝܢ ܕܡ̇ܟܬ ܬܡܢ܀</text:span></text:p>
      </text:section>
      <text:section text:name="Sect53" text:style-name="S53">
        <text:p text:style-name="P1326">53</text:p>
        <text:p text:style-name="P1327"><text:span text:style-name="T1328">1</text:span><text:span text:style-name="T1329"> </text:span><text:span text:style-name="T1330">ܘܚ̇ܙܝܬ ܚܙܘܐ. ܘܗܐ ܥܢܢܐ ܚܕܐ ܣ̇ܠܩܐ ܗܘܬ ܡܢ ܝܡܐ ܪܒܐ ܣ̇ܓܝ. ܘܚܐ̇ܪ ܗ̇ܘܝܬ ܒܗ̇. ܘܗܐ ܡܠܝܐ ܗܘܬ ܡ̈ܝܐ ܚ̇ܘ̣ܖ̈ܐ ܘܐܘܟܡ̈ܐ. ܘܓܘ̈ܢܐ ܣܓ̈ܝܐܐ ܐܝܬ ܗܘܐ ܒܗܘܢ ܒܡ̈ܝܐ ܗܠܝܢ. ܘܐܝܟ ܕܡܘܬܐ ܕܒܪܩܐ ܪܒܐ̣. ܡܬܚܙܐ ܗܘܐ ܒܪܝܫܗ̇.<text:s/></text:span><text:span text:style-name="T1331">2</text:span><text:span text:style-name="T1332"> </text:span><text:span text:style-name="T1333">ܘܚܙܝܬܗ̇ ܠܥܢܢܐ . ܗ̇ܝ ܕܥ̇ܒܪܐ ܚܪܝܦܐܝܬ ܒܖ̈ܗܛܐ ܩܠܝ̈ܠܐ. ܘܟܣܝܬܗ̇ ܠܟܠܗ̇ ܐܪܥܐ.<text:s/></text:span><text:span text:style-name="T1334">3</text:span><text:span text:style-name="T1335"> </text:span><text:span text:style-name="T1336">ܘܗ̣ܘܐ ܡܢ ܒܬܪ ܗܠܝܢ ܫ̤ܪܝܬ ܗܘܬ ܥܢܢܐ ܗ̇ܝ ܡܡܛܪܐ ܥܠ ܐܪܥܐ̇. ܡ̈ܝܐ ܕܐܝܬ ܗܘܐ̇ ܒܗ̇.<text:s/></text:span><text:span text:style-name="T1337">4</text:span><text:span text:style-name="T1338"> </text:span><text:span text:style-name="T1339">ܘܚ̇ܙܝܬ ܕܠܐ ܗܘܐ ܚܕܐ ܗܘܬ ܕܡܘܬܗܘܢ ܕܡ̈ܝܐ ܗ̇ܢܘܢ ܕܢܚܬ̇ܝܢ ܗܘܘ ܡܢܗ̇.<text:s/></text:span><text:span text:style-name="T1340">5</text:span><text:span text:style-name="T1341"> </text:span><text:span text:style-name="T1342">ܫܘܪܝܐ ܓܝܪ ܩܕܡܝܐ ܐܘܟܡܝܢ ܗܘܘ ܣ̇ܓܝ ܥܕܡܐ ܠܥܕܢܐ. ܘܡܢ ܒܬܪܟܢ ܚܙ̇ܝܬ ܕܢܗ̇ܪܝܢ ܗܘܘ ܡ̈ܝܐ. ܐܠܐ ܠܐ ܣܓܝܐܝܢ ܗܘܘ. ܘܡܢ ܒܬܪ ܗܠܝܢ ܬܘܒ̣ ܚ̇ܙܝܬ ܐܘܟܡ̈ܐ. ܘܡܢ ܒܬܪ ܗܠܝܢ ܬܘܒ ܢܗܝܖ̈ܐ. ܘܬܘܒ ܐܘܟܡ̈ܐ. ܘܬܘܒ ܢܗܝܖ̈ܐ.<text:s/></text:span><text:span text:style-name="T1343">6</text:span><text:span text:style-name="T1344"> </text:span><text:span text:style-name="T1345">ܗܕܐ ܕܝܢ ܗܘܬ ܥܕܡܐ ܠܬܖ̈ܬܥܣܖ̈ܐ ܙܒܢ̈ܝܢ. ܐܠܐ ܐܘܟ̈ܡܐ ܣܓܝܐ̈ܝܢ ܗܘܘ ܒܟܠܙܒܢ ܡܢ ܢܗܝܖ̈ܐ.<text:s/></text:span><text:span text:style-name="T1346">7</text:span><text:span text:style-name="T1347"> </text:span><text:span text:style-name="T1348">ܘܗ̣ܘܐ ܒܫܘܠܡܗ̇ ܕܥܢܢܐ ܘܗܐ ܐܡ̤ܛܪܬ ܡ̈ܝܐ ܐܘܟܡ̈ܐ [.] ܘܚܫܘܟܝܢ ܗܘܘ ܝܬܝܪ ܡܢ ܟܠܗܘܢ . ܡ̈ܝܐ ܗ̇ܢܘܢ ܩܕ̈ܡܝܐ ܕܗܘܘ. ܘܢܘܪܐ ܡܚܠܛܐ ܗܘܬ ܒܗܘܢ. ܘܐܝ̇ܟܐ ܕܢܚ̇ܬܝܢ ܗܘܘ ܡ̈ܝܐ ܗܢ̇ܘܢ ܥܒ̇ܕܝܢ ܗܘܘ ܚܒ̇ܠܐ ܘܐܒܕܢܐ.<text:s/></text:span><text:span text:style-name="T1349">8</text:span><text:span text:style-name="T1350"> </text:span><text:span text:style-name="T1351">ܘܚܙ̇ܝܬ ܡܢ ܒܬܪ ܗܠܝ̣ܢ. ܠܗ̇ܘ ܒܪܩܐ ܕܚܙ̇ܝܬ ܗܘ̇ܝܬ ܒܪܝܫܗ̇ ܕܥܢܢܐ ܕܐܚܕܗ̇ ܘܐܚܬܗ̇ ܥܕܡܐ ܠܐܪܥܐ.<text:s/></text:span><text:span text:style-name="T1352">9</text:span><text:span text:style-name="T1353"> </text:span><text:span text:style-name="T1354">ܘܝܬܝܪܝܬ ܕܝܢ ܢܗ̣ܪ ܗܘܐ ܒܪܩܐ ܗ̇ܘ. ܐܝܟ ܕܢܢܗܪ ܠܟܠܗ̇ ܐܪܥܐ. ܘܐܣܝ ܠܗ̇ܢܘܢ ܐܬܖ̈ܘܬܐ. ܐܝ̇ܟܐ ܕܢܚܬܘ ܡ̈ܝܐ ܐܚܖ̈ܝܐ ܘܚ̇ܒܠܘ.<text:s/></text:span><text:span text:style-name="T1355">10</text:span><text:span text:style-name="T1356"> </text:span><text:span text:style-name="T1357">ܘܐܚܝܕ ܗܘܐ ܠܟܠܗ̇ ܐܪܥܐ. ܘܐܫܬܠܛ ܥܠܝܗ̇.<text:s/></text:span><text:span text:style-name="T1358">11</text:span><text:span text:style-name="T1359"> </text:span><text:span text:style-name="T1360">ܘܚ̇ܙܝܬ ܡܢ ܒܬܪ ܗܠܝܢ̣. ܘܗܐ ܬܪܥܣܖ̈ ܢܗܖ̈ܘܢ ܣ̇ܠܩܝܢ ܗܘܘ ܡܢ ܝܡܐ. ܘܚܕܝܪܝܢ ܗܘܘ ܠܗ ܠܗ̇ܘ ܒܪܩܐ ܘܡܫܬܥܒܕ̇ܝܢ ܗܘܘ ܠܗ.<text:s/></text:span><text:span text:style-name="T1361">12</text:span><text:span text:style-name="T1362"> </text:span><text:span text:style-name="T1363">ܘܐܢܐ ܡܢ ܕܚܠܬܝ ܐܬܬ̇ܥܝܪܬ. .܀. &lt;܀ܨܠܘܬܐ ܕܒܪܘܟ܀܀&gt;</text:span></text:p>
      </text:section>
      <text:section text:name="Sect54" text:style-name="S54">
        <text:p text:style-name="P1364">54</text:p>
        <text:p text:style-name="P1365"><text:span text:style-name="T1366">1</text:span><text:span text:style-name="T1367"> </text:span><text:span text:style-name="T1368">ܘܒܥ̇ܝܬ ܡܢ ܚܝܠܬܢܐ ܘܐܡ̇ܪܬ. ܐܢܬ ܡܪܝܐ ܒܠܚܘܕܝܟ ܡܩܕܡ ܐܢܬ ܝܕ̇ܥ ܐܢܬ ܖ̈ܘܡܘܗܝ ܕܥܠܡܐ. ܘܡܕܡ ܕܒܙܒ̈ܢܐ ܓܕ̇ܫ ܡܝܬܐ ܐܢܬ ܒܡܠܬܟ. ܘܠܘܩܒܠ ܥ̇ܒ̈ܕܝܗܘܢ ܕܥܡܘܖ̈ܝܗ̇ ܕܐܪܥܐ ܡܣܪܗܒܬ ܖ̈ܫܝܗܘܢ ܕܙܒ̈ܢܐ. ܘܣܘܦܗܘܢ ܕܥ̈ܕܢܐ ܐܢܬ ܒܠܚܘܕܝܟ ܝܕ̇ܥ ܐܢܬ.<text:s/></text:span><text:span text:style-name="T1369">2</text:span><text:span text:style-name="T1370"> </text:span><text:span text:style-name="T1371">ܗ̇ܘ ܕܡܕܡ ܠܐ ܥܛ̣ܠ ܠܗ. ܐܠܐ ܟܘܠ ܡܕܡ ܦܫܝܩܐܝܬ ܒܪܡܙܐ ܥ̇ܒܕ ܐܢܬ.<text:s/></text:span><text:span text:style-name="T1372">3</text:span><text:span text:style-name="T1373"> </text:span><text:span text:style-name="T1374">ܗ̇ܘ ܕܥܘܡ̈ܩܐ ܐܝܟ ܖ̈ܘܡܐ ܐܬ̇ܝܢ ܠܘܬܟ. ܘܖ̈ܝܫܝ ܥܠܡ̈ܐ ܠܡܠܬܟ ܡܫܡܫܝܢ.<text:s/></text:span><text:span text:style-name="T1375">4</text:span><text:span text:style-name="T1376"> </text:span><text:span text:style-name="T1377">ܗ̇ܘ ܕܓ̇ܠܐ ܠܐܝܠܝܢ ܕܕܚ̇ܠܝܢ ܠܡܕܡ ܕܥܬܝܕ ܠܗܘܢ. ܕܡܢ ܗܪܟܐ ܢܒܝܐܐ ܐܢܘܢ̣.<text:s/></text:span><text:span text:style-name="T1378">5</text:span><text:span text:style-name="T1379"> </text:span><text:span text:style-name="T1380">ܡܘܕܥ ܓܢܒܖ̈ܘܬܐ ܠܐܝܠܝܢ ܕܠܐ ܝܕܥ̇ܝܢ. ܬܪܥ ܣܝܓܐ ܠܐܝܠܝܢ ܕܠܐ ܡܦܣܝܢ. ܘܡܢܗܪ ܚܫܘܟ̈ܬܐ ܘܓ̇ܠܐ ܟܣܝ̈ܬܐ ܠܐܝܠܝܢ ܕܕܠܐ ܡܘܡ ܐܢܘܢ. ܐܝܠܝܢ ܕܒܗܝܡܢܘܬܐ ܐܫܬܥܒܕܘ ܠܟ ܘܠܢܡܘܣܟ.<text:s/></text:span><text:span text:style-name="T1381">6</text:span><text:span text:style-name="T1382"> </text:span><text:span text:style-name="T1383">ܐܢܬ ܚܘ̣ܝܬ ܠܥ̣ܒܕܟ ܚܙܘܢܐ ܗܢܐ. ܓ̇ܠܐ ܠܝ ܐܦ ܦܘܫܩܗ.<text:s/></text:span><text:span text:style-name="T1384">7</text:span><text:span text:style-name="T1385"> </text:span><text:span text:style-name="T1386">ܝܕ̇ܥ ܐܢܐ ܓܝܪ ܕܥܠ ܐ̇ܝܠܝܢ<text:s/></text:span><text:soft-page-break/><text:span text:style-name="T1387">ܕܒ̇ܥ̇ܝܬ ܡܢܟ ܢܣ̇ܒܬ ܦܬܓܡܐ. ܘܥܠ ܡܕܡ ܕܒ̇ܥܝܬ ܓܠ̣ܝܬ ܠܝ. ܘܐܘܕܥܬܢܝ ܒܐܝ̇ܢܐ ܩܠܐ ܐܫ̇ܒܚܟ. ܐܘ ܡܢ ܐܝܠܝܢ ܗܕ̈ܡܐ ܐܣܩ ܠܟ ܬܫܒܘܚܬܐ ܘܗܘܠܠܐ.<text:s/></text:span><text:span text:style-name="T1388">8</text:span><text:span text:style-name="T1389"> </text:span><text:span text:style-name="T1390">ܐܢ ܓܝܪ ܢܗܘܘܢ ܗܕܡ̈ܝ ܦܘ̈ܡܐ "&gt; ܘܡܢ̈ܐ ܕܖ̈ܝܫܝ ܩ̈ܠܐ̣. ܐܦ ܠܐ ܗܟܢܐ ܡܫܟܚ ܐܢܐ ܕܐ̇ܦܪܥܟ ܬܫܒܘܚܬܐ. ܐܘ ܕܐ̇ܫܒܚܟ ܐܝܟ ܕܙܕܩ̇. ܘܠܐ ܬܫܒܘܚܬܟ ܡ̇ܫܟܚ ܐܢܐ ܕܐ̇ܬܢܐ̇. ܐܘ ܕܐܡ̇ܪ ܗܕܪܐ ܕܝܐܝܘܬܟ.<text:s/></text:span><text:span text:style-name="T1391">9</text:span><text:span text:style-name="T1392"> </text:span><text:span text:style-name="T1393">ܡܢܐ ܓܝܪ ܐܢܐ ܒܒܢܝܢ̈ܫܐ. ܐܘ ܡܢܐ ܚܫܝܒ ܐܢܐ ܒܐܝܠܝܢ ܕܡܝܬܪܝܢ ܡܢܝ ܕܫܡ̇ܥܬ ܗܠܝܢ ܟܘܠܗܝܢ ܬܡܝ̈ܗܬܐ ܡܢ ܡܪܝܡܐ. ܘܣܒܖ̈ܬܐ ܕܠܐ ܡܣܬ̈ܝܟܢ ܡܢ ܗ̇ܘ ܕܒܪܢܝ.<text:s/></text:span><text:span text:style-name="T1394">10</text:span><text:span text:style-name="T1395"> </text:span><text:span text:style-name="T1396">ܛܘܒ̈ܝܗ̇ ܠܐܡܝ ܒܝܠܕ̈ܬܐ. ܘܬܫܬܒܚ ܒܢ̈ܫܐ ܝܠܕܬܝ.<text:s/></text:span><text:span text:style-name="T1397">11</text:span><text:span text:style-name="T1398"> </text:span><text:span text:style-name="T1399">ܐܢܐ ܕܝܢ ܠܐ ܐܫ̇ܬܘܩ ܕܐܫ̇ܒܚ ܠܚܝܠܬܢܐ. ܐܠܐ ܒܩܠܐ ܕܫܘܒܚܐ ܐܬ̇ܢܐ ܬܕܡܖ̈ܬܗ.<text:s/></text:span><text:span text:style-name="T1400">12</text:span><text:span text:style-name="T1401"> </text:span><text:span text:style-name="T1402">ܘܡ̣ܢܘ ܓܝܪ ܡܬܕܡܐ ܒܬܕܡܖ̈ܬܟ ܐܠܗܐ. ܐܘ ܡܢ̣ܘ ܡܕܪܟ ܡܚܫܒܬܟ […] ܕܚܝ̈ܐ[.] </text:span><text:span text:style-name="T1403">13</text:span><text:span text:style-name="T1404"><text:s/>ܐܢܬ ܓܝܪ ܒܬܪܥܝܬܟ ܡܕܒܪܬ ܟܠ ܒܖ̈ܝܬܐ ܕܒܪܬ ܝܡܝܢܟ. ܘܐܢܬ ܟܘܠ ܡܒܘܥܐ ܕܢܘܗܪܐ ܠܘܬܟ ܬܩܢ̣ܬ. ܘܐܘܨܖ̈ܐ ܕܚܟܡܬܐ ܬܚܝܬ ܬܪܘܢܘܣ ܕܝܠܟ ܥܬ̣ܕܬ.<text:s/></text:span><text:span text:style-name="T1405">14</text:span><text:span text:style-name="T1406"> </text:span><text:span text:style-name="T1407">ܘܟܐܢܐܝܬ ܐܒ̇ܕܝܢ ܐܝܠܝܢ ܕܠܐ ܐܚܒܘ ܠܢܡܘܣܟ. ܘܬܫܢܝܩܐ ܕܕܝ̣ܢܐ ܡܩܒܠ ܠܐܝܠܝܢ ܕܠܐ ܐܫܬܥܒܕܘ ܠܐܘܚܕܢܟ.<text:s/></text:span><text:span text:style-name="T1408">15</text:span><text:span text:style-name="T1409"> </text:span><text:span text:style-name="T1410">ܐܢ ܐܕܡ ܓܝܪ ܩܕܡܝ ܚܛ̣ܐ. ܘܐܝܬܝ ܡܘܬܐ ܥܠ ܟܠ ܕܠܐ ܒܙܒܢܗ. ܐܠܐ ܐܦ ܐܝܠܝܢ ܕܐܬܝܠܕܘ ܡܢܗ ܟܘܠ ܐܢܫ ܐܢܫ ܡܢܗܘܢ ܛܝܒ ܠܢܦܫܗ ܬܫܢܝܩܐ ܕܥܬܝܕ. ܘܬܘܒ ܐܢܫ ܐܢܫ ܡܢܗܘܢ ܓܒ̣ܐ ܠܗ ܬܫܒ̈ܚܬܐ ܕܥܬܝ̈ܕܢ.<text:s/></text:span><text:span text:style-name="T1411">16</text:span><text:span text:style-name="T1412"> </text:span><text:span text:style-name="T1413">ܫܪܝܪܐܝܬ ܓܝܪ ܗ̇ܘ ܕܡܗ̇ܝܡܢ ܢܣܒ ܐܓܪܐ.<text:s/></text:span><text:span text:style-name="T1414">17</text:span><text:span text:style-name="T1415"> </text:span><text:span text:style-name="T1416">ܗܫܐ ܕܝܢ ܗܦܘܟܘ ܠܚ̣ܒܠܐ ܥ̈ܘ̇ܠܐ ܕܗܫܐ. ܡܛܠ ܕܚܪܝܦܐܝܬ ܡܬܦܩܕܝܢ ܐܢܬܘܢ ܕܒܙܒܢ […] ܣܟܘܠܬܢܘܬܗ ܕܡܪܝܡܐ.<text:s/></text:span><text:span text:style-name="T1417">18</text:span><text:span text:style-name="T1418"> </text:span><text:span text:style-name="T1419">ܠܐ ܓܝܪ ܐܠܦܟܘܢ ܥ̈ܒ̇ܕܘܗܝ. ܐܦ ܠܐ ܐܦܝܣܬܟܘܢ ܐܘܡܢܘܬܐ ܕܒ̣ܪܝܬܗ ܕܒܟܠܙܒܢ.<text:s/></text:span><text:span text:style-name="T1420">19</text:span><text:span text:style-name="T1421"> </text:span><text:span text:style-name="T1422">ܠܐ ܐܝܬܘܗܝ ܗܟܝܠ ܐܕܡ ܥܠ̣ܬܐ ܐܠܐ ܠܢܦܫܗ ܒܠܚܘܕ. ܟܠܢ ܕܝܢ ܐܢܫ ܐܢܫ ܗ̣ܘܐ ܠܢܦܫܗ ܐܕܡ.<text:s/></text:span><text:span text:style-name="T1423">20</text:span><text:span text:style-name="T1424"> </text:span><text:span text:style-name="T1425">ܐܢܬ ܕܝܢ ܡܪܝܐ ܥܠ ܐܝܠܝܢ ܕܓܠ̣ܝܬ ܠܝ ܦܫ̇ܩ ܠܝ. ܘܥܠ ܡܕܡ ܕܒ̇ܥܝܬ ܡܢܟ ܐ̇ܘܕܥܝܢܝ.<text:s/></text:span><text:span text:style-name="T1426">21</text:span><text:span text:style-name="T1427"> </text:span><text:span text:style-name="T1428">ܒܫܘܠܡܗ ܓܝܪ ܕܥܠܡܐ ܬܒܥܬܐ ܗܘ̇ܝܐ ܡܢ ܐܝܠܝܢ ܕܐܥܘܠܘ ܐܝܟ ܥܘ̣ܠܗܘܢ. ܘܡܫܒܚ ܐܢܬ ܠܡܗܝܡ̈ܢܐ ܐܝܟ ܗܝܡܢܘܬܗܘܢ.<text:s/></text:span><text:span text:style-name="T1429">22</text:span><text:span text:style-name="T1430"> </text:span><text:span text:style-name="T1431">ܠܐܝܠܝܢ ܓܝܪ ܕܒܕܝܠܟ ܐܢܘܢ ܐܢܬ ܡܕܒܪܬ. ܘܠܐܝܠܝܢ ܕܚ̇ܛܝܢ ܥ̇ܛܐ ܐܢܬ ܡܢ ܕܝܠܟ܀܁܁</text:span></text:p>
      </text:section>
      <text:section text:name="Sect55" text:style-name="S55">
        <text:p text:style-name="P1432">55</text:p>
        <text:p text:style-name="P1433"><text:span text:style-name="T1434">1</text:span><text:span text:style-name="T1435"> </text:span><text:span text:style-name="T1436">ܘܗ̣ܘܐ ܕܟܕ ܫܠܡ̇ܬ ܠܡܡܠܠܘ ܡ̈ܠܝܗ̇ ܕܨܠܘܬܐ ܗܕܐ̣. ܝܬ̇ܒܬ ܬܡܢ ܬܚܝܬ ܐܝܠܢܐ ܕܐܬܬܢܝܚ ܒܛܠܠܐ ܕܣܘ̈ܟܐ.<text:s/></text:span><text:span text:style-name="T1437">2</text:span><text:span text:style-name="T1438"> </text:span><text:span text:style-name="T1439">ܘܡܬܕܡܪ ܗܘ̇ܝܬ ܘܡܬܬܡܗ ܘܡܬܪܢܐ ܒܡܚ̣̈ܫܒܬܝ ܥܠ ܣܘܓܐܐ ܕܛ̇ܒܘܬܐ ܕܕܚ̣ܩܘ ܡܢܗܘܢ ܚܛ̈ܝܐ ܕܥܠ ܐܪܥܐ. ܘܥܠ ܬܫܢܝܩܐ ܣܓܝܐܐ ܕܒ̇ܣܪܘ ܥܠܘܗܝ. ܟܕ ܝܕ̇ܥܝܢ ܕܡܫܬܢܩܝܢ ܥܠ ܕܚܛ̇ܝܢ.<text:s/></text:span><text:span text:style-name="T1440">3</text:span><text:span text:style-name="T1441"> </text:span><text:span text:style-name="T1442">ܘܟܕ ܗܠܝܢ ܘܐܝܠܝܢ ܕܕ̈ܡܝܢ ܠܗܝܢ ܡ̇ܬܚܫܒ ܗܘ̇ܝܬ. ܘܗܐ ܐܫܬܠܚ ܠܘܬܝ ܪܡܐܝܠ ܡܠܐܟܐ ܗ̇ܘ ܕܩܐ̇ܡ ܥܠ ܚܙܘ̈ܢܐ ܕܫܪܪܐ ܘܐܡ̣ܪ ܠܝ.<text:s/></text:span><text:span text:style-name="T1443">4</text:span><text:span text:style-name="T1444"> </text:span><text:span text:style-name="T1445">ܠܡܢܐ ܡܕܠܚ ܠܟ ܠܒܟ ܒܪܘܟ. ܘܠܡܢܐ ܫܓ̇ܫܐ ܠܟ ܡܚܫܒܬܟ.<text:s/></text:span><text:span text:style-name="T1446">5</text:span><text:span text:style-name="T1447"> </text:span><text:span text:style-name="T1448">ܐܢ ܓܝܪ ܫܡܥܐ ܗܘ ܫܡܥ̣ܬ ܒܠܚܘܕ ܥܠ ܕܝ̣ܢܐ ܗܟܢܐ ܐܬܬ̣ܙܝܥܬ̣. ܡܢܐ ܟܕ ܬܚܙܝܘܗܝ ܒܥܝܢܝ̈ܟ ܥܝܢܒܓܠܐ.<text:s/></text:span><text:span text:style-name="T1449">6</text:span><text:span text:style-name="T1450"> </text:span><text:span text:style-name="T1451">ܘܐܢ ܡܢ ܣܘܟܝܐ ܕܡܣܟܐ ܐܢܬ ܠܝܘܡܗ ܕܚܝܠܬܢܐ. ܗܟܢܐ ܐܫ̣ܬܪܝܬ. ܡܢܐ ܟܕ ܬܡܛܐ ܐܢܬ ܠܡܐܬܝܬܗ.<text:s/></text:span><text:span text:style-name="T1452">7</text:span><text:span text:style-name="T1453"> </text:span><text:span text:style-name="T1454">ܘܐܢ ܥܠ ܡܠܬܐ ܕܛܒ̣ܐ ܕܬܫܢܝܩܐ ܕܐܝܠܝܢ ܕܐܣܟܠܘ ܗܢܐ ܟܠܗ ܐܬܪܗܒܬ. ܚܕ ܟܡܐ ܟܕ ܗ̣ܘ ܥ̇ܒܟܐ ܢܓܠܐ ܬܡܝܗ̈ܬܐ.<text:s/></text:span><text:span text:style-name="T1455">8</text:span><text:span text:style-name="T1456"> </text:span><text:span text:style-name="T1457">ܘܐܢ ܫܡ̈ܗܐ ܕܛ̇ܒ̈ܬܐ ܘܕܒܝ̣̈ܫܬܐ ܕܐ̈ܬܝܢ ܗܝ̇ܕܝܢ ܫܡ̣ܥܬ ܘܐܬܬܥ̣ܝܩܬ. ܡܢܐ ܟܕ ܬܚܙܐ ܡܕܡ ܕܓܠܝܐ ܪܒܘܬܐ ܕܠܗܠܝܢ ܡܟܣ ܘܠܗܠܝܢ ܡܒܣܡ܀</text:span></text:p>
      </text:section>
      <text:section text:name="Sect56" text:style-name="S56">
        <text:soft-page-break/>
        <text:p text:style-name="P1458">56</text:p>
        <text:p text:style-name="P1459"><text:span text:style-name="T1460">1</text:span><text:span text:style-name="T1461"> </text:span><text:span text:style-name="T1462">ܒܪܡ ܕܝܢ ܡܛܠ ܕܒܥ̣ܝܬ ܡܢ ܡܪܝܡܐ ܕܢܓܠܐ ܠܟ ܦܘܫܩܗ ܕܚܙܘܐ ܕܚ̣ܙܝܬ. ܐܫܬ ܠܚܬ ܐܢܐ ܕܐܡ̇ܪ ܠܟ.<text:s/></text:span><text:span text:style-name="T1463">2</text:span><text:span text:style-name="T1464"> </text:span><text:span text:style-name="T1465">ܕܡܘܕܥܘ ܐܘܕܥܟ ܚܝܠܬܢܐ ܕܘܒܖ̈ܐ ܕܙܒ̈ܢܐ ܕܥܒ̣ܪܘ ܘܕܐܝܠܝܢ ܕܥܬܝܕܝܢ ܕܢܥܒܪܘܢ ܒܥܠܡܗ . ܡܢ ܪܝܫ ܒܖ̈ܝܬܗ ܘܥܕܡܐ ܠܫܘܠܡܗ. ܕܐܝܠܝܢ ܕܒܢܟܠܐ ܘܕܐܝܠܝܢ ܕܒܫܪܪܐ.ـ.<text:s/></text:span><text:span text:style-name="T1466">3</text:span><text:span text:style-name="T1467"> </text:span><text:span text:style-name="T1468">ܐܝܟ̇ܢܐ ܓܝܪ ܕܚ̣ܙܝܬ ܥ̇ܢܢܐ ܪܒܬܐ ܕܣܠ̤ܩܬ ܡܢ ܝܡܐ. ܘܐܙ̤ܠܬ ܘܟܣܝܬܗ̇ ܠܐܪܥܐ̣. ܗܘ̣ܝܘ ܐܘܪܟܗ ܕܥܠܡܐ ܗ̇ܘ ܕܥ̣ܒܕ ܚܝܠܬܢܐ. ܟܕ ܐܬܚܫܒ ܕܢܥܒܕ ܥܠܡܐ.<text:s/></text:span><text:span text:style-name="T1469">4</text:span><text:span text:style-name="T1470"> </text:span><text:span text:style-name="T1471">ܘܗ̣ܘܐ ܕܟܕ ܢܦܩ̣ܬ ܗܘܬ ܡܠܬܐ ܡܢ ܩܕܡܘܗܝ. ܩܡ ܗܘܐ ܐܘܪܟܗ ܕܥܠܡܐ ܡܕܡ ܙܥܘܪ. ܘܐܬܩܢ ܐܝܟ ܣܘܓܐܐ ܕܣܘܟܠܗ ܕܗ̇ܘ ܕܫܠܚܗ.<text:s/></text:span><text:span text:style-name="T1472">5</text:span><text:span text:style-name="T1473"> </text:span><text:span text:style-name="T1474">ܘܐܝܟ ܕܚܙ̣ܝܬ ܩܕܡܝ ܒܪܝܫܗ̇ ܕܥܢܢܐ ܡ̈ܝܐ ܐܘܟ̈ܡܐ ܕܩܕܡܝ ܢܚܬܘ ܥܠ ܐܪܥܐ. ܗ̣ܝ ܗܝ ܡܥܒܪܢܘܬܐ ܕܐܥܒܪ ܐܕܡ ܒܪܢܫܐ ܩܕܡܝܐ.<text:s/></text:span><text:span text:style-name="T1475">6</text:span><text:span text:style-name="T1476"> </text:span><text:span text:style-name="T1477">ܡܛܠ ܓܝܪ ܕܟܕ ܐܥܒܪ ܡܘܬܐ ܕܠܐ ܒܙܒܢܗ ܗܘ̣ܐ. ܘܐܒܠܐ ܐܫܬܡܗ. ܘܥܩܬܐ ܐܬܥܬܕܬܝ[.] ܘܟܐܒܐ ܐܬܒܪܝ. ܘܥܡܠܐ ܐܫܬܟܠܠ. ܘܫܘܒܗܪܐ ܫܪܝ ܕܢܬܩܝܡ. ܘܫܝܘܠ ܬܒ̇ܥܐ ܕܬܬܚܕܬ ܒܕܡܐ. ܘܢܣܒܐ ܕܒܢ̈ܝܐ .ܗ̣ܘܐ ܘܪܬܚ̇ܐ ܕܐܒܗ̈ܐ ܐܬܥܒܕ. ܘܪܒܘܬܐ ܕܐܢܫܘܬܐ ܐܬܡܟ̤ܟܬ. ܘܛܝܒܘܬܐ ܚ̣ܡܬ.<text:s/></text:span><text:span text:style-name="T1478">7</text:span><text:span text:style-name="T1479"> </text:span><text:span text:style-name="T1480">ܡܢܐ ܗܟܝܠ ܕܐܘܟܡ ܐܘ ܕܚܫܘܟ ܡܢ ܗܠܝܢ ܡܫܟܚ ܗܘܐ ܕܢܗܘܐ.<text:s/></text:span><text:span text:style-name="T1481">8</text:span><text:span text:style-name="T1482"> </text:span><text:span text:style-name="T1483">ܗܢܘ ܫܘܪܝܗܘܢ ܕܡ̈ܝܐ ܐܘܟܡ̈ܐ ܕܚ̣ܙܝܬ.<text:s/></text:span><text:span text:style-name="T1484">9</text:span><text:span text:style-name="T1485"> </text:span><text:span text:style-name="T1486">ܘܡܢ ܗܠܝܢ ܐ̇ܘܟ̈ܡܐ ܬܘܒ̣. ܐܘܟܡ̈ܐ ܡܬܝܠܕܝܢ ܗܘܘ. ܘܚܫܘܟ ܚܫܘ̈ܟܐ ܐܬܥܒܕ.<text:s/></text:span><text:span text:style-name="T1487">10</text:span><text:span text:style-name="T1488"> </text:span><text:span text:style-name="T1489">ܗ̣ܘ ܓܝܪ ܠܢܦܫܗ ܗ̣ܘܐ ܩܝܢܕܘܢܘܣ̣. ܐܦ ܠܡܠܐ̈ܟܐ̣ ܗ̣ܘܐ ܩܝܢܕܘܢܘܣ.<text:s/></text:span><text:span text:style-name="T1490">11</text:span><text:span text:style-name="T1491"> </text:span><text:span text:style-name="T1492">ܬܘܒ ܓܝܪ ܒܗܘ ܙܒܢܐ ܕܐܬܒܪܝ ܒܗ. ܐܝܬ ܗܘܐ ܠܗܘܢ ܚܐܪܘܬܐ.<text:s/></text:span><text:span text:style-name="T1493">12</text:span><text:span text:style-name="T1494"> </text:span><text:span text:style-name="T1495">ܘܢܚܬܘ ܡܢܗܘܢ ܘܐܬܚܠܛܘ ܥܡ ܢܫ̈ܐ.<text:s/></text:span><text:span text:style-name="T1496">13</text:span><text:span text:style-name="T1497"> </text:span><text:span text:style-name="T1498">ܘܗܝ̇ܕܝܢ ܐܝܠܝܢ ܕܗܟܢܐ ܥ̣ܒܕܘ̣. ܒܐܣܘܖ̈ܐ ܐܫܬܢܩܘ.<text:s/></text:span><text:span text:style-name="T1499">14</text:span><text:span text:style-name="T1500"> </text:span><text:span text:style-name="T1501">ܫܪܟܐ ܕܝܢ̇ ܕܣܘܓܐܐ ܕܡܠܐ̈ܟܐ ܕܡܢܝܢ * ܠܗܘܢ ܐܬܟܠܝܘ.<text:s/></text:span><text:span text:style-name="T1502">15</text:span><text:span text:style-name="T1503"> </text:span><text:span text:style-name="T1504">ܘܐܝܠܝܢ ܕܥܡ̇ܪܝܢ ܗܘܘ ܒܐܪܥܐ ܐܒ̣ܕܘ ܐܟܚܕܐ. ܒܝܕ ܡ̈ܝܐ ܕܛܘܦܢܐ.<text:s/></text:span><text:span text:style-name="T1505">16</text:span><text:span text:style-name="T1506"> </text:span><text:span text:style-name="T1507">ܗܠܝܢ ܐܢܘܢ ܡ̈ܝܐ ܩܕܡ̈ܝܐ ܐܘܟܡ̈ܐ܀</text:span></text:p>
      </text:section>
      <text:section text:name="Sect57" text:style-name="S57">
        <text:p text:style-name="P1508">57</text:p>
        <text:p text:style-name="P1509"><text:span text:style-name="T1510">1</text:span><text:span text:style-name="T1511"> </text:span><text:span text:style-name="T1512">ܘܡܢ ܒܬܪ ܗܠܝ̣ܢ. ܚܙ̣ܝܬ ܡ̇ܝܐ ܢܗܝܖ̈ܐ̣. ܗܢܘ ܡܒܘܥܗ ܕܐܒܪܗܡ. ܐܦ ܬܘܠܕ̈ܬܗ ܘܡܐܬܝܬܗ ܕܒܪܗ ܘܕܒܪ ܒܪܗ. ܘܕܐܝܠܝܢ ܕܕܡ̇ܝܢ ܠܗܘܢ.<text:s/></text:span><text:span text:style-name="T1513">2</text:span><text:span text:style-name="T1514"> </text:span><text:span text:style-name="T1515">ܡܛܠ ܕܒܗ̇ܘ ܙܒܢܐ ܕܠܐ ܟܬܒܐ ܢܡܘܣܐ ܠܘܬܗܘܢ ܡܫܬܡܗ ܗܘܐ. ܘܥ̇ܒ̈ܕܐ̇ ܕܦܘ̈ܩܕܢܐ ܗܝ̇ܕܝܢ ܡܫܬܠܡܝܢ ܗܘܘ. ܘܗܝܡܢܘܬܐ ܕܕܝ̣ܢܐ ܕܥܬܝܕ ܗܝ̇ܕܝܢ ܡܬܝܠܕܐ ܗܘܬ. ܘܣܒܪܐ ܕܥܠܡܐ ܕܡܬܚܕܬ̣. ܗܝ̇ܕܝܢ ܡܬܒܢܐ ܗܘܐ. ܘܡܘܠܟܢܐ ܕܚܝ̈ܐ ܕܡܢ ܒܬܪ ܟܢ ܐܬ̇ܐ ܡܬܢܨܒ ܗܘܐ.<text:s/></text:span><text:span text:style-name="T1516">3</text:span><text:span text:style-name="T1517"> </text:span><text:span text:style-name="T1518">ܗܠܝܢ ܐܢܘܢ ܡ̈ܝܐ ܢܗܝܖ̈ܐ ܕܚ̣ܙܝܬ܀</text:span></text:p>
      </text:section>
      <text:section text:name="Sect58" text:style-name="S58">
        <text:p text:style-name="P1519">58</text:p>
        <text:p text:style-name="P1520"><text:span text:style-name="T1521">1</text:span><text:span text:style-name="T1522"> </text:span><text:span text:style-name="T1523">ܘܡ̈ܝܐ ܬܠܝܬ̈ܝܐ ܐܘܟ̈ܡܐ ܕܚܙܝܬ̣. ܗ̇ܢܘ ܚܒܟܐ ܕܟܠ ܚܛܗ̈ܐ̇. ܕܡܢ ܒܬܪܟܢ ܥ̣ܒܕܘ ܥܡܡ̈ܐ. ܡܢ ܒܬܪ ܡܘܬܗܘܢ ܕܗ̇ܢܘܢ ܙܕܝܩ̈ܐ[.] ܘܪܘܫܥܗ̇ ܕܐܪܥܐ ܕܡܨܪܝܢ ܕܡܪܫܥܝܢ ܗܘܘ. ܒܫܘܥܒܕܐ ܕܡܫܥܒܕܝܢ ܗܘܘ ܠܒܢܝ̈ܗܘܢ ܕܗܢ̇ܘܢ.<text:s/></text:span><text:span text:style-name="T1524">2</text:span><text:span text:style-name="T1525"> </text:span><text:span text:style-name="T1526">ܒܪܡ ܕܝܢ ܐܦ ܗ̣ܢܘܢ ܐܒܕܘ ܠܐܚܪܝܬܐ.</text:span></text:p>
      </text:section>
      <text:section text:name="Sect59" text:style-name="S59">
        <text:soft-page-break/>
        <text:p text:style-name="P1527">59</text:p>
        <text:p text:style-name="P1528"><text:span text:style-name="T1529">1</text:span><text:span text:style-name="T1530"> </text:span><text:span text:style-name="T1531">ܘܡ̈ܝܐ ܖ̈ܒܝܥܝܐ ܢܗܝܖ̈ܐ ܕܚܙ̣ܝܬ̣. ܗ̣ܝ ܗܝ ܡܐܬܝܬܗ ܕܡܘܫܐ ܘܕܐܗܪܘܢ ܘܡܪܝܡ. ܘܕܝܫܘܥ ܒܪܢܘܢ ܘܕܟܠܒ̣. ܘܕܟܠܗܘܢ ܐܝܠܝܢ ܕܕܡ̇ܝܢ ܠܗܘܢ.<text:s/></text:span><text:span text:style-name="T1532">2</text:span><text:span text:style-name="T1533"> </text:span><text:span text:style-name="T1534">ܒܗ̇ܘ ܓܝܪ ܙܒܢܐ ܫܪܓܗ ܕܢܡܘܣܐ ܕܠܥܠܡ . ܐܢܗܪ ܠܟܠ ܐܝܠܝܢ ܕܝܬ̇ܒܝܢ ܗܘܘ ܒܚܫܘܟܐ. ܕܠܐܝܠܝܢ ܕܡܗܝܡܢܝܢ ܢܘܕܥ ܡܘܠܟܢܗ ܕܐܓܪܗܘܢ. ܘܠܐܝܠܝܢ ܕܟ̇ܦܪܝܢ ܬܫܢܝܩܐ ܕܢܘܪܐ ܕܢܛܝܪ ܠܗܘܢ.<text:s/></text:span><text:span text:style-name="T1535">3</text:span><text:span text:style-name="T1536"> </text:span><text:span text:style-name="T1537">ܐܠܐ ܐܦ ܫܡܝܐ ܒܗ̇ܘ ܙܒܢܐ ܐܬܬܚܕܘ ܡܢ ܐܬܪܗܘܢ. ܘܕܬܚܝܬ ܬܪܘܢܘܣ ܕܚܝܠܬܢܐ ܐܬܬܙܝܥܘ. ܟܕ ܐܚܝܕ ܗܘܐ ܠܡܘܫܐ ܠܘܬܗ.<text:s/></text:span><text:span text:style-name="T1538">4</text:span><text:span text:style-name="T1539"> </text:span><text:span text:style-name="T1540">ܚܘܝܗ ܓܝܪ ܙܘܗܖ̈ܐ ܣܓܝܐ̈ܐ ܥܡ ܕܘܒܖ̈ܐ ܕܢܡܘ̈ܣܐ ܘܫܘܠܡܐ ܕܙܒܢܐ ܐܝܟ ܕܐܦ ܠܟ. ܘܬܘܒ ܕܝܢ ܕܡܘܬܗ̇ . ܕܨܗܝܘܢ . ܘܡܘܫܚ̈ܬܗ̇ ܕܡܬܥܒܕܐ [.] ܒܕܡܘܬܐ ܕܒܝܬ ܡܩܕܫܐ ܕܗܫܐ.<text:s/></text:span><text:span text:style-name="T1541">5</text:span><text:span text:style-name="T1542"> </text:span><text:span text:style-name="T1543">ܐܠܐ ܐܦ ܗܝ̇ܕܝܢ ܚܘܝܗ̇ ܗܘܐ ܡܘܫ̈ܚܬܗ̇ ܕܢܘܪܐ. ܐܦ ܥܘ̈ܡܩܘܗܝ ܕܬܗܘܡܐ. ܘܝܘܩܪܗܝܢ ܕܖ̈ܘܚܐ. ܘܡܢܝܢܐ ܕܛܘ̈ܦܝ ܡܛܪܐ.<text:s/></text:span><text:span text:style-name="T1544">6</text:span><text:span text:style-name="T1545"> </text:span><text:span text:style-name="T1546">ܘܐܚܕܗ ܕܪܘܓܙܐ. ܘܣܘܓܐܐ ܕܢܓܝܪܘܬ ܪܘܚܐ. ܘܫܪܪܗ ܕܕܝ̣ܢܐ.<text:s/></text:span><text:span text:style-name="T1547">7</text:span><text:span text:style-name="T1548"> </text:span><text:span text:style-name="T1549">ܘܥ̇ܩܪܗ̇ ܕܚܟܡܬܐ. ܘܥܘܬܪܐ ܕܣܟܘܠܬܢܘܬܐ. ܘܡܒܘܥܐ ܕܐܝܕܥܬܐ.<text:s/></text:span><text:span text:style-name="T1550">8</text:span><text:span text:style-name="T1551"> </text:span><text:span text:style-name="T1552">ܘܪܘܡܗ ܕܐܐܪ. ܘܪܒܘܬܗ ܕܦܪܕܝܣܐ. ܘܫܘܠܡܗܘܢ ܕܥܠܡ̈ܐ. ܘܪܝܫ ܝܘܡܐ ܕܕܝܢ̣ܐ.<text:s/></text:span><text:span text:style-name="T1553">9</text:span><text:span text:style-name="T1554"> </text:span><text:span text:style-name="T1555">ܘܡܢܝܢܐ ܕܩܘܖ̈ܒܢܐ. ܘܐܖ̈ܥܬܐ ܕܥܕܟܝܠ ܠܐ ܐܬ̈ܝ.<text:s/></text:span><text:span text:style-name="T1556">10</text:span><text:span text:style-name="T1557"> </text:span><text:span text:style-name="T1558">ܘܦܘܡܗ̇ ܕܓܗܢܐ. ܘܩܝܡܐ ܕܬܒܥܬܐ. ܘܐܬܪܐ ܕܗܝܡܢܘܬܐ. ܘܕܘܟܬܐ ܕܣܒܪܐ [.]</text:span><text:span text:style-name="T1559">11</text:span><text:span text:style-name="T1560"><text:s/></text:span><text:span text:style-name="T1561"> </text:span><text:span text:style-name="T1562">ܕܡܘܬܐ ܕܬܫܢܝܩܐ ܕܥܬܝܕ. ܘܣܘܓܐ ܕܡܠܐ̈ܟܐ ܕܡܢܝܢ ܠܝܬ ܠܗܘܢ. ܘܚܝ̈ܠܘܬܐ ܕܫܠܗܒܝܬܐ. ܘܙܗܪܗܘܢ ܕܒܖ̈ܩܐ. ܘܩܠܐ ܕܖ̈ܥܡܐ. ܘܣܕܖ̈ܝ ܕܡܠܐ̈ܟܐ. ܘܐܘܨܖ̈ܐ ܕܢܘܗܪܐ. ܘܚܘ̈ܠܦܐ ܕܙܒ̈ܢܐ. ܘܥܘ̈ܩܒܐ ܕܢܡܘܣܐ.<text:s/></text:span><text:span text:style-name="T1563">12</text:span><text:span text:style-name="T1564"> </text:span><text:span text:style-name="T1565">ܗܠܝܢ ܐܢܘܢ ܡ̈ܝܐ ܪܒܝܥܝܐ ܘܢܗܝܖ̈ܐ ܕܚ̣ܙܝܬ܀</text:span></text:p>
      </text:section>
      <text:section text:name="Sect60" text:style-name="S60">
        <text:p text:style-name="P1566">60</text:p>
        <text:p text:style-name="P1567"><text:span text:style-name="T1568">1</text:span><text:span text:style-name="T1569"> </text:span><text:span text:style-name="T1570">ܘܡ̈ܝܐ ܚܡ̈ܝܫܝܐ ܐܘ̈ܟܡܐ ܕܚ̣ܙܝܬ ܕܡܡܛܪܝܢ[.] ܗܠܝܢ ܐܢܘܢ ܥ̇ܒ̈ܕܐ ܕܥܒ̇ܕܝܢ ܗܘܘ ܐܡܘܖ̈ܝܐ ܘܠܘܚܫ̈ܬܐ ܕܚܖ̈ܫܝܗܘܢ ܕܥ̇ܒܕܝܢ ܗܘܘ. ܘܒܝ̣ܫ̈ܬܐ ܕܖ̈ܐܙܝܗܘܢ. ܘܚܒܟܐ ܕܛܢܦܘܬܗܘܢ.<text:s/></text:span><text:span text:style-name="T1571">2</text:span><text:span text:style-name="T1572"> </text:span><text:span text:style-name="T1573">ܐܠܐ ܐܦ ܐܝܣܪܐܝܠ ܐܬܛܢܦ ܗܝ̇ܕܝܢ ܒܚܛܗ̈ܐ ܒܝܘܡ̈ܬܐ ܕܕܝ̣ܢܐ ܟܕ ܚܙ̇ܝܢ ܗܘܘ ܐܬܘ̈ܬܐ ܣܓܝܐ̈ܬܐ ܕܗ̈ܘܝܢ ܗ̈ܘܝ ܡܢ ܗ̇ܘ ܕܥܒ̣ܕ ܐܢܘܢ܁܀܁܁</text:span></text:p>
      </text:section>
      <text:section text:name="Sect61" text:style-name="S61">
        <text:p text:style-name="P1574">61</text:p>
        <text:p text:style-name="P1575"><text:span text:style-name="T1576">1</text:span><text:span text:style-name="T1577"> </text:span><text:span text:style-name="T1578">ܘܡ̈ܝܐ ܫܬܝܬ̈ܝܐ ܢܗܝܖ̈ܐ ܕܚ̣ܙܝܬ. ܗ̇ܘ ܗܘ ܙܒܢܐ ܕܐܬܝܠܕ ܒܗ ܕܘܝܕ ܘܫܠܝܡܘܢ.<text:s/></text:span><text:span text:style-name="T1579">2</text:span><text:span text:style-name="T1580"> </text:span><text:span text:style-name="T1581">ܘܗ̣ܘܐ ܒܗ̇ܘ ܙܒܢܐ ܒܢܝܢܗ̇ ܕܨܗܝܘܢ. ܘܚܘܕܬܐ ܕܒܝܬ ܡܩܕܫܐ. ܘܐܫ̣ܕ ܕܡܐ ܣܓܝܐܐ ܕܥܡ̈ܡܐ . ܕܚܛܘ ܗܝ̇ܕܝܢ. ܘܩܘܖ̈ܒܢܐ ܣܓܝ̈ܐܐ ܕܐܬܩܪܒܘ ܗܝ̇ܕܝܢ ܒܚܘܕܬܐ ܕܒܝܬ ܡܩܕܫܐ.<text:s/></text:span><text:span text:style-name="T1582">3</text:span><text:span text:style-name="T1583"> </text:span><text:span text:style-name="T1584">ܘܫܠܡܐ ܘܫܝܢܐ ܒܗ̇ܘ ܙܒܢܐ ܩܐ̇ܡ ܗܘܐ.<text:s/></text:span><text:span text:style-name="T1585">4</text:span><text:span text:style-name="T1586"> </text:span><text:span text:style-name="T1587">ܘܚܟܡܬܐ ܒܟܢܘܫܬܐ ܡܫܬܡܥܐ ܗܘܬ. ܘܥܘܬܪܐ ܕܣܟܘܠܬܢܘܬܐ ܒܟܢ̈ܫܐ ܡܬܪܘܪܒ ܗܘܐ.<text:s/></text:span><text:span text:style-name="T1588">5</text:span><text:span text:style-name="T1589"> </text:span><text:span text:style-name="T1590">ܘܥܐܕ̈ܐ ܕܩܕܝܫܘܬܐ ܒܛܒܘܬܐ ܘܒܒܘܣܡܐ ܣܓܝܐܐ ܡܫܬܠܡܝܢ ܗܘܘ.<text:s/></text:span><text:span text:style-name="T1591">6</text:span><text:span text:style-name="T1592"> </text:span><text:span text:style-name="T1593">ܘܕܝܢ̣ܐ ܕܡܕܒܖ̈ܢܐ ܗܝ̇ܕܝܢ ܕܠܐ ܢܟܠܐ ܡܬܚܙܐ ܗܘܐ. ܘܙܕܝܩܘܬܐ ܕܦܘܩܕܢ̈ܘܗܝ ܕܚܝܠܬܢܐ ܒܫܪܪܐ ܡܫܬܡܠܝܐ ܗܘܬ.<text:s/></text:span><text:span text:style-name="T1594">7</text:span><text:span text:style-name="T1595"> </text:span><text:span text:style-name="T1596">ܘܐܪܥܐ ܕܐܬܪܚܡܬ ܗ̇ܝܕܝܢ ܒܗ̇ܘ ܙܒܢܐ.<text:s/></text:span><text:soft-page-break/><text:span text:style-name="T1597">ܘܡܛܠ ܕܠܐ ܚ̇ܛܝܢ ܗܘܘ ܥܡܘܖ̈ܝܗ̣̇. ܝܬܝܪ ܡܢ ܟܠܗܝܢ ܐܖ̈ܥܬܐ ܡܫܬܒܚܐ ܗܘܬ. ܘܨܗܝܘܢ ܡܕܝܢܬܐ ܗܝ̇ܕܝܢ ܫܠܝܛܐ ܗܘܬ ܥܠ ܟܠ ܐܖ̈ܥܬܐ ܘܐܬܖ̈ܘܬܐ.<text:s/></text:span><text:span text:style-name="T1598">8</text:span><text:span text:style-name="T1599"> </text:span><text:span text:style-name="T1600">ܗܠܝܢ ܐܢܘܢ ܡ̈ܝܐ ܢܗܝܖ̈ܐ ܕܚܙ̣ܝܬ܀܀</text:span></text:p>
      </text:section>
      <text:section text:name="Sect62" text:style-name="S62">
        <text:p text:style-name="P1601">62</text:p>
        <text:p text:style-name="P1602"><text:span text:style-name="T1603">1</text:span><text:span text:style-name="T1604"> </text:span><text:span text:style-name="T1605">ܘܡ̈ܝܐ ܫܒܝ̈ܥܝܐ ܐܘܟ̈ܡܐ ܕܚ̣ܙܝܬ̣. ܗ̣ܝ ܗܝ ܡܗܦܟܢܘܬܐ ܕܡܚܫܒܬܗ ܕܝܘܪܒܥܡ ܕܐܬܚܫܒ ܕܢܥܒܕ ܬܪܝܢ ܥ̈ܓܠܝܢ ܕܕܗܒܐ.<text:s/></text:span><text:span text:style-name="T1606">2</text:span><text:span text:style-name="T1607"> </text:span><text:span text:style-name="T1608">ܘܟܠ ܖ̈ܘܫܥܐ ܕܐܪܫܥܘ ܡ̈ܠܟܐ ܕܗܘܘ ܡܢ ܒܬܪܗ.<text:s/></text:span><text:span text:style-name="T1609">3</text:span><text:span text:style-name="T1610"> </text:span><text:span text:style-name="T1611">ܘܚܪܡܗ̇ ܕܐܝܙܒܠ. ܘܕܚܠܬ ܦܬܟܖ̈ܐ ܕܦܠ̣ܚ ܐܝܣܪܝܠ ܒܗ̇ܘ ܙܒܢܐ.<text:s/></text:span><text:span text:style-name="T1612">4</text:span><text:span text:style-name="T1613"> </text:span><text:span text:style-name="T1614">ܘܟܠܝܗ ܕܡܛܪܐ ܘܟ̈ܦܢܐ ܕܗܘܘ̣. ܥܕܡܐ ܕܢܐܟ̣̈ܠܢ ܢܫ̈ܐ ܦܐܖ̈ܐ ܕܟܖ̈ܣܬܗܝܢ.<text:s/></text:span><text:span text:style-name="T1615">5</text:span><text:span text:style-name="T1616"> </text:span><text:span text:style-name="T1617">ܘܙܒܢܐ ܕܫܒܝܬܗܘܢ ܗ̇ܘ ܕܐܬ̣ܐ ܥܠ ܬܫܥܐ ܫܒ̈ܛܝܢ ܘܦܠܓܗ. ܡܛܠ ܕܐܝܬܝܗܘܢ ܗܘܘ ܒܚܛܗ̈ܐ ܣܓ̈ܝܐܐ.<text:s/></text:span><text:span text:style-name="T1618">6</text:span><text:span text:style-name="T1619"> </text:span><text:span text:style-name="T1620">ܘܐܬ̣ܐ ܣܠܒܢܣܪ ܡ̇ܠܟܐ ܕܐܬܘܖ̈ܝܐ. ܘܫܒ̣ܐ ܐܢܘܢ.<text:s/></text:span><text:span text:style-name="T1621">7</text:span><text:span text:style-name="T1622"> </text:span><text:span text:style-name="T1623">ܥܠ ܥܡ̈ܡܐ ܕܝܢ ܣܓ̇ܝ ܗܘ ܠܡܐܡܪ̣. ܕܟܡܐ ܡܥܘܠܝܢ ܗܘܘ ܘܡܪܫܥܝܢ ܒܟܠܙܒܢ. ܘܠܐ ܡܡܬܘܡ ܐܙܕܕܩܘ.<text:s/></text:span><text:span text:style-name="T1624">8</text:span><text:span text:style-name="T1625"> </text:span><text:span text:style-name="T1626">ܗܠܝܢ ܐܢܘܢ ܡ̈ܝܐ ܫܒܝܥܝܐ ܐܘ̈ܟܡܐ ܕܚ̣ܙܝܬ܀</text:span></text:p>
      </text:section>
      <text:section text:name="Sect63" text:style-name="S63">
        <text:p text:style-name="P1627">63</text:p>
        <text:p text:style-name="P1628"><text:span text:style-name="T1629">1</text:span><text:span text:style-name="T1630"> </text:span><text:span text:style-name="T1631">ܘܡ̈ܝܐ ܬܡ̈ܝܢܝܐ ܢܗܝܖ̈ܐ ܕܚ̣ܙܝܬ̣. ܗ̣ܝ ܗܝ ܟܐܢܘܬܗ ܘܬܪܝܨܘܬܗ ܕܚܙܩܝܐ ܡ̇ܠܟܐ ܕܝܗܘܕܐ. ܘܛܒܘܬܗ ܕܐܬܬ ܥܠܘܗܝ̇.<text:s/></text:span><text:span text:style-name="T1632">2</text:span><text:span text:style-name="T1633"> </text:span><text:span text:style-name="T1634">ܟܕ ܓܝܪ ܐܬܬܙܝܥ ܣܢܚܪܝܒ ܕܢܐܒܕ. ܘܪܘܓܙܗ ܫ̇ܓܫ ܗܘܐ ܠܗ ܕܐܝ̇ܟܢܐ ܢܐܒܕ܀܀܁ ܐܦ ܣܘܓܐܐ ܓܝܪ ܕܥܡܡ̈ܐ ܕܐܝܬ ܗܘܐ ܥܡܗ.<text:s/></text:span><text:span text:style-name="T1635">3</text:span><text:span text:style-name="T1636"> </text:span><text:span text:style-name="T1637">ܟܕ ܕܝܢ ܫܡ̣ܥ ܚܙܩܝܐ ܡ̇ܠܟܐ ܗܠܝܢ ܕܡܬܚܫܒ ܗܘܐ ܐܬܘܪܝܐ ܡ̇ܠܟܐ ܕܢܐܬܐ ܘܢܐܚܕܝܘܗܝ ܘܢܘܒܕ ܠܥܡܗ̇. ܠܬܪܝܢ ܫܒ̈ܛܝܢ ܘܦܠܓܗ ܕܐܫܬܚܪܘ. ܐܠܐ ܘܐܦ ܨܗܝܘܢ ܨܒ̇ܐ ܗܘܐ ܕܢܣܚܘܦ. ܗܝ̇ܕܝܢ ܐܬܬܟܠ ܚܙܩܝܐ ܥܠ ܥ̇ܒ̈ܕܘܗܝ. ܘܣܒܪ ܥܠ ܙܕܝܩܘܬܗ. ܘܡܠܠ ܥܡ ܚܝܠܬܢܐ ܘܐܡ̣ܪ.<text:s/></text:span><text:span text:style-name="T1638">4</text:span><text:span text:style-name="T1639"> </text:span><text:span text:style-name="T1640">ܚܙܝ ܕܗܐ ܡܛܝܒ ܣܢܚܪܝܦ ܕܢܘܒܕܢ. ܘܢܗܘܐ ܡܫܬܒܗܪ ܘܡܬܪܡܪܡ. ܡܐ ܕܐܘܒܕܗ̇ ܠܨܗܝܘܢ.<text:s/></text:span><text:span text:style-name="T1641">5</text:span><text:span text:style-name="T1642"> </text:span><text:span text:style-name="T1643">ܘܫܡܥܗ ܚܝܠܬܢܐ. ܚܟܝܡ ܗܘܐ ܓܝܪ ܚܙܩܝܐ. ܘܚܪ ܒܒܥܘܬܗ ܡܛܠ ܕܙ̇ܕܝܩ ܗܘܐ.<text:s/></text:span><text:span text:style-name="T1644">6</text:span><text:span text:style-name="T1645"> </text:span><text:span text:style-name="T1646">ܘܦܩ̣ܕ ܗܝ̇ܕܝܢ ܚܝܠܬܢܐ ܠܪܡܐܝܠ ܡܠܐܟܗ ܕܡܡܠܠ ܥܡܟ..<text:s/></text:span><text:span text:style-name="T1647">7</text:span><text:span text:style-name="T1648"> </text:span><text:span text:style-name="T1649">ܘܢܦ̇ܩܬ ܘܐܘ̇ܒܕܬ ܠܣܘܓܗܘܢ . ܗܠܝܢ ܕܗ̇ܘܐ ܗܘܐ ܒܠܚܘܕ ܡܢܝܢܐ . ܕܖ̈ܘܪܒܢܝܗܘܢ ܡܐܐ ܘܬܡܢܐܝܢ ܘܚܡܫܐ ܐ̈ܠܦܝܢ [.] ܘܠܟܠ ܚܕ ܚܕ ܡܢܗܘܢ ܗܟܢܐ ܐܝܬ ܗܘܐ ܠܗ ܒܡܢܝܢܐ.<text:s/></text:span><text:span text:style-name="T1650">8</text:span><text:span text:style-name="T1651"> </text:span><text:span text:style-name="T1652">ܘܗ̣ܘܝܬ ܒܗ̇ܘ ܙܒܢܐ ܡܘܩܕ ܦܓܖ̈ܝܗܘܢ ܡܢ ܠܓܘ. ܡܐ̈ܢܐ ܕܝܢ ܘܙܝܢܐ ܡܢ ܠܒܪ ܢܛ̇ܪ ܗܘܝܬ ܡܛܠ ܕܝܬܝܪܐܝܬ ܬܕܡܖ̈ܬܗ ܕܚܝܠܬܢܐ ܢܬܚ̈ܙܝܢ. ܘܐܝܟ̇ܢܐ ܢܬܡܠܠ ܫܡܗ ܒܟܘܠܗ̇ ܐܪܥܐ.<text:s/></text:span><text:span text:style-name="T1653">9</text:span><text:span text:style-name="T1654"> </text:span><text:span text:style-name="T1655">ܐܬܦ̤ܪܩܬ ܕܝܢ ܨܗܝܘܢ ܘܐܘܪܝܫܠܡ ܐܬܦ̤ܨܝܬ. ܐܦ ܐܝܣܪܝܠ ܐܬܚܪܪ ܡܢ ܐܘܠܨ̈ܢܐ.<text:s/></text:span><text:span text:style-name="T1656">10</text:span><text:span text:style-name="T1657"> </text:span><text:span text:style-name="T1658">ܘܚܕܝܘ ܟܘܠܗܘܢ ܐܝܠܝܢ ܕܐܝܬ ܗܘܘ ܒܐܪܥܐ ܩܕܝܫܬܐ. ܘܐܫܬܒܚ ܫܡܗ ܕܚܝܠܬܢܐ ܐܝܟ ܕܢܬܡܠܠ.<text:s/></text:span><text:span text:style-name="T1659">11</text:span><text:span text:style-name="T1660"> </text:span><text:span text:style-name="T1661">ܗܠܝܢ ܐܢܘܢ ܡ̈ܝܐ ܢܗܝܖ̈ܐ ܕܚܙ̣ܝܬ܀</text:span></text:p>
      </text:section>
      <text:section text:name="Sect64" text:style-name="S64">
        <text:soft-page-break/>
        <text:p text:style-name="P1662">64</text:p>
        <text:p text:style-name="P1663"><text:span text:style-name="T1664">1</text:span><text:span text:style-name="T1665"> </text:span><text:span text:style-name="T1666">ܘܡ̈ܝܐ ܕܬܫܥܐ ܐܘܟܡ̈ܐ ܕܚ̣ܙܝܬ̣. ܗ̇ܘ ܗܘ ܟܘܠܗ ܪܘܫܥܐ ܕܗ̣ܘܐ ܒܝܘܡ̈ܬܗ ܕܡܢܫܐ ܒܪ ܚܙܩܝܐ.<text:s/></text:span><text:span text:style-name="T1667">2</text:span><text:span text:style-name="T1668"> </text:span><text:span text:style-name="T1669">ܡܛܠ ܕܣܓܝ ܐܪܫܥ. ܘܙܕܝ̈ܩܐ ܩܛ̣ܠ ܘܕܝ̣ܢܐ ܨܠ̣ܐ. ܘܕܡܐ ܙܟܝܐ ܐܫ̣ܕ. ܘܢܫ̈ܝ ܓܒܖ̈ܐ ܒܩܛܝܪܐ ܛܡܐ. ܘܣܚܦ ܡܕܒ̈ܚܐ ܘܩܘܖ̈ܒܢܝܗܘܢ ܒ̇ܛܠ. ܘܟ̈ܗܢܐ ܐܦܩ ܕܠܐ ܢܫܡܫܘܢ ܒܝܬ ܡܩܕܫܐ.<text:s/></text:span><text:span text:style-name="T1670">3</text:span><text:span text:style-name="T1671"> </text:span><text:span text:style-name="T1672">ܘܥ̣ܒܕ ܨܠܡܐ ܕܚܡܫ ܐ̈ܦܝܢ. ܐܪܒܥ ܡܢܗܝܢ ܚܝܖ̈ܢ ܠܐܪܒܥ ܖ̈ܘܚܝܢ. ܘܚܡܝܫܝܬܐ ܥܠ ܪܝܫܗ ܕܨܠܡܐ. ܐܝܟ ܕܠܘܩܒܠ ܛܢܢܗ ܕܚܝܠܬܢܐ.<text:s/></text:span><text:span text:style-name="T1673">4</text:span><text:span text:style-name="T1674"> </text:span><text:span text:style-name="T1675">ܘܗܝ̇ܕܝܢ ܢܦ̣ܩ ܪܘܓܙܐ ܡܢ ܩܕܡ ܚܝܠܬܢܐ ܐܝܟ ܕܬܬܥܩܪ ܨܗܝܘܢ. ܐܝܟ ܕܐܦ ܓ̣ܕܫ ܒܝܘܡ̈ܬܟܘܢ.<text:s/></text:span><text:span text:style-name="T1676">5</text:span><text:span text:style-name="T1677"> </text:span><text:span text:style-name="T1678">ܐܠܐ ܐܦ ܥܠ ܬܪܝܢ ܫܒ̈ܛܝܢ ܘܦܠܓܗ ܢܦ̣ܩ ܓܙܪ ܕܝܢ̣ܐ ܕܐܦ ܗ̣ܢܘܢ ܢܫܬܒܘܢ ܐܝܟ ܕܚ̣ܙܝܬ ܗܫܐ.<text:s/></text:span><text:span text:style-name="T1679">6</text:span><text:span text:style-name="T1680"> </text:span><text:span text:style-name="T1681">ܘܥܕܡܐ ܠܗܟܢܐ ܣܓ̣ܝ ܪܘܫܥܗ ܕܡܢܫܐ. ܐܝܟ ܕܬܫܒܘܚܬܗ ܕܡܪܝܡܐ ܬܪܚܩ ܡܢ ܒܝܬ ܡܩܕܫܐ.<text:s/></text:span><text:span text:style-name="T1682">7</text:span><text:span text:style-name="T1683"> </text:span><text:span text:style-name="T1684">ܡܛܠ ܗܢܐ ܡܢܫܐ ܒܗܢܐ ܙܒܢܐ ܐܫܬܡܗ ܪܫܝܥܐ. ܘܒܚܪܝܬܐ ܒܢܘܪܐ ܗ̣ܘܐ ܡܥܡܪܗ.<text:s/></text:span><text:span text:style-name="T1685">8</text:span><text:span text:style-name="T1686"> </text:span><text:span text:style-name="T1687">ܟܕ ܓܝܪ ܐܫܬܡܥܬ ܒܥܘܬܗ ܠܘܬ ܡܪܝܡܐ. ܒܐܚܪܝܬܐ ܟܕ ܢܦ̣ܠ ܒܣܘܣܝܐ ܕܢܚܫܐ ܘܐܬܦܫܪ ܣܘܣܝܐ ܕܢܚܫܐ. ܘܗܘܬ ܠܗ ܐܬ̇ܐ ܠܫܥܬܐ.<text:s/></text:span><text:span text:style-name="T1688">9</text:span><text:span text:style-name="T1689"> </text:span><text:span text:style-name="T1690">ܠܐ ܗܘܐ ܓܝܪ ܡܫܠܡܢܐܝܬ ܚܝ̣ܐ. ܐܦ ܠܐ ܓܝܪ ܫܘ̇ܐ ܗܘܐ. ܐܠܐ ܕܡܢ ܗܫܐ ܢܕܥ. ܕܒܐܚܪܝܬܐ ܡܢ ܡ̣ܢܘ ܐܝܬ ܠܗ ܕܢܫܬܢܩ.<text:s/></text:span><text:span text:style-name="T1691">10</text:span><text:span text:style-name="T1692"> </text:span><text:span text:style-name="T1693">ܗ̇ܘ ܓܝܪ ܕܡܨ̇ܐ ܕܢܛܐܒ ܐܦ ܕܢܫܢܩ ܡܨ̣ܐ.܀</text:span></text:p>
      </text:section>
      <text:section text:name="Sect65" text:style-name="S65">
        <text:p text:style-name="P1694">65</text:p>
        <text:p text:style-name="P1695"><text:span text:style-name="T1696">1</text:span><text:span text:style-name="T1697"> </text:span><text:span text:style-name="T1698">ܗܟܢܐ ܕܝܢ ܡܪܫܥ ܗܘܐ ܗ̣ܘ ܡܢܫܐ. ܘܡܬܚܫܒ ܗܘܐ ܒܙܒܢܗ ܐܝܟ ܗ̇ܘ ܕܠܐ ܥܬܝܕ ܚܝܠܬܢܐ ܕܢܒܥܐ ܐܢ̈ܝܢ ܠܗܠܝܢ.<text:s/></text:span><text:span text:style-name="T1699">2</text:span><text:span text:style-name="T1700"> </text:span><text:span text:style-name="T1701">ܗܠܝܢ ܐܢܘܢ ܡ̈ܝܐ ܐܘܟ̈ܡܐ̇. ܬܫܝ̈ܥܝܐ ܕܚ̣ܙܝܬ܀</text:span></text:p>
      </text:section>
      <text:section text:name="Sect66" text:style-name="S66">
        <text:p text:style-name="P1702">66</text:p>
        <text:p text:style-name="P1703"><text:span text:style-name="T1704">1</text:span><text:span text:style-name="T1705"> </text:span><text:span text:style-name="T1706">ܘܡ̈ܝܐ ܥܣܝܖ̈ܝܐ ܢܗܝܖ̈ܐ ܕܚܙ̣ܝܬ̣. ܗܝ ܗܝ ܫܦܝܘܬܐ ܕܬܘ̈ܠܕܬܗ ܕܝܘܫܝܐ. ܡ̇ܠܟܐ ܕܝܗܘܕܐ. ܕܒܗ̇ܘ ܙܒܢܐ ܗ̣ܘ ܒܠܚܘܕܘܗܝ ܡܫܥܒܕ ܗܘܐ ܠܚܝܠܬܢܐ ܡܢ ܟܠܗ ܠܒܗ ܘܡܢ ܟܠܗ̇ ܢܦܫܗ.<text:s/></text:span><text:span text:style-name="T1707">2</text:span><text:span text:style-name="T1708"> </text:span><text:span text:style-name="T1709">ܘܗ̣ܘ ܕܟܝ ܠܐܪܥܐ ܡܢ ܦܬܟܖ̈ܐ. ܘܩ̇ܕܫ ܟܠܗܘܢ ܡܐ̈ܢܐ ܐܝܠܝܢ ܕܐܣܬܝܒܘ. ܘܩܘܖ̈ܒܢܐ ܦܢ̇ܝ ܠܡܕܒܚܐ. ܘܐܪܝܡ ܩܪܢܐ ܕܚ̈ܣܝܐ. ܘܪܡܪܡ ܠܙܝ̈ܩܐ. ܘܫ̇ܒܚ ܠܟܘܠܗܘܢ ܚܟܝ̈ܡܐ ܒܣܟܘܠܬܢܘܬܐ. ܘܐܗܦܟ ܟܗ̈ܢܐ ܠܬܫܡܫܬܗܘܢ. ܘܥ̣ܛܐ ܘܐܥܒܪ ܐܫܘ̈ܦܐ ܘܚܖ̈ܫܐ ܘܙܟܘܖ̈ܐ ܡܢ ܐܪܥܐ.<text:s/></text:span><text:span text:style-name="T1710">3</text:span><text:span text:style-name="T1711"> </text:span><text:span text:style-name="T1712">ܘܠܐ ܗܘܐ ܒܠܚܘܕ ܠܖ̈ܫܝܥܐ ܕܚ̣ܝܝܢ ܗܘܘ ܩܛ̣ܠ̣. ܘܐܦ ܓܖ̈ܡܝܗܘܢ ܕܐܝܠܝܢ ܕܡܝܬܘ ܐܦܩܘ ܡܢ ܩܒܖ̈ܐ ܘܐܘܩܕܘ ܐܢܘܢ ܒܢܘܪܐ.<text:s/></text:span><text:span text:style-name="T1713">4</text:span><text:span text:style-name="T1714"> </text:span><text:span text:style-name="T1715">ܘܥܕܥܕܐ ܘܫܒ̈ܐ ܐܩܝܡ ܒܩܘܕ̈ܫܝܗܘܢ. ܘܠܡܣ̈ܝܒܐ ܐܘܩܕ ܒܢܘܪܐ. ܘܠܢܒ̈ܝܐ ܕܓ̈ܠܐ ܕܡܛܥܝܢ ܗܘܘ ܠܥܡܐ̣. ܐܦ ܠܗ̇ܢܘܢ ܐܘܩܕ ܐܢܘܢ ܒܢܘܪܐ. ܘܠܥܡܐ ܕܡܫܬܡܥ ܗܘܐ ܠܗܘܢ ܟܕ ܚܝ̈ܝ̣ܢ. ܐܪܡܝ ܐܢܘܢ ܒܢܚܠܐ ܕܩܕܪܘܢ. ܘܟ̣ܫܐ ܥܠܝܗܘܢ ܟܐ̈ܦܐ.<text:s/></text:span><text:span text:style-name="T1716">5</text:span><text:span text:style-name="T1717"> </text:span><text:span text:style-name="T1718">ܘܛܢ ܛܢܢܗ ܕܚܝܠܬܢܐ ܡܢ ܟܠܗ̇ ܢܦܫܗ. ܘܐܫܬܪܪ ܒܠܚܘܕܘܗܝ ܒܢܡܘܣܐ ܒܗ̇ܘ ܙܒܢܐ. ܐܝܟ ܕܠܐ ܢܫܒܘܩ ܠܐܢܫ ܥܘܪܠܐ ܐܘ<text:s/></text:span><text:soft-page-break/><text:span text:style-name="T1719">ܕܡܪܫܥ ܒܟܠܗ̇ ܐܪܥܐ̇. ܟܘܠܗܘܢ ܝܘܡ̈ܬܐ ܕܚ̈ܝܘܗܝ.<text:s/></text:span><text:span text:style-name="T1720">6</text:span><text:span text:style-name="T1721"> </text:span><text:span text:style-name="T1722">ܗܢܘ ܕܝܢ ܕܢܣܒ ܝܘܬܪܢܐ ܕܠܥܠܡ ܘܗ̣ܘ ܢܫܬܒܚ ܠܘܬ ܚܝܠܬܢܐ ܝܬܝܪ ܡܢ ܣܓܝܐ̈ܐ ܒܙܒܢܐ ܐܚܪܝܐ.<text:s/></text:span><text:span text:style-name="T1723">7</text:span><text:span text:style-name="T1724"> </text:span><text:span text:style-name="T1725">ܡܛܠܬܗ ܓܝܪ ܕܗܢܐ ܘܡܛܠ ܐܝܠܝܢ ܕܕܡ̇ܝܢ ܠܗ ܐܬܒܪܝ ܘܐܬܥܬܕܝ ܬܫܒ̈ܚܬܐ ܡܝܩܖ̈ܬܐ ܗܠܝܢ ܕܐܬܐܡܪ ܠܟ ܡܢ ܩܕܝܡ.<text:s/></text:span><text:span text:style-name="T1726">8</text:span><text:span text:style-name="T1727"> </text:span><text:span text:style-name="T1728">ܗܠܝܢ ܐܢܘܢ ܡܝ̈ܐ ܢܗܝܖ̈ܐ ܕܚ̣ܙܝܬ܀</text:span><text:span text:style-name="T1729"><text:s/></text:span></text:p>
      </text:section>
      <text:section text:name="Sect67" text:style-name="S67">
        <text:p text:style-name="P1730">67</text:p>
        <text:p text:style-name="P1731"><text:span text:style-name="T1732">1</text:span><text:span text:style-name="T1733"> </text:span><text:span text:style-name="T1734">ܘܡ̈ܝܐ ܕܚܕܥܣܪ ܐܘ̈ܟܡܐ ܕܚܙ̣ܝܬ̣. ܗܕܐ ܗܝ ܒܝ̣ܫܬܐ ܕܓܕ̇ܫܐ ܗܫܐ ܠܨܗܝܘܢ.<text:s/></text:span><text:span text:style-name="T1735">2</text:span><text:span text:style-name="T1736"> </text:span><text:span text:style-name="T1737">ܐܘ ܣܒ̣ܪܬ ܕܠܝܬ ܠܗܘܢ ܥܩܬܐ ܠܡܠܐ̈ܟܐ ܩܕܡ ܚܝܠܬܢܐ̇. ܕܗܟܢܐ ܐܫ̤ܬܠܡܬ ܨܗܝܘܢ. ܘܕܗܐ ܥܡܡ̈ܐ ܡܫܬܒܗܪܝܢ ܒܠܒܘ̈ܬܗܘܢ ܘܟܢ̈ܫܐ ܩܕܡ ܦܬܟܖ̈ܝܗܘܢ ܘܐܡ̇ܪܝܢ. ܐܬܕ̤ܝܫܬ ܗ̇ܝ ܕܙܒܢܐ ܣܓܝܐܐ ܕܫܬ. ܘܐܫܬ̤ܥܒܕܬ ܗ̇ܝ ܕܡܫܥܒܕܐ ܗܘܬ.<text:s/></text:span><text:span text:style-name="T1738">3</text:span><text:span text:style-name="T1739"> </text:span><text:span text:style-name="T1740">ܣܒ̣ܪܬ ܕܒܗܠܝܢ ܚ̇ܕܐ ܡܪܝܡܐ̣. ܐܘ ܫܡܗ ܡܫܬܒܚ̣.<text:s/></text:span><text:span text:style-name="T1741">4</text:span><text:span text:style-name="T1742"> </text:span><text:span text:style-name="T1743">ܐܠܐ ܡܢܐ ܢܗܘܐ ܠܕܝ̣ܢܗ ܟܐܢܐ.<text:s/></text:span><text:span text:style-name="T1744">5</text:span><text:span text:style-name="T1745"> </text:span><text:span text:style-name="T1746">ܐܠܐ ܡܢ ܒܬܪ ܗܠܝܢ ܢܬܬܚܕܘܢ ܒܐܘܠܨܢܐ̣. ܐܝܠܝܢ ܕܐܬܒܕܪܘ ܒܝܬ ܥܡ̈ܡܐ. ܘܒܚܣܕܐ ܢܥܡܪܘܢ ܒܟܠ ܐܬܪ.<text:s/></text:span><text:span text:style-name="T1747">6</text:span><text:span text:style-name="T1748"> </text:span><text:span text:style-name="T1749">ܡܛܠ ܕܟܡܐ ܕܨܗܝܘܢ ܡܫܠܡܐ ܘܐܘܪܫܠܡ ܚܪܒܐ. ܘܦܬܟܖ̈ܐ ܒܡܕܝ̈ܢܬܐ ܕܥܡ̈ܡܐ ܡܨܠܚܝ̣ܢ. ܘܥܛܪܐ ܕܬܢܢܐ ܕܒܣܡ̈ܐ ܕܙܕܝܩܘܬܐ ܕܡܢ ܢܡܘܣܐ ܕܥ̣ܟ ܡܢ ܨܗܝܘܢ. ܘܒܐܬܪܗ̇ ܕܨܗܝܘܢ ܒܟܠ ܕܘܟ̣. ܗܐ ܬܢܢܐ ܕܪܘܫܥܐ ܐܝܬ ܒܗ̇.<text:s/></text:span><text:span text:style-name="T1750">7</text:span><text:span text:style-name="T1751"> </text:span><text:span text:style-name="T1752">ܐܠܐ ܢܩܘܡ ܡ̇ܠܟܐ ܕܒܒܠ ܗ̇ܘ ܕܣܚܦ ܗܫܐ ܠܨܗܝܘܢ. ܘܢܫܬܒܗܪ ܥܠ ܥܡܐ. ܘܢܡܠܠ ܖ̈ܘܪܒܬܐ ܒܠܒܗ ܩܕܡ ܡܪܝܡܐ.<text:s/></text:span><text:span text:style-name="T1753">8</text:span><text:span text:style-name="T1754"> </text:span><text:span text:style-name="T1755">ܐܦ ܗ̣ܘ ܕܝܢ ܒܐܚܪܝܬܐ ܢܦ̣ܠ. ܗܠܝܢ ܐܢܘܢ ܡ̈ܝܐ ܐܘ̈ܟܡܐ ـ.</text:span></text:p>
      </text:section>
      <text:section text:name="Sect68" text:style-name="S68">
        <text:p text:style-name="P1756">68</text:p>
        <text:p text:style-name="P1757"><text:span text:style-name="T1758">1</text:span><text:span text:style-name="T1759"> </text:span><text:span text:style-name="T1760">ܘܡ̈ܝܐ ܕܬܪܥܣܪ ܢܗܝܖ̈ܐ ܕܚ̣ܙܝܬ̣. ܗܕܐ ܗܝ ܡܠܬܐ.<text:s/></text:span><text:span text:style-name="T1761">2</text:span><text:span text:style-name="T1762"> </text:span><text:span text:style-name="T1763">ܢܐܬܐ ܓܝܪ ܙܒܢܐ ܡܢ ܒܬܪ ܗܠܝܢ. ܘܢܦܠ ܥܡܟ ܠܐܢܢܩܐ. ܐܝܟ ܕܩܝܢܕܘܢܣ ܢܥܒܕܘܢ. ܕܢܐܒܕܘܢ ܟܠܗܘܢ ܐܟܚܕܐ.<text:s/></text:span><text:span text:style-name="T1764">3</text:span><text:span text:style-name="T1765"> </text:span><text:span text:style-name="T1766">ܒܪܡ ܕܝܢ ܢܬܦܪܩܘܢ. ܘܒܥܠܕܒ̈ܒܝܗܘܢ ܩܕܡܝܗܘܢ ܢܦܠܘܢ.<text:s/></text:span><text:span text:style-name="T1767">4</text:span><text:span text:style-name="T1768"> </text:span><text:span text:style-name="T1769">ܘܢܗܘܐ ܠܗܘܢ ܒܙܒܢ ܒܘܣܡܐ ܣܓܝܐܐ.<text:s/></text:span><text:span text:style-name="T1770">5</text:span><text:span text:style-name="T1771"> </text:span><text:span text:style-name="T1772">ܘܒܗ̇ܘ ܙܒܢܐ ܒܬܪ ܩܠܝܠ ܬܘܒ ܬܬܒܢܐ ܨܗܝܘܢ. ܘܢܬܩܢܘܢ ܬܘܒ ܩܘܖ̈ܒܢܝܗ. ܘܟܗ̈ܢܐ ܢܗܦܟܘܢ ܠܬܫܡܫܬܗܘܢ. ܘܬܘܒ ܢܐܬܘܢ ܥܡܡ̈ܐ ܐܝܟ ܕܢܫܒܚܘܢܗ̇.<text:s/></text:span><text:span text:style-name="T1773">6</text:span><text:span text:style-name="T1774"> </text:span><text:span text:style-name="T1775">ܒܪܡ ܕܝܢ ܠܐ ܡܠܝܐܝܬ ܐܝܟ ܕܒܩܕܡܝܬܐ.<text:s/></text:span><text:span text:style-name="T1776">7</text:span><text:span text:style-name="T1777"> </text:span><text:span text:style-name="T1778">ܐܠܐ̇ ܢܗܘܐ ܡܢ ܒܬܪ ܗܠܝܢ. ܬܗܘܐ ܡܦܘܠܬܐ ܕܥܡ̈ܡܐ ܣܓܝܐ̈ܐ.<text:s/></text:span><text:span text:style-name="T1779">8</text:span><text:span text:style-name="T1780"> </text:span><text:span text:style-name="T1781">ܗܠܝܢ ܐܢܘܢ ܡ̈ܝܐ ܢܗܝܖ̈ܐ ܕܚ̣ܙܝܬ܀</text:span></text:p>
      </text:section>
      <text:section text:name="Sect69" text:style-name="S69">
        <text:p text:style-name="P1782">69</text:p>
        <text:p text:style-name="P1783"><text:span text:style-name="T1784">1</text:span><text:span text:style-name="T1785"> </text:span><text:span text:style-name="T1786">ܡ̈ܝܐ ܓܝܪ ܐܚܖ̈ܝܐ ܕܚ̣ܙܝܬ ܕܐܘܟܡܝܢ ܗܘܘ ܡܢ ܟܠܗܘܢ ܗ̇ܢܘܢ ܕܩܕܡܝܗܘܢ. ܗ̇ܢܘܢ ܕܗܘܘ ܡܢ ܒܬܪ ܡܢܝܢܐ ܕܬܪܥܣܪ ܕܟܢܝܫܝܢ ܗܘܘ ܐܟܚܕܐ ܕܟܘܠܗ ܐܢܘܢ ܥܠܡܐ [.]<text:s/></text:span><text:span text:style-name="T1787">2</text:span><text:span text:style-name="T1788"><text:s/>ܦܠܓ ܓܝܪ ܡܪܝܡܐ ܡܢ ܩܕܝܡ. ܡܛܠ ܕܗ̣ܘܝܘ ܒܠܚܘܕܘܗܝ ܝܕ̇ܥ ܡܕܡ ܕܥܬܝܕ ܕܢܓܕܫ.<text:s/></text:span><text:span text:style-name="T1789">3</text:span><text:span text:style-name="T1790"> </text:span><text:span text:style-name="T1791">ܒܝ̣̈ܫܬܐ ܓܝܪ ܕܖ̈ܘܫܥܐ ܐܝܠܝܢ ܕܥܬܝܕܝܢ ܗܘܘ ܕܢܗܘܘܢ ܩܕܡܘܗ̣ܝ[.] ܩ̇ܕܡ ܚ̣ܙܐ ܕܘܒܖ̈ܝܗܘܢ ܫܬܐ.<text:s/></text:span><text:span text:style-name="T1792">4</text:span><text:span text:style-name="T1793"> </text:span><text:span text:style-name="T1794">ܘܕܥ̇ܒ̈ܕܐ ܛ̇ܒ̈ܐ ܕܙܕܝ̈ܩܐ ܕܥܬܝܕܝܢ ܕܢܫܬܠܡܘܢ ܩܕܡܘܗܝ. ܩܕ̇ܡ ܚ̣ܙܐ ܕܘܒܖ̈ܝܗܘܢ ܫܬܐ. ܣ̇ܛܪ ܡܢ ܐܝܠܝܢ ܕܥܬܝܕ ܕܢܥܒܕ ܒܫܘܠܡܗ ܕܥܠܡܐ.<text:s/></text:span><text:span text:style-name="T1795">5</text:span><text:span text:style-name="T1796"> </text:span><text:span text:style-name="T1797">ܡܛܠ ܗܢܐ ܠܐ ܡ̈ܝܐ ܐܘܟ̈ܡܐ ܥܡ ܐܘ̈ܟܡܐ. ܘܠܐ ܢܗܝܖ̈ܐ ܥܡ ܢܗܝܖ̈ܐ. ܫܘܠܡܐ ܗܘ ܓܝܪ܀</text:span></text:p>
      </text:section>
      <text:section text:name="Sect70" text:style-name="S70">
        <text:soft-page-break/>
        <text:p text:style-name="P1798">70</text:p>
        <text:p text:style-name="P1799"><text:span text:style-name="T1800">1</text:span><text:span text:style-name="T1801"> </text:span><text:span text:style-name="T1802">ܫܡ̣ܥ ܗܟܝܠ ܦܘܫܩܐ ܕܡ̈ܝܐ ܐܘܟܡ̈ܐ ܐܚܖ̈ܝܐ ܗܠܝܢ ܕܥܬܝܕܝܢ ܕܢܐܬܘܢ ܡܢ ܒܬܪ ܐܘܟ̈ܡܐ. ܗܕܐ ܗܝ ܡܠܬܐ.<text:s/></text:span><text:span text:style-name="T1803">2</text:span><text:span text:style-name="T1804"> </text:span><text:span text:style-name="T1805">ܗܐ ܝܘܡ̈ܬܐ ܐܬ̇ܝܢ. ܘܢܗܘܐ ܟܕ ܢܒܫܠ ܙܒܢܗ ܕܥܠܡܐ. ܘܢܐܬܐ ܚܨ̈ܕܐ ܕܙܖ̈ܥܘܗܝ ܕܒ̈ܝ̣ܫܐ ܘܕܛ̈ܒܐ. ܢܝܬܐ .ܚܝܠܬܢܐ ܥܠ ܐܪܥܐ ܘܥܡܘܖ̈ܝܗ̇. ܘܥܠ ܡܕܒܖ̈ܢܝܗ̇ ܫܓܝܫܘܬܐ ܕܖ̈ܘܚܐ ܘܬܘܗܬܐ ܕܠܒܐ.<text:s/></text:span><text:span text:style-name="T1806">3</text:span><text:span text:style-name="T1807"> </text:span><text:span text:style-name="T1808">ܘܢܣܢܘܢ ܚܕ ܠܚܕ. ܘܢܬܓܪܓܘܢ ܚܕ ܥܠ ܚܕ ܠܩܪܒܐ.<text:s/></text:span><text:span text:style-name="T1809">׀</text:span><text:span text:style-name="T1810">ܘܢܫܬܠܛܘܢ ܡܨܥܖ̈ܐ ܥܠ ܡܝܩܖ̈ܐ[.] ܘܢܬܬܪܝܡܘܢ ܒܨܝܖ̈ܐ ܥܠ ܡܫܒ̈ܚܐ.<text:s/></text:span><text:span text:style-name="T1811">4</text:span><text:span text:style-name="T1812"> </text:span><text:span text:style-name="T1813">ܘܢܫܬܠܡܘܢ ܣܓ̈ܝܐܐ ܠܙܥܘܖ̈ܐ. ܘܢܫܬܠܛܘܢ ܐܝܠܝܢ ܕܠܐ ܗܘܘ ܡܕܡ ܥܠ ܥܫܝ̈ܢܐ. ܘܢܬܝܬܪܘܢ ܡܣ̈ܟܢܐ ܥܠ ܥܬܝܖ̈ܐ. ܘܢܫܬܩܠܘܢ ܖ̈ܫܝܥܐ ܥܠ ܓܢܒܖ̈ܐ.<text:s/></text:span><text:span text:style-name="T1814">5</text:span><text:span text:style-name="T1815"> </text:span><text:span text:style-name="T1816">ܘܢܫܬܩܘܢ ܚ̇ܟܝܡ̈ܐ. ܘܣ̈ܟܠܐ ܢܡܠܠܘܢ. ܘܠܐ ܬܫܬܪܪ ܗܝ̇ܕܝܢ ܡܚܫܒܬܐ ܕܒ̈ܢܝ ܐܢܫܐ. ܐܦ ܠܐ ܬܪܥܝܬܐ .ܕܚܝܠܬܢܐ ܘܠܐ ܢܫܬܪܪ ܣܒܪܗܘܢ ܕܐܝܠܝܢ ܕܡܣܒܪܝܢ.<text:s/></text:span><text:span text:style-name="T1817">6</text:span><text:span text:style-name="T1818"> </text:span><text:span text:style-name="T1819">ܘܢܗܘܐ ܕܝܢ ܡܐ ܕܗ̈ܘܝ ܗܠܝܢ ܕܡܩ̈ܕܡܢ ܐܡܝܖ̈ܢ̣. ܢܦܠ ܚܒܟܐ ܒܟܘܠܗܘܢ ܒܢܝ̈ܢܫܐ. ܘܡܢܗܘܢ ܒܩܪܒܐ ܢܦܠܘܢ. ܘܡܢܗܘܢ ܒܥܩ̈ܬܐ ܢܬܚܒܠܘܢ. ܘܡܢܗܘܢ ܡܢ ܐܝܠܝܢ ܕܕܝܠܗܘܢ ܐܢܘܢ ܢܬܥ̇ܘܟܘܢ.<text:s/></text:span><text:span text:style-name="T1820">7</text:span><text:span text:style-name="T1821"> </text:span><text:span text:style-name="T1822">ܢܓܠܐ ܕܝܢ ܡܪܝܡܐ ܠܗܢܘܢ ܥܡܡ̈ܐ ܕܩ̇ܕܡ ܥܬܕ. ܘܢܐܬܘܢ ܘܢܩܪܒܘܢ ܥܡ ܡܕܒܖ̈ܢܐ ܕܡܫܬܚܪܝܢ ܗܝ̇ܕܝܢ.<text:s/></text:span><text:span text:style-name="T1823">8</text:span><text:span text:style-name="T1824"> </text:span><text:span text:style-name="T1825">ܘܢܗܘܐ ܕܟܠ ܡ̇ܢ ܕܡܬܦܨܐ ܡܢ ܩܪܒܐ ܒܙܘܥܐ ܢܡܘܬ. ܘܕܡܬܦܨܐ ܡܢ ܙܘܥܐ ܒܢܘܪܐ ܢܐܩܕ. ܘܐܝ̇ܢܐ ܕܡܬܦܨܐ ܡܢ ܢܘܪܐ ܒܟܦܢܐ .ܢܘܣܦ<text:s/></text:span><text:span text:style-name="T1826">9</text:span><text:span text:style-name="T1827"> </text:span><text:span text:style-name="T1828">ܘܢܗܘܐ ܕܟܠ ܡ̇ܢ ܕܡܬܦܨܐ ܘܥ̇ܪܩ ܡܢ ܟܠܗܝܢ ܐܝܠܝܢ ܕܡܩ̈ܕܡܢ ܐܡܝܖ̈ܢ [.] ܡܢ ܐܝܠܝܢ ܕܙܟܘ ܘܐܙܕܟܝܘ̣. ܢܫܬܠܡܘܢ ܠܐܝܕ̈ܘܗܝ ܕܥܒ̣ܕܝ ܡܫܝܚܐ̣.<text:s/></text:span><text:span text:style-name="T1829">10</text:span><text:span text:style-name="T1830"> </text:span><text:span text:style-name="T1831">ܬܐܟܘܠ ܓܝܪ ܟܠ ܐܪܥܐ ܠܥ̈ܡܘܪܝܗ̇܀</text:span></text:p>
      </text:section>
      <text:section text:name="Sect71" text:style-name="S71">
        <text:p text:style-name="P1832">71</text:p>
        <text:p text:style-name="P1833"><text:span text:style-name="T1834">1</text:span><text:span text:style-name="T1835"> </text:span><text:span text:style-name="T1836">ܐܪܥܐ ܕܝܢ ܩܕܝܫܬܐ ܬܪܚܡ ܥܠ ܕܝܠܗ̇. ܘܬܓܢ ܥܠ ܥܡ̇ܘܖ̈ܝܗ ܒܗ̇ܘ ܙܒܢܐ.<text:s/></text:span><text:span text:style-name="T1837">2</text:span><text:span text:style-name="T1838"> </text:span><text:span text:style-name="T1839">ܗܢܘ ܚܙܘܐ ܕܚܙ̣ܝܬ. ܘܗܢܘ ܦܘܫܩܗ.<text:s/></text:span><text:span text:style-name="T1840">3</text:span><text:span text:style-name="T1841"> </text:span><text:span text:style-name="T1842">ܐܬ̇ܝܬ ܕܝܢ ܐܢܐ ܕܐܡ̇ܪ ܠܟ ܗܠܝܢ. ܡܛܘܠ ܕܐܫܬ̤ܡܥܬ ܒܥܘܬܟ ܠܘܬ ܡܪܝܡܐ܀</text:span></text:p>
      </text:section>
      <text:section text:name="Sect72" text:style-name="S72">
        <text:p text:style-name="P1843">72</text:p>
        <text:p text:style-name="P1844"><text:span text:style-name="T1845">1</text:span><text:span text:style-name="T1846"> </text:span><text:span text:style-name="T1847">ܫܡ̣ܥ ܕܝܢ ܐܦ ܥܠ ܡ̈ܝܐ ܢܗܝܖ̈ܐ ܕܥܬܝܕܝܢ ܕܢܗܘܘܢ ܒܫܘܠܡܐ̇ ܡܢ ܒܬܪ ܗܠܝܢ ܐܘܟܡ̈ܐ. ܗܕܐ ܗܝ ܡܠܬܐ.<text:s/></text:span><text:span text:style-name="T1848">2</text:span><text:span text:style-name="T1849"> </text:span><text:span text:style-name="T1850">ܡܢ ܒܬܪ ܕܐܬ̈ܝܢ ܐܬܘ̈ܬܐ ܕܐܬܐܡܪ ܠܟ ܡܢ ܩܕܝܡ. ܟܕ ܢ̇ܫܬܓܫܘܢ ܥ̇ܡܡ̈ܐ. ܘܢܐܬܐ ܙܒܢܗ ܕܡܫܝܚܝ. ܘܢܩܪܐ ܠܟܠܗܘܢ ܥܡܡ̈ܐ. ܘܡܢܗܘܢ ܢܐܚܐ ܘܡܢܗܘܢ ܢܩܛܘܠ.<text:s/></text:span><text:span text:style-name="T1851">3</text:span><text:span text:style-name="T1852"> </text:span><text:span text:style-name="T1853">ܗܠܝܢ ܗܟܝܠ ܐ̈ܬܝܢ ܥܠ ܥܡ̈ܡܐ ܐܝܠܝܢ ܕܥܬܝܕܝܢ ܕ̇ܢܚܘܢ ܡܢܗ̇.<text:s/></text:span><text:span text:style-name="T1854">4</text:span><text:span text:style-name="T1855"> </text:span><text:span text:style-name="T1856">ܟܠ ܥܡܐ ܕܠܐ ܝܕ̇ܥ ܠܐܝܣܪܝܠ. ܘܕܠܐ ܕܫ ܠܙܪܥܗ ܕܝܥܩܘܒ̣ ܗ̣ܘܝܘ ܕܢܚܐ.<text:s/></text:span><text:span text:style-name="T1857">5</text:span><text:span text:style-name="T1858"> </text:span><text:span text:style-name="T1859">ܘܗܕܐ ܡܛܘܠ ܕܢܫܬܥܒܕܘܢ ܡܢ ܟܘܠ ܥܡ̈ܡܝܢ ܠܥܡܟ.<text:s/></text:span><text:span text:style-name="T1860">6</text:span><text:span text:style-name="T1861"> </text:span><text:span text:style-name="T1862">ܟܘܠ ܐܝܠܝܢ ܕܝܢ ܕܐܫܬܠܛܘ ܥܠܝܟܘܢ ܐܘ ܕܝܕܥܟܘܢ. ܗܠܝܢ ܟܘܠܗܘܢ ܠܚܪܒܐ ܢܫܬܠܡ̣ܘܢ܀</text:span></text:p>
      </text:section>
      <text:section text:name="Sect73" text:style-name="S73">
        <text:soft-page-break/>
        <text:p text:style-name="P1863">73</text:p>
        <text:p text:style-name="P1864"><text:span text:style-name="T1865">1</text:span><text:span text:style-name="T1866"> </text:span><text:span text:style-name="T1867">ܘܢܗܘܐ ܡܢ ܒܬܪ ܕܡܡܟܟ ܠܟܘܠ ܕܐܝܬ ܒܥܠܡܐ. ܘܝܬ̇ܒ ܒܫܠܡ̇ܐ ܠܥܠܡ ܥܠ ܬܪܢܘܣ ܕܡܠܟܘܬܗ. ܗ̇ܝܕܝܢ ܢܬܓܠܐ ܒܒܘܣܡܐ ܘܢܝܚܐ ܢܬܚܙܐ.<text:s/></text:span><text:span text:style-name="T1868">2</text:span><text:span text:style-name="T1869"> </text:span><text:span text:style-name="T1870">ܘܗܝ̇ܕܝܢ ܐܣܝܘܬܐ ܬܗܘܐ ܢܚ̇ܬܐ ܒܛܠܠܐ. ܘܟܘܪܗܢܐ ܢܬܪܚܩ. ܘܨܦܬܐ ܘܥܩܬܐ ܘܬܐܢܚ̈ܬܐ ܢܥܒܖ̈ܢ ܡܢ ܒܢܝܢܫ̈ܐ. ܘܬܗܠܟ ܚܕܘܬܐ ܒܟܠܗ̇ ܐܪܥܐ.<text:s/></text:span><text:span text:style-name="T1871">3</text:span><text:span text:style-name="T1872"> </text:span><text:span text:style-name="T1873">ܘܬܘܒ ܠܐ ܢܡܘܬ ܕܠܐ ܒܙܒܢܗ. ܘܠܐ ܡܢ ܫܠܝܐ ܢܓܕܫ ܣܩܘܒܠܐ ܡܕܡ.<text:s/></text:span><text:span text:style-name="T1874">4</text:span><text:span text:style-name="T1875"> </text:span><text:span text:style-name="T1876">ܘܕ̈ܝ̣ܢܐ ܘܡܖ̈ܫܘܬܐ ܘܚܖ̈ܝܢܐ ܘܬܒ̈ܥܬܐ ܘܕܡܐ . ܘܖ̈ܓܝܓܬܐ ܘܚܣܡܐ ܘܣܢܐܬܐ. ܘܟܠ ܐܝܠܝܢ ܕܠܗܠܝܢ ܕܡ̈ܝܢ. ܠܚܘܝܒܐ ܢܐ̈ܙܠܢ ܟܕ ܢܫ̈ܬܩܠܢ.<text:s/></text:span><text:span text:style-name="T1877">5</text:span><text:span text:style-name="T1878"> </text:span><text:span text:style-name="T1879">ܗ̈ܢ̣ܝܢ ܐ̈ܢܝܢ ܓܝܪ ܗܠܝܢ ܕܠܗܢܐ ܥܠܡܐ ܡܠܝܢܝܗܝ ܒܝܫ̣̈ܬܐ. ܘܡܛܠ ܗܠܝܢ ܝܬܝܪܐܝܬ ܫܓܝܫ ܗܘܐ ܥܘܡܪܗܘܢ ܕܒܢܝ̈ܝܫܐ [.]<text:s/></text:span><text:span text:style-name="T1880">6</text:span><text:span text:style-name="T1881"> </text:span><text:span text:style-name="T1882">ܘܢܐܬ̈ܝܢ ܚܝܘ̈ܬܐ ܡܢ ܥܒܐ̣ ܘܢܫ̈ܡܫܢ ܠܒ̈ܢܝ ܐܢܫܐ. ܘܐܣܦܝܣ ܘܕܖ̈ܩܘܢܐ ܢܦܩܘܢ ܡܢ ܢܩܥ̈ܝܗܘܢ ܐܝܟ ܕܢܫܬܥܒܕܘܢ ܠܝܠܘܕܐ.<text:s/></text:span><text:span text:style-name="T1883">7</text:span><text:span text:style-name="T1884"> </text:span><text:span text:style-name="T1885">ܘܢ̈ܫܐ ܗܝ̇ܕܝܢ ܬܘܒ ܠܐ ܢܗܘܐ ܠܗܝܢ ܟܐܒܐ ܡܐ ܕܝ̈ܠܕܢ. ܘܠܐ ܢܫܬܢܩܢ ܡܐ ܕܝܗ̈ܒܢ ܦܐܖ̈ܐ ܕܡܪܒܥܐ ܀܀</text:span></text:p>
      </text:section>
      <text:section text:name="Sect74" text:style-name="S74">
        <text:p text:style-name="P1886">74</text:p>
        <text:p text:style-name="P1887"><text:span text:style-name="T1888">1</text:span><text:span text:style-name="T1889"> </text:span><text:span text:style-name="T1890">ܘܢܗܘܐ ܒܗ̇ܢܘܢ ܝܘܡ̈ܬܐ. ܠܐ ܢܠܐܘܢ ܚܨܘ̈ܕܐ. ܘܠܐ ܢܥܡܠܘܢ ܐܝܠܝܢ ܕܒ̇ܢܝܢ. ܡܢ ܢܦܫܗܝܢ ܓܝܪ ܢܗܘ̈ܝܢ ܖ̈ܗܛܢ ܥܒ̈ܝܕܬܐ. ܥܡ ܐܝܠܝܢ ܕܥ̇ܒܕܝܢ ܠܗܝܢ ܒܢܝܚܐ ܣܓܝܐܐ.<text:s/></text:span><text:span text:style-name="T1891">2</text:span><text:span text:style-name="T1892"> </text:span><text:span text:style-name="T1893">ܡܛܘܠ ܕܙܒܢܐ ܗ̇ܘ ܫܘܠܡܐ ܗܘ ܕܡܕܡ ܕܡܬܚܒܠ. ܘܪܫܐ ܕܡܕܡ ܕܠܐ ܡܬܚܒܠ.<text:s/></text:span><text:span text:style-name="T1894">3</text:span><text:span text:style-name="T1895"> </text:span><text:span text:style-name="T1896">ܡܛܠ ܗܢܐ ܗܠܝ̇ܢ ܕܡ̈ܩܕܡܢ ܐܡܝܖ̈ܢ ܒܗ ܗ̈ܘܝܢ. ܡܛܠ ܗܢܐ ܪܚܝܩ ܗܘ ܡܢ ܒܝ̣̈ܫܐ. ܘܩܪܝܒ ܗܘ ܠܐܝܠܝܢ ܕܠܐ ܡ̇ܝܬܝܢ.<text:s/></text:span><text:span text:style-name="T1897">4</text:span><text:span text:style-name="T1898"> </text:span><text:span text:style-name="T1899">ܗܠܝܢ ܐܢܘܢ ܡ̈ܝܐ ܢܗܝܖ̈ܐ ܐܚܖ̈ܝܐ ܕܐܬܘ ܡܢ ܒܬܪ ܡ̈ܝܐ ܐܘܟ̈ܡܐ ܐܚܖ̈ܝܐ܀</text:span></text:p>
      </text:section>
      <text:section text:name="Sect75" text:style-name="S75">
        <text:p text:style-name="P1900">75</text:p>
        <text:p text:style-name="P1901"><text:span text:style-name="T1902">1</text:span><text:span text:style-name="T1903"> </text:span><text:span text:style-name="T1904">ܘܥ̇ܢܝܬ ܘܐܡ̇ܪܬ. ܡ̣ܢܘ ܢܬܕܡܐ ܡܪܝ ܒܛ̇ܒܘܬܟ. ܠܐ ܓܝܪ ܡܬܕܪܟܐ.<text:s/></text:span><text:span text:style-name="T1905">2</text:span><text:span text:style-name="T1906"> </text:span><text:span text:style-name="T1907">ܐܘ ܡ̣ܢܘ ܢܒܨܐ ܖ̈ܚܡ̣ܝܟ ܗ̇ܢܘܢ ܕܠܐ ܡܣܬܝܟܝܢ.<text:s/></text:span><text:span text:style-name="T1908">3</text:span><text:span text:style-name="T1909"> </text:span><text:span text:style-name="T1910">ܐܘ ܡ̣ܢܘ ܢܕܪ̣ܟ ܣܘܟܠܐ ܕܝܠܟ.<text:s/></text:span><text:span text:style-name="T1911">4</text:span><text:span text:style-name="T1912"> </text:span><text:span text:style-name="T1913">ܐܘ ܡ̣ܢܘ ܡܨ̣ܐ ܕܢ̇ܬܢܐ ܡܚ̈ܫܒܬܗ ܕܡܕ̇ܥܟ.<text:s/></text:span><text:span text:style-name="T1914">5</text:span><text:span text:style-name="T1915"> </text:span><text:span text:style-name="T1916">ܐܘ ܡ̣ܢܘ ܡܢ ܝܠܝ̈ܕܐ ܢܣ̇ܟܐ ܕܢܐܬܐ ܠܗܠܝܢ. ܐܠܐ ܐܢ ܗ̇ܘ ܕܐܢܬ ܡܬܪܚܡ ܐܢܬ ܘܡܪܚܦ ܐܢܬ ܥܠܘܗܝ.<text:s/></text:span><text:span text:style-name="T1917">6</text:span><text:span text:style-name="T1918"> </text:span><text:span text:style-name="T1919">ܡܛܠ ܕܐܢ ܡܬܪܚܡܘ ܠܐ ܡܬܪܚܡ ܐܢܬ ܥܠ ܒܢܝ̈ܢܫܐ. ܐܝܠܝܢ ܕܬܚܝܬ ܝܡܝܢܟ ܠܐ ܡܫܟܚܝܢ ܕܢܡܛܘܢ ܠܗܠܝܢ. ܐܠܐ ܐܝܠܝܢ ܕܒܡܢ̈ܝܢܐ ܡܫܡ̈ܗܐ ܡܫܟܚܝܢ ܕܢܬܩܪܘܢ.<text:s/></text:span><text:span text:style-name="T1920">7</text:span><text:span text:style-name="T1921"> </text:span><text:span text:style-name="T1922">ܚܢܢ ܕܝܢ ܐܝܠܝܢ ܕܩܝ̇ܡܝܢ ܚܢܢ ܐܢܗ̣ܘ ܕܢܕܥ ܥܠ ܡܕܡ ܕܐܬܝܢ. ܘܢܫܬܥܒܕ ܠܗ̇ܘ ܕܐܝ̇ܬܝܢ ܡܢ ܡܨܪܝܢ. ܬܘܒ ܐܬ̇ܝܢܢ ܘܡܬܕܟܪܝܢ ܚܢܢ ܐܝܠܝܢ ܕܥ̣ܒܪ. ܘܚܕܝܢ ܥܠ ܡܕܡ ܕܗ̣ܘܐ.<text:s/></text:span><text:span text:style-name="T1923">8</text:span><text:span text:style-name="T1924"> </text:span><text:span text:style-name="T1925">ܐܠܐ ܕܝܢ ܢܕܥ ܗܫܐ. ܕܥܠ ܡܢܐ ܐܬܝܢ. ܘܠܐ ܢܫܬܘܕܥ ܪܝܫܢܘܬܐ ܕܗ̇ܘ ܕܐܣܩܢ ܡܢ ܡܨܪܝܢ. ܐܬ̇ܝܢܢ ܬܘܒ ܘܒܥ̇ܝܢܢ ܐܝܠܝܢ ܕܗ̈ܘܝ ܗܫܐ. ܘܡܬܬܥܝܩܝܢ ܚܢܢ ܒܟܐ̈ܒܐ ܥܠ ܐܝܠܝܢ ܕܓ̣ܕܫ܀</text:span></text:p>
      </text:section>
      <text:section text:name="Sect76" text:style-name="S76">
        <text:soft-page-break/>
        <text:p text:style-name="P1926">76</text:p>
        <text:p text:style-name="P1927"><text:span text:style-name="T1928">1</text:span><text:span text:style-name="T1929"> </text:span><text:span text:style-name="T1930">ܘܥ̣ܢܐ ܘܐܡ̣ܪ ܠܝ. ܡܛܘܠ ܕܐܬܦܫܩ ܠܟ ܓܠܝܢܗ ܕܚܙܘܐ ܗܢܐ ܐܝܟ ܕܨܠ̣ܝܬ. ܫܡ̣ܥ ܡܠܬܗ ܕܡܪܝܡܐ. ܕܬܕܥ ܡܕܡ ܕܥܬܝܕ ܕܢܓܕܫ ܠܟ ܡܢ ܒܬܪ ܗܠܝܢ.<text:s/></text:span><text:span text:style-name="T1931">2</text:span><text:span text:style-name="T1932"> </text:span><text:span text:style-name="T1933">ܡܛܠ ܕܡܐܙܠ ܐܙ̣ܠܬ ܡܢ ܗܕܐ ܐܪܥܐ. ܒܪܡ ܕܝܢ ܠܐ ܗܘܐ ܠܡܘܬܐ. ܐܠܐ ܠܢܛܪܐ ܕܙܒ̈ܢܐ.<text:s/></text:span><text:span text:style-name="T1934">3</text:span><text:span text:style-name="T1935"> </text:span><text:span text:style-name="T1936">ܣܩ ܗܟܝܠ ܠܪܝܫܗ ܕܛܘܪܐ ܗܢܐ ܘܢܥܒܪܘܢ ܩܕܡܝܟ ܟܠܗܘܢ ܐܬܖ̈ܘܬܐ ܕܐܪܥܐ ܗܕܐ. ܘܕܡܘܬܗ̇ ܕܬܒܝܠ ܘܪܝܫܐ ܕܛܘ̣ܖ̈ܐ. ܘܥܘܡܩܐ ܕܢܚܠܐ. ܘܥܘܡ̈ܩܘܗܝ ܕܝܡܐ ܘܡܢܝܢܐ ܕܢܗܖ̈ܘܬܐ. ܕܬܚܙܐ ܡܢܐ ܫܒܩ ܐܢܬ. ܘܠܐܝ̇ܟܐ ܐ̇ܙܠ ܐܢܬ.<text:s/></text:span><text:span text:style-name="T1937">4</text:span><text:span text:style-name="T1938"> </text:span><text:span text:style-name="T1939">ܗܕܐ ܕܝܢ ܓܕ̇ܫܐ ܡܢ ܒܬܪ ܐܪܒܥܝܢ ܝܘܡ̈ܝܢ.<text:s/></text:span><text:span text:style-name="T1940">5</text:span><text:span text:style-name="T1941"> </text:span><text:span text:style-name="T1942">ܗܫܐ ܗܟܝܠ ܒܝܘ̈ܡܬܐ ܗܠܝܢ ܙܠ ܘܐܠܦܝܗܝ ܠܥܡܐ ܟܡܐ ܕܡܫܟܚ ܐܢܬ. ܕܢܐܠܦܘܢ ܕܠܐ ܢܡܘܬܘܢ ܒܙܒܢܐ ܐܚܪܝܐ. ܐܠܐ ܢܐܠܦܘܢ ܕܢܐܚܘܢ ܒܙܒ̈ܢܐ ܐܚܖ̈ܝܐ܀</text:span></text:p>
      </text:section>
      <text:section text:name="Sect77" text:style-name="S77">
        <text:p text:style-name="P1943">77</text:p>
        <text:p text:style-name="P1944"><text:span text:style-name="T1945">1</text:span><text:span text:style-name="T1946"> </text:span><text:span text:style-name="T1947">ܘܐ̇ܙܠܬ ܐܢܐ ܒܪܘܟ ܡܢ ܬܡܢ ܘܐ̇ܬܝܬ ܨܝܕ ܥܡܐ. ܘܟ̇ܢܫܬ ܐܢܘܢ ܡܢ ܪܒܐ ܘܥܕܡܐ ܠܙܥܘܪܐ. ܘܐܡ̇ܪܬ ܠܗܘܢ.<text:s/></text:span><text:span text:style-name="T1948">2</text:span><text:span text:style-name="T1949"> </text:span><text:span text:style-name="T1950">ܫܡ̣ܥܘ ܒ̈ܢܝ ܐܝܣܪܝܠ. ܚܙܘ ܕܟܡܐ ܐܫܬܚܪܬܘܢ ܡܢ ܬܪܥܣܪ ܫܒ̈ܛܐ ܕܐܝܣܪܝܠ.<text:s/></text:span><text:span text:style-name="T1951">3</text:span><text:span text:style-name="T1952"> </text:span><text:span text:style-name="T1953">ܠܟܘܢ ܕܝܢ ܘܠܐܒ̈ܗܝܟܘܢ ܡܪܝܐ ܝܗ̣ܒ ܢܡܘܣܐ ܝܬܝܪ ܡܢ ܟܘܠܗܘܢ ܥܡܡ̈ܐ.<text:s/></text:span><text:span text:style-name="T1954">4</text:span><text:span text:style-name="T1955"> </text:span><text:span text:style-name="T1956">ܘܡܛܠ ܕܥܒ̣ܪܘ ܐܚ̈ܝܟܘܢ ܦܘܩ̈ܕܢܘܗܝ ܕܡܪܝܡܐ. ܐܝܬܝ ܥܠܝܟܘܢ ܘܥܠܝܗܘܢ ܬܒ̇ܥܬܐ ܘܠܐ ܚܣ ܥܠ ܩܕܡ̈ܝܐ. ܐܠܐ ܐܦ ܠܐܚܖ̈ܝܐ ܝܗ̣ܒ ܠܫܒܝܐ. ܘܠܐ ܫܒ̣ܩ ܡܢܗܘܢ ܫܪܟܢܐ.<text:s/></text:span><text:span text:style-name="T1957">5</text:span><text:span text:style-name="T1958"> </text:span><text:span text:style-name="T1959">ܘܗܐ ܐܝܬܝܟܘܢ ܗܪܟܐ ܥܡܝ.<text:s/></text:span><text:span text:style-name="T1960">6</text:span><text:span text:style-name="T1961"> </text:span><text:span text:style-name="T1962">ܐܢ ܗܟܝܠ ܬܬܪܨܘܢ ܐܘܖ̈ܚܬܟܘܢ ܠܐ ܐܙܠܝܬܘܢ ܐܦ ܐܢܬܘܢ ܐܝܟ ܕܐܙܠܘ ܐܚ̈ܝܟܘܢ. ܐܠܐ ܗ̣ܢܘܢ ܢܐܬܘܢ ܠܘܬܟܘܢ.<text:s/></text:span><text:span text:style-name="T1963">7</text:span><text:span text:style-name="T1964"> </text:span><text:span text:style-name="T1965">ܡܛܘܠ ܕܡܪܚܡܢܐ ܗܘ ܗ̇ܘ ܕܦ̇ܠܚܝܢ ܐܢܬܘܢ ܠܗ. ܘܡܪܚܦܢܐ ܗܘ ܗ̇ܘ ܕܡܣܒܪܝܢ ܐܢܬܘܢ ܒܗ. ܘܫܪܝܪܐ ܗܘ ܕܢܛܐܒ ܘܠܐ ܕܢܒܐܫ.<text:s/></text:span><text:span text:style-name="T1966">8</text:span><text:span text:style-name="T1967"> </text:span><text:span text:style-name="T1968">ܠܐ ܗܐ ܐܢܬܘܢ ܚܙ̣ܝܬܘܢ ܡܕܡ ܕܓܕܫܗ̇ ܠܨܗܝܘܢ.<text:s/></text:span><text:span text:style-name="T1969">9</text:span><text:span text:style-name="T1970"> </text:span><text:span text:style-name="T1971">ܐܘ ܕܠܡܐ ܣ̇ܒܪܝܬܘܢ ܕܐܬܪܐ ܚܛ̣ܐ̇. ܘ̇ܡܛܠ ܗܢܐ ܐܣܬܚܦ. ܐܘ ܐܪܥܐ ܡܕܡ ܐܣ̣ܟܠܬ. ܘܡܛܠ ܗܢܐ ܐܫܬ̤ܠܡܬ.<text:s/></text:span><text:span text:style-name="T1972">10</text:span><text:span text:style-name="T1973"> </text:span><text:span text:style-name="T1974">ܘܠܐ ܝܕ̇ܥܝܢ ܐܢܬܘܢ ܕܡܛܘܠܬܟܘܢ ܕܚ̣ܛܝܬܘܢ ܐܣܬܚܦ ܗ̇ܘ ܐܝ̇ܢܐ ܕܠܐ ܚܛ̣ܐ. ܘܡܛܠ ܐܝܠܝܢ ܕܐܥܘܠܘ ܐܫܬܠܡ ܠܒܥܠܕܒ̈ܒܐ̇. ܗ̇ܘ ܐܝ̇ܢܐ ܕܠܐ ܐܣܟܠ.<text:s/></text:span><text:span text:style-name="T1975">11</text:span><text:span text:style-name="T1976"> </text:span><text:span text:style-name="T1977">ܘܥ̣ܢܐ ܟܠܗ ܥܡܐ ܘܐܡ̣ܪܘ ܠܝ. ܟܘܠ ܕܡܨ̇ܝܢܢ ܕܢܗܘܐ ܥܗ̇ܕܝܢܢ ܛ̇ܒ̈ܬܐ ܕܥܒ̣ܕ ܥܡܢ ܚܝܠܬܢܐ. ܥܗܝܕܝܢ ܚܢܢ[.] ܘܐܝܠܝܢ ܕܠܐ ܥܗܝܕܝܢ ܚܢܢ ܗ̣ܘ ܒܖ̈ܚ̣ܡܘܗܝ ܝܕܥ.<text:s/></text:span><text:span text:style-name="T1978">12</text:span><text:span text:style-name="T1979"> </text:span><text:span text:style-name="T1980">ܒܪܡ ܕܝܢ ܗܕܐ ܥ̣ܒܕܘ ܠܢ ܠܥܡܟ. ܟܬܘܒ ܐܦ ܠܐܚ̈ܝܢ ܠܒܒܠ ܐܓܪܬܐ ܕܝܘܠܦܢܐ ܘܟܪܟܐ ܕܣܒܪܬܐ. ܕܐܦ ܠܗܘܢ ܬܚܝܠ ܡܢ ܩܕܡ ܕܠܐ ܬܐܙܠ ܠܟ ܡܢ ܠܘܬܢ.<text:s/></text:span><text:span text:style-name="T1981">13</text:span><text:span text:style-name="T1982"> </text:span><text:span text:style-name="T1983">ܐܒ̣ܕܘ ܠܗܘܢ ܓܝܪ ܖ̈ܥܘܬܗ ܕܐܝܣܪܝܠ. ܘܕܥ̣ܟܘ ܫܖ̈ܓܐ ܕܡܢܗܪܝܢ ܗܘܘ. ܘܟܠܘ̣ ܡܒܘ̈ܥܐ ܪܗܛܗܘܢ ܡ̣ܢ ܐܝܟ̇ܐ ܕܫ̇ܬܝܢ ܗ̇ܘܝܢ.<text:s/></text:span><text:span text:style-name="T1984">14</text:span><text:span text:style-name="T1985"> </text:span><text:span text:style-name="T1986">ܚܢܢ ܕܝܢ ܐܫ̇ܬܒܩܢ ܒܚܫܘܟܐ ܘܒܗܝܠܐ ܕܥܒܐ. ܘܒܨܗܝܐ ܕܡܕܒܪܐ.<text:s/></text:span><text:span text:style-name="T1987">15</text:span><text:span text:style-name="T1988"> </text:span><text:span text:style-name="T1989">ܘܥ̇ܢܝܬ ܘܐܡ̇ܪܬ ܠܗܘܢ. ܖ̈ܥܘܬܐ ܘܫܖ̈ܓܐ ܘܡܒ̈ܘܥܐ ܡܢ ܢܡܘܣܐ ܐܝܬܝܗܘܢ ܗܘܘ. ܘܐܢ ܚܢܢ ܐܙܠܝܢ ܚܢܢ ܐܠܐ ܢܡܘܣܐ ܩܝ̇ܡ ܗܘ.<text:s/></text:span><text:span text:style-name="T1990">16</text:span><text:span text:style-name="T1991"> </text:span><text:span text:style-name="T1992">ܐܢ ܗܟܝܠ ܬܚܘܪܘܢ ܒܢܡܘܣܐ ܘܬܗܘܘܢ ܙܗܝܪܝܢ ܒܚܟܡܬܐ̣. ܠܐ ܚܣ̇ܪ ܫܪܓܐ. ܘܪܥܝܢܐ ܠܐ ܥ̇ܢܕ. ܘܡܒܘܥܐ ܠܐ ܝܒ̇ܫ.<text:s/></text:span><text:span text:style-name="T1993">17</text:span><text:span text:style-name="T1994"> </text:span><text:span text:style-name="T1995">ܒܪܡ ܕܝܢ ܐܝܟ ܕܐܡ̣ܪܬܘܢ ܠܝ. ܐܢܐ ܟܬ̇ܒ ܐܢܐ ܐܦ ܠܐܚܝ̈ܟܘܢ ܕܒܒܒܠ. ܘܐܫܕܪ ܒܝܕ ܒܢ̈ܝ ܐܢܫܐ. ܘܠܬܫܥܐ ܫܒ̈ܛܝܢ ܘܦܠܓܗ̣ ܗܟܢܐ ܐܟܬܘܒ ܘܐܫܕܪ ܒܝܕ ܦܪܚܬܐ.<text:s/></text:span><text:span text:style-name="T1996">18</text:span><text:span text:style-name="T1997"> </text:span><text:span text:style-name="T1998">ܘܗ̣ܘܐ ܒܚܕ ܘܥܣܪܝܢ<text:s/></text:span><text:soft-page-break/><text:span text:style-name="T1999">ܒܝܪܚܐ ܕܬܡܢܝܐ̣ ܐܬ̇ܝܬ ܐܢܐ ܒܪܘܟ. ܘܝܬ̇ܒܬ ܬܚܝܬ ܒܠܘܛܐ ܒܛܠܠܐ ܕܣ̈ܘܟܐ. ܘܐܢܫ̣ ܠܐ ܗܘ̣ܐ ܥܡܝ. ܐܠܐ ܐܢܐ ܒܠܚܘܕܝ̣.<text:s/></text:span><text:span text:style-name="T2000">19</text:span><text:span text:style-name="T2001"> </text:span><text:span text:style-name="T2002">ܘܟ̇ܬܒܬ ܗܠܝܢ ܬܖ̈ܬܝܢ ܐܓܖ̈ܢ. ܚܕܐ ܫ̇ܕܪܬ ܒܝܕ ܢܫܪܐ ܠܬܫܥܐ ܫܒ̈ܛܝܢ ܘܦܠܓܗ̣. ܘܐܚܪܬܐ ܫ̇ܕܪܬ ܠܐܝܠܝܢ ܕܒܒܒܠ ܒܝܕ ܬܠܬܐ ܐܢ̈ܫܝܢ.<text:s/></text:span><text:span text:style-name="T2003">20</text:span><text:span text:style-name="T2004"> </text:span><text:span text:style-name="T2005">ܘܩ̇ܪܝܬ ܠܢܫܪܐ ܘܐܡ̇ܪܬ ܠܗ ܡ̈ܠܐ ܗܠܝܢ.<text:s/></text:span><text:span text:style-name="T2006">21</text:span><text:span text:style-name="T2007"> </text:span><text:span text:style-name="T2008">ܠܟ ܥ̣ܒܕ ܡܪܝܡܐ ܕܬܗܘܐ ܡܥܠܝ ܡܢ ܟܠܗ̇ ܦܖ̈ܚܬܐ.<text:s/></text:span><text:span text:style-name="T2009">22</text:span><text:span text:style-name="T2010"> </text:span><text:span text:style-name="T2011">ܘܗܫܐ ܙܠ ܘܠܐ ܬܫܪܐ ܒܐܬܪܐ. ܘܠܐ ܬܥܘܠ ܠܩܢܐ. ܘܠܐ ܬܩܘܡ ܥܠ ܟܘܠ ܐܝ̈ܠܢ ܥܕܡܐ ܕܬܥܒܪ ܦܬܝܗܘܢ ܕܡ̈ܝܐ ܣܓ̈ܝܐܐ ܕܢܗܪܐ ܦܪܬ. ܘܬܐܙܠ ܠܘܬ ܥܡܐ ܗ̇ܘ ܕܥ̇ܡܪ ܬܡܢ. ܘܫܕܝ ܠܗܘܢ ܐܓܪܬܐ ܗܕܐ.<text:s/></text:span><text:span text:style-name="T2012">23</text:span><text:span text:style-name="T2013"> </text:span><text:span text:style-name="T2014">ܐܬܕܟܪ ܕܝܢ ܕܒܙܒܢܐ ܕܛܘܦܢܐ ܡܢ ܝܘܢܐ ܩ̇ܒܠ ܢܘܚ ܦܐܪܐ ܕܙܝܬܐ ܟܕ ܫܕܪܗ̇ ܗܘܐ ܡܢ ܩܒܘܬܐ.<text:s/></text:span><text:span text:style-name="T2015">24</text:span><text:span text:style-name="T2016"> </text:span><text:span text:style-name="T2017">ܐܠܐ ܐܦ ܥܘܖ̈ܒܐ ܫܡ̇ܫܘ ܠܐܠܝܐ ܟܕ ܡܝܬܝܢ ܗܘܘ ܠܗ ܬܘܪܣܝܐ. ܐܝܟ ܕܡܬܦܩܕ ܗܘܐ ܠܗܘܢ.<text:s/></text:span><text:span text:style-name="T2018">25</text:span><text:span text:style-name="T2019"> </text:span><text:span text:style-name="T2020">ܐܦ ܫܠܝܡܘܢ ܒܙܒܢܐ ܕܡܠܟܘܬܗ ܠܟܘܠ ܐܬܪ ܕܨ̇ܒܐ ܗܘܐ ܕܢܫܕܪ ܐܘ ܕܢܒܥܐ ܡܕܡ̣. ܠܦܪܚܬܐ ܦܩ̇ܕ ܗܘܐ ܘܡܫܬܡܥܐ ܗܘܬ ܠܗ̣. ܐܝܟ ܕܦ̇ܩܕ ܗܘܐ ܠܗ̇.<text:s/></text:span><text:span text:style-name="T2021">26</text:span><text:span text:style-name="T2022"> </text:span><text:span text:style-name="T2023">ܘܗܫܐ̣ ܠܐ ܬܡܐܢ ܠܟ. ܘܠܐ ܬܪܟܢ ܠܝܡܝܢܐ ܐܘ ܠܣܡܠܐ. ܐܠܐ ܦ̣ܪܚ ܘܙܠ ܒܐܘܪܚܐ ܬܪܝܨܬܐ ܕܬܛܪ ܦܘܩܕܢܗ ܕܚܝܠܬܢܐ ܐܝܟ ܕܐܡ̇ܪܬ ܠܟ.</text:span></text:p>
      </text:section>
      <text:section text:name="Sect78" text:style-name="S78">
        <text:p text:style-name="P2024"><text:span text:style-name="T2025">78</text:span></text:p>
        <text:p text:style-name="P2026"><text:span text:style-name="T2027">…</text:span></text:p>
      </text:section>
      <text:section text:name="Sect79" text:style-name="S79">
        <text:p text:style-name="P2028"><text:span text:style-name="T2029">79</text:span></text:p>
        <text:p text:style-name="P2030"><text:span text:style-name="T2031">…</text:span></text:p>
      </text:section>
      <text:section text:name="Sect80" text:style-name="S80">
        <text:p text:style-name="P2032"><text:span text:style-name="T2033">80</text:span></text:p>
        <text:p text:style-name="P2034"><text:span text:style-name="T2035">…</text:span></text:p>
      </text:section>
      <text:section text:name="Sect81" text:style-name="S81">
        <text:p text:style-name="P2036"><text:span text:style-name="T2037">81</text:span></text:p>
        <text:p text:style-name="P2038"><text:span text:style-name="T2039">…</text:span></text:p>
      </text:section>
      <text:section text:name="Sect82" text:style-name="S82">
        <text:p text:style-name="P2040"><text:span text:style-name="T2041">82</text:span></text:p>
        <text:p text:style-name="P2042"><text:span text:style-name="T2043">…</text:span></text:p>
      </text:section>
      <text:section text:name="Sect83" text:style-name="S83">
        <text:p text:style-name="P2044"><text:span text:style-name="T2045">83</text:span></text:p>
        <text:p text:style-name="P2046"><text:span text:style-name="T2047">…</text:span></text:p>
      </text:section>
      <text:section text:name="Sect84" text:style-name="S84">
        <text:soft-page-break/>
        <text:p text:style-name="P2048"><text:span text:style-name="T2049">84</text:span></text:p>
        <text:p text:style-name="P2050"><text:span text:style-name="T2051">…</text:span></text:p>
      </text:section>
      <text:section text:name="Sect85" text:style-name="S85">
        <text:p text:style-name="P2052"><text:span text:style-name="T2053">85</text:span></text:p>
        <text:p text:style-name="P2054"><text:span text:style-name="T2055">…</text:span></text:p>
      </text:section>
      <text:section text:name="Sect86" text:style-name="S86">
        <text:p text:style-name="P2056"><text:span text:style-name="T2057">86</text:span></text:p>
        <text:p text:style-name="P2058"><text:span text:style-name="T2059">…</text:span></text:p>
      </text:section>
      <text:section text:name="Sect87" text:style-name="S87">
        <text:p text:style-name="P2060"><text:span text:style-name="T2061">87</text:span></text:p>
        <text:p text:style-name="P2062"><text:span text:style-name="T2063">…</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Gentium" svg:font-family="Gentium" style:font-family-generic="system" style:font-pitch="variable" svg:panose-1="2 0 5 3 6 0 0 2 0 4"/>
    <style:font-face style:name="Estrangelo Edessa" svg:font-family="Estrangelo Edessa" style:font-family-generic="script" style:font-pitch="variable" svg:panose-1="0 0 0 0 0 0 0 0 0 0"/>
    <style:font-face style:name="Arial" svg:font-family="Arial" style:font-family-generic="swiss" style:font-pitch="variable" svg:panose-1="2 11 6 4 2 2 2 2 2 4"/>
    <style:font-face style:name="DejaVu Sans" svg:font-family="DejaVu Sans" style:font-family-generic="swiss" style:font-pitch="variable" svg:panose-1="2 11 6 3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umber" style:display-name="number" style:family="text" style:parent-style-name="DefaultParagraphFont"/>
    <style:style style:name="division" style:display-name="division" style:family="text" style:parent-style-name="DefaultParagraphFont"/>
    <style:style style:name="syriacunit" style:display-name="syriac unit" style:family="text" style:parent-style-name="DefaultParagraphFont"/>
    <style:style style:name="syriacvariant" style:display-name="syriac variant" style:family="text" style:parent-style-name="DefaultParagraphFont"/>
    <style:style style:name="Hyperlink1" style:display-name="Hyperlink1" style:family="text" style:parent-style-name="DefaultParagraphFont">
      <style:text-properties fo:color="#0000FF" style:text-underline-type="single" style:text-underline-style="solid" style:text-underline-width="auto" style:text-underline-mode="continuous"/>
    </style:style>
    <style:style style:name="versenumber1" style:display-name="versenumber1" style:family="text" style:parent-style-name="DefaultParagraphFont">
      <style:text-properties fo:color="#FF0000"/>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yperlink" style:display-name="Hyperlink" style:family="text">
      <style:text-properties fo:color="#000080" style:text-underline-type="single" style:text-underline-style="solid" style:text-underline-width="auto" style:text-underline-mode="continuous"/>
    </style:style>
    <style:style style:name="Normal1" style:display-name="Normal1" style:family="paragraph">
      <style:text-properties fo:font-size="12pt" style:font-size-asian="12pt" style:font-size-complex="12pt" style:language-asian="en" style:country-asian="US" style:language-complex="ar" style:country-complex="SA" fo:hyphenate="false"/>
    </style:style>
    <style:style style:name="NormalWeb" style:display-name="Normal (Web)" style:family="paragraph" style:parent-style-name="Normal1">
      <style:paragraph-properties fo:margin-top="0.0694in" fo:margin-bottom="0.0694in"/>
      <style:text-properties style:language-complex="he" style:country-complex="IL"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8a303" draw:opacity="100%" draw:stroke="none"/>
    </style:default-style>
  </office:styles>
  <office:automatic-styles>
    <style:page-layout style:name="PL0">
      <style:page-layout-properties fo:page-width="11.693in" fo:page-height="8.268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Syriac Apocalypse of Baruch</dc:title>
    <dc:creator>Adrian Hills</dc:creator>
    <meta:creation-date>2025-07-16T19:06:00Z</meta:creation-date>
    <dc:date>2025-07-16T19:06:00Z</dc:date>
    <meta:template xlink:href="Normal.dotm" xlink:type="simple"/>
    <meta:editing-cycles>2</meta:editing-cycles>
    <meta:editing-duration>PT0S</meta:editing-duration>
    <meta:user-defined meta:name="Document number">F402</meta:user-defined>
    <meta:user-defined meta:name="Source">Online Critical Pseudepigrapha</meta:user-defined>
    <meta:document-statistic meta:page-count="31" meta:paragraph-count="107" meta:word-count="8066" meta:character-count="53938" meta:row-count="383" meta:non-whitespace-character-count="45979"/>
  </office:meta>
</office:document-meta>
</file>